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shapes>
          <draw:frame draw:z-index="0" draw:style-name="gr1" draw:text-style-name="P1" svg:width="555.31pt" svg:height="312.35pt" svg:x="4712.17pt" svg:y="479.99pt">
            <loext:p draw:notify-on-update-of-ranges="stats.A1:stats.A1 stats.A2:stats.A37 stats.BN1:stats.BN1 stats.BN2:stats.BN37 stats.A1:stats.A1 stats.A2:stats.A37 stats.BO1:stats.BO1 stats.BO2:stats.BO37 stats.A1:stats.A1 stats.A2:stats.A37 stats.BP1:stats.BP1 stats.BP2:stats.BP37 stats.A1:stats.A1 stats.A2:stats.A37 stats.BQ1:stats.BQ1 stats.BQ2:stats.BQ37 stats.A1:stats.A1 stats.A2:stats.A37 stats.BR1:stats.BR1 stats.BR2:stats.BR37 stats.A1:stats.A1 stats.A2:stats.A37 stats.BS1:stats.BS1 stats.BS2:stats.BS37 stats.A1:stats.A1 stats.A2:stats.A37 stats.BT1:stats.BT1 stats.BT2:stats.BT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65"/>
          <table:table-cell office:value-type="string" calcext:value-type="string">
            <text:p>MAX</text:p>
          </table:table-cell>
          <table:table-cell office:value-type="string" calcext:value-type="string">
            <text:p>PERC 0.99</text:p>
          </table:table-cell>
          <table:table-cell office:value-type="string" calcext:value-type="string">
            <text:p>PERC 0.9</text:p>
          </table:table-cell>
          <table:table-cell office:value-type="string" calcext:value-type="string">
            <text:p>PERC 0.75</text:p>
          </table:table-cell>
          <table:table-cell office:value-type="string" calcext:value-type="string">
            <text:p>PERC 0.6</text:p>
          </table:table-cell>
          <table:table-cell office:value-type="string" calcext:value-type="string">
            <text:p>PERC 0.5</text:p>
          </table:table-cell>
          <table:table-cell office:value-type="string" calcext:value-type="string">
            <text:p>PERC 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027653128" calcext:value-type="float">
            <text:p>1.99027653128</text:p>
          </table:table-cell>
          <table:table-cell office:value-type="float" office:value="1.99280539964" calcext:value-type="float">
            <text:p>1.99280539964</text:p>
          </table:table-cell>
          <table:table-cell office:value-type="float" office:value="1.99288820974" calcext:value-type="float">
            <text:p>1.99288820974</text:p>
          </table:table-cell>
          <table:table-cell office:value-type="float" office:value="1.99377839678" calcext:value-type="float">
            <text:p>1.99377839678</text:p>
          </table:table-cell>
          <table:table-cell office:value-type="float" office:value="1.99388595813" calcext:value-type="float">
            <text:p>1.99388595813</text:p>
          </table:table-cell>
          <table:table-cell office:value-type="float" office:value="1.9946758191" calcext:value-type="float">
            <text:p>1.9946758191</text:p>
          </table:table-cell>
          <table:table-cell office:value-type="float" office:value="1.99524157282" calcext:value-type="float">
            <text:p>1.99524157282</text:p>
          </table:table-cell>
          <table:table-cell office:value-type="float" office:value="1.99524954011" calcext:value-type="float">
            <text:p>1.99524954011</text:p>
          </table:table-cell>
          <table:table-cell office:value-type="float" office:value="1.99529667272" calcext:value-type="float">
            <text:p>1.99529667272</text:p>
          </table:table-cell>
          <table:table-cell office:value-type="float" office:value="1.99535248743" calcext:value-type="float">
            <text:p>1.99535248743</text:p>
          </table:table-cell>
          <table:table-cell office:value-type="float" office:value="1.99539759729" calcext:value-type="float">
            <text:p>1.99539759729</text:p>
          </table:table-cell>
          <table:table-cell office:value-type="float" office:value="1.99569462219" calcext:value-type="float">
            <text:p>1.99569462219</text:p>
          </table:table-cell>
          <table:table-cell office:value-type="float" office:value="1.99593061813" calcext:value-type="float">
            <text:p>1.99593061813</text:p>
          </table:table-cell>
          <table:table-cell office:value-type="float" office:value="1.99604974178" calcext:value-type="float">
            <text:p>1.99604974178</text:p>
          </table:table-cell>
          <table:table-cell office:value-type="float" office:value="1.9965482046" calcext:value-type="float">
            <text:p>1.9965482046</text:p>
          </table:table-cell>
          <table:table-cell office:value-type="float" office:value="1.99696487307" calcext:value-type="float">
            <text:p>1.99696487307</text:p>
          </table:table-cell>
          <table:table-cell office:value-type="float" office:value="1.99716920046" calcext:value-type="float">
            <text:p>1.99716920046</text:p>
          </table:table-cell>
          <table:table-cell office:value-type="float" office:value="1.99734915008" calcext:value-type="float">
            <text:p>1.99734915008</text:p>
          </table:table-cell>
          <table:table-cell office:value-type="float" office:value="1.99798075834" calcext:value-type="float">
            <text:p>1.99798075834</text:p>
          </table:table-cell>
          <table:table-cell office:value-type="float" office:value="1.99822849996" calcext:value-type="float">
            <text:p>1.99822849996</text:p>
          </table:table-cell>
          <table:table-cell office:value-type="float" office:value="1.99829861436" calcext:value-type="float">
            <text:p>1.99829861436</text:p>
          </table:table-cell>
          <table:table-cell office:value-type="float" office:value="1.99831787746" calcext:value-type="float">
            <text:p>1.99831787746</text:p>
          </table:table-cell>
          <table:table-cell office:value-type="float" office:value="1.99831999962" calcext:value-type="float">
            <text:p>1.99831999962</text:p>
          </table:table-cell>
          <table:table-cell office:value-type="float" office:value="1.99839054872" calcext:value-type="float">
            <text:p>1.99839054872</text:p>
          </table:table-cell>
          <table:table-cell office:value-type="float" office:value="1.99845546272" calcext:value-type="float">
            <text:p>1.99845546272</text:p>
          </table:table-cell>
          <table:table-cell office:value-type="float" office:value="1.99872479797" calcext:value-type="float">
            <text:p>1.99872479797</text:p>
          </table:table-cell>
          <table:table-cell office:value-type="float" office:value="1.99901076758" calcext:value-type="float">
            <text:p>1.99901076758</text:p>
          </table:table-cell>
          <table:table-cell office:value-type="float" office:value="1.99904725797" calcext:value-type="float">
            <text:p>1.99904725797</text:p>
          </table:table-cell>
          <table:table-cell office:value-type="float" office:value="1.99910562123" calcext:value-type="float">
            <text:p>1.99910562123</text:p>
          </table:table-cell>
          <table:table-cell office:value-type="float" office:value="1.99913530906" calcext:value-type="float">
            <text:p>1.99913530906</text:p>
          </table:table-cell>
          <table:table-cell office:value-type="float" office:value="1.99920902905" calcext:value-type="float">
            <text:p>1.99920902905</text:p>
          </table:table-cell>
          <table:table-cell office:value-type="float" office:value="1.99920952196" calcext:value-type="float">
            <text:p>1.99920952196</text:p>
          </table:table-cell>
          <table:table-cell office:value-type="float" office:value="1.99927986733" calcext:value-type="float">
            <text:p>1.99927986733</text:p>
          </table:table-cell>
          <table:table-cell office:value-type="float" office:value="1.99930332257" calcext:value-type="float">
            <text:p>1.99930332257</text:p>
          </table:table-cell>
          <table:table-cell office:value-type="float" office:value="1.99935852873" calcext:value-type="float">
            <text:p>1.99935852873</text:p>
          </table:table-cell>
          <table:table-cell office:value-type="float" office:value="1.99955069444" calcext:value-type="float">
            <text:p>1.99955069444</text:p>
          </table:table-cell>
          <table:table-cell office:value-type="float" office:value="1.99960332651" calcext:value-type="float">
            <text:p>1.99960332651</text:p>
          </table:table-cell>
          <table:table-cell office:value-type="float" office:value="1.9996414328" calcext:value-type="float">
            <text:p>1.9996414328</text:p>
          </table:table-cell>
          <table:table-cell office:value-type="float" office:value="1.99968552803" calcext:value-type="float">
            <text:p>1.99968552803</text:p>
          </table:table-cell>
          <table:table-cell office:value-type="float" office:value="1.99973566507" calcext:value-type="float">
            <text:p>1.99973566507</text:p>
          </table:table-cell>
          <table:table-cell office:value-type="float" office:value="1.99974651699" calcext:value-type="float">
            <text:p>1.99974651699</text:p>
          </table:table-cell>
          <table:table-cell office:value-type="float" office:value="1.99977131021" calcext:value-type="float">
            <text:p>1.99977131021</text:p>
          </table:table-cell>
          <table:table-cell office:value-type="float" office:value="1.99984718378" calcext:value-type="float">
            <text:p>1.99984718378</text:p>
          </table:table-cell>
          <table:table-cell office:value-type="float" office:value="1.99990399486" calcext:value-type="float">
            <text:p>1.99990399486</text:p>
          </table:table-cell>
          <table:table-cell office:value-type="float" office:value="2.47516202221" calcext:value-type="float">
            <text:p>2.47516202221</text:p>
          </table:table-cell>
          <table:table-cell office:value-type="float" office:value="2.51790410735" calcext:value-type="float">
            <text:p>2.51790410735</text:p>
          </table:table-cell>
          <table:table-cell office:value-type="float" office:value="2.66257083523" calcext:value-type="float">
            <text:p>2.66257083523</text:p>
          </table:table-cell>
          <table:table-cell office:value-type="float" office:value="2.7657437033" calcext:value-type="float">
            <text:p>2.7657437033</text:p>
          </table:table-cell>
          <table:table-cell office:value-type="float" office:value="2.78987719078" calcext:value-type="float">
            <text:p>2.78987719078</text:p>
          </table:table-cell>
          <table:table-cell office:value-type="float" office:value="3.06017840096" calcext:value-type="float">
            <text:p>3.06017840096</text:p>
          </table:table-cell>
          <table:table-cell office:value-type="float" office:value="3.48439006151" calcext:value-type="float">
            <text:p>3.48439006151</text:p>
          </table:table-cell>
          <table:table-cell office:value-type="float" office:value="3.8357036999" calcext:value-type="float">
            <text:p>3.8357036999</text:p>
          </table:table-cell>
          <table:table-cell office:value-type="float" office:value="4.09224495615" calcext:value-type="float">
            <text:p>4.09224495615</text:p>
          </table:table-cell>
          <table:table-cell office:value-type="float" office:value="4.12166103574" calcext:value-type="float">
            <text:p>4.12166103574</text:p>
          </table:table-cell>
          <table:table-cell office:value-type="float" office:value="4.17855662263" calcext:value-type="float">
            <text:p>4.17855662263</text:p>
          </table:table-cell>
          <table:table-cell office:value-type="float" office:value="4.41409516659" calcext:value-type="float">
            <text:p>4.41409516659</text:p>
          </table:table-cell>
          <table:table-cell office:value-type="float" office:value="4.47029325168" calcext:value-type="float">
            <text:p>4.47029325168</text:p>
          </table:table-cell>
          <table:table-cell office:value-type="float" office:value="4.47600277683" calcext:value-type="float">
            <text:p>4.47600277683</text:p>
          </table:table-cell>
          <table:table-cell office:value-type="float" office:value="4.68500406962" calcext:value-type="float">
            <text:p>4.68500406962</text:p>
          </table:table-cell>
          <table:table-cell office:value-type="float" office:value="5.49423097341" calcext:value-type="float">
            <text:p>5.49423097341</text:p>
          </table:table-cell>
          <table:table-cell office:value-type="float" office:value="5.64007554395" calcext:value-type="float">
            <text:p>5.64007554395</text:p>
          </table:table-cell>
          <table:table-cell office:value-type="float" office:value="5.8123579888" calcext:value-type="float">
            <text:p>5.8123579888</text:p>
          </table:table-cell>
          <table:table-cell office:value-type="float" office:value="6.82023161391" calcext:value-type="float">
            <text:p>6.82023161391</text:p>
          </table:table-cell>
          <table:table-cell office:value-type="float" office:value="10.7596843612" calcext:value-type="float">
            <text:p>10.7596843612</text:p>
          </table:table-cell>
          <table:table-cell table:formula="of:=MAX([.B2:.BM2])" office:value-type="float" office:value="10.7596843612" calcext:value-type="float">
            <text:p>10.7596843612</text:p>
          </table:table-cell>
          <table:table-cell table:formula="of:=PERCENTILE([.$B2:.$BM2];0.99)" office:value-type="float" office:value="8.27782913040729" calcext:value-type="float">
            <text:p>8.27782913040729</text:p>
          </table:table-cell>
          <table:table-cell table:formula="of:=PERCENTILE([.B2:.BM2];0.9)" office:value-type="float" office:value="4.474289919285" calcext:value-type="float">
            <text:p>4.474289919285</text:p>
          </table:table-cell>
          <table:table-cell table:formula="of:=PERCENTILE([.B2:.BM2];0.75)" office:value-type="float" office:value="2.77177707517" calcext:value-type="float">
            <text:p>2.77177707517</text:p>
          </table:table-cell>
          <table:table-cell table:formula="of:=PERCENTILE([.A2:.BL2];0.6)" office:value-type="float" office:value="1.999633811542" calcext:value-type="float">
            <text:p>1.999633811542</text:p>
          </table:table-cell>
          <table:table-cell table:formula="of:=PERCENTILE([.B2:.BM2];0.5)" office:value-type="float" office:value="1.999244694645" calcext:value-type="float">
            <text:p>1.999244694645</text:p>
          </table:table-cell>
          <table:table-cell table:formula="of:=PERCENTILE([.B2:.BM2];0.4)" office:value-type="float" office:value="1.998781991892" calcext:value-type="float">
            <text:p>1.998781991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180329647" calcext:value-type="float">
            <text:p>1.99180329647</text:p>
          </table:table-cell>
          <table:table-cell office:value-type="float" office:value="1.99270367993" calcext:value-type="float">
            <text:p>1.99270367993</text:p>
          </table:table-cell>
          <table:table-cell office:value-type="float" office:value="1.99312532402" calcext:value-type="float">
            <text:p>1.99312532402</text:p>
          </table:table-cell>
          <table:table-cell office:value-type="float" office:value="1.99489692187" calcext:value-type="float">
            <text:p>1.99489692187</text:p>
          </table:table-cell>
          <table:table-cell office:value-type="float" office:value="1.99544337278" calcext:value-type="float">
            <text:p>1.99544337278</text:p>
          </table:table-cell>
          <table:table-cell office:value-type="float" office:value="1.99593922443" calcext:value-type="float">
            <text:p>1.99593922443</text:p>
          </table:table-cell>
          <table:table-cell office:value-type="float" office:value="1.99600958794" calcext:value-type="float">
            <text:p>1.99600958794</text:p>
          </table:table-cell>
          <table:table-cell office:value-type="float" office:value="1.99630070275" calcext:value-type="float">
            <text:p>1.99630070275</text:p>
          </table:table-cell>
          <table:table-cell office:value-type="float" office:value="1.99681086096" calcext:value-type="float">
            <text:p>1.99681086096</text:p>
          </table:table-cell>
          <table:table-cell office:value-type="float" office:value="1.99685952316" calcext:value-type="float">
            <text:p>1.99685952316</text:p>
          </table:table-cell>
          <table:table-cell office:value-type="float" office:value="1.99692447876" calcext:value-type="float">
            <text:p>1.99692447876</text:p>
          </table:table-cell>
          <table:table-cell office:value-type="float" office:value="1.99699122786" calcext:value-type="float">
            <text:p>1.99699122786</text:p>
          </table:table-cell>
          <table:table-cell office:value-type="float" office:value="1.99719408818" calcext:value-type="float">
            <text:p>1.99719408818</text:p>
          </table:table-cell>
          <table:table-cell office:value-type="float" office:value="1.99724604435" calcext:value-type="float">
            <text:p>1.99724604435</text:p>
          </table:table-cell>
          <table:table-cell office:value-type="float" office:value="1.99730370291" calcext:value-type="float">
            <text:p>1.99730370291</text:p>
          </table:table-cell>
          <table:table-cell office:value-type="float" office:value="1.99743269014" calcext:value-type="float">
            <text:p>1.99743269014</text:p>
          </table:table-cell>
          <table:table-cell office:value-type="float" office:value="1.99769726152" calcext:value-type="float">
            <text:p>1.99769726152</text:p>
          </table:table-cell>
          <table:table-cell office:value-type="float" office:value="1.99772830957" calcext:value-type="float">
            <text:p>1.99772830957</text:p>
          </table:table-cell>
          <table:table-cell office:value-type="float" office:value="1.99776202621" calcext:value-type="float">
            <text:p>1.99776202621</text:p>
          </table:table-cell>
          <table:table-cell office:value-type="float" office:value="1.99794223646" calcext:value-type="float">
            <text:p>1.99794223646</text:p>
          </table:table-cell>
          <table:table-cell office:value-type="float" office:value="1.9979792583" calcext:value-type="float">
            <text:p>1.9979792583</text:p>
          </table:table-cell>
          <table:table-cell office:value-type="float" office:value="1.99799616257" calcext:value-type="float">
            <text:p>1.99799616257</text:p>
          </table:table-cell>
          <table:table-cell office:value-type="float" office:value="1.99830004145" calcext:value-type="float">
            <text:p>1.99830004145</text:p>
          </table:table-cell>
          <table:table-cell office:value-type="float" office:value="1.99833144979" calcext:value-type="float">
            <text:p>1.99833144979</text:p>
          </table:table-cell>
          <table:table-cell office:value-type="float" office:value="1.99843757619" calcext:value-type="float">
            <text:p>1.99843757619</text:p>
          </table:table-cell>
          <table:table-cell office:value-type="float" office:value="1.99847293463" calcext:value-type="float">
            <text:p>1.99847293463</text:p>
          </table:table-cell>
          <table:table-cell office:value-type="float" office:value="1.99853409582" calcext:value-type="float">
            <text:p>1.99853409582</text:p>
          </table:table-cell>
          <table:table-cell office:value-type="float" office:value="1.9986401831" calcext:value-type="float">
            <text:p>1.9986401831</text:p>
          </table:table-cell>
          <table:table-cell office:value-type="float" office:value="1.99882475681" calcext:value-type="float">
            <text:p>1.99882475681</text:p>
          </table:table-cell>
          <table:table-cell office:value-type="float" office:value="1.99883256975" calcext:value-type="float">
            <text:p>1.99883256975</text:p>
          </table:table-cell>
          <table:table-cell office:value-type="float" office:value="1.9988370799" calcext:value-type="float">
            <text:p>1.9988370799</text:p>
          </table:table-cell>
          <table:table-cell office:value-type="float" office:value="1.99892753369" calcext:value-type="float">
            <text:p>1.99892753369</text:p>
          </table:table-cell>
          <table:table-cell office:value-type="float" office:value="1.99915620497" calcext:value-type="float">
            <text:p>1.99915620497</text:p>
          </table:table-cell>
          <table:table-cell office:value-type="float" office:value="1.99917697383" calcext:value-type="float">
            <text:p>1.99917697383</text:p>
          </table:table-cell>
          <table:table-cell office:value-type="float" office:value="1.9991962526" calcext:value-type="float">
            <text:p>1.9991962526</text:p>
          </table:table-cell>
          <table:table-cell office:value-type="float" office:value="1.99922872058" calcext:value-type="float">
            <text:p>1.99922872058</text:p>
          </table:table-cell>
          <table:table-cell office:value-type="float" office:value="1.99931623175" calcext:value-type="float">
            <text:p>1.99931623175</text:p>
          </table:table-cell>
          <table:table-cell office:value-type="float" office:value="1.99939162999" calcext:value-type="float">
            <text:p>1.99939162999</text:p>
          </table:table-cell>
          <table:table-cell office:value-type="float" office:value="1.99947087414" calcext:value-type="float">
            <text:p>1.99947087414</text:p>
          </table:table-cell>
          <table:table-cell office:value-type="float" office:value="1.99966221759" calcext:value-type="float">
            <text:p>1.99966221759</text:p>
          </table:table-cell>
          <table:table-cell office:value-type="float" office:value="1.99973961106" calcext:value-type="float">
            <text:p>1.99973961106</text:p>
          </table:table-cell>
          <table:table-cell office:value-type="float" office:value="1.99978779704" calcext:value-type="float">
            <text:p>1.99978779704</text:p>
          </table:table-cell>
          <table:table-cell office:value-type="float" office:value="1.99987324499" calcext:value-type="float">
            <text:p>1.99987324499</text:p>
          </table:table-cell>
          <table:table-cell office:value-type="float" office:value="1.99992171006" calcext:value-type="float">
            <text:p>1.99992171006</text:p>
          </table:table-cell>
          <table:table-cell office:value-type="float" office:value="1.99994581176" calcext:value-type="float">
            <text:p>1.99994581176</text:p>
          </table:table-cell>
          <table:table-cell office:value-type="float" office:value="2.33509924486" calcext:value-type="float">
            <text:p>2.33509924486</text:p>
          </table:table-cell>
          <table:table-cell office:value-type="float" office:value="2.71874722993" calcext:value-type="float">
            <text:p>2.71874722993</text:p>
          </table:table-cell>
          <table:table-cell office:value-type="float" office:value="3.01065603604" calcext:value-type="float">
            <text:p>3.01065603604</text:p>
          </table:table-cell>
          <table:table-cell office:value-type="float" office:value="3.11521428011" calcext:value-type="float">
            <text:p>3.11521428011</text:p>
          </table:table-cell>
          <table:table-cell office:value-type="float" office:value="3.22965171923" calcext:value-type="float">
            <text:p>3.22965171923</text:p>
          </table:table-cell>
          <table:table-cell office:value-type="float" office:value="3.7376476401" calcext:value-type="float">
            <text:p>3.7376476401</text:p>
          </table:table-cell>
          <table:table-cell office:value-type="float" office:value="3.80218024594" calcext:value-type="float">
            <text:p>3.80218024594</text:p>
          </table:table-cell>
          <table:table-cell office:value-type="float" office:value="5.01186762391" calcext:value-type="float">
            <text:p>5.01186762391</text:p>
          </table:table-cell>
          <table:table-cell office:value-type="float" office:value="5.05281602606" calcext:value-type="float">
            <text:p>5.05281602606</text:p>
          </table:table-cell>
          <table:table-cell office:value-type="float" office:value="5.7493848512" calcext:value-type="float">
            <text:p>5.7493848512</text:p>
          </table:table-cell>
          <table:table-cell office:value-type="float" office:value="6.12192319673" calcext:value-type="float">
            <text:p>6.12192319673</text:p>
          </table:table-cell>
          <table:table-cell office:value-type="float" office:value="6.2197660493" calcext:value-type="float">
            <text:p>6.2197660493</text:p>
          </table:table-cell>
          <table:table-cell office:value-type="float" office:value="6.57448672988" calcext:value-type="float">
            <text:p>6.57448672988</text:p>
          </table:table-cell>
          <table:table-cell office:value-type="float" office:value="6.81666270833" calcext:value-type="float">
            <text:p>6.81666270833</text:p>
          </table:table-cell>
          <table:table-cell office:value-type="float" office:value="7.2967222879" calcext:value-type="float">
            <text:p>7.2967222879</text:p>
          </table:table-cell>
          <table:table-cell office:value-type="float" office:value="7.32643222304" calcext:value-type="float">
            <text:p>7.32643222304</text:p>
          </table:table-cell>
          <table:table-cell office:value-type="float" office:value="8.54741880906" calcext:value-type="float">
            <text:p>8.54741880906</text:p>
          </table:table-cell>
          <table:table-cell office:value-type="float" office:value="8.5620980163" calcext:value-type="float">
            <text:p>8.5620980163</text:p>
          </table:table-cell>
          <table:table-cell office:value-type="float" office:value="1619.41955086" calcext:value-type="float">
            <text:p>1619.41955086</text:p>
          </table:table-cell>
          <table:table-cell table:formula="of:=MAX([.B3:.BM3])" office:value-type="float" office:value="1619.41955086" calcext:value-type="float">
            <text:p>1619.41955086</text:p>
          </table:table-cell>
          <table:table-cell table:formula="of:=PERCENTILE([.$B3:.$BM3];0.99)" office:value-type="float" office:value="604.579355568465" calcext:value-type="float">
            <text:p>604.579355568465</text:p>
          </table:table-cell>
          <table:table-cell table:formula="of:=PERCENTILE([.B3:.BM3];0.9)" office:value-type="float" office:value="6.468070525706" calcext:value-type="float">
            <text:p>6.468070525706</text:p>
          </table:table-cell>
          <table:table-cell table:formula="of:=PERCENTILE([.B3:.BM3];0.75)" office:value-type="float" office:value="3.0367955970575" calcext:value-type="float">
            <text:p>3.0367955970575</text:p>
          </table:table-cell>
          <table:table-cell table:formula="of:=PERCENTILE([.A3:.BL3];0.6)" office:value-type="float" office:value="1.999376550342" calcext:value-type="float">
            <text:p>1.999376550342</text:p>
          </table:table-cell>
          <table:table-cell table:formula="of:=PERCENTILE([.B3:.BM3];0.5)" office:value-type="float" office:value="1.99904186933" calcext:value-type="float">
            <text:p>1.99904186933</text:p>
          </table:table-cell>
          <table:table-cell table:formula="of:=PERCENTILE([.B3:.BM3];0.4)" office:value-type="float" office:value="1.998485166868" calcext:value-type="float">
            <text:p>1.998485166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992031362" calcext:value-type="float">
            <text:p>1.98992031362</text:p>
          </table:table-cell>
          <table:table-cell office:value-type="float" office:value="1.99359410774" calcext:value-type="float">
            <text:p>1.99359410774</text:p>
          </table:table-cell>
          <table:table-cell office:value-type="float" office:value="1.99588907022" calcext:value-type="float">
            <text:p>1.99588907022</text:p>
          </table:table-cell>
          <table:table-cell office:value-type="float" office:value="1.99715628388" calcext:value-type="float">
            <text:p>1.99715628388</text:p>
          </table:table-cell>
          <table:table-cell office:value-type="float" office:value="1.9971861753" calcext:value-type="float">
            <text:p>1.9971861753</text:p>
          </table:table-cell>
          <table:table-cell office:value-type="float" office:value="1.99730818748" calcext:value-type="float">
            <text:p>1.99730818748</text:p>
          </table:table-cell>
          <table:table-cell office:value-type="float" office:value="1.99807769115" calcext:value-type="float">
            <text:p>1.99807769115</text:p>
          </table:table-cell>
          <table:table-cell office:value-type="float" office:value="1.99824918337" calcext:value-type="float">
            <text:p>1.99824918337</text:p>
          </table:table-cell>
          <table:table-cell office:value-type="float" office:value="1.99874605518" calcext:value-type="float">
            <text:p>1.99874605518</text:p>
          </table:table-cell>
          <table:table-cell office:value-type="float" office:value="1.99902811593" calcext:value-type="float">
            <text:p>1.99902811593</text:p>
          </table:table-cell>
          <table:table-cell office:value-type="float" office:value="1.99917585056" calcext:value-type="float">
            <text:p>1.99917585056</text:p>
          </table:table-cell>
          <table:table-cell office:value-type="float" office:value="1.99932260494" calcext:value-type="float">
            <text:p>1.99932260494</text:p>
          </table:table-cell>
          <table:table-cell office:value-type="float" office:value="2.33413852302" calcext:value-type="float">
            <text:p>2.33413852302</text:p>
          </table:table-cell>
          <table:table-cell office:value-type="float" office:value="2.92265010482" calcext:value-type="float">
            <text:p>2.92265010482</text:p>
          </table:table-cell>
          <table:table-cell office:value-type="float" office:value="3.23124879802" calcext:value-type="float">
            <text:p>3.23124879802</text:p>
          </table:table-cell>
          <table:table-cell office:value-type="float" office:value="3.43529001164" calcext:value-type="float">
            <text:p>3.43529001164</text:p>
          </table:table-cell>
          <table:table-cell office:value-type="float" office:value="3.70023475632" calcext:value-type="float">
            <text:p>3.70023475632</text:p>
          </table:table-cell>
          <table:table-cell office:value-type="float" office:value="4.01840721683" calcext:value-type="float">
            <text:p>4.01840721683</text:p>
          </table:table-cell>
          <table:table-cell office:value-type="float" office:value="4.87317851027" calcext:value-type="float">
            <text:p>4.87317851027</text:p>
          </table:table-cell>
          <table:table-cell office:value-type="float" office:value="5.12732987372" calcext:value-type="float">
            <text:p>5.12732987372</text:p>
          </table:table-cell>
          <table:table-cell office:value-type="float" office:value="5.43994759155" calcext:value-type="float">
            <text:p>5.43994759155</text:p>
          </table:table-cell>
          <table:table-cell office:value-type="float" office:value="5.69579560335" calcext:value-type="float">
            <text:p>5.69579560335</text:p>
          </table:table-cell>
          <table:table-cell office:value-type="float" office:value="6.30403746943" calcext:value-type="float">
            <text:p>6.30403746943</text:p>
          </table:table-cell>
          <table:table-cell office:value-type="float" office:value="6.61590264875" calcext:value-type="float">
            <text:p>6.61590264875</text:p>
          </table:table-cell>
          <table:table-cell office:value-type="float" office:value="7.08532279072" calcext:value-type="float">
            <text:p>7.08532279072</text:p>
          </table:table-cell>
          <table:table-cell office:value-type="float" office:value="7.6863881188" calcext:value-type="float">
            <text:p>7.6863881188</text:p>
          </table:table-cell>
          <table:table-cell office:value-type="float" office:value="7.8771970141" calcext:value-type="float">
            <text:p>7.8771970141</text:p>
          </table:table-cell>
          <table:table-cell office:value-type="float" office:value="8.38966116602" calcext:value-type="float">
            <text:p>8.38966116602</text:p>
          </table:table-cell>
          <table:table-cell office:value-type="float" office:value="11.1346870441" calcext:value-type="float">
            <text:p>11.1346870441</text:p>
          </table:table-cell>
          <table:table-cell office:value-type="float" office:value="11.9056129778" calcext:value-type="float">
            <text:p>11.9056129778</text:p>
          </table:table-cell>
          <table:table-cell office:value-type="float" office:value="12.1460002279" calcext:value-type="float">
            <text:p>12.1460002279</text:p>
          </table:table-cell>
          <table:table-cell office:value-type="float" office:value="14.1368261768" calcext:value-type="float">
            <text:p>14.1368261768</text:p>
          </table:table-cell>
          <table:table-cell office:value-type="float" office:value="14.9934319938" calcext:value-type="float">
            <text:p>14.9934319938</text:p>
          </table:table-cell>
          <table:table-cell office:value-type="float" office:value="15.2293283313" calcext:value-type="float">
            <text:p>15.2293283313</text:p>
          </table:table-cell>
          <table:table-cell office:value-type="float" office:value="15.8608464878" calcext:value-type="float">
            <text:p>15.8608464878</text:p>
          </table:table-cell>
          <table:table-cell office:value-type="float" office:value="18.9566599378" calcext:value-type="float">
            <text:p>18.9566599378</text:p>
          </table:table-cell>
          <table:table-cell office:value-type="float" office:value="20.6620781333" calcext:value-type="float">
            <text:p>20.6620781333</text:p>
          </table:table-cell>
          <table:table-cell office:value-type="float" office:value="22.3037385965" calcext:value-type="float">
            <text:p>22.3037385965</text:p>
          </table:table-cell>
          <table:table-cell office:value-type="float" office:value="31.5118309111" calcext:value-type="float">
            <text:p>31.5118309111</text:p>
          </table:table-cell>
          <table:table-cell office:value-type="float" office:value="33.3354850015" calcext:value-type="float">
            <text:p>33.3354850015</text:p>
          </table:table-cell>
          <table:table-cell office:value-type="float" office:value="34.4471862816" calcext:value-type="float">
            <text:p>34.4471862816</text:p>
          </table:table-cell>
          <table:table-cell office:value-type="float" office:value="123.000574699" calcext:value-type="float">
            <text:p>123.000574699</text:p>
          </table:table-cell>
          <table:table-cell office:value-type="float" office:value="144.219115015" calcext:value-type="float">
            <text:p>144.219115015</text:p>
          </table:table-cell>
          <table:table-cell office:value-type="float" office:value="151.78775769" calcext:value-type="float">
            <text:p>151.78775769</text:p>
          </table:table-cell>
          <table:table-cell office:value-type="float" office:value="161.446063659" calcext:value-type="float">
            <text:p>161.446063659</text:p>
          </table:table-cell>
          <table:table-cell office:value-type="float" office:value="880.098660401" calcext:value-type="float">
            <text:p>880.098660401</text:p>
          </table:table-cell>
          <table:table-cell office:value-type="float" office:value="1035.40368534" calcext:value-type="float">
            <text:p>1035.40368534</text:p>
          </table:table-cell>
          <table:table-cell office:value-type="float" office:value="1058.26444934" calcext:value-type="float">
            <text:p>1058.26444934</text:p>
          </table:table-cell>
          <table:table-cell office:value-type="float" office:value="1154.11632803" calcext:value-type="float">
            <text:p>1154.11632803</text:p>
          </table:table-cell>
          <table:table-cell office:value-type="float" office:value="1172.34486183" calcext:value-type="float">
            <text:p>1172.34486183</text:p>
          </table:table-cell>
          <table:table-cell office:value-type="float" office:value="1203.66224705" calcext:value-type="float">
            <text:p>1203.66224705</text:p>
          </table:table-cell>
          <table:table-cell office:value-type="float" office:value="1353.07643916" calcext:value-type="float">
            <text:p>1353.07643916</text:p>
          </table:table-cell>
          <table:table-cell office:value-type="float" office:value="1383.44454754" calcext:value-type="float">
            <text:p>1383.44454754</text:p>
          </table:table-cell>
          <table:table-cell office:value-type="float" office:value="1448.52020548" calcext:value-type="float">
            <text:p>1448.52020548</text:p>
          </table:table-cell>
          <table:table-cell office:value-type="float" office:value="1499.93439201" calcext:value-type="float">
            <text:p>1499.93439201</text:p>
          </table:table-cell>
          <table:table-cell office:value-type="float" office:value="1664.46424342" calcext:value-type="float">
            <text:p>1664.46424342</text:p>
          </table:table-cell>
          <table:table-cell office:value-type="float" office:value="1703.81785964" calcext:value-type="float">
            <text:p>1703.81785964</text:p>
          </table:table-cell>
          <table:table-cell office:value-type="float" office:value="1852.2806831" calcext:value-type="float">
            <text:p>1852.2806831</text:p>
          </table:table-cell>
          <table:table-cell office:value-type="float" office:value="1896.50225565" calcext:value-type="float">
            <text:p>1896.50225565</text:p>
          </table:table-cell>
          <table:table-cell office:value-type="float" office:value="1900.24652306" calcext:value-type="float">
            <text:p>1900.24652306</text:p>
          </table:table-cell>
          <table:table-cell office:value-type="float" office:value="1973.4887836" calcext:value-type="float">
            <text:p>1973.4887836</text:p>
          </table:table-cell>
          <table:table-cell office:value-type="float" office:value="2007.03464473" calcext:value-type="float">
            <text:p>2007.03464473</text:p>
          </table:table-cell>
          <table:table-cell office:value-type="float" office:value="2190.95696185" calcext:value-type="float">
            <text:p>2190.95696185</text:p>
          </table:table-cell>
          <table:table-cell office:value-type="float" office:value="2249.79146708" calcext:value-type="float">
            <text:p>2249.79146708</text:p>
          </table:table-cell>
          <table:table-cell table:formula="of:=MAX([.B4:.BM4])" office:value-type="float" office:value="2249.79146708" calcext:value-type="float">
            <text:p>2249.79146708</text:p>
          </table:table-cell>
          <table:table-cell table:formula="of:=PERCENTILE([.$B4:.$BM4];0.99)" office:value-type="float" office:value="2212.7257287851" calcext:value-type="float">
            <text:p>2212.7257287851</text:p>
          </table:table-cell>
          <table:table-cell table:formula="of:=PERCENTILE([.B4:.BM4];0.9)" office:value-type="float" office:value="1807.741836062" calcext:value-type="float">
            <text:p>1807.741836062</text:p>
          </table:table-cell>
          <table:table-cell table:formula="of:=PERCENTILE([.B4:.BM4];0.75)" office:value-type="float" office:value="1082.2274190125" calcext:value-type="float">
            <text:p>1082.2274190125</text:p>
          </table:table-cell>
          <table:table-cell table:formula="of:=PERCENTILE([.A4:.BL4];0.6)" office:value-type="float" office:value="21.97540650386" calcext:value-type="float">
            <text:p>21.97540650386</text:p>
          </table:table-cell>
          <table:table-cell table:formula="of:=PERCENTILE([.B4:.BM4];0.5)" office:value-type="float" office:value="14.5651290853" calcext:value-type="float">
            <text:p>14.5651290853</text:p>
          </table:table-cell>
          <table:table-cell table:formula="of:=PERCENTILE([.B4:.BM4];0.4)" office:value-type="float" office:value="7.72454989786" calcext:value-type="float">
            <text:p>7.72454989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9027285838" calcext:value-type="float">
            <text:p>1.99027285838</text:p>
          </table:table-cell>
          <table:table-cell office:value-type="float" office:value="1.99119133131" calcext:value-type="float">
            <text:p>1.99119133131</text:p>
          </table:table-cell>
          <table:table-cell office:value-type="float" office:value="1.99564934354" calcext:value-type="float">
            <text:p>1.99564934354</text:p>
          </table:table-cell>
          <table:table-cell office:value-type="float" office:value="1.9975440021" calcext:value-type="float">
            <text:p>1.9975440021</text:p>
          </table:table-cell>
          <table:table-cell office:value-type="float" office:value="1.99824024614" calcext:value-type="float">
            <text:p>1.99824024614</text:p>
          </table:table-cell>
          <table:table-cell office:value-type="float" office:value="1.99825961237" calcext:value-type="float">
            <text:p>1.99825961237</text:p>
          </table:table-cell>
          <table:table-cell office:value-type="float" office:value="1.99868268432" calcext:value-type="float">
            <text:p>1.99868268432</text:p>
          </table:table-cell>
          <table:table-cell office:value-type="float" office:value="1.99949918536" calcext:value-type="float">
            <text:p>1.99949918536</text:p>
          </table:table-cell>
          <table:table-cell office:value-type="float" office:value="1.99950925105" calcext:value-type="float">
            <text:p>1.99950925105</text:p>
          </table:table-cell>
          <table:table-cell office:value-type="float" office:value="2.45873065395" calcext:value-type="float">
            <text:p>2.45873065395</text:p>
          </table:table-cell>
          <table:table-cell office:value-type="float" office:value="2.70693377452" calcext:value-type="float">
            <text:p>2.70693377452</text:p>
          </table:table-cell>
          <table:table-cell office:value-type="float" office:value="3.28192690968" calcext:value-type="float">
            <text:p>3.28192690968</text:p>
          </table:table-cell>
          <table:table-cell office:value-type="float" office:value="3.41010144014" calcext:value-type="float">
            <text:p>3.41010144014</text:p>
          </table:table-cell>
          <table:table-cell office:value-type="float" office:value="3.74963299763" calcext:value-type="float">
            <text:p>3.74963299763</text:p>
          </table:table-cell>
          <table:table-cell office:value-type="float" office:value="5.28712473279" calcext:value-type="float">
            <text:p>5.28712473279</text:p>
          </table:table-cell>
          <table:table-cell office:value-type="float" office:value="5.38389420653" calcext:value-type="float">
            <text:p>5.38389420653</text:p>
          </table:table-cell>
          <table:table-cell office:value-type="float" office:value="5.50053565732" calcext:value-type="float">
            <text:p>5.50053565732</text:p>
          </table:table-cell>
          <table:table-cell office:value-type="float" office:value="5.6692005759" calcext:value-type="float">
            <text:p>5.6692005759</text:p>
          </table:table-cell>
          <table:table-cell office:value-type="float" office:value="5.91143904889" calcext:value-type="float">
            <text:p>5.91143904889</text:p>
          </table:table-cell>
          <table:table-cell office:value-type="float" office:value="6.79317171825" calcext:value-type="float">
            <text:p>6.79317171825</text:p>
          </table:table-cell>
          <table:table-cell office:value-type="float" office:value="7.01480669501" calcext:value-type="float">
            <text:p>7.01480669501</text:p>
          </table:table-cell>
          <table:table-cell office:value-type="float" office:value="9.13822264356" calcext:value-type="float">
            <text:p>9.13822264356</text:p>
          </table:table-cell>
          <table:table-cell office:value-type="float" office:value="10.6634837468" calcext:value-type="float">
            <text:p>10.6634837468</text:p>
          </table:table-cell>
          <table:table-cell office:value-type="float" office:value="11.2486104191" calcext:value-type="float">
            <text:p>11.2486104191</text:p>
          </table:table-cell>
          <table:table-cell office:value-type="float" office:value="12.1896517575" calcext:value-type="float">
            <text:p>12.1896517575</text:p>
          </table:table-cell>
          <table:table-cell office:value-type="float" office:value="12.9282768444" calcext:value-type="float">
            <text:p>12.9282768444</text:p>
          </table:table-cell>
          <table:table-cell office:value-type="float" office:value="13.4285367511" calcext:value-type="float">
            <text:p>13.4285367511</text:p>
          </table:table-cell>
          <table:table-cell office:value-type="float" office:value="13.6483377225" calcext:value-type="float">
            <text:p>13.6483377225</text:p>
          </table:table-cell>
          <table:table-cell office:value-type="float" office:value="16.0093206384" calcext:value-type="float">
            <text:p>16.0093206384</text:p>
          </table:table-cell>
          <table:table-cell office:value-type="float" office:value="19.3165222738" calcext:value-type="float">
            <text:p>19.3165222738</text:p>
          </table:table-cell>
          <table:table-cell office:value-type="float" office:value="19.8892708634" calcext:value-type="float">
            <text:p>19.8892708634</text:p>
          </table:table-cell>
          <table:table-cell office:value-type="float" office:value="23.5361753268" calcext:value-type="float">
            <text:p>23.5361753268</text:p>
          </table:table-cell>
          <table:table-cell office:value-type="float" office:value="25.2066066189" calcext:value-type="float">
            <text:p>25.2066066189</text:p>
          </table:table-cell>
          <table:table-cell office:value-type="float" office:value="26.6453932344" calcext:value-type="float">
            <text:p>26.6453932344</text:p>
          </table:table-cell>
          <table:table-cell office:value-type="float" office:value="28.9734220465" calcext:value-type="float">
            <text:p>28.9734220465</text:p>
          </table:table-cell>
          <table:table-cell office:value-type="float" office:value="30.3347573064" calcext:value-type="float">
            <text:p>30.3347573064</text:p>
          </table:table-cell>
          <table:table-cell office:value-type="float" office:value="31.8805960969" calcext:value-type="float">
            <text:p>31.8805960969</text:p>
          </table:table-cell>
          <table:table-cell office:value-type="float" office:value="279.543772624" calcext:value-type="float">
            <text:p>279.543772624</text:p>
          </table:table-cell>
          <table:table-cell office:value-type="float" office:value="349.20841887" calcext:value-type="float">
            <text:p>349.20841887</text:p>
          </table:table-cell>
          <table:table-cell office:value-type="float" office:value="450.245680787" calcext:value-type="float">
            <text:p>450.245680787</text:p>
          </table:table-cell>
          <table:table-cell office:value-type="float" office:value="543.980453283" calcext:value-type="float">
            <text:p>543.980453283</text:p>
          </table:table-cell>
          <table:table-cell office:value-type="float" office:value="796.911471907" calcext:value-type="float">
            <text:p>796.911471907</text:p>
          </table:table-cell>
          <table:table-cell office:value-type="float" office:value="1030.01441496" calcext:value-type="float">
            <text:p>1030.01441496</text:p>
          </table:table-cell>
          <table:table-cell office:value-type="float" office:value="1340.71806631" calcext:value-type="float">
            <text:p>1340.71806631</text:p>
          </table:table-cell>
          <table:table-cell office:value-type="float" office:value="1348.45632721" calcext:value-type="float">
            <text:p>1348.45632721</text:p>
          </table:table-cell>
          <table:table-cell office:value-type="float" office:value="1376.11536435" calcext:value-type="float">
            <text:p>1376.11536435</text:p>
          </table:table-cell>
          <table:table-cell office:value-type="float" office:value="1441.25156182" calcext:value-type="float">
            <text:p>1441.25156182</text:p>
          </table:table-cell>
          <table:table-cell office:value-type="float" office:value="1443.02865894" calcext:value-type="float">
            <text:p>1443.02865894</text:p>
          </table:table-cell>
          <table:table-cell office:value-type="float" office:value="1513.30429896" calcext:value-type="float">
            <text:p>1513.30429896</text:p>
          </table:table-cell>
          <table:table-cell office:value-type="float" office:value="1533.00672263" calcext:value-type="float">
            <text:p>1533.00672263</text:p>
          </table:table-cell>
          <table:table-cell office:value-type="float" office:value="1692.42656669" calcext:value-type="float">
            <text:p>1692.42656669</text:p>
          </table:table-cell>
          <table:table-cell office:value-type="float" office:value="1772.77560185" calcext:value-type="float">
            <text:p>1772.77560185</text:p>
          </table:table-cell>
          <table:table-cell office:value-type="float" office:value="1891.6197789" calcext:value-type="float">
            <text:p>1891.6197789</text:p>
          </table:table-cell>
          <table:table-cell office:value-type="float" office:value="1983.27059372" calcext:value-type="float">
            <text:p>1983.27059372</text:p>
          </table:table-cell>
          <table:table-cell office:value-type="float" office:value="1986.97014079" calcext:value-type="float">
            <text:p>1986.97014079</text:p>
          </table:table-cell>
          <table:table-cell office:value-type="float" office:value="2085.31107676" calcext:value-type="float">
            <text:p>2085.31107676</text:p>
          </table:table-cell>
          <table:table-cell office:value-type="float" office:value="2089.4486205" calcext:value-type="float">
            <text:p>2089.4486205</text:p>
          </table:table-cell>
          <table:table-cell office:value-type="float" office:value="2160.54459198" calcext:value-type="float">
            <text:p>2160.54459198</text:p>
          </table:table-cell>
          <table:table-cell office:value-type="float" office:value="2241.51804709" calcext:value-type="float">
            <text:p>2241.51804709</text:p>
          </table:table-cell>
          <table:table-cell office:value-type="float" office:value="2247.54257337" calcext:value-type="float">
            <text:p>2247.54257337</text:p>
          </table:table-cell>
          <table:table-cell office:value-type="float" office:value="2312.40325611" calcext:value-type="float">
            <text:p>2312.40325611</text:p>
          </table:table-cell>
          <table:table-cell office:value-type="float" office:value="2417.04632623" calcext:value-type="float">
            <text:p>2417.04632623</text:p>
          </table:table-cell>
          <table:table-cell office:value-type="float" office:value="2481.02912019" calcext:value-type="float">
            <text:p>2481.02912019</text:p>
          </table:table-cell>
          <table:table-cell office:value-type="float" office:value="2619.07656422" calcext:value-type="float">
            <text:p>2619.07656422</text:p>
          </table:table-cell>
          <table:table-cell table:formula="of:=MAX([.B5:.BM5])" office:value-type="float" office:value="2619.07656422" calcext:value-type="float">
            <text:p>2619.07656422</text:p>
          </table:table-cell>
          <table:table-cell table:formula="of:=PERCENTILE([.$B5:.$BM5];0.99)" office:value-type="float" office:value="2532.1066744811" calcext:value-type="float">
            <text:p>2532.1066744811</text:p>
          </table:table-cell>
          <table:table-cell table:formula="of:=PERCENTILE([.B5:.BM5];0.9)" office:value-type="float" office:value="2139.215800536" calcext:value-type="float">
            <text:p>2139.215800536</text:p>
          </table:table-cell>
          <table:table-cell table:formula="of:=PERCENTILE([.B5:.BM5];0.75)" office:value-type="float" office:value="1460.597568945" calcext:value-type="float">
            <text:p>1460.597568945</text:p>
          </table:table-cell>
          <table:table-cell table:formula="of:=PERCENTILE([.A5:.BL5];0.6)" office:value-type="float" office:value="230.011137318581" calcext:value-type="float">
            <text:p>230.011137318581</text:p>
          </table:table-cell>
          <table:table-cell table:formula="of:=PERCENTILE([.B5:.BM5];0.5)" office:value-type="float" office:value="24.37139097285" calcext:value-type="float">
            <text:p>24.37139097285</text:p>
          </table:table-cell>
          <table:table-cell table:formula="of:=PERCENTILE([.B5:.BM5];0.4)" office:value-type="float" office:value="13.02832882574" calcext:value-type="float">
            <text:p>13.02832882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9389285586" calcext:value-type="float">
            <text:p>1.99389285586</text:p>
          </table:table-cell>
          <table:table-cell office:value-type="float" office:value="1.9942398803" calcext:value-type="float">
            <text:p>1.9942398803</text:p>
          </table:table-cell>
          <table:table-cell office:value-type="float" office:value="1.99536394784" calcext:value-type="float">
            <text:p>1.99536394784</text:p>
          </table:table-cell>
          <table:table-cell office:value-type="float" office:value="1.99626759996" calcext:value-type="float">
            <text:p>1.99626759996</text:p>
          </table:table-cell>
          <table:table-cell office:value-type="float" office:value="1.9979815209" calcext:value-type="float">
            <text:p>1.9979815209</text:p>
          </table:table-cell>
          <table:table-cell office:value-type="float" office:value="1.99805101527" calcext:value-type="float">
            <text:p>1.99805101527</text:p>
          </table:table-cell>
          <table:table-cell office:value-type="float" office:value="1.99850428533" calcext:value-type="float">
            <text:p>1.99850428533</text:p>
          </table:table-cell>
          <table:table-cell office:value-type="float" office:value="1.99920323649" calcext:value-type="float">
            <text:p>1.99920323649</text:p>
          </table:table-cell>
          <table:table-cell office:value-type="float" office:value="3.6261250393" calcext:value-type="float">
            <text:p>3.6261250393</text:p>
          </table:table-cell>
          <table:table-cell office:value-type="float" office:value="3.81431223091" calcext:value-type="float">
            <text:p>3.81431223091</text:p>
          </table:table-cell>
          <table:table-cell office:value-type="float" office:value="4.69057920801" calcext:value-type="float">
            <text:p>4.69057920801</text:p>
          </table:table-cell>
          <table:table-cell office:value-type="float" office:value="4.9152262932" calcext:value-type="float">
            <text:p>4.9152262932</text:p>
          </table:table-cell>
          <table:table-cell office:value-type="float" office:value="5.75396390215" calcext:value-type="float">
            <text:p>5.75396390215</text:p>
          </table:table-cell>
          <table:table-cell office:value-type="float" office:value="6.06977650707" calcext:value-type="float">
            <text:p>6.06977650707</text:p>
          </table:table-cell>
          <table:table-cell office:value-type="float" office:value="6.08752319177" calcext:value-type="float">
            <text:p>6.08752319177</text:p>
          </table:table-cell>
          <table:table-cell office:value-type="float" office:value="6.11656146137" calcext:value-type="float">
            <text:p>6.11656146137</text:p>
          </table:table-cell>
          <table:table-cell office:value-type="float" office:value="6.73419940381" calcext:value-type="float">
            <text:p>6.73419940381</text:p>
          </table:table-cell>
          <table:table-cell office:value-type="float" office:value="7.26746818897" calcext:value-type="float">
            <text:p>7.26746818897</text:p>
          </table:table-cell>
          <table:table-cell office:value-type="float" office:value="7.47559516209" calcext:value-type="float">
            <text:p>7.47559516209</text:p>
          </table:table-cell>
          <table:table-cell office:value-type="float" office:value="8.19261962785" calcext:value-type="float">
            <text:p>8.19261962785</text:p>
          </table:table-cell>
          <table:table-cell office:value-type="float" office:value="8.36130084404" calcext:value-type="float">
            <text:p>8.36130084404</text:p>
          </table:table-cell>
          <table:table-cell office:value-type="float" office:value="8.55649883325" calcext:value-type="float">
            <text:p>8.55649883325</text:p>
          </table:table-cell>
          <table:table-cell office:value-type="float" office:value="8.68920845526" calcext:value-type="float">
            <text:p>8.68920845526</text:p>
          </table:table-cell>
          <table:table-cell office:value-type="float" office:value="9.02768171268" calcext:value-type="float">
            <text:p>9.02768171268</text:p>
          </table:table-cell>
          <table:table-cell office:value-type="float" office:value="9.21841488187" calcext:value-type="float">
            <text:p>9.21841488187</text:p>
          </table:table-cell>
          <table:table-cell office:value-type="float" office:value="9.66419994208" calcext:value-type="float">
            <text:p>9.66419994208</text:p>
          </table:table-cell>
          <table:table-cell office:value-type="float" office:value="9.92224833448" calcext:value-type="float">
            <text:p>9.92224833448</text:p>
          </table:table-cell>
          <table:table-cell office:value-type="float" office:value="11.4960081451" calcext:value-type="float">
            <text:p>11.4960081451</text:p>
          </table:table-cell>
          <table:table-cell office:value-type="float" office:value="12.0872515468" calcext:value-type="float">
            <text:p>12.0872515468</text:p>
          </table:table-cell>
          <table:table-cell office:value-type="float" office:value="13.6371100703" calcext:value-type="float">
            <text:p>13.6371100703</text:p>
          </table:table-cell>
          <table:table-cell office:value-type="float" office:value="13.877299544" calcext:value-type="float">
            <text:p>13.877299544</text:p>
          </table:table-cell>
          <table:table-cell office:value-type="float" office:value="14.308873872" calcext:value-type="float">
            <text:p>14.308873872</text:p>
          </table:table-cell>
          <table:table-cell office:value-type="float" office:value="15.1559564606" calcext:value-type="float">
            <text:p>15.1559564606</text:p>
          </table:table-cell>
          <table:table-cell office:value-type="float" office:value="19.2838120449" calcext:value-type="float">
            <text:p>19.2838120449</text:p>
          </table:table-cell>
          <table:table-cell office:value-type="float" office:value="19.7538638936" calcext:value-type="float">
            <text:p>19.7538638936</text:p>
          </table:table-cell>
          <table:table-cell office:value-type="float" office:value="20.0368239222" calcext:value-type="float">
            <text:p>20.0368239222</text:p>
          </table:table-cell>
          <table:table-cell office:value-type="float" office:value="27.2560279387" calcext:value-type="float">
            <text:p>27.2560279387</text:p>
          </table:table-cell>
          <table:table-cell office:value-type="float" office:value="30.8731314125" calcext:value-type="float">
            <text:p>30.8731314125</text:p>
          </table:table-cell>
          <table:table-cell office:value-type="float" office:value="43.9428684504" calcext:value-type="float">
            <text:p>43.9428684504</text:p>
          </table:table-cell>
          <table:table-cell office:value-type="float" office:value="57.4824653377" calcext:value-type="float">
            <text:p>57.4824653377</text:p>
          </table:table-cell>
          <table:table-cell office:value-type="float" office:value="59.7858419763" calcext:value-type="float">
            <text:p>59.7858419763</text:p>
          </table:table-cell>
          <table:table-cell office:value-type="float" office:value="172.855521034" calcext:value-type="float">
            <text:p>172.855521034</text:p>
          </table:table-cell>
          <table:table-cell office:value-type="float" office:value="470.987940829" calcext:value-type="float">
            <text:p>470.987940829</text:p>
          </table:table-cell>
          <table:table-cell office:value-type="float" office:value="557.829730029" calcext:value-type="float">
            <text:p>557.829730029</text:p>
          </table:table-cell>
          <table:table-cell office:value-type="float" office:value="905.86880361" calcext:value-type="float">
            <text:p>905.86880361</text:p>
          </table:table-cell>
          <table:table-cell office:value-type="float" office:value="963.441735928" calcext:value-type="float">
            <text:p>963.441735928</text:p>
          </table:table-cell>
          <table:table-cell office:value-type="float" office:value="1172.21699368" calcext:value-type="float">
            <text:p>1172.21699368</text:p>
          </table:table-cell>
          <table:table-cell office:value-type="float" office:value="1234.96657954" calcext:value-type="float">
            <text:p>1234.96657954</text:p>
          </table:table-cell>
          <table:table-cell office:value-type="float" office:value="1255.47221326" calcext:value-type="float">
            <text:p>1255.47221326</text:p>
          </table:table-cell>
          <table:table-cell office:value-type="float" office:value="1373.11566296" calcext:value-type="float">
            <text:p>1373.11566296</text:p>
          </table:table-cell>
          <table:table-cell office:value-type="float" office:value="1538.31345065" calcext:value-type="float">
            <text:p>1538.31345065</text:p>
          </table:table-cell>
          <table:table-cell office:value-type="float" office:value="1546.1420069" calcext:value-type="float">
            <text:p>1546.1420069</text:p>
          </table:table-cell>
          <table:table-cell office:value-type="float" office:value="1570.18391068" calcext:value-type="float">
            <text:p>1570.18391068</text:p>
          </table:table-cell>
          <table:table-cell office:value-type="float" office:value="1585.10266203" calcext:value-type="float">
            <text:p>1585.10266203</text:p>
          </table:table-cell>
          <table:table-cell office:value-type="float" office:value="1705.81508463" calcext:value-type="float">
            <text:p>1705.81508463</text:p>
          </table:table-cell>
          <table:table-cell office:value-type="float" office:value="1735.15585955" calcext:value-type="float">
            <text:p>1735.15585955</text:p>
          </table:table-cell>
          <table:table-cell office:value-type="float" office:value="1858.19975053" calcext:value-type="float">
            <text:p>1858.19975053</text:p>
          </table:table-cell>
          <table:table-cell office:value-type="float" office:value="1872.61475836" calcext:value-type="float">
            <text:p>1872.61475836</text:p>
          </table:table-cell>
          <table:table-cell office:value-type="float" office:value="1891.80462147" calcext:value-type="float">
            <text:p>1891.80462147</text:p>
          </table:table-cell>
          <table:table-cell office:value-type="float" office:value="2114.97933315" calcext:value-type="float">
            <text:p>2114.97933315</text:p>
          </table:table-cell>
          <table:table-cell office:value-type="float" office:value="2159.3314344" calcext:value-type="float">
            <text:p>2159.3314344</text:p>
          </table:table-cell>
          <table:table-cell office:value-type="float" office:value="2420.9568963" calcext:value-type="float">
            <text:p>2420.9568963</text:p>
          </table:table-cell>
          <table:table-cell office:value-type="float" office:value="2422.88173071" calcext:value-type="float">
            <text:p>2422.88173071</text:p>
          </table:table-cell>
          <table:table-cell office:value-type="float" office:value="2590.42865268" calcext:value-type="float">
            <text:p>2590.42865268</text:p>
          </table:table-cell>
          <table:table-cell table:formula="of:=MAX([.B6:.BM6])" office:value-type="float" office:value="2590.42865268" calcext:value-type="float">
            <text:p>2590.42865268</text:p>
          </table:table-cell>
          <table:table-cell table:formula="of:=PERCENTILE([.$B6:.$BM6];0.99)" office:value-type="float" office:value="2484.8740918389" calcext:value-type="float">
            <text:p>2484.8740918389</text:p>
          </table:table-cell>
          <table:table-cell table:formula="of:=PERCENTILE([.B6:.BM6];0.9)" office:value-type="float" office:value="1868.290256011" calcext:value-type="float">
            <text:p>1868.290256011</text:p>
          </table:table-cell>
          <table:table-cell table:formula="of:=PERCENTILE([.B6:.BM6];0.75)" office:value-type="float" office:value="1240.09298797" calcext:value-type="float">
            <text:p>1240.09298797</text:p>
          </table:table-cell>
          <table:table-cell table:formula="of:=PERCENTILE([.A6:.BL6];0.6)" office:value-type="float" office:value="30.14971071774" calcext:value-type="float">
            <text:p>30.14971071774</text:p>
          </table:table-cell>
          <table:table-cell table:formula="of:=PERCENTILE([.B6:.BM6];0.5)" office:value-type="float" office:value="14.7324151663" calcext:value-type="float">
            <text:p>14.7324151663</text:p>
          </table:table-cell>
          <table:table-cell table:formula="of:=PERCENTILE([.B6:.BM6];0.4)" office:value-type="float" office:value="9.71580962056" calcext:value-type="float">
            <text:p>9.71580962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9291581529" calcext:value-type="float">
            <text:p>1.99291581529</text:p>
          </table:table-cell>
          <table:table-cell office:value-type="float" office:value="1.99689324064" calcext:value-type="float">
            <text:p>1.99689324064</text:p>
          </table:table-cell>
          <table:table-cell office:value-type="float" office:value="1.99730470858" calcext:value-type="float">
            <text:p>1.99730470858</text:p>
          </table:table-cell>
          <table:table-cell office:value-type="float" office:value="1.99764065391" calcext:value-type="float">
            <text:p>1.99764065391</text:p>
          </table:table-cell>
          <table:table-cell office:value-type="float" office:value="1.99765942317" calcext:value-type="float">
            <text:p>1.99765942317</text:p>
          </table:table-cell>
          <table:table-cell office:value-type="float" office:value="1.99769847707" calcext:value-type="float">
            <text:p>1.99769847707</text:p>
          </table:table-cell>
          <table:table-cell office:value-type="float" office:value="1.99801952341" calcext:value-type="float">
            <text:p>1.99801952341</text:p>
          </table:table-cell>
          <table:table-cell office:value-type="float" office:value="1.99985038341" calcext:value-type="float">
            <text:p>1.99985038341</text:p>
          </table:table-cell>
          <table:table-cell office:value-type="float" office:value="2.78742476228" calcext:value-type="float">
            <text:p>2.78742476228</text:p>
          </table:table-cell>
          <table:table-cell office:value-type="float" office:value="2.83711177622" calcext:value-type="float">
            <text:p>2.83711177622</text:p>
          </table:table-cell>
          <table:table-cell office:value-type="float" office:value="3.24205642504" calcext:value-type="float">
            <text:p>3.24205642504</text:p>
          </table:table-cell>
          <table:table-cell office:value-type="float" office:value="3.34399538752" calcext:value-type="float">
            <text:p>3.34399538752</text:p>
          </table:table-cell>
          <table:table-cell office:value-type="float" office:value="3.79996357937" calcext:value-type="float">
            <text:p>3.79996357937</text:p>
          </table:table-cell>
          <table:table-cell office:value-type="float" office:value="3.80981217419" calcext:value-type="float">
            <text:p>3.80981217419</text:p>
          </table:table-cell>
          <table:table-cell office:value-type="float" office:value="4.32246947777" calcext:value-type="float">
            <text:p>4.32246947777</text:p>
          </table:table-cell>
          <table:table-cell office:value-type="float" office:value="4.65167057107" calcext:value-type="float">
            <text:p>4.65167057107</text:p>
          </table:table-cell>
          <table:table-cell office:value-type="float" office:value="5.25852400483" calcext:value-type="float">
            <text:p>5.25852400483</text:p>
          </table:table-cell>
          <table:table-cell office:value-type="float" office:value="5.27683527702" calcext:value-type="float">
            <text:p>5.27683527702</text:p>
          </table:table-cell>
          <table:table-cell office:value-type="float" office:value="6.20133542403" calcext:value-type="float">
            <text:p>6.20133542403</text:p>
          </table:table-cell>
          <table:table-cell office:value-type="float" office:value="6.65617885794" calcext:value-type="float">
            <text:p>6.65617885794</text:p>
          </table:table-cell>
          <table:table-cell office:value-type="float" office:value="7.60302124708" calcext:value-type="float">
            <text:p>7.60302124708</text:p>
          </table:table-cell>
          <table:table-cell office:value-type="float" office:value="8.54584427404" calcext:value-type="float">
            <text:p>8.54584427404</text:p>
          </table:table-cell>
          <table:table-cell office:value-type="float" office:value="10.3097585742" calcext:value-type="float">
            <text:p>10.3097585742</text:p>
          </table:table-cell>
          <table:table-cell office:value-type="float" office:value="10.354351616" calcext:value-type="float">
            <text:p>10.354351616</text:p>
          </table:table-cell>
          <table:table-cell office:value-type="float" office:value="10.3600817931" calcext:value-type="float">
            <text:p>10.3600817931</text:p>
          </table:table-cell>
          <table:table-cell office:value-type="float" office:value="10.3708846325" calcext:value-type="float">
            <text:p>10.3708846325</text:p>
          </table:table-cell>
          <table:table-cell office:value-type="float" office:value="11.0224717475" calcext:value-type="float">
            <text:p>11.0224717475</text:p>
          </table:table-cell>
          <table:table-cell office:value-type="float" office:value="12.6392118125" calcext:value-type="float">
            <text:p>12.6392118125</text:p>
          </table:table-cell>
          <table:table-cell office:value-type="float" office:value="13.036007452" calcext:value-type="float">
            <text:p>13.036007452</text:p>
          </table:table-cell>
          <table:table-cell office:value-type="float" office:value="13.5639147976" calcext:value-type="float">
            <text:p>13.5639147976</text:p>
          </table:table-cell>
          <table:table-cell office:value-type="float" office:value="13.6821666374" calcext:value-type="float">
            <text:p>13.6821666374</text:p>
          </table:table-cell>
          <table:table-cell office:value-type="float" office:value="15.0710686039" calcext:value-type="float">
            <text:p>15.0710686039</text:p>
          </table:table-cell>
          <table:table-cell office:value-type="float" office:value="15.1122312817" calcext:value-type="float">
            <text:p>15.1122312817</text:p>
          </table:table-cell>
          <table:table-cell office:value-type="float" office:value="17.4375877805" calcext:value-type="float">
            <text:p>17.4375877805</text:p>
          </table:table-cell>
          <table:table-cell office:value-type="float" office:value="21.3929296009" calcext:value-type="float">
            <text:p>21.3929296009</text:p>
          </table:table-cell>
          <table:table-cell office:value-type="float" office:value="23.7461670955" calcext:value-type="float">
            <text:p>23.7461670955</text:p>
          </table:table-cell>
          <table:table-cell office:value-type="float" office:value="27.9631466124" calcext:value-type="float">
            <text:p>27.9631466124</text:p>
          </table:table-cell>
          <table:table-cell office:value-type="float" office:value="66.8744168873" calcext:value-type="float">
            <text:p>66.8744168873</text:p>
          </table:table-cell>
          <table:table-cell office:value-type="float" office:value="118.805273298" calcext:value-type="float">
            <text:p>118.805273298</text:p>
          </table:table-cell>
          <table:table-cell office:value-type="float" office:value="176.276641653" calcext:value-type="float">
            <text:p>176.276641653</text:p>
          </table:table-cell>
          <table:table-cell office:value-type="float" office:value="227.598645053" calcext:value-type="float">
            <text:p>227.598645053</text:p>
          </table:table-cell>
          <table:table-cell office:value-type="float" office:value="261.675827186" calcext:value-type="float">
            <text:p>261.675827186</text:p>
          </table:table-cell>
          <table:table-cell office:value-type="float" office:value="262.916386345" calcext:value-type="float">
            <text:p>262.916386345</text:p>
          </table:table-cell>
          <table:table-cell office:value-type="float" office:value="304.611236079" calcext:value-type="float">
            <text:p>304.611236079</text:p>
          </table:table-cell>
          <table:table-cell office:value-type="float" office:value="720.302542501" calcext:value-type="float">
            <text:p>720.302542501</text:p>
          </table:table-cell>
          <table:table-cell office:value-type="float" office:value="860.230191906" calcext:value-type="float">
            <text:p>860.230191906</text:p>
          </table:table-cell>
          <table:table-cell office:value-type="float" office:value="1354.23631981" calcext:value-type="float">
            <text:p>1354.23631981</text:p>
          </table:table-cell>
          <table:table-cell office:value-type="float" office:value="1752.79172879" calcext:value-type="float">
            <text:p>1752.79172879</text:p>
          </table:table-cell>
          <table:table-cell office:value-type="float" office:value="1771.51728811" calcext:value-type="float">
            <text:p>1771.51728811</text:p>
          </table:table-cell>
          <table:table-cell office:value-type="float" office:value="1793.46526978" calcext:value-type="float">
            <text:p>1793.46526978</text:p>
          </table:table-cell>
          <table:table-cell office:value-type="float" office:value="1833.68193485" calcext:value-type="float">
            <text:p>1833.68193485</text:p>
          </table:table-cell>
          <table:table-cell office:value-type="float" office:value="2021.13932563" calcext:value-type="float">
            <text:p>2021.13932563</text:p>
          </table:table-cell>
          <table:table-cell office:value-type="float" office:value="2090.26030357" calcext:value-type="float">
            <text:p>2090.26030357</text:p>
          </table:table-cell>
          <table:table-cell office:value-type="float" office:value="2185.57629215" calcext:value-type="float">
            <text:p>2185.57629215</text:p>
          </table:table-cell>
          <table:table-cell office:value-type="float" office:value="2206.86882972" calcext:value-type="float">
            <text:p>2206.86882972</text:p>
          </table:table-cell>
          <table:table-cell office:value-type="float" office:value="2215.1990628" calcext:value-type="float">
            <text:p>2215.1990628</text:p>
          </table:table-cell>
          <table:table-cell office:value-type="float" office:value="2242.87459126" calcext:value-type="float">
            <text:p>2242.87459126</text:p>
          </table:table-cell>
          <table:table-cell office:value-type="float" office:value="2264.53484857" calcext:value-type="float">
            <text:p>2264.53484857</text:p>
          </table:table-cell>
          <table:table-cell office:value-type="float" office:value="2296.3162746" calcext:value-type="float">
            <text:p>2296.3162746</text:p>
          </table:table-cell>
          <table:table-cell office:value-type="float" office:value="2315.2330519" calcext:value-type="float">
            <text:p>2315.2330519</text:p>
          </table:table-cell>
          <table:table-cell office:value-type="float" office:value="2335.28622458" calcext:value-type="float">
            <text:p>2335.28622458</text:p>
          </table:table-cell>
          <table:table-cell office:value-type="float" office:value="2349.67303904" calcext:value-type="float">
            <text:p>2349.67303904</text:p>
          </table:table-cell>
          <table:table-cell office:value-type="float" office:value="2454.6413662" calcext:value-type="float">
            <text:p>2454.6413662</text:p>
          </table:table-cell>
          <table:table-cell office:value-type="float" office:value="2517.91388518" calcext:value-type="float">
            <text:p>2517.91388518</text:p>
          </table:table-cell>
          <table:table-cell table:formula="of:=MAX([.B7:.BM7])" office:value-type="float" office:value="2517.91388518" calcext:value-type="float">
            <text:p>2517.91388518</text:p>
          </table:table-cell>
          <table:table-cell table:formula="of:=PERCENTILE([.$B7:.$BM7];0.99)" office:value-type="float" office:value="2478.0521982226" calcext:value-type="float">
            <text:p>2478.0521982226</text:p>
          </table:table-cell>
          <table:table-cell table:formula="of:=PERCENTILE([.B7:.BM7];0.9)" office:value-type="float" office:value="2258.036771377" calcext:value-type="float">
            <text:p>2258.036771377</text:p>
          </table:table-cell>
          <table:table-cell table:formula="of:=PERCENTILE([.B7:.BM7];0.75)" office:value-type="float" office:value="1757.47311862" calcext:value-type="float">
            <text:p>1757.47311862</text:p>
          </table:table-cell>
          <table:table-cell table:formula="of:=PERCENTILE([.A7:.BL7];0.6)" office:value-type="float" office:value="59.0921628323202" calcext:value-type="float">
            <text:p>59.0921628323202</text:p>
          </table:table-cell>
          <table:table-cell table:formula="of:=PERCENTILE([.B7:.BM7];0.5)" office:value-type="float" office:value="15.0916499428" calcext:value-type="float">
            <text:p>15.0916499428</text:p>
          </table:table-cell>
          <table:table-cell table:formula="of:=PERCENTILE([.B7:.BM7];0.4)" office:value-type="float" office:value="10.5012020555" calcext:value-type="float">
            <text:p>10.5012020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9164737138" calcext:value-type="float">
            <text:p>1.99164737138</text:p>
          </table:table-cell>
          <table:table-cell office:value-type="float" office:value="1.99174793331" calcext:value-type="float">
            <text:p>1.99174793331</text:p>
          </table:table-cell>
          <table:table-cell office:value-type="float" office:value="1.99730664701" calcext:value-type="float">
            <text:p>1.99730664701</text:p>
          </table:table-cell>
          <table:table-cell office:value-type="float" office:value="1.99783454002" calcext:value-type="float">
            <text:p>1.99783454002</text:p>
          </table:table-cell>
          <table:table-cell office:value-type="float" office:value="1.99818319991" calcext:value-type="float">
            <text:p>1.99818319991</text:p>
          </table:table-cell>
          <table:table-cell office:value-type="float" office:value="1.99874270385" calcext:value-type="float">
            <text:p>1.99874270385</text:p>
          </table:table-cell>
          <table:table-cell office:value-type="float" office:value="1.99893410343" calcext:value-type="float">
            <text:p>1.99893410343</text:p>
          </table:table-cell>
          <table:table-cell office:value-type="float" office:value="4.11112941152" calcext:value-type="float">
            <text:p>4.11112941152</text:p>
          </table:table-cell>
          <table:table-cell office:value-type="float" office:value="5.35912778281" calcext:value-type="float">
            <text:p>5.35912778281</text:p>
          </table:table-cell>
          <table:table-cell office:value-type="float" office:value="6.84081185633" calcext:value-type="float">
            <text:p>6.84081185633</text:p>
          </table:table-cell>
          <table:table-cell office:value-type="float" office:value="7.18620671904" calcext:value-type="float">
            <text:p>7.18620671904</text:p>
          </table:table-cell>
          <table:table-cell office:value-type="float" office:value="7.47035880348" calcext:value-type="float">
            <text:p>7.47035880348</text:p>
          </table:table-cell>
          <table:table-cell office:value-type="float" office:value="9.99939127957" calcext:value-type="float">
            <text:p>9.99939127957</text:p>
          </table:table-cell>
          <table:table-cell office:value-type="float" office:value="11.2875376369" calcext:value-type="float">
            <text:p>11.2875376369</text:p>
          </table:table-cell>
          <table:table-cell office:value-type="float" office:value="11.8857970165" calcext:value-type="float">
            <text:p>11.8857970165</text:p>
          </table:table-cell>
          <table:table-cell office:value-type="float" office:value="15.6107328635" calcext:value-type="float">
            <text:p>15.6107328635</text:p>
          </table:table-cell>
          <table:table-cell office:value-type="float" office:value="16.8615736143" calcext:value-type="float">
            <text:p>16.8615736143</text:p>
          </table:table-cell>
          <table:table-cell office:value-type="float" office:value="18.7476880178" calcext:value-type="float">
            <text:p>18.7476880178</text:p>
          </table:table-cell>
          <table:table-cell office:value-type="float" office:value="21.8615122115" calcext:value-type="float">
            <text:p>21.8615122115</text:p>
          </table:table-cell>
          <table:table-cell office:value-type="float" office:value="26.834921116" calcext:value-type="float">
            <text:p>26.834921116</text:p>
          </table:table-cell>
          <table:table-cell office:value-type="float" office:value="38.1642959391" calcext:value-type="float">
            <text:p>38.1642959391</text:p>
          </table:table-cell>
          <table:table-cell office:value-type="float" office:value="38.7559900649" calcext:value-type="float">
            <text:p>38.7559900649</text:p>
          </table:table-cell>
          <table:table-cell office:value-type="float" office:value="49.9453316893" calcext:value-type="float">
            <text:p>49.9453316893</text:p>
          </table:table-cell>
          <table:table-cell office:value-type="float" office:value="81.4625662129" calcext:value-type="float">
            <text:p>81.4625662129</text:p>
          </table:table-cell>
          <table:table-cell office:value-type="float" office:value="95.8975080052" calcext:value-type="float">
            <text:p>95.8975080052</text:p>
          </table:table-cell>
          <table:table-cell office:value-type="float" office:value="154.308367088" calcext:value-type="float">
            <text:p>154.308367088</text:p>
          </table:table-cell>
          <table:table-cell office:value-type="float" office:value="186.650466388" calcext:value-type="float">
            <text:p>186.650466388</text:p>
          </table:table-cell>
          <table:table-cell office:value-type="float" office:value="281.856183116" calcext:value-type="float">
            <text:p>281.856183116</text:p>
          </table:table-cell>
          <table:table-cell office:value-type="float" office:value="292.37236698" calcext:value-type="float">
            <text:p>292.37236698</text:p>
          </table:table-cell>
          <table:table-cell office:value-type="float" office:value="1332.34929754" calcext:value-type="float">
            <text:p>1332.34929754</text:p>
          </table:table-cell>
          <table:table-cell office:value-type="float" office:value="1378.53812068" calcext:value-type="float">
            <text:p>1378.53812068</text:p>
          </table:table-cell>
          <table:table-cell office:value-type="float" office:value="1467.55467516" calcext:value-type="float">
            <text:p>1467.55467516</text:p>
          </table:table-cell>
          <table:table-cell office:value-type="float" office:value="1467.61088092" calcext:value-type="float">
            <text:p>1467.61088092</text:p>
          </table:table-cell>
          <table:table-cell office:value-type="float" office:value="1486.26553026" calcext:value-type="float">
            <text:p>1486.26553026</text:p>
          </table:table-cell>
          <table:table-cell office:value-type="float" office:value="1545.22236011" calcext:value-type="float">
            <text:p>1545.22236011</text:p>
          </table:table-cell>
          <table:table-cell office:value-type="float" office:value="1591.43869979" calcext:value-type="float">
            <text:p>1591.43869979</text:p>
          </table:table-cell>
          <table:table-cell office:value-type="float" office:value="1599.22463646" calcext:value-type="float">
            <text:p>1599.22463646</text:p>
          </table:table-cell>
          <table:table-cell office:value-type="float" office:value="1687.84259607" calcext:value-type="float">
            <text:p>1687.84259607</text:p>
          </table:table-cell>
          <table:table-cell office:value-type="float" office:value="1731.9861013" calcext:value-type="float">
            <text:p>1731.9861013</text:p>
          </table:table-cell>
          <table:table-cell office:value-type="float" office:value="1750.88769061" calcext:value-type="float">
            <text:p>1750.88769061</text:p>
          </table:table-cell>
          <table:table-cell office:value-type="float" office:value="1763.11509571" calcext:value-type="float">
            <text:p>1763.11509571</text:p>
          </table:table-cell>
          <table:table-cell office:value-type="float" office:value="1783.62602193" calcext:value-type="float">
            <text:p>1783.62602193</text:p>
          </table:table-cell>
          <table:table-cell office:value-type="float" office:value="1833.9989076" calcext:value-type="float">
            <text:p>1833.9989076</text:p>
          </table:table-cell>
          <table:table-cell office:value-type="float" office:value="1854.05277615" calcext:value-type="float">
            <text:p>1854.05277615</text:p>
          </table:table-cell>
          <table:table-cell office:value-type="float" office:value="1902.96966858" calcext:value-type="float">
            <text:p>1902.96966858</text:p>
          </table:table-cell>
          <table:table-cell office:value-type="float" office:value="2074.32194398" calcext:value-type="float">
            <text:p>2074.32194398</text:p>
          </table:table-cell>
          <table:table-cell office:value-type="float" office:value="2095.71610105" calcext:value-type="float">
            <text:p>2095.71610105</text:p>
          </table:table-cell>
          <table:table-cell office:value-type="float" office:value="2097.99738197" calcext:value-type="float">
            <text:p>2097.99738197</text:p>
          </table:table-cell>
          <table:table-cell office:value-type="float" office:value="2100.3275916" calcext:value-type="float">
            <text:p>2100.3275916</text:p>
          </table:table-cell>
          <table:table-cell office:value-type="float" office:value="2119.51934471" calcext:value-type="float">
            <text:p>2119.51934471</text:p>
          </table:table-cell>
          <table:table-cell office:value-type="float" office:value="2125.57930281" calcext:value-type="float">
            <text:p>2125.57930281</text:p>
          </table:table-cell>
          <table:table-cell office:value-type="float" office:value="2127.85896665" calcext:value-type="float">
            <text:p>2127.85896665</text:p>
          </table:table-cell>
          <table:table-cell office:value-type="float" office:value="2162.19225377" calcext:value-type="float">
            <text:p>2162.19225377</text:p>
          </table:table-cell>
          <table:table-cell office:value-type="float" office:value="2264.05300834" calcext:value-type="float">
            <text:p>2264.05300834</text:p>
          </table:table-cell>
          <table:table-cell office:value-type="float" office:value="2264.69023412" calcext:value-type="float">
            <text:p>2264.69023412</text:p>
          </table:table-cell>
          <table:table-cell office:value-type="float" office:value="2316.6240695" calcext:value-type="float">
            <text:p>2316.6240695</text:p>
          </table:table-cell>
          <table:table-cell office:value-type="float" office:value="2328.91036604" calcext:value-type="float">
            <text:p>2328.91036604</text:p>
          </table:table-cell>
          <table:table-cell office:value-type="float" office:value="2335.46626241" calcext:value-type="float">
            <text:p>2335.46626241</text:p>
          </table:table-cell>
          <table:table-cell office:value-type="float" office:value="2350.29322014" calcext:value-type="float">
            <text:p>2350.29322014</text:p>
          </table:table-cell>
          <table:table-cell office:value-type="float" office:value="2387.80044584" calcext:value-type="float">
            <text:p>2387.80044584</text:p>
          </table:table-cell>
          <table:table-cell office:value-type="float" office:value="2456.51996678" calcext:value-type="float">
            <text:p>2456.51996678</text:p>
          </table:table-cell>
          <table:table-cell office:value-type="float" office:value="2471.47512221" calcext:value-type="float">
            <text:p>2471.47512221</text:p>
          </table:table-cell>
          <table:table-cell office:value-type="float" office:value="2552.04979458" calcext:value-type="float">
            <text:p>2552.04979458</text:p>
          </table:table-cell>
          <table:table-cell office:value-type="float" office:value="2673.4390539" calcext:value-type="float">
            <text:p>2673.4390539</text:p>
          </table:table-cell>
          <table:table-cell table:formula="of:=MAX([.B8:.BM8])" office:value-type="float" office:value="2673.4390539" calcext:value-type="float">
            <text:p>2673.4390539</text:p>
          </table:table-cell>
          <table:table-cell table:formula="of:=PERCENTILE([.$B8:.$BM8];0.99)" office:value-type="float" office:value="2596.9638205284" calcext:value-type="float">
            <text:p>2596.9638205284</text:p>
          </table:table-cell>
          <table:table-cell table:formula="of:=PERCENTILE([.B8:.BM8];0.9)" office:value-type="float" office:value="2333.499493499" calcext:value-type="float">
            <text:p>2333.499493499</text:p>
          </table:table-cell>
          <table:table-cell table:formula="of:=PERCENTILE([.B8:.BM8];0.75)" office:value-type="float" office:value="2098.5799343775" calcext:value-type="float">
            <text:p>2098.5799343775</text:p>
          </table:table-cell>
          <table:table-cell table:formula="of:=PERCENTILE([.A8:.BL8];0.6)" office:value-type="float" office:value="1670.119004148" calcext:value-type="float">
            <text:p>1670.119004148</text:p>
          </table:table-cell>
          <table:table-cell table:formula="of:=PERCENTILE([.B8:.BM8];0.5)" office:value-type="float" office:value="1467.58277804" calcext:value-type="float">
            <text:p>1467.58277804</text:p>
          </table:table-cell>
          <table:table-cell table:formula="of:=PERCENTILE([.B8:.BM8];0.4)" office:value-type="float" office:value="160.776786948" calcext:value-type="float">
            <text:p>160.776786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9716696638" calcext:value-type="float">
            <text:p>1.99716696638</text:p>
          </table:table-cell>
          <table:table-cell office:value-type="float" office:value="1.99805111712" calcext:value-type="float">
            <text:p>1.99805111712</text:p>
          </table:table-cell>
          <table:table-cell office:value-type="float" office:value="1.99834222838" calcext:value-type="float">
            <text:p>1.99834222838</text:p>
          </table:table-cell>
          <table:table-cell office:value-type="float" office:value="1.9983565896" calcext:value-type="float">
            <text:p>1.9983565896</text:p>
          </table:table-cell>
          <table:table-cell office:value-type="float" office:value="1.99888501132" calcext:value-type="float">
            <text:p>1.99888501132</text:p>
          </table:table-cell>
          <table:table-cell office:value-type="float" office:value="2.91855095525" calcext:value-type="float">
            <text:p>2.91855095525</text:p>
          </table:table-cell>
          <table:table-cell office:value-type="float" office:value="4.10784823238" calcext:value-type="float">
            <text:p>4.10784823238</text:p>
          </table:table-cell>
          <table:table-cell office:value-type="float" office:value="4.15367582043" calcext:value-type="float">
            <text:p>4.15367582043</text:p>
          </table:table-cell>
          <table:table-cell office:value-type="float" office:value="4.88631937298" calcext:value-type="float">
            <text:p>4.88631937298</text:p>
          </table:table-cell>
          <table:table-cell office:value-type="float" office:value="5.10007518125" calcext:value-type="float">
            <text:p>5.10007518125</text:p>
          </table:table-cell>
          <table:table-cell office:value-type="float" office:value="5.48250366679" calcext:value-type="float">
            <text:p>5.48250366679</text:p>
          </table:table-cell>
          <table:table-cell office:value-type="float" office:value="5.69694192394" calcext:value-type="float">
            <text:p>5.69694192394</text:p>
          </table:table-cell>
          <table:table-cell office:value-type="float" office:value="6.12672365945" calcext:value-type="float">
            <text:p>6.12672365945</text:p>
          </table:table-cell>
          <table:table-cell office:value-type="float" office:value="6.9016641413" calcext:value-type="float">
            <text:p>6.9016641413</text:p>
          </table:table-cell>
          <table:table-cell office:value-type="float" office:value="7.33080179988" calcext:value-type="float">
            <text:p>7.33080179988</text:p>
          </table:table-cell>
          <table:table-cell office:value-type="float" office:value="9.25536965046" calcext:value-type="float">
            <text:p>9.25536965046</text:p>
          </table:table-cell>
          <table:table-cell office:value-type="float" office:value="13.6110260373" calcext:value-type="float">
            <text:p>13.6110260373</text:p>
          </table:table-cell>
          <table:table-cell office:value-type="float" office:value="16.4064919514" calcext:value-type="float">
            <text:p>16.4064919514</text:p>
          </table:table-cell>
          <table:table-cell office:value-type="float" office:value="17.7392619889" calcext:value-type="float">
            <text:p>17.7392619889</text:p>
          </table:table-cell>
          <table:table-cell office:value-type="float" office:value="17.7797134832" calcext:value-type="float">
            <text:p>17.7797134832</text:p>
          </table:table-cell>
          <table:table-cell office:value-type="float" office:value="19.8212943614" calcext:value-type="float">
            <text:p>19.8212943614</text:p>
          </table:table-cell>
          <table:table-cell office:value-type="float" office:value="20.5358144964" calcext:value-type="float">
            <text:p>20.5358144964</text:p>
          </table:table-cell>
          <table:table-cell office:value-type="float" office:value="22.0207513216" calcext:value-type="float">
            <text:p>22.0207513216</text:p>
          </table:table-cell>
          <table:table-cell office:value-type="float" office:value="24.1533453189" calcext:value-type="float">
            <text:p>24.1533453189</text:p>
          </table:table-cell>
          <table:table-cell office:value-type="float" office:value="26.8971007164" calcext:value-type="float">
            <text:p>26.8971007164</text:p>
          </table:table-cell>
          <table:table-cell office:value-type="float" office:value="29.8102419584" calcext:value-type="float">
            <text:p>29.8102419584</text:p>
          </table:table-cell>
          <table:table-cell office:value-type="float" office:value="31.074727968" calcext:value-type="float">
            <text:p>31.074727968</text:p>
          </table:table-cell>
          <table:table-cell office:value-type="float" office:value="31.359896449" calcext:value-type="float">
            <text:p>31.359896449</text:p>
          </table:table-cell>
          <table:table-cell office:value-type="float" office:value="36.0047867851" calcext:value-type="float">
            <text:p>36.0047867851</text:p>
          </table:table-cell>
          <table:table-cell office:value-type="float" office:value="42.7159808188" calcext:value-type="float">
            <text:p>42.7159808188</text:p>
          </table:table-cell>
          <table:table-cell office:value-type="float" office:value="53.3758874564" calcext:value-type="float">
            <text:p>53.3758874564</text:p>
          </table:table-cell>
          <table:table-cell office:value-type="float" office:value="91.093339128" calcext:value-type="float">
            <text:p>91.093339128</text:p>
          </table:table-cell>
          <table:table-cell office:value-type="float" office:value="1349.72799368" calcext:value-type="float">
            <text:p>1349.72799368</text:p>
          </table:table-cell>
          <table:table-cell office:value-type="float" office:value="1471.87122097" calcext:value-type="float">
            <text:p>1471.87122097</text:p>
          </table:table-cell>
          <table:table-cell office:value-type="float" office:value="1523.93144594" calcext:value-type="float">
            <text:p>1523.93144594</text:p>
          </table:table-cell>
          <table:table-cell office:value-type="float" office:value="1533.30644935" calcext:value-type="float">
            <text:p>1533.30644935</text:p>
          </table:table-cell>
          <table:table-cell office:value-type="float" office:value="1686.26838072" calcext:value-type="float">
            <text:p>1686.26838072</text:p>
          </table:table-cell>
          <table:table-cell office:value-type="float" office:value="1710.57272965" calcext:value-type="float">
            <text:p>1710.57272965</text:p>
          </table:table-cell>
          <table:table-cell office:value-type="float" office:value="1819.90460713" calcext:value-type="float">
            <text:p>1819.90460713</text:p>
          </table:table-cell>
          <table:table-cell office:value-type="float" office:value="1985.29835024" calcext:value-type="float">
            <text:p>1985.29835024</text:p>
          </table:table-cell>
          <table:table-cell office:value-type="float" office:value="2003.94310976" calcext:value-type="float">
            <text:p>2003.94310976</text:p>
          </table:table-cell>
          <table:table-cell office:value-type="float" office:value="2020.45659041" calcext:value-type="float">
            <text:p>2020.45659041</text:p>
          </table:table-cell>
          <table:table-cell office:value-type="float" office:value="2058.88954555" calcext:value-type="float">
            <text:p>2058.88954555</text:p>
          </table:table-cell>
          <table:table-cell office:value-type="float" office:value="2073.62212108" calcext:value-type="float">
            <text:p>2073.62212108</text:p>
          </table:table-cell>
          <table:table-cell office:value-type="float" office:value="2107.39598661" calcext:value-type="float">
            <text:p>2107.39598661</text:p>
          </table:table-cell>
          <table:table-cell office:value-type="float" office:value="2148.51872467" calcext:value-type="float">
            <text:p>2148.51872467</text:p>
          </table:table-cell>
          <table:table-cell office:value-type="float" office:value="2151.49209999" calcext:value-type="float">
            <text:p>2151.49209999</text:p>
          </table:table-cell>
          <table:table-cell office:value-type="float" office:value="2172.94114992" calcext:value-type="float">
            <text:p>2172.94114992</text:p>
          </table:table-cell>
          <table:table-cell office:value-type="float" office:value="2207.15634541" calcext:value-type="float">
            <text:p>2207.15634541</text:p>
          </table:table-cell>
          <table:table-cell office:value-type="float" office:value="2217.25246584" calcext:value-type="float">
            <text:p>2217.25246584</text:p>
          </table:table-cell>
          <table:table-cell office:value-type="float" office:value="2233.38587489" calcext:value-type="float">
            <text:p>2233.38587489</text:p>
          </table:table-cell>
          <table:table-cell office:value-type="float" office:value="2261.99956567" calcext:value-type="float">
            <text:p>2261.99956567</text:p>
          </table:table-cell>
          <table:table-cell office:value-type="float" office:value="2320.99924241" calcext:value-type="float">
            <text:p>2320.99924241</text:p>
          </table:table-cell>
          <table:table-cell office:value-type="float" office:value="2357.09538951" calcext:value-type="float">
            <text:p>2357.09538951</text:p>
          </table:table-cell>
          <table:table-cell office:value-type="float" office:value="2369.82544912" calcext:value-type="float">
            <text:p>2369.82544912</text:p>
          </table:table-cell>
          <table:table-cell office:value-type="float" office:value="2421.02821401" calcext:value-type="float">
            <text:p>2421.02821401</text:p>
          </table:table-cell>
          <table:table-cell office:value-type="float" office:value="2429.81218082" calcext:value-type="float">
            <text:p>2429.81218082</text:p>
          </table:table-cell>
          <table:table-cell office:value-type="float" office:value="2497.54078844" calcext:value-type="float">
            <text:p>2497.54078844</text:p>
          </table:table-cell>
          <table:table-cell office:value-type="float" office:value="2507.87050409" calcext:value-type="float">
            <text:p>2507.87050409</text:p>
          </table:table-cell>
          <table:table-cell office:value-type="float" office:value="2653.87419621" calcext:value-type="float">
            <text:p>2653.87419621</text:p>
          </table:table-cell>
          <table:table-cell office:value-type="float" office:value="2710.09703083" calcext:value-type="float">
            <text:p>2710.09703083</text:p>
          </table:table-cell>
          <table:table-cell office:value-type="float" office:value="2801.37838078" calcext:value-type="float">
            <text:p>2801.37838078</text:p>
          </table:table-cell>
          <table:table-cell office:value-type="float" office:value="2844.62362003" calcext:value-type="float">
            <text:p>2844.62362003</text:p>
          </table:table-cell>
          <table:table-cell office:value-type="float" office:value="3051.95456582" calcext:value-type="float">
            <text:p>3051.95456582</text:p>
          </table:table-cell>
          <table:table-cell table:formula="of:=MAX([.B9:.BM9])" office:value-type="float" office:value="3051.95456582" calcext:value-type="float">
            <text:p>3051.95456582</text:p>
          </table:table-cell>
          <table:table-cell table:formula="of:=PERCENTILE([.$B9:.$BM9];0.99)" office:value-type="float" office:value="2921.3360699723" calcext:value-type="float">
            <text:p>2921.3360699723</text:p>
          </table:table-cell>
          <table:table-cell table:formula="of:=PERCENTILE([.B9:.BM9];0.9)" office:value-type="float" office:value="2477.222206154" calcext:value-type="float">
            <text:p>2477.222206154</text:p>
          </table:table-cell>
          <table:table-cell table:formula="of:=PERCENTILE([.B9:.BM9];0.75)" office:value-type="float" office:value="2181.4949487925" calcext:value-type="float">
            <text:p>2181.4949487925</text:p>
          </table:table-cell>
          <table:table-cell table:formula="of:=PERCENTILE([.A9:.BL9];0.6)" office:value-type="float" office:value="1705.711859864" calcext:value-type="float">
            <text:p>1705.711859864</text:p>
          </table:table-cell>
          <table:table-cell table:formula="of:=PERCENTILE([.B9:.BM9];0.5)" office:value-type="float" office:value="720.410666404" calcext:value-type="float">
            <text:p>720.410666404</text:p>
          </table:table-cell>
          <table:table-cell table:formula="of:=PERCENTILE([.B9:.BM9];0.4)" office:value-type="float" office:value="30.06313916032" calcext:value-type="float">
            <text:p>30.06313916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9737892631" calcext:value-type="float">
            <text:p>1.99737892631</text:p>
          </table:table-cell>
          <table:table-cell office:value-type="float" office:value="1.99801227044" calcext:value-type="float">
            <text:p>1.99801227044</text:p>
          </table:table-cell>
          <table:table-cell office:value-type="float" office:value="1.99829546632" calcext:value-type="float">
            <text:p>1.99829546632</text:p>
          </table:table-cell>
          <table:table-cell office:value-type="float" office:value="2.88149308712" calcext:value-type="float">
            <text:p>2.88149308712</text:p>
          </table:table-cell>
          <table:table-cell office:value-type="float" office:value="2.94194836589" calcext:value-type="float">
            <text:p>2.94194836589</text:p>
          </table:table-cell>
          <table:table-cell office:value-type="float" office:value="4.02483174849" calcext:value-type="float">
            <text:p>4.02483174849</text:p>
          </table:table-cell>
          <table:table-cell office:value-type="float" office:value="5.54269768138" calcext:value-type="float">
            <text:p>5.54269768138</text:p>
          </table:table-cell>
          <table:table-cell office:value-type="float" office:value="7.41524562681" calcext:value-type="float">
            <text:p>7.41524562681</text:p>
          </table:table-cell>
          <table:table-cell office:value-type="float" office:value="7.90747256757" calcext:value-type="float">
            <text:p>7.90747256757</text:p>
          </table:table-cell>
          <table:table-cell office:value-type="float" office:value="8.42518510269" calcext:value-type="float">
            <text:p>8.42518510269</text:p>
          </table:table-cell>
          <table:table-cell office:value-type="float" office:value="11.4788489071" calcext:value-type="float">
            <text:p>11.4788489071</text:p>
          </table:table-cell>
          <table:table-cell office:value-type="float" office:value="12.9267678362" calcext:value-type="float">
            <text:p>12.9267678362</text:p>
          </table:table-cell>
          <table:table-cell office:value-type="float" office:value="13.3545124074" calcext:value-type="float">
            <text:p>13.3545124074</text:p>
          </table:table-cell>
          <table:table-cell office:value-type="float" office:value="13.8755583744" calcext:value-type="float">
            <text:p>13.8755583744</text:p>
          </table:table-cell>
          <table:table-cell office:value-type="float" office:value="15.7341053073" calcext:value-type="float">
            <text:p>15.7341053073</text:p>
          </table:table-cell>
          <table:table-cell office:value-type="float" office:value="20.6039810889" calcext:value-type="float">
            <text:p>20.6039810889</text:p>
          </table:table-cell>
          <table:table-cell office:value-type="float" office:value="26.1053115195" calcext:value-type="float">
            <text:p>26.1053115195</text:p>
          </table:table-cell>
          <table:table-cell office:value-type="float" office:value="27.9144903627" calcext:value-type="float">
            <text:p>27.9144903627</text:p>
          </table:table-cell>
          <table:table-cell office:value-type="float" office:value="29.1716303154" calcext:value-type="float">
            <text:p>29.1716303154</text:p>
          </table:table-cell>
          <table:table-cell office:value-type="float" office:value="33.1366136358" calcext:value-type="float">
            <text:p>33.1366136358</text:p>
          </table:table-cell>
          <table:table-cell office:value-type="float" office:value="39.4302090084" calcext:value-type="float">
            <text:p>39.4302090084</text:p>
          </table:table-cell>
          <table:table-cell office:value-type="float" office:value="44.6105970436" calcext:value-type="float">
            <text:p>44.6105970436</text:p>
          </table:table-cell>
          <table:table-cell office:value-type="float" office:value="45.0045122569" calcext:value-type="float">
            <text:p>45.0045122569</text:p>
          </table:table-cell>
          <table:table-cell office:value-type="float" office:value="46.9741676132" calcext:value-type="float">
            <text:p>46.9741676132</text:p>
          </table:table-cell>
          <table:table-cell office:value-type="float" office:value="51.7189616508" calcext:value-type="float">
            <text:p>51.7189616508</text:p>
          </table:table-cell>
          <table:table-cell office:value-type="float" office:value="53.3169992762" calcext:value-type="float">
            <text:p>53.3169992762</text:p>
          </table:table-cell>
          <table:table-cell office:value-type="float" office:value="73.2109926063" calcext:value-type="float">
            <text:p>73.2109926063</text:p>
          </table:table-cell>
          <table:table-cell office:value-type="float" office:value="75.470461181" calcext:value-type="float">
            <text:p>75.470461181</text:p>
          </table:table-cell>
          <table:table-cell office:value-type="float" office:value="149.398558698" calcext:value-type="float">
            <text:p>149.398558698</text:p>
          </table:table-cell>
          <table:table-cell office:value-type="float" office:value="247.616592433" calcext:value-type="float">
            <text:p>247.616592433</text:p>
          </table:table-cell>
          <table:table-cell office:value-type="float" office:value="256.741201137" calcext:value-type="float">
            <text:p>256.741201137</text:p>
          </table:table-cell>
          <table:table-cell office:value-type="float" office:value="436.812854557" calcext:value-type="float">
            <text:p>436.812854557</text:p>
          </table:table-cell>
          <table:table-cell office:value-type="float" office:value="455.87559323" calcext:value-type="float">
            <text:p>455.87559323</text:p>
          </table:table-cell>
          <table:table-cell office:value-type="float" office:value="1762.2420356" calcext:value-type="float">
            <text:p>1762.2420356</text:p>
          </table:table-cell>
          <table:table-cell office:value-type="float" office:value="1825.93150692" calcext:value-type="float">
            <text:p>1825.93150692</text:p>
          </table:table-cell>
          <table:table-cell office:value-type="float" office:value="1893.63308688" calcext:value-type="float">
            <text:p>1893.63308688</text:p>
          </table:table-cell>
          <table:table-cell office:value-type="float" office:value="1894.1967456" calcext:value-type="float">
            <text:p>1894.1967456</text:p>
          </table:table-cell>
          <table:table-cell office:value-type="float" office:value="1972.84003197" calcext:value-type="float">
            <text:p>1972.84003197</text:p>
          </table:table-cell>
          <table:table-cell office:value-type="float" office:value="2022.35129859" calcext:value-type="float">
            <text:p>2022.35129859</text:p>
          </table:table-cell>
          <table:table-cell office:value-type="float" office:value="2117.35287871" calcext:value-type="float">
            <text:p>2117.35287871</text:p>
          </table:table-cell>
          <table:table-cell office:value-type="float" office:value="2123.29165887" calcext:value-type="float">
            <text:p>2123.29165887</text:p>
          </table:table-cell>
          <table:table-cell office:value-type="float" office:value="2141.4771384" calcext:value-type="float">
            <text:p>2141.4771384</text:p>
          </table:table-cell>
          <table:table-cell office:value-type="float" office:value="2154.57983493" calcext:value-type="float">
            <text:p>2154.57983493</text:p>
          </table:table-cell>
          <table:table-cell office:value-type="float" office:value="2169.47396573" calcext:value-type="float">
            <text:p>2169.47396573</text:p>
          </table:table-cell>
          <table:table-cell office:value-type="float" office:value="2258.66076699" calcext:value-type="float">
            <text:p>2258.66076699</text:p>
          </table:table-cell>
          <table:table-cell office:value-type="float" office:value="2283.01226699" calcext:value-type="float">
            <text:p>2283.01226699</text:p>
          </table:table-cell>
          <table:table-cell office:value-type="float" office:value="2283.98395641" calcext:value-type="float">
            <text:p>2283.98395641</text:p>
          </table:table-cell>
          <table:table-cell office:value-type="float" office:value="2312.7455564" calcext:value-type="float">
            <text:p>2312.7455564</text:p>
          </table:table-cell>
          <table:table-cell office:value-type="float" office:value="2335.55253537" calcext:value-type="float">
            <text:p>2335.55253537</text:p>
          </table:table-cell>
          <table:table-cell office:value-type="float" office:value="2340.53774647" calcext:value-type="float">
            <text:p>2340.53774647</text:p>
          </table:table-cell>
          <table:table-cell office:value-type="float" office:value="2391.51296077" calcext:value-type="float">
            <text:p>2391.51296077</text:p>
          </table:table-cell>
          <table:table-cell office:value-type="float" office:value="2392.58482183" calcext:value-type="float">
            <text:p>2392.58482183</text:p>
          </table:table-cell>
          <table:table-cell office:value-type="float" office:value="2392.71371083" calcext:value-type="float">
            <text:p>2392.71371083</text:p>
          </table:table-cell>
          <table:table-cell office:value-type="float" office:value="2443.74176722" calcext:value-type="float">
            <text:p>2443.74176722</text:p>
          </table:table-cell>
          <table:table-cell office:value-type="float" office:value="2448.53416592" calcext:value-type="float">
            <text:p>2448.53416592</text:p>
          </table:table-cell>
          <table:table-cell office:value-type="float" office:value="2476.3263796" calcext:value-type="float">
            <text:p>2476.3263796</text:p>
          </table:table-cell>
          <table:table-cell office:value-type="float" office:value="2511.85511919" calcext:value-type="float">
            <text:p>2511.85511919</text:p>
          </table:table-cell>
          <table:table-cell office:value-type="float" office:value="2540.06421715" calcext:value-type="float">
            <text:p>2540.06421715</text:p>
          </table:table-cell>
          <table:table-cell office:value-type="float" office:value="2591.77551388" calcext:value-type="float">
            <text:p>2591.77551388</text:p>
          </table:table-cell>
          <table:table-cell office:value-type="float" office:value="2666.32216173" calcext:value-type="float">
            <text:p>2666.32216173</text:p>
          </table:table-cell>
          <table:table-cell office:value-type="float" office:value="2676.91252428" calcext:value-type="float">
            <text:p>2676.91252428</text:p>
          </table:table-cell>
          <table:table-cell office:value-type="float" office:value="2680.087018" calcext:value-type="float">
            <text:p>2680.087018</text:p>
          </table:table-cell>
          <table:table-cell office:value-type="float" office:value="2716.40763234" calcext:value-type="float">
            <text:p>2716.40763234</text:p>
          </table:table-cell>
          <table:table-cell office:value-type="float" office:value="3036.38396343" calcext:value-type="float">
            <text:p>3036.38396343</text:p>
          </table:table-cell>
          <table:table-cell table:formula="of:=MAX([.B10:.BM10])" office:value-type="float" office:value="3036.38396343" calcext:value-type="float">
            <text:p>3036.38396343</text:p>
          </table:table-cell>
          <table:table-cell table:formula="of:=PERCENTILE([.$B10:.$BM10];0.99)" office:value-type="float" office:value="2834.7988748433" calcext:value-type="float">
            <text:p>2834.7988748433</text:p>
          </table:table-cell>
          <table:table-cell table:formula="of:=PERCENTILE([.B10:.BM10];0.9)" office:value-type="float" office:value="2531.601487762" calcext:value-type="float">
            <text:p>2531.601487762</text:p>
          </table:table-cell>
          <table:table-cell table:formula="of:=PERCENTILE([.B10:.BM10];0.75)" office:value-type="float" office:value="2318.4473011425" calcext:value-type="float">
            <text:p>2318.4473011425</text:p>
          </table:table-cell>
          <table:table-cell table:formula="of:=PERCENTILE([.A10:.BL10];0.6)" office:value-type="float" office:value="1957.111374696" calcext:value-type="float">
            <text:p>1957.111374696</text:p>
          </table:table-cell>
          <table:table-cell table:formula="of:=PERCENTILE([.B10:.BM10];0.5)" office:value-type="float" office:value="446.3442238935" calcext:value-type="float">
            <text:p>446.3442238935</text:p>
          </table:table-cell>
          <table:table-cell table:formula="of:=PERCENTILE([.B10:.BM10];0.4)" office:value-type="float" office:value="57.2957979422201" calcext:value-type="float">
            <text:p>57.2957979422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8931563209" calcext:value-type="float">
            <text:p>1.98931563209</text:p>
          </table:table-cell>
          <table:table-cell office:value-type="float" office:value="1.99814971441" calcext:value-type="float">
            <text:p>1.99814971441</text:p>
          </table:table-cell>
          <table:table-cell office:value-type="float" office:value="1.99850635538" calcext:value-type="float">
            <text:p>1.99850635538</text:p>
          </table:table-cell>
          <table:table-cell office:value-type="float" office:value="1.99873328813" calcext:value-type="float">
            <text:p>1.99873328813</text:p>
          </table:table-cell>
          <table:table-cell office:value-type="float" office:value="1.99904295879" calcext:value-type="float">
            <text:p>1.99904295879</text:p>
          </table:table-cell>
          <table:table-cell office:value-type="float" office:value="1.99956662606" calcext:value-type="float">
            <text:p>1.99956662606</text:p>
          </table:table-cell>
          <table:table-cell office:value-type="float" office:value="1.99986593407" calcext:value-type="float">
            <text:p>1.99986593407</text:p>
          </table:table-cell>
          <table:table-cell office:value-type="float" office:value="2.45653950721" calcext:value-type="float">
            <text:p>2.45653950721</text:p>
          </table:table-cell>
          <table:table-cell office:value-type="float" office:value="2.78011035049" calcext:value-type="float">
            <text:p>2.78011035049</text:p>
          </table:table-cell>
          <table:table-cell office:value-type="float" office:value="5.47068963025" calcext:value-type="float">
            <text:p>5.47068963025</text:p>
          </table:table-cell>
          <table:table-cell office:value-type="float" office:value="5.64872825902" calcext:value-type="float">
            <text:p>5.64872825902</text:p>
          </table:table-cell>
          <table:table-cell office:value-type="float" office:value="5.85731292816" calcext:value-type="float">
            <text:p>5.85731292816</text:p>
          </table:table-cell>
          <table:table-cell office:value-type="float" office:value="6.34014769061" calcext:value-type="float">
            <text:p>6.34014769061</text:p>
          </table:table-cell>
          <table:table-cell office:value-type="float" office:value="6.47083680203" calcext:value-type="float">
            <text:p>6.47083680203</text:p>
          </table:table-cell>
          <table:table-cell office:value-type="float" office:value="6.54301461557" calcext:value-type="float">
            <text:p>6.54301461557</text:p>
          </table:table-cell>
          <table:table-cell office:value-type="float" office:value="6.77688220388" calcext:value-type="float">
            <text:p>6.77688220388</text:p>
          </table:table-cell>
          <table:table-cell office:value-type="float" office:value="7.87072828732" calcext:value-type="float">
            <text:p>7.87072828732</text:p>
          </table:table-cell>
          <table:table-cell office:value-type="float" office:value="8.21614441616" calcext:value-type="float">
            <text:p>8.21614441616</text:p>
          </table:table-cell>
          <table:table-cell office:value-type="float" office:value="8.56097474175" calcext:value-type="float">
            <text:p>8.56097474175</text:p>
          </table:table-cell>
          <table:table-cell office:value-type="float" office:value="11.9284995757" calcext:value-type="float">
            <text:p>11.9284995757</text:p>
          </table:table-cell>
          <table:table-cell office:value-type="float" office:value="18.0773648783" calcext:value-type="float">
            <text:p>18.0773648783</text:p>
          </table:table-cell>
          <table:table-cell office:value-type="float" office:value="18.5080572348" calcext:value-type="float">
            <text:p>18.5080572348</text:p>
          </table:table-cell>
          <table:table-cell office:value-type="float" office:value="19.1577241871" calcext:value-type="float">
            <text:p>19.1577241871</text:p>
          </table:table-cell>
          <table:table-cell office:value-type="float" office:value="19.6764337144" calcext:value-type="float">
            <text:p>19.6764337144</text:p>
          </table:table-cell>
          <table:table-cell office:value-type="float" office:value="21.5136627666" calcext:value-type="float">
            <text:p>21.5136627666</text:p>
          </table:table-cell>
          <table:table-cell office:value-type="float" office:value="26.5788696875" calcext:value-type="float">
            <text:p>26.5788696875</text:p>
          </table:table-cell>
          <table:table-cell office:value-type="float" office:value="30.7775157363" calcext:value-type="float">
            <text:p>30.7775157363</text:p>
          </table:table-cell>
          <table:table-cell office:value-type="float" office:value="32.9336891274" calcext:value-type="float">
            <text:p>32.9336891274</text:p>
          </table:table-cell>
          <table:table-cell office:value-type="float" office:value="38.6564766898" calcext:value-type="float">
            <text:p>38.6564766898</text:p>
          </table:table-cell>
          <table:table-cell office:value-type="float" office:value="39.6389651892" calcext:value-type="float">
            <text:p>39.6389651892</text:p>
          </table:table-cell>
          <table:table-cell office:value-type="float" office:value="40.570465595" calcext:value-type="float">
            <text:p>40.570465595</text:p>
          </table:table-cell>
          <table:table-cell office:value-type="float" office:value="81.5535638278" calcext:value-type="float">
            <text:p>81.5535638278</text:p>
          </table:table-cell>
          <table:table-cell office:value-type="float" office:value="205.322680839" calcext:value-type="float">
            <text:p>205.322680839</text:p>
          </table:table-cell>
          <table:table-cell office:value-type="float" office:value="1274.00654056" calcext:value-type="float">
            <text:p>1274.00654056</text:p>
          </table:table-cell>
          <table:table-cell office:value-type="float" office:value="1696.46294987" calcext:value-type="float">
            <text:p>1696.46294987</text:p>
          </table:table-cell>
          <table:table-cell office:value-type="float" office:value="1998.13210334" calcext:value-type="float">
            <text:p>1998.13210334</text:p>
          </table:table-cell>
          <table:table-cell office:value-type="float" office:value="2030.05390932" calcext:value-type="float">
            <text:p>2030.05390932</text:p>
          </table:table-cell>
          <table:table-cell office:value-type="float" office:value="2066.35143373" calcext:value-type="float">
            <text:p>2066.35143373</text:p>
          </table:table-cell>
          <table:table-cell office:value-type="float" office:value="2131.40819344" calcext:value-type="float">
            <text:p>2131.40819344</text:p>
          </table:table-cell>
          <table:table-cell office:value-type="float" office:value="2155.40848868" calcext:value-type="float">
            <text:p>2155.40848868</text:p>
          </table:table-cell>
          <table:table-cell office:value-type="float" office:value="2160.2404349" calcext:value-type="float">
            <text:p>2160.2404349</text:p>
          </table:table-cell>
          <table:table-cell office:value-type="float" office:value="2201.21454914" calcext:value-type="float">
            <text:p>2201.21454914</text:p>
          </table:table-cell>
          <table:table-cell office:value-type="float" office:value="2257.07693747" calcext:value-type="float">
            <text:p>2257.07693747</text:p>
          </table:table-cell>
          <table:table-cell office:value-type="float" office:value="2266.73581813" calcext:value-type="float">
            <text:p>2266.73581813</text:p>
          </table:table-cell>
          <table:table-cell office:value-type="float" office:value="2299.414536" calcext:value-type="float">
            <text:p>2299.414536</text:p>
          </table:table-cell>
          <table:table-cell office:value-type="float" office:value="2314.44674746" calcext:value-type="float">
            <text:p>2314.44674746</text:p>
          </table:table-cell>
          <table:table-cell office:value-type="float" office:value="2393.49380351" calcext:value-type="float">
            <text:p>2393.49380351</text:p>
          </table:table-cell>
          <table:table-cell office:value-type="float" office:value="2394.89252285" calcext:value-type="float">
            <text:p>2394.89252285</text:p>
          </table:table-cell>
          <table:table-cell office:value-type="float" office:value="2434.58512307" calcext:value-type="float">
            <text:p>2434.58512307</text:p>
          </table:table-cell>
          <table:table-cell office:value-type="float" office:value="2469.90427159" calcext:value-type="float">
            <text:p>2469.90427159</text:p>
          </table:table-cell>
          <table:table-cell office:value-type="float" office:value="2482.84641938" calcext:value-type="float">
            <text:p>2482.84641938</text:p>
          </table:table-cell>
          <table:table-cell office:value-type="float" office:value="2486.14316535" calcext:value-type="float">
            <text:p>2486.14316535</text:p>
          </table:table-cell>
          <table:table-cell office:value-type="float" office:value="2531.40382946" calcext:value-type="float">
            <text:p>2531.40382946</text:p>
          </table:table-cell>
          <table:table-cell office:value-type="float" office:value="2541.71262341" calcext:value-type="float">
            <text:p>2541.71262341</text:p>
          </table:table-cell>
          <table:table-cell office:value-type="float" office:value="2572.25691555" calcext:value-type="float">
            <text:p>2572.25691555</text:p>
          </table:table-cell>
          <table:table-cell office:value-type="float" office:value="2623.53924175" calcext:value-type="float">
            <text:p>2623.53924175</text:p>
          </table:table-cell>
          <table:table-cell office:value-type="float" office:value="2644.8920153" calcext:value-type="float">
            <text:p>2644.8920153</text:p>
          </table:table-cell>
          <table:table-cell office:value-type="float" office:value="2646.75266331" calcext:value-type="float">
            <text:p>2646.75266331</text:p>
          </table:table-cell>
          <table:table-cell office:value-type="float" office:value="2652.34468058" calcext:value-type="float">
            <text:p>2652.34468058</text:p>
          </table:table-cell>
          <table:table-cell office:value-type="float" office:value="2675.21615057" calcext:value-type="float">
            <text:p>2675.21615057</text:p>
          </table:table-cell>
          <table:table-cell office:value-type="float" office:value="2726.66367429" calcext:value-type="float">
            <text:p>2726.66367429</text:p>
          </table:table-cell>
          <table:table-cell office:value-type="float" office:value="2766.01854238" calcext:value-type="float">
            <text:p>2766.01854238</text:p>
          </table:table-cell>
          <table:table-cell office:value-type="float" office:value="2851.41778187" calcext:value-type="float">
            <text:p>2851.41778187</text:p>
          </table:table-cell>
          <table:table-cell office:value-type="float" office:value="2887.60183436" calcext:value-type="float">
            <text:p>2887.60183436</text:p>
          </table:table-cell>
          <table:table-cell table:formula="of:=MAX([.B11:.BM11])" office:value-type="float" office:value="2887.60183436" calcext:value-type="float">
            <text:p>2887.60183436</text:p>
          </table:table-cell>
          <table:table-cell table:formula="of:=PERCENTILE([.$B11:.$BM11];0.99)" office:value-type="float" office:value="2864.8058812913" calcext:value-type="float">
            <text:p>2864.8058812913</text:p>
          </table:table-cell>
          <table:table-cell table:formula="of:=PERCENTILE([.B11:.BM11];0.9)" office:value-type="float" office:value="2646.194468907" calcext:value-type="float">
            <text:p>2646.194468907</text:p>
          </table:table-cell>
          <table:table-cell table:formula="of:=PERCENTILE([.B11:.BM11];0.75)" office:value-type="float" office:value="2404.815672905" calcext:value-type="float">
            <text:p>2404.815672905</text:p>
          </table:table-cell>
          <table:table-cell table:formula="of:=PERCENTILE([.A11:.BL11];0.6)" office:value-type="float" office:value="2059.091928848" calcext:value-type="float">
            <text:p>2059.091928848</text:p>
          </table:table-cell>
          <table:table-cell table:formula="of:=PERCENTILE([.B11:.BM11];0.5)" office:value-type="float" office:value="143.4381223334" calcext:value-type="float">
            <text:p>143.4381223334</text:p>
          </table:table-cell>
          <table:table-cell table:formula="of:=PERCENTILE([.B11:.BM11];0.4)" office:value-type="float" office:value="27.41859889726" calcext:value-type="float">
            <text:p>27.41859889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526397512" calcext:value-type="float">
            <text:p>1.99526397512</text:p>
          </table:table-cell>
          <table:table-cell office:value-type="float" office:value="1.9963067436" calcext:value-type="float">
            <text:p>1.9963067436</text:p>
          </table:table-cell>
          <table:table-cell office:value-type="float" office:value="1.99911273241" calcext:value-type="float">
            <text:p>1.99911273241</text:p>
          </table:table-cell>
          <table:table-cell office:value-type="float" office:value="1.99950575274" calcext:value-type="float">
            <text:p>1.99950575274</text:p>
          </table:table-cell>
          <table:table-cell office:value-type="float" office:value="3.35677185051" calcext:value-type="float">
            <text:p>3.35677185051</text:p>
          </table:table-cell>
          <table:table-cell office:value-type="float" office:value="4.87129437726" calcext:value-type="float">
            <text:p>4.87129437726</text:p>
          </table:table-cell>
          <table:table-cell office:value-type="float" office:value="4.93413509642" calcext:value-type="float">
            <text:p>4.93413509642</text:p>
          </table:table-cell>
          <table:table-cell office:value-type="float" office:value="5.14507920058" calcext:value-type="float">
            <text:p>5.14507920058</text:p>
          </table:table-cell>
          <table:table-cell office:value-type="float" office:value="5.7961803132" calcext:value-type="float">
            <text:p>5.7961803132</text:p>
          </table:table-cell>
          <table:table-cell office:value-type="float" office:value="6.38580433786" calcext:value-type="float">
            <text:p>6.38580433786</text:p>
          </table:table-cell>
          <table:table-cell office:value-type="float" office:value="7.28378283625" calcext:value-type="float">
            <text:p>7.28378283625</text:p>
          </table:table-cell>
          <table:table-cell office:value-type="float" office:value="7.55220313559" calcext:value-type="float">
            <text:p>7.55220313559</text:p>
          </table:table-cell>
          <table:table-cell office:value-type="float" office:value="8.57839323614" calcext:value-type="float">
            <text:p>8.57839323614</text:p>
          </table:table-cell>
          <table:table-cell office:value-type="float" office:value="10.2192656048" calcext:value-type="float">
            <text:p>10.2192656048</text:p>
          </table:table-cell>
          <table:table-cell office:value-type="float" office:value="13.050054471" calcext:value-type="float">
            <text:p>13.050054471</text:p>
          </table:table-cell>
          <table:table-cell office:value-type="float" office:value="15.2697781676" calcext:value-type="float">
            <text:p>15.2697781676</text:p>
          </table:table-cell>
          <table:table-cell office:value-type="float" office:value="17.3268321975" calcext:value-type="float">
            <text:p>17.3268321975</text:p>
          </table:table-cell>
          <table:table-cell office:value-type="float" office:value="19.7600315384" calcext:value-type="float">
            <text:p>19.7600315384</text:p>
          </table:table-cell>
          <table:table-cell office:value-type="float" office:value="21.4299656859" calcext:value-type="float">
            <text:p>21.4299656859</text:p>
          </table:table-cell>
          <table:table-cell office:value-type="float" office:value="31.3868795136" calcext:value-type="float">
            <text:p>31.3868795136</text:p>
          </table:table-cell>
          <table:table-cell office:value-type="float" office:value="35.2830944572" calcext:value-type="float">
            <text:p>35.2830944572</text:p>
          </table:table-cell>
          <table:table-cell office:value-type="float" office:value="36.2260765772" calcext:value-type="float">
            <text:p>36.2260765772</text:p>
          </table:table-cell>
          <table:table-cell office:value-type="float" office:value="37.6736502426" calcext:value-type="float">
            <text:p>37.6736502426</text:p>
          </table:table-cell>
          <table:table-cell office:value-type="float" office:value="40.6397204666" calcext:value-type="float">
            <text:p>40.6397204666</text:p>
          </table:table-cell>
          <table:table-cell office:value-type="float" office:value="40.8461883012" calcext:value-type="float">
            <text:p>40.8461883012</text:p>
          </table:table-cell>
          <table:table-cell office:value-type="float" office:value="44.8160591354" calcext:value-type="float">
            <text:p>44.8160591354</text:p>
          </table:table-cell>
          <table:table-cell office:value-type="float" office:value="56.4427608576" calcext:value-type="float">
            <text:p>56.4427608576</text:p>
          </table:table-cell>
          <table:table-cell office:value-type="float" office:value="69.4907309412" calcext:value-type="float">
            <text:p>69.4907309412</text:p>
          </table:table-cell>
          <table:table-cell office:value-type="float" office:value="75.3860822778" calcext:value-type="float">
            <text:p>75.3860822778</text:p>
          </table:table-cell>
          <table:table-cell office:value-type="float" office:value="146.930311436" calcext:value-type="float">
            <text:p>146.930311436</text:p>
          </table:table-cell>
          <table:table-cell office:value-type="float" office:value="176.683376914" calcext:value-type="float">
            <text:p>176.683376914</text:p>
          </table:table-cell>
          <table:table-cell office:value-type="float" office:value="637.54813122" calcext:value-type="float">
            <text:p>637.54813122</text:p>
          </table:table-cell>
          <table:table-cell office:value-type="float" office:value="1678.73499255" calcext:value-type="float">
            <text:p>1678.73499255</text:p>
          </table:table-cell>
          <table:table-cell office:value-type="float" office:value="1949.91369592" calcext:value-type="float">
            <text:p>1949.91369592</text:p>
          </table:table-cell>
          <table:table-cell office:value-type="float" office:value="1966.72397257" calcext:value-type="float">
            <text:p>1966.72397257</text:p>
          </table:table-cell>
          <table:table-cell office:value-type="float" office:value="2183.67484996" calcext:value-type="float">
            <text:p>2183.67484996</text:p>
          </table:table-cell>
          <table:table-cell office:value-type="float" office:value="2301.42659015" calcext:value-type="float">
            <text:p>2301.42659015</text:p>
          </table:table-cell>
          <table:table-cell office:value-type="float" office:value="2329.62128004" calcext:value-type="float">
            <text:p>2329.62128004</text:p>
          </table:table-cell>
          <table:table-cell office:value-type="float" office:value="2372.438054" calcext:value-type="float">
            <text:p>2372.438054</text:p>
          </table:table-cell>
          <table:table-cell office:value-type="float" office:value="2376.28330358" calcext:value-type="float">
            <text:p>2376.28330358</text:p>
          </table:table-cell>
          <table:table-cell office:value-type="float" office:value="2393.73527028" calcext:value-type="float">
            <text:p>2393.73527028</text:p>
          </table:table-cell>
          <table:table-cell office:value-type="float" office:value="2395.27798594" calcext:value-type="float">
            <text:p>2395.27798594</text:p>
          </table:table-cell>
          <table:table-cell office:value-type="float" office:value="2418.21002354" calcext:value-type="float">
            <text:p>2418.21002354</text:p>
          </table:table-cell>
          <table:table-cell office:value-type="float" office:value="2448.27580724" calcext:value-type="float">
            <text:p>2448.27580724</text:p>
          </table:table-cell>
          <table:table-cell office:value-type="float" office:value="2545.01468074" calcext:value-type="float">
            <text:p>2545.01468074</text:p>
          </table:table-cell>
          <table:table-cell office:value-type="float" office:value="2584.46097114" calcext:value-type="float">
            <text:p>2584.46097114</text:p>
          </table:table-cell>
          <table:table-cell office:value-type="float" office:value="2585.90086915" calcext:value-type="float">
            <text:p>2585.90086915</text:p>
          </table:table-cell>
          <table:table-cell office:value-type="float" office:value="2589.4710597" calcext:value-type="float">
            <text:p>2589.4710597</text:p>
          </table:table-cell>
          <table:table-cell office:value-type="float" office:value="2618.02304293" calcext:value-type="float">
            <text:p>2618.02304293</text:p>
          </table:table-cell>
          <table:table-cell office:value-type="float" office:value="2624.34581786" calcext:value-type="float">
            <text:p>2624.34581786</text:p>
          </table:table-cell>
          <table:table-cell office:value-type="float" office:value="2667.84992799" calcext:value-type="float">
            <text:p>2667.84992799</text:p>
          </table:table-cell>
          <table:table-cell office:value-type="float" office:value="2697.08596836" calcext:value-type="float">
            <text:p>2697.08596836</text:p>
          </table:table-cell>
          <table:table-cell office:value-type="float" office:value="2801.07360083" calcext:value-type="float">
            <text:p>2801.07360083</text:p>
          </table:table-cell>
          <table:table-cell office:value-type="float" office:value="2805.21392439" calcext:value-type="float">
            <text:p>2805.21392439</text:p>
          </table:table-cell>
          <table:table-cell office:value-type="float" office:value="2823.12324716" calcext:value-type="float">
            <text:p>2823.12324716</text:p>
          </table:table-cell>
          <table:table-cell office:value-type="float" office:value="2863.80253027" calcext:value-type="float">
            <text:p>2863.80253027</text:p>
          </table:table-cell>
          <table:table-cell office:value-type="float" office:value="2878.22396025" calcext:value-type="float">
            <text:p>2878.22396025</text:p>
          </table:table-cell>
          <table:table-cell office:value-type="float" office:value="2910.28129978" calcext:value-type="float">
            <text:p>2910.28129978</text:p>
          </table:table-cell>
          <table:table-cell office:value-type="float" office:value="2934.33914634" calcext:value-type="float">
            <text:p>2934.33914634</text:p>
          </table:table-cell>
          <table:table-cell office:value-type="float" office:value="2947.75623233" calcext:value-type="float">
            <text:p>2947.75623233</text:p>
          </table:table-cell>
          <table:table-cell office:value-type="float" office:value="2976.50830774" calcext:value-type="float">
            <text:p>2976.50830774</text:p>
          </table:table-cell>
          <table:table-cell office:value-type="float" office:value="2997.69615629" calcext:value-type="float">
            <text:p>2997.69615629</text:p>
          </table:table-cell>
          <table:table-cell office:value-type="float" office:value="3004.68125606" calcext:value-type="float">
            <text:p>3004.68125606</text:p>
          </table:table-cell>
          <table:table-cell office:value-type="float" office:value="3033.92396095" calcext:value-type="float">
            <text:p>3033.92396095</text:p>
          </table:table-cell>
          <table:table-cell table:formula="of:=MAX([.B12:.BM12])" office:value-type="float" office:value="3033.92396095" calcext:value-type="float">
            <text:p>3033.92396095</text:p>
          </table:table-cell>
          <table:table-cell table:formula="of:=PERCENTILE([.$B12:.$BM12];0.99)" office:value-type="float" office:value="3015.5010568693" calcext:value-type="float">
            <text:p>3015.5010568693</text:p>
          </table:table-cell>
          <table:table-cell table:formula="of:=PERCENTILE([.B12:.BM12];0.9)" office:value-type="float" office:value="2900.664097921" calcext:value-type="float">
            <text:p>2900.664097921</text:p>
          </table:table-cell>
          <table:table-cell table:formula="of:=PERCENTILE([.B12:.BM12];0.75)" office:value-type="float" office:value="2596.6090555075" calcext:value-type="float">
            <text:p>2596.6090555075</text:p>
          </table:table-cell>
          <table:table-cell table:formula="of:=PERCENTILE([.A12:.BL12];0.6)" office:value-type="float" office:value="2323.982342062" calcext:value-type="float">
            <text:p>2323.982342062</text:p>
          </table:table-cell>
          <table:table-cell table:formula="of:=PERCENTILE([.B12:.BM12];0.5)" office:value-type="float" office:value="1158.141561885" calcext:value-type="float">
            <text:p>1158.141561885</text:p>
          </table:table-cell>
          <table:table-cell table:formula="of:=PERCENTILE([.B12:.BM12];0.4)" office:value-type="float" office:value="47.14139947984" calcext:value-type="float">
            <text:p>47.14139947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9223512337" calcext:value-type="float">
            <text:p>4.39223512337</text:p>
          </table:table-cell>
          <table:table-cell office:value-type="float" office:value="7.83271379515" calcext:value-type="float">
            <text:p>7.83271379515</text:p>
          </table:table-cell>
          <table:table-cell office:value-type="float" office:value="10.7105181544" calcext:value-type="float">
            <text:p>10.7105181544</text:p>
          </table:table-cell>
          <table:table-cell office:value-type="float" office:value="10.8611819042" calcext:value-type="float">
            <text:p>10.8611819042</text:p>
          </table:table-cell>
          <table:table-cell office:value-type="float" office:value="12.2259172787" calcext:value-type="float">
            <text:p>12.2259172787</text:p>
          </table:table-cell>
          <table:table-cell office:value-type="float" office:value="12.7998015281" calcext:value-type="float">
            <text:p>12.7998015281</text:p>
          </table:table-cell>
          <table:table-cell office:value-type="float" office:value="13.9083466556" calcext:value-type="float">
            <text:p>13.9083466556</text:p>
          </table:table-cell>
          <table:table-cell office:value-type="float" office:value="14.4144160103" calcext:value-type="float">
            <text:p>14.4144160103</text:p>
          </table:table-cell>
          <table:table-cell office:value-type="float" office:value="14.5942015747" calcext:value-type="float">
            <text:p>14.5942015747</text:p>
          </table:table-cell>
          <table:table-cell office:value-type="float" office:value="15.5608838832" calcext:value-type="float">
            <text:p>15.5608838832</text:p>
          </table:table-cell>
          <table:table-cell office:value-type="float" office:value="15.5643816355" calcext:value-type="float">
            <text:p>15.5643816355</text:p>
          </table:table-cell>
          <table:table-cell office:value-type="float" office:value="17.427762801" calcext:value-type="float">
            <text:p>17.427762801</text:p>
          </table:table-cell>
          <table:table-cell office:value-type="float" office:value="20.0295119673" calcext:value-type="float">
            <text:p>20.0295119673</text:p>
          </table:table-cell>
          <table:table-cell office:value-type="float" office:value="22.7804875549" calcext:value-type="float">
            <text:p>22.7804875549</text:p>
          </table:table-cell>
          <table:table-cell office:value-type="float" office:value="25.8078825073" calcext:value-type="float">
            <text:p>25.8078825073</text:p>
          </table:table-cell>
          <table:table-cell office:value-type="float" office:value="28.0431592513" calcext:value-type="float">
            <text:p>28.0431592513</text:p>
          </table:table-cell>
          <table:table-cell office:value-type="float" office:value="30.0566531393" calcext:value-type="float">
            <text:p>30.0566531393</text:p>
          </table:table-cell>
          <table:table-cell office:value-type="float" office:value="34.4502750511" calcext:value-type="float">
            <text:p>34.4502750511</text:p>
          </table:table-cell>
          <table:table-cell office:value-type="float" office:value="43.216265503" calcext:value-type="float">
            <text:p>43.216265503</text:p>
          </table:table-cell>
          <table:table-cell office:value-type="float" office:value="47.9756585731" calcext:value-type="float">
            <text:p>47.9756585731</text:p>
          </table:table-cell>
          <table:table-cell office:value-type="float" office:value="48.3437031383" calcext:value-type="float">
            <text:p>48.3437031383</text:p>
          </table:table-cell>
          <table:table-cell office:value-type="float" office:value="62.5611043505" calcext:value-type="float">
            <text:p>62.5611043505</text:p>
          </table:table-cell>
          <table:table-cell office:value-type="float" office:value="70.6252570187" calcext:value-type="float">
            <text:p>70.6252570187</text:p>
          </table:table-cell>
          <table:table-cell office:value-type="float" office:value="74.6840397317" calcext:value-type="float">
            <text:p>74.6840397317</text:p>
          </table:table-cell>
          <table:table-cell office:value-type="float" office:value="93.4797080522" calcext:value-type="float">
            <text:p>93.4797080522</text:p>
          </table:table-cell>
          <table:table-cell office:value-type="float" office:value="112.83353072" calcext:value-type="float">
            <text:p>112.83353072</text:p>
          </table:table-cell>
          <table:table-cell office:value-type="float" office:value="150.927288998" calcext:value-type="float">
            <text:p>150.927288998</text:p>
          </table:table-cell>
          <table:table-cell office:value-type="float" office:value="209.887453951" calcext:value-type="float">
            <text:p>209.887453951</text:p>
          </table:table-cell>
          <table:table-cell office:value-type="float" office:value="317.182637249" calcext:value-type="float">
            <text:p>317.182637249</text:p>
          </table:table-cell>
          <table:table-cell office:value-type="float" office:value="542.748281487" calcext:value-type="float">
            <text:p>542.748281487</text:p>
          </table:table-cell>
          <table:table-cell office:value-type="float" office:value="579.737663047" calcext:value-type="float">
            <text:p>579.737663047</text:p>
          </table:table-cell>
          <table:table-cell office:value-type="float" office:value="762.338113259" calcext:value-type="float">
            <text:p>762.338113259</text:p>
          </table:table-cell>
          <table:table-cell office:value-type="float" office:value="1867.73306654" calcext:value-type="float">
            <text:p>1867.73306654</text:p>
          </table:table-cell>
          <table:table-cell office:value-type="float" office:value="2094.79551078" calcext:value-type="float">
            <text:p>2094.79551078</text:p>
          </table:table-cell>
          <table:table-cell office:value-type="float" office:value="2148.50012699" calcext:value-type="float">
            <text:p>2148.50012699</text:p>
          </table:table-cell>
          <table:table-cell office:value-type="float" office:value="2193.06679524" calcext:value-type="float">
            <text:p>2193.06679524</text:p>
          </table:table-cell>
          <table:table-cell office:value-type="float" office:value="2255.35205443" calcext:value-type="float">
            <text:p>2255.35205443</text:p>
          </table:table-cell>
          <table:table-cell office:value-type="float" office:value="2262.69019363" calcext:value-type="float">
            <text:p>2262.69019363</text:p>
          </table:table-cell>
          <table:table-cell office:value-type="float" office:value="2308.0913298" calcext:value-type="float">
            <text:p>2308.0913298</text:p>
          </table:table-cell>
          <table:table-cell office:value-type="float" office:value="2347.99179712" calcext:value-type="float">
            <text:p>2347.99179712</text:p>
          </table:table-cell>
          <table:table-cell office:value-type="float" office:value="2356.71665424" calcext:value-type="float">
            <text:p>2356.71665424</text:p>
          </table:table-cell>
          <table:table-cell office:value-type="float" office:value="2390.03818559" calcext:value-type="float">
            <text:p>2390.03818559</text:p>
          </table:table-cell>
          <table:table-cell office:value-type="float" office:value="2421.16480086" calcext:value-type="float">
            <text:p>2421.16480086</text:p>
          </table:table-cell>
          <table:table-cell office:value-type="float" office:value="2427.95851387" calcext:value-type="float">
            <text:p>2427.95851387</text:p>
          </table:table-cell>
          <table:table-cell office:value-type="float" office:value="2433.15730687" calcext:value-type="float">
            <text:p>2433.15730687</text:p>
          </table:table-cell>
          <table:table-cell office:value-type="float" office:value="2449.70238784" calcext:value-type="float">
            <text:p>2449.70238784</text:p>
          </table:table-cell>
          <table:table-cell office:value-type="float" office:value="2455.58385669" calcext:value-type="float">
            <text:p>2455.58385669</text:p>
          </table:table-cell>
          <table:table-cell office:value-type="float" office:value="2467.82811295" calcext:value-type="float">
            <text:p>2467.82811295</text:p>
          </table:table-cell>
          <table:table-cell office:value-type="float" office:value="2479.41307419" calcext:value-type="float">
            <text:p>2479.41307419</text:p>
          </table:table-cell>
          <table:table-cell office:value-type="float" office:value="2529.032902" calcext:value-type="float">
            <text:p>2529.032902</text:p>
          </table:table-cell>
          <table:table-cell office:value-type="float" office:value="2554.78382963" calcext:value-type="float">
            <text:p>2554.78382963</text:p>
          </table:table-cell>
          <table:table-cell office:value-type="float" office:value="2560.66946491" calcext:value-type="float">
            <text:p>2560.66946491</text:p>
          </table:table-cell>
          <table:table-cell office:value-type="float" office:value="2565.80135035" calcext:value-type="float">
            <text:p>2565.80135035</text:p>
          </table:table-cell>
          <table:table-cell office:value-type="float" office:value="2585.83313408" calcext:value-type="float">
            <text:p>2585.83313408</text:p>
          </table:table-cell>
          <table:table-cell office:value-type="float" office:value="2614.76026107" calcext:value-type="float">
            <text:p>2614.76026107</text:p>
          </table:table-cell>
          <table:table-cell office:value-type="float" office:value="2625.72653668" calcext:value-type="float">
            <text:p>2625.72653668</text:p>
          </table:table-cell>
          <table:table-cell office:value-type="float" office:value="2626.10194868" calcext:value-type="float">
            <text:p>2626.10194868</text:p>
          </table:table-cell>
          <table:table-cell office:value-type="float" office:value="2633.32133939" calcext:value-type="float">
            <text:p>2633.32133939</text:p>
          </table:table-cell>
          <table:table-cell office:value-type="float" office:value="2715.14128525" calcext:value-type="float">
            <text:p>2715.14128525</text:p>
          </table:table-cell>
          <table:table-cell office:value-type="float" office:value="2764.8498238" calcext:value-type="float">
            <text:p>2764.8498238</text:p>
          </table:table-cell>
          <table:table-cell office:value-type="float" office:value="2824.44312433" calcext:value-type="float">
            <text:p>2824.44312433</text:p>
          </table:table-cell>
          <table:table-cell office:value-type="float" office:value="2910.03148683" calcext:value-type="float">
            <text:p>2910.03148683</text:p>
          </table:table-cell>
          <table:table-cell office:value-type="float" office:value="2937.64721728" calcext:value-type="float">
            <text:p>2937.64721728</text:p>
          </table:table-cell>
          <table:table-cell office:value-type="float" office:value="2964.178019" calcext:value-type="float">
            <text:p>2964.178019</text:p>
          </table:table-cell>
          <table:table-cell table:formula="of:=MAX([.B13:.BM13])" office:value-type="float" office:value="2964.178019" calcext:value-type="float">
            <text:p>2964.178019</text:p>
          </table:table-cell>
          <table:table-cell table:formula="of:=PERCENTILE([.$B13:.$BM13];0.99)" office:value-type="float" office:value="2947.4636139164" calcext:value-type="float">
            <text:p>2947.4636139164</text:p>
          </table:table-cell>
          <table:table-cell table:formula="of:=PERCENTILE([.B13:.BM13];0.9)" office:value-type="float" office:value="2631.155522177" calcext:value-type="float">
            <text:p>2631.155522177</text:p>
          </table:table-cell>
          <table:table-cell table:formula="of:=PERCENTILE([.B13:.BM13];0.75)" office:value-type="float" office:value="2470.72435326" calcext:value-type="float">
            <text:p>2470.72435326</text:p>
          </table:table-cell>
          <table:table-cell table:formula="of:=PERCENTILE([.A13:.BL13];0.6)" office:value-type="float" office:value="2261.22256579" calcext:value-type="float">
            <text:p>2261.22256579</text:p>
          </table:table-cell>
          <table:table-cell table:formula="of:=PERCENTILE([.B13:.BM13];0.5)" office:value-type="float" office:value="1315.0355898995" calcext:value-type="float">
            <text:p>1315.0355898995</text:p>
          </table:table-cell>
          <table:table-cell table:formula="of:=PERCENTILE([.B13:.BM13];0.4)" office:value-type="float" office:value="120.4522823756" calcext:value-type="float">
            <text:p>120.4522823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9198742653" calcext:value-type="float">
            <text:p>1.99198742653</text:p>
          </table:table-cell>
          <table:table-cell office:value-type="float" office:value="1.99629809353" calcext:value-type="float">
            <text:p>1.99629809353</text:p>
          </table:table-cell>
          <table:table-cell office:value-type="float" office:value="3.11264204722" calcext:value-type="float">
            <text:p>3.11264204722</text:p>
          </table:table-cell>
          <table:table-cell office:value-type="float" office:value="6.225082925" calcext:value-type="float">
            <text:p>6.225082925</text:p>
          </table:table-cell>
          <table:table-cell office:value-type="float" office:value="6.75586073597" calcext:value-type="float">
            <text:p>6.75586073597</text:p>
          </table:table-cell>
          <table:table-cell office:value-type="float" office:value="9.18992930502" calcext:value-type="float">
            <text:p>9.18992930502</text:p>
          </table:table-cell>
          <table:table-cell office:value-type="float" office:value="10.651923665" calcext:value-type="float">
            <text:p>10.651923665</text:p>
          </table:table-cell>
          <table:table-cell office:value-type="float" office:value="11.0212860933" calcext:value-type="float">
            <text:p>11.0212860933</text:p>
          </table:table-cell>
          <table:table-cell office:value-type="float" office:value="12.3773009051" calcext:value-type="float">
            <text:p>12.3773009051</text:p>
          </table:table-cell>
          <table:table-cell office:value-type="float" office:value="12.8775654134" calcext:value-type="float">
            <text:p>12.8775654134</text:p>
          </table:table-cell>
          <table:table-cell office:value-type="float" office:value="13.2141553718" calcext:value-type="float">
            <text:p>13.2141553718</text:p>
          </table:table-cell>
          <table:table-cell office:value-type="float" office:value="13.3233798919" calcext:value-type="float">
            <text:p>13.3233798919</text:p>
          </table:table-cell>
          <table:table-cell office:value-type="float" office:value="14.2138670615" calcext:value-type="float">
            <text:p>14.2138670615</text:p>
          </table:table-cell>
          <table:table-cell office:value-type="float" office:value="16.3223697308" calcext:value-type="float">
            <text:p>16.3223697308</text:p>
          </table:table-cell>
          <table:table-cell office:value-type="float" office:value="18.0723350768" calcext:value-type="float">
            <text:p>18.0723350768</text:p>
          </table:table-cell>
          <table:table-cell office:value-type="float" office:value="23.0006492298" calcext:value-type="float">
            <text:p>23.0006492298</text:p>
          </table:table-cell>
          <table:table-cell office:value-type="float" office:value="23.6456418556" calcext:value-type="float">
            <text:p>23.6456418556</text:p>
          </table:table-cell>
          <table:table-cell office:value-type="float" office:value="25.4855753433" calcext:value-type="float">
            <text:p>25.4855753433</text:p>
          </table:table-cell>
          <table:table-cell office:value-type="float" office:value="30.141210415" calcext:value-type="float">
            <text:p>30.141210415</text:p>
          </table:table-cell>
          <table:table-cell office:value-type="float" office:value="30.3327035502" calcext:value-type="float">
            <text:p>30.3327035502</text:p>
          </table:table-cell>
          <table:table-cell office:value-type="float" office:value="31.1790996168" calcext:value-type="float">
            <text:p>31.1790996168</text:p>
          </table:table-cell>
          <table:table-cell office:value-type="float" office:value="34.4013937848" calcext:value-type="float">
            <text:p>34.4013937848</text:p>
          </table:table-cell>
          <table:table-cell office:value-type="float" office:value="34.7272652334" calcext:value-type="float">
            <text:p>34.7272652334</text:p>
          </table:table-cell>
          <table:table-cell office:value-type="float" office:value="37.3746087044" calcext:value-type="float">
            <text:p>37.3746087044</text:p>
          </table:table-cell>
          <table:table-cell office:value-type="float" office:value="68.6713102305" calcext:value-type="float">
            <text:p>68.6713102305</text:p>
          </table:table-cell>
          <table:table-cell office:value-type="float" office:value="76.732518791" calcext:value-type="float">
            <text:p>76.732518791</text:p>
          </table:table-cell>
          <table:table-cell office:value-type="float" office:value="94.4016800806" calcext:value-type="float">
            <text:p>94.4016800806</text:p>
          </table:table-cell>
          <table:table-cell office:value-type="float" office:value="137.492948726" calcext:value-type="float">
            <text:p>137.492948726</text:p>
          </table:table-cell>
          <table:table-cell office:value-type="float" office:value="172.028127738" calcext:value-type="float">
            <text:p>172.028127738</text:p>
          </table:table-cell>
          <table:table-cell office:value-type="float" office:value="176.206600376" calcext:value-type="float">
            <text:p>176.206600376</text:p>
          </table:table-cell>
          <table:table-cell office:value-type="float" office:value="569.083100082" calcext:value-type="float">
            <text:p>569.083100082</text:p>
          </table:table-cell>
          <table:table-cell office:value-type="float" office:value="1920.71247523" calcext:value-type="float">
            <text:p>1920.71247523</text:p>
          </table:table-cell>
          <table:table-cell office:value-type="float" office:value="1983.99306815" calcext:value-type="float">
            <text:p>1983.99306815</text:p>
          </table:table-cell>
          <table:table-cell office:value-type="float" office:value="1997.14914207" calcext:value-type="float">
            <text:p>1997.14914207</text:p>
          </table:table-cell>
          <table:table-cell office:value-type="float" office:value="2205.33328069" calcext:value-type="float">
            <text:p>2205.33328069</text:p>
          </table:table-cell>
          <table:table-cell office:value-type="float" office:value="2212.12787072" calcext:value-type="float">
            <text:p>2212.12787072</text:p>
          </table:table-cell>
          <table:table-cell office:value-type="float" office:value="2266.05515439" calcext:value-type="float">
            <text:p>2266.05515439</text:p>
          </table:table-cell>
          <table:table-cell office:value-type="float" office:value="2300.14793808" calcext:value-type="float">
            <text:p>2300.14793808</text:p>
          </table:table-cell>
          <table:table-cell office:value-type="float" office:value="2386.52377301" calcext:value-type="float">
            <text:p>2386.52377301</text:p>
          </table:table-cell>
          <table:table-cell office:value-type="float" office:value="2397.88997099" calcext:value-type="float">
            <text:p>2397.88997099</text:p>
          </table:table-cell>
          <table:table-cell office:value-type="float" office:value="2435.26371357" calcext:value-type="float">
            <text:p>2435.26371357</text:p>
          </table:table-cell>
          <table:table-cell office:value-type="float" office:value="2454.31945448" calcext:value-type="float">
            <text:p>2454.31945448</text:p>
          </table:table-cell>
          <table:table-cell office:value-type="float" office:value="2458.96122509" calcext:value-type="float">
            <text:p>2458.96122509</text:p>
          </table:table-cell>
          <table:table-cell office:value-type="float" office:value="2470.0329211" calcext:value-type="float">
            <text:p>2470.0329211</text:p>
          </table:table-cell>
          <table:table-cell office:value-type="float" office:value="2475.9833411" calcext:value-type="float">
            <text:p>2475.9833411</text:p>
          </table:table-cell>
          <table:table-cell office:value-type="float" office:value="2480.67472635" calcext:value-type="float">
            <text:p>2480.67472635</text:p>
          </table:table-cell>
          <table:table-cell office:value-type="float" office:value="2499.89783259" calcext:value-type="float">
            <text:p>2499.89783259</text:p>
          </table:table-cell>
          <table:table-cell office:value-type="float" office:value="2557.13918657" calcext:value-type="float">
            <text:p>2557.13918657</text:p>
          </table:table-cell>
          <table:table-cell office:value-type="float" office:value="2563.62070877" calcext:value-type="float">
            <text:p>2563.62070877</text:p>
          </table:table-cell>
          <table:table-cell office:value-type="float" office:value="2571.22607332" calcext:value-type="float">
            <text:p>2571.22607332</text:p>
          </table:table-cell>
          <table:table-cell office:value-type="float" office:value="2587.20197882" calcext:value-type="float">
            <text:p>2587.20197882</text:p>
          </table:table-cell>
          <table:table-cell office:value-type="float" office:value="2589.24407994" calcext:value-type="float">
            <text:p>2589.24407994</text:p>
          </table:table-cell>
          <table:table-cell office:value-type="float" office:value="2592.82938212" calcext:value-type="float">
            <text:p>2592.82938212</text:p>
          </table:table-cell>
          <table:table-cell office:value-type="float" office:value="2600.80993089" calcext:value-type="float">
            <text:p>2600.80993089</text:p>
          </table:table-cell>
          <table:table-cell office:value-type="float" office:value="2639.42146329" calcext:value-type="float">
            <text:p>2639.42146329</text:p>
          </table:table-cell>
          <table:table-cell office:value-type="float" office:value="2657.93309536" calcext:value-type="float">
            <text:p>2657.93309536</text:p>
          </table:table-cell>
          <table:table-cell office:value-type="float" office:value="2684.88574807" calcext:value-type="float">
            <text:p>2684.88574807</text:p>
          </table:table-cell>
          <table:table-cell office:value-type="float" office:value="2696.36666449" calcext:value-type="float">
            <text:p>2696.36666449</text:p>
          </table:table-cell>
          <table:table-cell office:value-type="float" office:value="2720.00171472" calcext:value-type="float">
            <text:p>2720.00171472</text:p>
          </table:table-cell>
          <table:table-cell office:value-type="float" office:value="2736.95305012" calcext:value-type="float">
            <text:p>2736.95305012</text:p>
          </table:table-cell>
          <table:table-cell office:value-type="float" office:value="2750.38037376" calcext:value-type="float">
            <text:p>2750.38037376</text:p>
          </table:table-cell>
          <table:table-cell office:value-type="float" office:value="2765.68369" calcext:value-type="float">
            <text:p>2765.68369</text:p>
          </table:table-cell>
          <table:table-cell office:value-type="float" office:value="2799.93519775" calcext:value-type="float">
            <text:p>2799.93519775</text:p>
          </table:table-cell>
          <table:table-cell office:value-type="float" office:value="3085.31627828" calcext:value-type="float">
            <text:p>3085.31627828</text:p>
          </table:table-cell>
          <table:table-cell table:formula="of:=MAX([.B14:.BM14])" office:value-type="float" office:value="3085.31627828" calcext:value-type="float">
            <text:p>3085.31627828</text:p>
          </table:table-cell>
          <table:table-cell table:formula="of:=PERCENTILE([.$B14:.$BM14];0.99)" office:value-type="float" office:value="2905.5261975461" calcext:value-type="float">
            <text:p>2905.5261975461</text:p>
          </table:table-cell>
          <table:table-cell table:formula="of:=PERCENTILE([.B14:.BM14];0.9)" office:value-type="float" office:value="2692.922389564" calcext:value-type="float">
            <text:p>2692.922389564</text:p>
          </table:table-cell>
          <table:table-cell table:formula="of:=PERCENTILE([.B14:.BM14];0.75)" office:value-type="float" office:value="2558.75956712" calcext:value-type="float">
            <text:p>2558.75956712</text:p>
          </table:table-cell>
          <table:table-cell table:formula="of:=PERCENTILE([.A14:.BL14];0.6)" office:value-type="float" office:value="2293.329381342" calcext:value-type="float">
            <text:p>2293.329381342</text:p>
          </table:table-cell>
          <table:table-cell table:formula="of:=PERCENTILE([.B14:.BM14];0.5)" office:value-type="float" office:value="1952.35277169" calcext:value-type="float">
            <text:p>1952.35277169</text:p>
          </table:table-cell>
          <table:table-cell table:formula="of:=PERCENTILE([.B14:.BM14];0.4)" office:value-type="float" office:value="80.2663510489201" calcext:value-type="float">
            <text:p>80.2663510489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9821878071" calcext:value-type="float">
            <text:p>1.99821878071</text:p>
          </table:table-cell>
          <table:table-cell office:value-type="float" office:value="1.99827356457" calcext:value-type="float">
            <text:p>1.99827356457</text:p>
          </table:table-cell>
          <table:table-cell office:value-type="float" office:value="1.99916041712" calcext:value-type="float">
            <text:p>1.99916041712</text:p>
          </table:table-cell>
          <table:table-cell office:value-type="float" office:value="3.32988455088" calcext:value-type="float">
            <text:p>3.32988455088</text:p>
          </table:table-cell>
          <table:table-cell office:value-type="float" office:value="4.7561323687" calcext:value-type="float">
            <text:p>4.7561323687</text:p>
          </table:table-cell>
          <table:table-cell office:value-type="float" office:value="5.98420026014" calcext:value-type="float">
            <text:p>5.98420026014</text:p>
          </table:table-cell>
          <table:table-cell office:value-type="float" office:value="7.41238094819" calcext:value-type="float">
            <text:p>7.41238094819</text:p>
          </table:table-cell>
          <table:table-cell office:value-type="float" office:value="7.41670716015" calcext:value-type="float">
            <text:p>7.41670716015</text:p>
          </table:table-cell>
          <table:table-cell office:value-type="float" office:value="11.5647415363" calcext:value-type="float">
            <text:p>11.5647415363</text:p>
          </table:table-cell>
          <table:table-cell office:value-type="float" office:value="14.2240658533" calcext:value-type="float">
            <text:p>14.2240658533</text:p>
          </table:table-cell>
          <table:table-cell office:value-type="float" office:value="15.9187761787" calcext:value-type="float">
            <text:p>15.9187761787</text:p>
          </table:table-cell>
          <table:table-cell office:value-type="float" office:value="17.2631475003" calcext:value-type="float">
            <text:p>17.2631475003</text:p>
          </table:table-cell>
          <table:table-cell office:value-type="float" office:value="19.8380383197" calcext:value-type="float">
            <text:p>19.8380383197</text:p>
          </table:table-cell>
          <table:table-cell office:value-type="float" office:value="20.7233713166" calcext:value-type="float">
            <text:p>20.7233713166</text:p>
          </table:table-cell>
          <table:table-cell office:value-type="float" office:value="21.6007064265" calcext:value-type="float">
            <text:p>21.6007064265</text:p>
          </table:table-cell>
          <table:table-cell office:value-type="float" office:value="23.5354581902" calcext:value-type="float">
            <text:p>23.5354581902</text:p>
          </table:table-cell>
          <table:table-cell office:value-type="float" office:value="25.4645068273" calcext:value-type="float">
            <text:p>25.4645068273</text:p>
          </table:table-cell>
          <table:table-cell office:value-type="float" office:value="26.3893538999" calcext:value-type="float">
            <text:p>26.3893538999</text:p>
          </table:table-cell>
          <table:table-cell office:value-type="float" office:value="28.3290513489" calcext:value-type="float">
            <text:p>28.3290513489</text:p>
          </table:table-cell>
          <table:table-cell office:value-type="float" office:value="30.193386346" calcext:value-type="float">
            <text:p>30.193386346</text:p>
          </table:table-cell>
          <table:table-cell office:value-type="float" office:value="31.1101603743" calcext:value-type="float">
            <text:p>31.1101603743</text:p>
          </table:table-cell>
          <table:table-cell office:value-type="float" office:value="31.9000654025" calcext:value-type="float">
            <text:p>31.9000654025</text:p>
          </table:table-cell>
          <table:table-cell office:value-type="float" office:value="32.6601932988" calcext:value-type="float">
            <text:p>32.6601932988</text:p>
          </table:table-cell>
          <table:table-cell office:value-type="float" office:value="34.5956121361" calcext:value-type="float">
            <text:p>34.5956121361</text:p>
          </table:table-cell>
          <table:table-cell office:value-type="float" office:value="39.7495577242" calcext:value-type="float">
            <text:p>39.7495577242</text:p>
          </table:table-cell>
          <table:table-cell office:value-type="float" office:value="66.9300609004" calcext:value-type="float">
            <text:p>66.9300609004</text:p>
          </table:table-cell>
          <table:table-cell office:value-type="float" office:value="82.6232045448" calcext:value-type="float">
            <text:p>82.6232045448</text:p>
          </table:table-cell>
          <table:table-cell office:value-type="float" office:value="129.480934741" calcext:value-type="float">
            <text:p>129.480934741</text:p>
          </table:table-cell>
          <table:table-cell office:value-type="float" office:value="205.393858047" calcext:value-type="float">
            <text:p>205.393858047</text:p>
          </table:table-cell>
          <table:table-cell office:value-type="float" office:value="248.403214016" calcext:value-type="float">
            <text:p>248.403214016</text:p>
          </table:table-cell>
          <table:table-cell office:value-type="float" office:value="264.764175524" calcext:value-type="float">
            <text:p>264.764175524</text:p>
          </table:table-cell>
          <table:table-cell office:value-type="float" office:value="881.398708803" calcext:value-type="float">
            <text:p>881.398708803</text:p>
          </table:table-cell>
          <table:table-cell office:value-type="float" office:value="2112.69348715" calcext:value-type="float">
            <text:p>2112.69348715</text:p>
          </table:table-cell>
          <table:table-cell office:value-type="float" office:value="2150.44728518" calcext:value-type="float">
            <text:p>2150.44728518</text:p>
          </table:table-cell>
          <table:table-cell office:value-type="float" office:value="2187.43030278" calcext:value-type="float">
            <text:p>2187.43030278</text:p>
          </table:table-cell>
          <table:table-cell office:value-type="float" office:value="2254.42582618" calcext:value-type="float">
            <text:p>2254.42582618</text:p>
          </table:table-cell>
          <table:table-cell office:value-type="float" office:value="2299.242792" calcext:value-type="float">
            <text:p>2299.242792</text:p>
          </table:table-cell>
          <table:table-cell office:value-type="float" office:value="2306.6125861" calcext:value-type="float">
            <text:p>2306.6125861</text:p>
          </table:table-cell>
          <table:table-cell office:value-type="float" office:value="2324.16647888" calcext:value-type="float">
            <text:p>2324.16647888</text:p>
          </table:table-cell>
          <table:table-cell office:value-type="float" office:value="2348.30039982" calcext:value-type="float">
            <text:p>2348.30039982</text:p>
          </table:table-cell>
          <table:table-cell office:value-type="float" office:value="2348.39684433" calcext:value-type="float">
            <text:p>2348.39684433</text:p>
          </table:table-cell>
          <table:table-cell office:value-type="float" office:value="2351.84950802" calcext:value-type="float">
            <text:p>2351.84950802</text:p>
          </table:table-cell>
          <table:table-cell office:value-type="float" office:value="2383.27938983" calcext:value-type="float">
            <text:p>2383.27938983</text:p>
          </table:table-cell>
          <table:table-cell office:value-type="float" office:value="2390.01053822" calcext:value-type="float">
            <text:p>2390.01053822</text:p>
          </table:table-cell>
          <table:table-cell office:value-type="float" office:value="2394.41170213" calcext:value-type="float">
            <text:p>2394.41170213</text:p>
          </table:table-cell>
          <table:table-cell office:value-type="float" office:value="2407.9072071" calcext:value-type="float">
            <text:p>2407.9072071</text:p>
          </table:table-cell>
          <table:table-cell office:value-type="float" office:value="2410.87001635" calcext:value-type="float">
            <text:p>2410.87001635</text:p>
          </table:table-cell>
          <table:table-cell office:value-type="float" office:value="2425.85769886" calcext:value-type="float">
            <text:p>2425.85769886</text:p>
          </table:table-cell>
          <table:table-cell office:value-type="float" office:value="2430.71908403" calcext:value-type="float">
            <text:p>2430.71908403</text:p>
          </table:table-cell>
          <table:table-cell office:value-type="float" office:value="2439.87581216" calcext:value-type="float">
            <text:p>2439.87581216</text:p>
          </table:table-cell>
          <table:table-cell office:value-type="float" office:value="2468.8486779" calcext:value-type="float">
            <text:p>2468.8486779</text:p>
          </table:table-cell>
          <table:table-cell office:value-type="float" office:value="2497.77493061" calcext:value-type="float">
            <text:p>2497.77493061</text:p>
          </table:table-cell>
          <table:table-cell office:value-type="float" office:value="2497.89666523" calcext:value-type="float">
            <text:p>2497.89666523</text:p>
          </table:table-cell>
          <table:table-cell office:value-type="float" office:value="2506.02209425" calcext:value-type="float">
            <text:p>2506.02209425</text:p>
          </table:table-cell>
          <table:table-cell office:value-type="float" office:value="2533.39744065" calcext:value-type="float">
            <text:p>2533.39744065</text:p>
          </table:table-cell>
          <table:table-cell office:value-type="float" office:value="2534.27113939" calcext:value-type="float">
            <text:p>2534.27113939</text:p>
          </table:table-cell>
          <table:table-cell office:value-type="float" office:value="2584.23218635" calcext:value-type="float">
            <text:p>2584.23218635</text:p>
          </table:table-cell>
          <table:table-cell office:value-type="float" office:value="2611.12790695" calcext:value-type="float">
            <text:p>2611.12790695</text:p>
          </table:table-cell>
          <table:table-cell office:value-type="float" office:value="2636.48816269" calcext:value-type="float">
            <text:p>2636.48816269</text:p>
          </table:table-cell>
          <table:table-cell office:value-type="float" office:value="2724.56497287" calcext:value-type="float">
            <text:p>2724.56497287</text:p>
          </table:table-cell>
          <table:table-cell office:value-type="float" office:value="2755.15593904" calcext:value-type="float">
            <text:p>2755.15593904</text:p>
          </table:table-cell>
          <table:table-cell office:value-type="float" office:value="2789.36000827" calcext:value-type="float">
            <text:p>2789.36000827</text:p>
          </table:table-cell>
          <table:table-cell office:value-type="float" office:value="2798.90655111" calcext:value-type="float">
            <text:p>2798.90655111</text:p>
          </table:table-cell>
          <table:table-cell office:value-type="float" office:value="2836.64337673" calcext:value-type="float">
            <text:p>2836.64337673</text:p>
          </table:table-cell>
          <table:table-cell table:formula="of:=MAX([.B15:.BM15])" office:value-type="float" office:value="2836.64337673" calcext:value-type="float">
            <text:p>2836.64337673</text:p>
          </table:table-cell>
          <table:table-cell table:formula="of:=PERCENTILE([.$B15:.$BM15];0.99)" office:value-type="float" office:value="2812.8691765894" calcext:value-type="float">
            <text:p>2812.8691765894</text:p>
          </table:table-cell>
          <table:table-cell table:formula="of:=PERCENTILE([.B15:.BM15];0.9)" office:value-type="float" office:value="2603.05919077" calcext:value-type="float">
            <text:p>2603.05919077</text:p>
          </table:table-cell>
          <table:table-cell table:formula="of:=PERCENTILE([.B15:.BM15];0.75)" office:value-type="float" office:value="2427.0730451525" calcext:value-type="float">
            <text:p>2427.0730451525</text:p>
          </table:table-cell>
          <table:table-cell table:formula="of:=PERCENTILE([.A15:.BL15];0.6)" office:value-type="float" office:value="2305.13862728" calcext:value-type="float">
            <text:p>2305.13862728</text:p>
          </table:table-cell>
          <table:table-cell table:formula="of:=PERCENTILE([.B15:.BM15];0.5)" office:value-type="float" office:value="1497.0460979765" calcext:value-type="float">
            <text:p>1497.0460979765</text:p>
          </table:table-cell>
          <table:table-cell table:formula="of:=PERCENTILE([.B15:.BM15];0.4)" office:value-type="float" office:value="70.0686896292801" calcext:value-type="float">
            <text:p>70.06868962928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5678998587" calcext:value-type="float">
            <text:p>2.15678998587</text:p>
          </table:table-cell>
          <table:table-cell office:value-type="float" office:value="2.23790744275" calcext:value-type="float">
            <text:p>2.23790744275</text:p>
          </table:table-cell>
          <table:table-cell office:value-type="float" office:value="5.44536153351" calcext:value-type="float">
            <text:p>5.44536153351</text:p>
          </table:table-cell>
          <table:table-cell office:value-type="float" office:value="5.53119942572" calcext:value-type="float">
            <text:p>5.53119942572</text:p>
          </table:table-cell>
          <table:table-cell office:value-type="float" office:value="5.5930083835" calcext:value-type="float">
            <text:p>5.5930083835</text:p>
          </table:table-cell>
          <table:table-cell office:value-type="float" office:value="5.68149282405" calcext:value-type="float">
            <text:p>5.68149282405</text:p>
          </table:table-cell>
          <table:table-cell office:value-type="float" office:value="7.80416419827" calcext:value-type="float">
            <text:p>7.80416419827</text:p>
          </table:table-cell>
          <table:table-cell office:value-type="float" office:value="9.07882184326" calcext:value-type="float">
            <text:p>9.07882184326</text:p>
          </table:table-cell>
          <table:table-cell office:value-type="float" office:value="11.0227623513" calcext:value-type="float">
            <text:p>11.0227623513</text:p>
          </table:table-cell>
          <table:table-cell office:value-type="float" office:value="13.0029859455" calcext:value-type="float">
            <text:p>13.0029859455</text:p>
          </table:table-cell>
          <table:table-cell office:value-type="float" office:value="14.1106741521" calcext:value-type="float">
            <text:p>14.1106741521</text:p>
          </table:table-cell>
          <table:table-cell office:value-type="float" office:value="15.6317436389" calcext:value-type="float">
            <text:p>15.6317436389</text:p>
          </table:table-cell>
          <table:table-cell office:value-type="float" office:value="18.1739303272" calcext:value-type="float">
            <text:p>18.1739303272</text:p>
          </table:table-cell>
          <table:table-cell office:value-type="float" office:value="18.7315710368" calcext:value-type="float">
            <text:p>18.7315710368</text:p>
          </table:table-cell>
          <table:table-cell office:value-type="float" office:value="20.4628714601" calcext:value-type="float">
            <text:p>20.4628714601</text:p>
          </table:table-cell>
          <table:table-cell office:value-type="float" office:value="24.8926199433" calcext:value-type="float">
            <text:p>24.8926199433</text:p>
          </table:table-cell>
          <table:table-cell office:value-type="float" office:value="31.0401467035" calcext:value-type="float">
            <text:p>31.0401467035</text:p>
          </table:table-cell>
          <table:table-cell office:value-type="float" office:value="31.8397927744" calcext:value-type="float">
            <text:p>31.8397927744</text:p>
          </table:table-cell>
          <table:table-cell office:value-type="float" office:value="32.1819905289" calcext:value-type="float">
            <text:p>32.1819905289</text:p>
          </table:table-cell>
          <table:table-cell office:value-type="float" office:value="40.6512502065" calcext:value-type="float">
            <text:p>40.6512502065</text:p>
          </table:table-cell>
          <table:table-cell office:value-type="float" office:value="43.3848099636" calcext:value-type="float">
            <text:p>43.3848099636</text:p>
          </table:table-cell>
          <table:table-cell office:value-type="float" office:value="51.0857331775" calcext:value-type="float">
            <text:p>51.0857331775</text:p>
          </table:table-cell>
          <table:table-cell office:value-type="float" office:value="173.563852086" calcext:value-type="float">
            <text:p>173.563852086</text:p>
          </table:table-cell>
          <table:table-cell office:value-type="float" office:value="197.10526264" calcext:value-type="float">
            <text:p>197.10526264</text:p>
          </table:table-cell>
          <table:table-cell office:value-type="float" office:value="355.936700897" calcext:value-type="float">
            <text:p>355.936700897</text:p>
          </table:table-cell>
          <table:table-cell office:value-type="float" office:value="466.049837878" calcext:value-type="float">
            <text:p>466.049837878</text:p>
          </table:table-cell>
          <table:table-cell office:value-type="float" office:value="611.046864202" calcext:value-type="float">
            <text:p>611.046864202</text:p>
          </table:table-cell>
          <table:table-cell office:value-type="float" office:value="1050.76413394" calcext:value-type="float">
            <text:p>1050.76413394</text:p>
          </table:table-cell>
          <table:table-cell office:value-type="float" office:value="1243.93313709" calcext:value-type="float">
            <text:p>1243.93313709</text:p>
          </table:table-cell>
          <table:table-cell office:value-type="float" office:value="1876.86438298" calcext:value-type="float">
            <text:p>1876.86438298</text:p>
          </table:table-cell>
          <table:table-cell office:value-type="float" office:value="1986.45528573" calcext:value-type="float">
            <text:p>1986.45528573</text:p>
          </table:table-cell>
          <table:table-cell office:value-type="float" office:value="2036.59501816" calcext:value-type="float">
            <text:p>2036.59501816</text:p>
          </table:table-cell>
          <table:table-cell office:value-type="float" office:value="2053.99102668" calcext:value-type="float">
            <text:p>2053.99102668</text:p>
          </table:table-cell>
          <table:table-cell office:value-type="float" office:value="2167.80389431" calcext:value-type="float">
            <text:p>2167.80389431</text:p>
          </table:table-cell>
          <table:table-cell office:value-type="float" office:value="2171.91145025" calcext:value-type="float">
            <text:p>2171.91145025</text:p>
          </table:table-cell>
          <table:table-cell office:value-type="float" office:value="2181.29304236" calcext:value-type="float">
            <text:p>2181.29304236</text:p>
          </table:table-cell>
          <table:table-cell office:value-type="float" office:value="2236.72262672" calcext:value-type="float">
            <text:p>2236.72262672</text:p>
          </table:table-cell>
          <table:table-cell office:value-type="float" office:value="2309.33037989" calcext:value-type="float">
            <text:p>2309.33037989</text:p>
          </table:table-cell>
          <table:table-cell office:value-type="float" office:value="2314.16117183" calcext:value-type="float">
            <text:p>2314.16117183</text:p>
          </table:table-cell>
          <table:table-cell office:value-type="float" office:value="2360.97329715" calcext:value-type="float">
            <text:p>2360.97329715</text:p>
          </table:table-cell>
          <table:table-cell office:value-type="float" office:value="2389.51878781" calcext:value-type="float">
            <text:p>2389.51878781</text:p>
          </table:table-cell>
          <table:table-cell office:value-type="float" office:value="2436.09942987" calcext:value-type="float">
            <text:p>2436.09942987</text:p>
          </table:table-cell>
          <table:table-cell office:value-type="float" office:value="2449.32824639" calcext:value-type="float">
            <text:p>2449.32824639</text:p>
          </table:table-cell>
          <table:table-cell office:value-type="float" office:value="2477.65269536" calcext:value-type="float">
            <text:p>2477.65269536</text:p>
          </table:table-cell>
          <table:table-cell office:value-type="float" office:value="2480.08376008" calcext:value-type="float">
            <text:p>2480.08376008</text:p>
          </table:table-cell>
          <table:table-cell office:value-type="float" office:value="2483.8560316" calcext:value-type="float">
            <text:p>2483.8560316</text:p>
          </table:table-cell>
          <table:table-cell office:value-type="float" office:value="2510.51100547" calcext:value-type="float">
            <text:p>2510.51100547</text:p>
          </table:table-cell>
          <table:table-cell office:value-type="float" office:value="2520.63576596" calcext:value-type="float">
            <text:p>2520.63576596</text:p>
          </table:table-cell>
          <table:table-cell office:value-type="float" office:value="2525.90805948" calcext:value-type="float">
            <text:p>2525.90805948</text:p>
          </table:table-cell>
          <table:table-cell office:value-type="float" office:value="2532.65453563" calcext:value-type="float">
            <text:p>2532.65453563</text:p>
          </table:table-cell>
          <table:table-cell office:value-type="float" office:value="2538.76546608" calcext:value-type="float">
            <text:p>2538.76546608</text:p>
          </table:table-cell>
          <table:table-cell office:value-type="float" office:value="2558.12745166" calcext:value-type="float">
            <text:p>2558.12745166</text:p>
          </table:table-cell>
          <table:table-cell office:value-type="float" office:value="2561.90591343" calcext:value-type="float">
            <text:p>2561.90591343</text:p>
          </table:table-cell>
          <table:table-cell office:value-type="float" office:value="2567.68675298" calcext:value-type="float">
            <text:p>2567.68675298</text:p>
          </table:table-cell>
          <table:table-cell office:value-type="float" office:value="2592.5768545" calcext:value-type="float">
            <text:p>2592.5768545</text:p>
          </table:table-cell>
          <table:table-cell office:value-type="float" office:value="2609.54950478" calcext:value-type="float">
            <text:p>2609.54950478</text:p>
          </table:table-cell>
          <table:table-cell office:value-type="float" office:value="2631.4472981" calcext:value-type="float">
            <text:p>2631.4472981</text:p>
          </table:table-cell>
          <table:table-cell office:value-type="float" office:value="2647.60991086" calcext:value-type="float">
            <text:p>2647.60991086</text:p>
          </table:table-cell>
          <table:table-cell office:value-type="float" office:value="2709.84147383" calcext:value-type="float">
            <text:p>2709.84147383</text:p>
          </table:table-cell>
          <table:table-cell office:value-type="float" office:value="2779.51834139" calcext:value-type="float">
            <text:p>2779.51834139</text:p>
          </table:table-cell>
          <table:table-cell office:value-type="float" office:value="2783.477321" calcext:value-type="float">
            <text:p>2783.477321</text:p>
          </table:table-cell>
          <table:table-cell office:value-type="float" office:value="2868.55073745" calcext:value-type="float">
            <text:p>2868.55073745</text:p>
          </table:table-cell>
          <table:table-cell office:value-type="float" office:value="2902.38917955" calcext:value-type="float">
            <text:p>2902.38917955</text:p>
          </table:table-cell>
          <table:table-cell office:value-type="float" office:value="2916.95713935" calcext:value-type="float">
            <text:p>2916.95713935</text:p>
          </table:table-cell>
          <table:table-cell table:formula="of:=MAX([.B16:.BM16])" office:value-type="float" office:value="2916.95713935" calcext:value-type="float">
            <text:p>2916.95713935</text:p>
          </table:table-cell>
          <table:table-cell table:formula="of:=PERCENTILE([.$B16:.$BM16];0.99)" office:value-type="float" office:value="2907.779324676" calcext:value-type="float">
            <text:p>2907.779324676</text:p>
          </table:table-cell>
          <table:table-cell table:formula="of:=PERCENTILE([.B16:.BM16];0.9)" office:value-type="float" office:value="2642.761127032" calcext:value-type="float">
            <text:p>2642.761127032</text:p>
          </table:table-cell>
          <table:table-cell table:formula="of:=PERCENTILE([.B16:.BM16];0.75)" office:value-type="float" office:value="2521.95383934" calcext:value-type="float">
            <text:p>2521.95383934</text:p>
          </table:table-cell>
          <table:table-cell table:formula="of:=PERCENTILE([.A16:.BL16];0.6)" office:value-type="float" office:value="2294.808829256" calcext:value-type="float">
            <text:p>2294.808829256</text:p>
          </table:table-cell>
          <table:table-cell table:formula="of:=PERCENTILE([.B16:.BM16];0.5)" office:value-type="float" office:value="2045.29302242" calcext:value-type="float">
            <text:p>2045.29302242</text:p>
          </table:table-cell>
          <table:table-cell table:formula="of:=PERCENTILE([.B16:.BM16];0.4)" office:value-type="float" office:value="495.0492431428" calcext:value-type="float">
            <text:p>495.0492431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9820713007" calcext:value-type="float">
            <text:p>1.99820713007</text:p>
          </table:table-cell>
          <table:table-cell office:value-type="float" office:value="1.99917443628" calcext:value-type="float">
            <text:p>1.99917443628</text:p>
          </table:table-cell>
          <table:table-cell office:value-type="float" office:value="3.65914117954" calcext:value-type="float">
            <text:p>3.65914117954</text:p>
          </table:table-cell>
          <table:table-cell office:value-type="float" office:value="4.1549660732" calcext:value-type="float">
            <text:p>4.1549660732</text:p>
          </table:table-cell>
          <table:table-cell office:value-type="float" office:value="5.50893028401" calcext:value-type="float">
            <text:p>5.50893028401</text:p>
          </table:table-cell>
          <table:table-cell office:value-type="float" office:value="7.40546237147" calcext:value-type="float">
            <text:p>7.40546237147</text:p>
          </table:table-cell>
          <table:table-cell office:value-type="float" office:value="8.05183898048" calcext:value-type="float">
            <text:p>8.05183898048</text:p>
          </table:table-cell>
          <table:table-cell office:value-type="float" office:value="8.21206912357" calcext:value-type="float">
            <text:p>8.21206912357</text:p>
          </table:table-cell>
          <table:table-cell office:value-type="float" office:value="9.70256784003" calcext:value-type="float">
            <text:p>9.70256784003</text:p>
          </table:table-cell>
          <table:table-cell office:value-type="float" office:value="10.4449819933" calcext:value-type="float">
            <text:p>10.4449819933</text:p>
          </table:table-cell>
          <table:table-cell office:value-type="float" office:value="10.7746464755" calcext:value-type="float">
            <text:p>10.7746464755</text:p>
          </table:table-cell>
          <table:table-cell office:value-type="float" office:value="10.8292261804" calcext:value-type="float">
            <text:p>10.8292261804</text:p>
          </table:table-cell>
          <table:table-cell office:value-type="float" office:value="14.133529677" calcext:value-type="float">
            <text:p>14.133529677</text:p>
          </table:table-cell>
          <table:table-cell office:value-type="float" office:value="15.9593148108" calcext:value-type="float">
            <text:p>15.9593148108</text:p>
          </table:table-cell>
          <table:table-cell office:value-type="float" office:value="18.2268300055" calcext:value-type="float">
            <text:p>18.2268300055</text:p>
          </table:table-cell>
          <table:table-cell office:value-type="float" office:value="18.8098471338" calcext:value-type="float">
            <text:p>18.8098471338</text:p>
          </table:table-cell>
          <table:table-cell office:value-type="float" office:value="20.2639109967" calcext:value-type="float">
            <text:p>20.2639109967</text:p>
          </table:table-cell>
          <table:table-cell office:value-type="float" office:value="20.3972735934" calcext:value-type="float">
            <text:p>20.3972735934</text:p>
          </table:table-cell>
          <table:table-cell office:value-type="float" office:value="21.6176648075" calcext:value-type="float">
            <text:p>21.6176648075</text:p>
          </table:table-cell>
          <table:table-cell office:value-type="float" office:value="23.7493439978" calcext:value-type="float">
            <text:p>23.7493439978</text:p>
          </table:table-cell>
          <table:table-cell office:value-type="float" office:value="25.8448109799" calcext:value-type="float">
            <text:p>25.8448109799</text:p>
          </table:table-cell>
          <table:table-cell office:value-type="float" office:value="27.4430311807" calcext:value-type="float">
            <text:p>27.4430311807</text:p>
          </table:table-cell>
          <table:table-cell office:value-type="float" office:value="27.5186631727" calcext:value-type="float">
            <text:p>27.5186631727</text:p>
          </table:table-cell>
          <table:table-cell office:value-type="float" office:value="27.9271694995" calcext:value-type="float">
            <text:p>27.9271694995</text:p>
          </table:table-cell>
          <table:table-cell office:value-type="float" office:value="28.9982336217" calcext:value-type="float">
            <text:p>28.9982336217</text:p>
          </table:table-cell>
          <table:table-cell office:value-type="float" office:value="33.6744232648" calcext:value-type="float">
            <text:p>33.6744232648</text:p>
          </table:table-cell>
          <table:table-cell office:value-type="float" office:value="43.0069502268" calcext:value-type="float">
            <text:p>43.0069502268</text:p>
          </table:table-cell>
          <table:table-cell office:value-type="float" office:value="54.9339460734" calcext:value-type="float">
            <text:p>54.9339460734</text:p>
          </table:table-cell>
          <table:table-cell office:value-type="float" office:value="59.9400978845" calcext:value-type="float">
            <text:p>59.9400978845</text:p>
          </table:table-cell>
          <table:table-cell office:value-type="float" office:value="536.182660303" calcext:value-type="float">
            <text:p>536.182660303</text:p>
          </table:table-cell>
          <table:table-cell office:value-type="float" office:value="624.221509494" calcext:value-type="float">
            <text:p>624.221509494</text:p>
          </table:table-cell>
          <table:table-cell office:value-type="float" office:value="1312.49289039" calcext:value-type="float">
            <text:p>1312.49289039</text:p>
          </table:table-cell>
          <table:table-cell office:value-type="float" office:value="1958.85805449" calcext:value-type="float">
            <text:p>1958.85805449</text:p>
          </table:table-cell>
          <table:table-cell office:value-type="float" office:value="2124.88635716" calcext:value-type="float">
            <text:p>2124.88635716</text:p>
          </table:table-cell>
          <table:table-cell office:value-type="float" office:value="2148.76337889" calcext:value-type="float">
            <text:p>2148.76337889</text:p>
          </table:table-cell>
          <table:table-cell office:value-type="float" office:value="2164.1557418" calcext:value-type="float">
            <text:p>2164.1557418</text:p>
          </table:table-cell>
          <table:table-cell office:value-type="float" office:value="2194.52936566" calcext:value-type="float">
            <text:p>2194.52936566</text:p>
          </table:table-cell>
          <table:table-cell office:value-type="float" office:value="2259.9395383" calcext:value-type="float">
            <text:p>2259.9395383</text:p>
          </table:table-cell>
          <table:table-cell office:value-type="float" office:value="2280.22460032" calcext:value-type="float">
            <text:p>2280.22460032</text:p>
          </table:table-cell>
          <table:table-cell office:value-type="float" office:value="2378.29375425" calcext:value-type="float">
            <text:p>2378.29375425</text:p>
          </table:table-cell>
          <table:table-cell office:value-type="float" office:value="2407.11014087" calcext:value-type="float">
            <text:p>2407.11014087</text:p>
          </table:table-cell>
          <table:table-cell office:value-type="float" office:value="2439.22331598" calcext:value-type="float">
            <text:p>2439.22331598</text:p>
          </table:table-cell>
          <table:table-cell office:value-type="float" office:value="2442.99456481" calcext:value-type="float">
            <text:p>2442.99456481</text:p>
          </table:table-cell>
          <table:table-cell office:value-type="float" office:value="2462.66097637" calcext:value-type="float">
            <text:p>2462.66097637</text:p>
          </table:table-cell>
          <table:table-cell office:value-type="float" office:value="2488.41467784" calcext:value-type="float">
            <text:p>2488.41467784</text:p>
          </table:table-cell>
          <table:table-cell office:value-type="float" office:value="2496.98108118" calcext:value-type="float">
            <text:p>2496.98108118</text:p>
          </table:table-cell>
          <table:table-cell office:value-type="float" office:value="2499.91948243" calcext:value-type="float">
            <text:p>2499.91948243</text:p>
          </table:table-cell>
          <table:table-cell office:value-type="float" office:value="2529.82822316" calcext:value-type="float">
            <text:p>2529.82822316</text:p>
          </table:table-cell>
          <table:table-cell office:value-type="float" office:value="2545.49773708" calcext:value-type="float">
            <text:p>2545.49773708</text:p>
          </table:table-cell>
          <table:table-cell office:value-type="float" office:value="2582.58596377" calcext:value-type="float">
            <text:p>2582.58596377</text:p>
          </table:table-cell>
          <table:table-cell office:value-type="float" office:value="2590.70504446" calcext:value-type="float">
            <text:p>2590.70504446</text:p>
          </table:table-cell>
          <table:table-cell office:value-type="float" office:value="2610.74605656" calcext:value-type="float">
            <text:p>2610.74605656</text:p>
          </table:table-cell>
          <table:table-cell office:value-type="float" office:value="2635.06766592" calcext:value-type="float">
            <text:p>2635.06766592</text:p>
          </table:table-cell>
          <table:table-cell office:value-type="float" office:value="2648.4867569" calcext:value-type="float">
            <text:p>2648.4867569</text:p>
          </table:table-cell>
          <table:table-cell office:value-type="float" office:value="2657.07132499" calcext:value-type="float">
            <text:p>2657.07132499</text:p>
          </table:table-cell>
          <table:table-cell office:value-type="float" office:value="2670.11409693" calcext:value-type="float">
            <text:p>2670.11409693</text:p>
          </table:table-cell>
          <table:table-cell office:value-type="float" office:value="2687.65194724" calcext:value-type="float">
            <text:p>2687.65194724</text:p>
          </table:table-cell>
          <table:table-cell office:value-type="float" office:value="2718.18824181" calcext:value-type="float">
            <text:p>2718.18824181</text:p>
          </table:table-cell>
          <table:table-cell office:value-type="float" office:value="2719.00383145" calcext:value-type="float">
            <text:p>2719.00383145</text:p>
          </table:table-cell>
          <table:table-cell office:value-type="float" office:value="2719.72057927" calcext:value-type="float">
            <text:p>2719.72057927</text:p>
          </table:table-cell>
          <table:table-cell office:value-type="float" office:value="2722.18065542" calcext:value-type="float">
            <text:p>2722.18065542</text:p>
          </table:table-cell>
          <table:table-cell office:value-type="float" office:value="2798.58572691" calcext:value-type="float">
            <text:p>2798.58572691</text:p>
          </table:table-cell>
          <table:table-cell office:value-type="float" office:value="2904.68922548" calcext:value-type="float">
            <text:p>2904.68922548</text:p>
          </table:table-cell>
          <table:table-cell office:value-type="float" office:value="2914.94086579" calcext:value-type="float">
            <text:p>2914.94086579</text:p>
          </table:table-cell>
          <table:table-cell table:formula="of:=MAX([.B17:.BM17])" office:value-type="float" office:value="2914.94086579" calcext:value-type="float">
            <text:p>2914.94086579</text:p>
          </table:table-cell>
          <table:table-cell table:formula="of:=PERCENTILE([.$B17:.$BM17];0.99)" office:value-type="float" office:value="2908.4823323947" calcext:value-type="float">
            <text:p>2908.4823323947</text:p>
          </table:table-cell>
          <table:table-cell table:formula="of:=PERCENTILE([.B17:.BM17];0.9)" office:value-type="float" office:value="2709.027353439" calcext:value-type="float">
            <text:p>2709.027353439</text:p>
          </table:table-cell>
          <table:table-cell table:formula="of:=PERCENTILE([.B17:.BM17];0.75)" office:value-type="float" office:value="2533.74560164" calcext:value-type="float">
            <text:p>2533.74560164</text:p>
          </table:table-cell>
          <table:table-cell table:formula="of:=PERCENTILE([.A17:.BL17];0.6)" office:value-type="float" office:value="2246.857503772" calcext:value-type="float">
            <text:p>2246.857503772</text:p>
          </table:table-cell>
          <table:table-cell table:formula="of:=PERCENTILE([.B17:.BM17];0.5)" office:value-type="float" office:value="1635.67547244" calcext:value-type="float">
            <text:p>1635.67547244</text:p>
          </table:table-cell>
          <table:table-cell table:formula="of:=PERCENTILE([.B17:.BM17];0.4)" office:value-type="float" office:value="35.5409286572" calcext:value-type="float">
            <text:p>35.5409286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956124542" calcext:value-type="float">
            <text:p>1.9956124542</text:p>
          </table:table-cell>
          <table:table-cell office:value-type="float" office:value="5.67033274064" calcext:value-type="float">
            <text:p>5.67033274064</text:p>
          </table:table-cell>
          <table:table-cell office:value-type="float" office:value="5.67241067649" calcext:value-type="float">
            <text:p>5.67241067649</text:p>
          </table:table-cell>
          <table:table-cell office:value-type="float" office:value="5.90068083323" calcext:value-type="float">
            <text:p>5.90068083323</text:p>
          </table:table-cell>
          <table:table-cell office:value-type="float" office:value="6.18160644202" calcext:value-type="float">
            <text:p>6.18160644202</text:p>
          </table:table-cell>
          <table:table-cell office:value-type="float" office:value="6.48016799523" calcext:value-type="float">
            <text:p>6.48016799523</text:p>
          </table:table-cell>
          <table:table-cell office:value-type="float" office:value="8.75653005162" calcext:value-type="float">
            <text:p>8.75653005162</text:p>
          </table:table-cell>
          <table:table-cell office:value-type="float" office:value="12.4863205009" calcext:value-type="float">
            <text:p>12.4863205009</text:p>
          </table:table-cell>
          <table:table-cell office:value-type="float" office:value="18.0172330903" calcext:value-type="float">
            <text:p>18.0172330903</text:p>
          </table:table-cell>
          <table:table-cell office:value-type="float" office:value="18.2730135532" calcext:value-type="float">
            <text:p>18.2730135532</text:p>
          </table:table-cell>
          <table:table-cell office:value-type="float" office:value="19.8964446828" calcext:value-type="float">
            <text:p>19.8964446828</text:p>
          </table:table-cell>
          <table:table-cell office:value-type="float" office:value="20.715212669" calcext:value-type="float">
            <text:p>20.715212669</text:p>
          </table:table-cell>
          <table:table-cell office:value-type="float" office:value="21.7779353646" calcext:value-type="float">
            <text:p>21.7779353646</text:p>
          </table:table-cell>
          <table:table-cell office:value-type="float" office:value="24.4595073379" calcext:value-type="float">
            <text:p>24.4595073379</text:p>
          </table:table-cell>
          <table:table-cell office:value-type="float" office:value="25.9421535472" calcext:value-type="float">
            <text:p>25.9421535472</text:p>
          </table:table-cell>
          <table:table-cell office:value-type="float" office:value="26.5489694036" calcext:value-type="float">
            <text:p>26.5489694036</text:p>
          </table:table-cell>
          <table:table-cell office:value-type="float" office:value="27.15534127" calcext:value-type="float">
            <text:p>27.15534127</text:p>
          </table:table-cell>
          <table:table-cell office:value-type="float" office:value="27.8334277491" calcext:value-type="float">
            <text:p>27.8334277491</text:p>
          </table:table-cell>
          <table:table-cell office:value-type="float" office:value="28.613562138" calcext:value-type="float">
            <text:p>28.613562138</text:p>
          </table:table-cell>
          <table:table-cell office:value-type="float" office:value="36.854069538" calcext:value-type="float">
            <text:p>36.854069538</text:p>
          </table:table-cell>
          <table:table-cell office:value-type="float" office:value="37.0264749649" calcext:value-type="float">
            <text:p>37.0264749649</text:p>
          </table:table-cell>
          <table:table-cell office:value-type="float" office:value="37.7918310337" calcext:value-type="float">
            <text:p>37.7918310337</text:p>
          </table:table-cell>
          <table:table-cell office:value-type="float" office:value="38.9515246989" calcext:value-type="float">
            <text:p>38.9515246989</text:p>
          </table:table-cell>
          <table:table-cell office:value-type="float" office:value="40.5470697886" calcext:value-type="float">
            <text:p>40.5470697886</text:p>
          </table:table-cell>
          <table:table-cell office:value-type="float" office:value="41.5888384203" calcext:value-type="float">
            <text:p>41.5888384203</text:p>
          </table:table-cell>
          <table:table-cell office:value-type="float" office:value="51.9365963883" calcext:value-type="float">
            <text:p>51.9365963883</text:p>
          </table:table-cell>
          <table:table-cell office:value-type="float" office:value="53.0248293859" calcext:value-type="float">
            <text:p>53.0248293859</text:p>
          </table:table-cell>
          <table:table-cell office:value-type="float" office:value="89.0320688951" calcext:value-type="float">
            <text:p>89.0320688951</text:p>
          </table:table-cell>
          <table:table-cell office:value-type="float" office:value="90.8965230292" calcext:value-type="float">
            <text:p>90.8965230292</text:p>
          </table:table-cell>
          <table:table-cell office:value-type="float" office:value="98.0654527291" calcext:value-type="float">
            <text:p>98.0654527291</text:p>
          </table:table-cell>
          <table:table-cell office:value-type="float" office:value="385.931660518" calcext:value-type="float">
            <text:p>385.931660518</text:p>
          </table:table-cell>
          <table:table-cell office:value-type="float" office:value="462.822460317" calcext:value-type="float">
            <text:p>462.822460317</text:p>
          </table:table-cell>
          <table:table-cell office:value-type="float" office:value="517.980041712" calcext:value-type="float">
            <text:p>517.980041712</text:p>
          </table:table-cell>
          <table:table-cell office:value-type="float" office:value="1854.9129689" calcext:value-type="float">
            <text:p>1854.9129689</text:p>
          </table:table-cell>
          <table:table-cell office:value-type="float" office:value="2015.98317274" calcext:value-type="float">
            <text:p>2015.98317274</text:p>
          </table:table-cell>
          <table:table-cell office:value-type="float" office:value="2062.67189968" calcext:value-type="float">
            <text:p>2062.67189968</text:p>
          </table:table-cell>
          <table:table-cell office:value-type="float" office:value="2106.76854518" calcext:value-type="float">
            <text:p>2106.76854518</text:p>
          </table:table-cell>
          <table:table-cell office:value-type="float" office:value="2161.43463634" calcext:value-type="float">
            <text:p>2161.43463634</text:p>
          </table:table-cell>
          <table:table-cell office:value-type="float" office:value="2162.69407896" calcext:value-type="float">
            <text:p>2162.69407896</text:p>
          </table:table-cell>
          <table:table-cell office:value-type="float" office:value="2184.85761523" calcext:value-type="float">
            <text:p>2184.85761523</text:p>
          </table:table-cell>
          <table:table-cell office:value-type="float" office:value="2191.7894557" calcext:value-type="float">
            <text:p>2191.7894557</text:p>
          </table:table-cell>
          <table:table-cell office:value-type="float" office:value="2225.60165674" calcext:value-type="float">
            <text:p>2225.60165674</text:p>
          </table:table-cell>
          <table:table-cell office:value-type="float" office:value="2230.83901015" calcext:value-type="float">
            <text:p>2230.83901015</text:p>
          </table:table-cell>
          <table:table-cell office:value-type="float" office:value="2297.13220607" calcext:value-type="float">
            <text:p>2297.13220607</text:p>
          </table:table-cell>
          <table:table-cell office:value-type="float" office:value="2300.73802659" calcext:value-type="float">
            <text:p>2300.73802659</text:p>
          </table:table-cell>
          <table:table-cell office:value-type="float" office:value="2362.04639546" calcext:value-type="float">
            <text:p>2362.04639546</text:p>
          </table:table-cell>
          <table:table-cell office:value-type="float" office:value="2465.11967541" calcext:value-type="float">
            <text:p>2465.11967541</text:p>
          </table:table-cell>
          <table:table-cell office:value-type="float" office:value="2513.68137134" calcext:value-type="float">
            <text:p>2513.68137134</text:p>
          </table:table-cell>
          <table:table-cell office:value-type="float" office:value="2528.25316496" calcext:value-type="float">
            <text:p>2528.25316496</text:p>
          </table:table-cell>
          <table:table-cell office:value-type="float" office:value="2566.99849021" calcext:value-type="float">
            <text:p>2566.99849021</text:p>
          </table:table-cell>
          <table:table-cell office:value-type="float" office:value="2648.74826696" calcext:value-type="float">
            <text:p>2648.74826696</text:p>
          </table:table-cell>
          <table:table-cell office:value-type="float" office:value="2654.47716387" calcext:value-type="float">
            <text:p>2654.47716387</text:p>
          </table:table-cell>
          <table:table-cell office:value-type="float" office:value="2673.47390845" calcext:value-type="float">
            <text:p>2673.47390845</text:p>
          </table:table-cell>
          <table:table-cell office:value-type="float" office:value="2677.6666114" calcext:value-type="float">
            <text:p>2677.6666114</text:p>
          </table:table-cell>
          <table:table-cell office:value-type="float" office:value="2716.91185461" calcext:value-type="float">
            <text:p>2716.91185461</text:p>
          </table:table-cell>
          <table:table-cell office:value-type="float" office:value="2726.35196147" calcext:value-type="float">
            <text:p>2726.35196147</text:p>
          </table:table-cell>
          <table:table-cell office:value-type="float" office:value="2745.55418261" calcext:value-type="float">
            <text:p>2745.55418261</text:p>
          </table:table-cell>
          <table:table-cell office:value-type="float" office:value="2763.67595084" calcext:value-type="float">
            <text:p>2763.67595084</text:p>
          </table:table-cell>
          <table:table-cell office:value-type="float" office:value="2772.31231138" calcext:value-type="float">
            <text:p>2772.31231138</text:p>
          </table:table-cell>
          <table:table-cell office:value-type="float" office:value="2803.88767503" calcext:value-type="float">
            <text:p>2803.88767503</text:p>
          </table:table-cell>
          <table:table-cell office:value-type="float" office:value="2820.03344086" calcext:value-type="float">
            <text:p>2820.03344086</text:p>
          </table:table-cell>
          <table:table-cell office:value-type="float" office:value="2929.0520729" calcext:value-type="float">
            <text:p>2929.0520729</text:p>
          </table:table-cell>
          <table:table-cell office:value-type="float" office:value="2993.01131889" calcext:value-type="float">
            <text:p>2993.01131889</text:p>
          </table:table-cell>
          <table:table-cell office:value-type="float" office:value="3246.3498483" calcext:value-type="float">
            <text:p>3246.3498483</text:p>
          </table:table-cell>
          <table:table-cell table:formula="of:=MAX([.B18:.BM18])" office:value-type="float" office:value="3246.3498483" calcext:value-type="float">
            <text:p>3246.3498483</text:p>
          </table:table-cell>
          <table:table-cell table:formula="of:=PERCENTILE([.$B18:.$BM18];0.99)" office:value-type="float" office:value="3086.7465747717" calcext:value-type="float">
            <text:p>3086.7465747717</text:p>
          </table:table-cell>
          <table:table-cell table:formula="of:=PERCENTILE([.B18:.BM18];0.9)" office:value-type="float" office:value="2758.239420371" calcext:value-type="float">
            <text:p>2758.239420371</text:p>
          </table:table-cell>
          <table:table-cell table:formula="of:=PERCENTILE([.B18:.BM18];0.75)" office:value-type="float" office:value="2517.324319745" calcext:value-type="float">
            <text:p>2517.324319745</text:p>
          </table:table-cell>
          <table:table-cell table:formula="of:=PERCENTILE([.A18:.BL18];0.6)" office:value-type="float" office:value="2150.501418108" calcext:value-type="float">
            <text:p>2150.501418108</text:p>
          </table:table-cell>
          <table:table-cell table:formula="of:=PERCENTILE([.B18:.BM18];0.5)" office:value-type="float" office:value="490.4012510145" calcext:value-type="float">
            <text:p>490.4012510145</text:p>
          </table:table-cell>
          <table:table-cell table:formula="of:=PERCENTILE([.B18:.BM18];0.4)" office:value-type="float" office:value="52.15424298782" calcext:value-type="float">
            <text:p>52.154242987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9505819557" calcext:value-type="float">
            <text:p>1.99505819557</text:p>
          </table:table-cell>
          <table:table-cell office:value-type="float" office:value="1.99739432577" calcext:value-type="float">
            <text:p>1.99739432577</text:p>
          </table:table-cell>
          <table:table-cell office:value-type="float" office:value="1.99801350283" calcext:value-type="float">
            <text:p>1.99801350283</text:p>
          </table:table-cell>
          <table:table-cell office:value-type="float" office:value="1.99808412404" calcext:value-type="float">
            <text:p>1.99808412404</text:p>
          </table:table-cell>
          <table:table-cell office:value-type="float" office:value="1.99875451728" calcext:value-type="float">
            <text:p>1.99875451728</text:p>
          </table:table-cell>
          <table:table-cell office:value-type="float" office:value="1.99923230338" calcext:value-type="float">
            <text:p>1.99923230338</text:p>
          </table:table-cell>
          <table:table-cell office:value-type="float" office:value="1.99951944269" calcext:value-type="float">
            <text:p>1.99951944269</text:p>
          </table:table-cell>
          <table:table-cell office:value-type="float" office:value="6.09585475003" calcext:value-type="float">
            <text:p>6.09585475003</text:p>
          </table:table-cell>
          <table:table-cell office:value-type="float" office:value="6.37993920239" calcext:value-type="float">
            <text:p>6.37993920239</text:p>
          </table:table-cell>
          <table:table-cell office:value-type="float" office:value="7.82808065335" calcext:value-type="float">
            <text:p>7.82808065335</text:p>
          </table:table-cell>
          <table:table-cell office:value-type="float" office:value="12.4389475442" calcext:value-type="float">
            <text:p>12.4389475442</text:p>
          </table:table-cell>
          <table:table-cell office:value-type="float" office:value="12.4834143624" calcext:value-type="float">
            <text:p>12.4834143624</text:p>
          </table:table-cell>
          <table:table-cell office:value-type="float" office:value="18.6593189322" calcext:value-type="float">
            <text:p>18.6593189322</text:p>
          </table:table-cell>
          <table:table-cell office:value-type="float" office:value="19.6861035684" calcext:value-type="float">
            <text:p>19.6861035684</text:p>
          </table:table-cell>
          <table:table-cell office:value-type="float" office:value="20.0082406107" calcext:value-type="float">
            <text:p>20.0082406107</text:p>
          </table:table-cell>
          <table:table-cell office:value-type="float" office:value="22.9530985427" calcext:value-type="float">
            <text:p>22.9530985427</text:p>
          </table:table-cell>
          <table:table-cell office:value-type="float" office:value="24.5231279872" calcext:value-type="float">
            <text:p>24.5231279872</text:p>
          </table:table-cell>
          <table:table-cell office:value-type="float" office:value="30.5807793454" calcext:value-type="float">
            <text:p>30.5807793454</text:p>
          </table:table-cell>
          <table:table-cell office:value-type="float" office:value="36.4107066842" calcext:value-type="float">
            <text:p>36.4107066842</text:p>
          </table:table-cell>
          <table:table-cell office:value-type="float" office:value="42.2105948099" calcext:value-type="float">
            <text:p>42.2105948099</text:p>
          </table:table-cell>
          <table:table-cell office:value-type="float" office:value="42.5405616155" calcext:value-type="float">
            <text:p>42.5405616155</text:p>
          </table:table-cell>
          <table:table-cell office:value-type="float" office:value="43.8183425779" calcext:value-type="float">
            <text:p>43.8183425779</text:p>
          </table:table-cell>
          <table:table-cell office:value-type="float" office:value="47.7010788894" calcext:value-type="float">
            <text:p>47.7010788894</text:p>
          </table:table-cell>
          <table:table-cell office:value-type="float" office:value="51.7212324511" calcext:value-type="float">
            <text:p>51.7212324511</text:p>
          </table:table-cell>
          <table:table-cell office:value-type="float" office:value="65.9714363168" calcext:value-type="float">
            <text:p>65.9714363168</text:p>
          </table:table-cell>
          <table:table-cell office:value-type="float" office:value="74.624405247" calcext:value-type="float">
            <text:p>74.624405247</text:p>
          </table:table-cell>
          <table:table-cell office:value-type="float" office:value="78.2509596222" calcext:value-type="float">
            <text:p>78.2509596222</text:p>
          </table:table-cell>
          <table:table-cell office:value-type="float" office:value="124.669088301" calcext:value-type="float">
            <text:p>124.669088301</text:p>
          </table:table-cell>
          <table:table-cell office:value-type="float" office:value="135.45938356" calcext:value-type="float">
            <text:p>135.45938356</text:p>
          </table:table-cell>
          <table:table-cell office:value-type="float" office:value="639.041640908" calcext:value-type="float">
            <text:p>639.041640908</text:p>
          </table:table-cell>
          <table:table-cell office:value-type="float" office:value="1981.73143021" calcext:value-type="float">
            <text:p>1981.73143021</text:p>
          </table:table-cell>
          <table:table-cell office:value-type="float" office:value="2117.19769844" calcext:value-type="float">
            <text:p>2117.19769844</text:p>
          </table:table-cell>
          <table:table-cell office:value-type="float" office:value="2252.23807483" calcext:value-type="float">
            <text:p>2252.23807483</text:p>
          </table:table-cell>
          <table:table-cell office:value-type="float" office:value="2328.72342998" calcext:value-type="float">
            <text:p>2328.72342998</text:p>
          </table:table-cell>
          <table:table-cell office:value-type="float" office:value="2344.75625754" calcext:value-type="float">
            <text:p>2344.75625754</text:p>
          </table:table-cell>
          <table:table-cell office:value-type="float" office:value="2344.79979205" calcext:value-type="float">
            <text:p>2344.79979205</text:p>
          </table:table-cell>
          <table:table-cell office:value-type="float" office:value="2387.70162563" calcext:value-type="float">
            <text:p>2387.70162563</text:p>
          </table:table-cell>
          <table:table-cell office:value-type="float" office:value="2426.2893462" calcext:value-type="float">
            <text:p>2426.2893462</text:p>
          </table:table-cell>
          <table:table-cell office:value-type="float" office:value="2447.69808724" calcext:value-type="float">
            <text:p>2447.69808724</text:p>
          </table:table-cell>
          <table:table-cell office:value-type="float" office:value="2473.34115334" calcext:value-type="float">
            <text:p>2473.34115334</text:p>
          </table:table-cell>
          <table:table-cell office:value-type="float" office:value="2476.06605212" calcext:value-type="float">
            <text:p>2476.06605212</text:p>
          </table:table-cell>
          <table:table-cell office:value-type="float" office:value="2477.77048877" calcext:value-type="float">
            <text:p>2477.77048877</text:p>
          </table:table-cell>
          <table:table-cell office:value-type="float" office:value="2478.10912462" calcext:value-type="float">
            <text:p>2478.10912462</text:p>
          </table:table-cell>
          <table:table-cell office:value-type="float" office:value="2496.3714739" calcext:value-type="float">
            <text:p>2496.3714739</text:p>
          </table:table-cell>
          <table:table-cell office:value-type="float" office:value="2560.4563249" calcext:value-type="float">
            <text:p>2560.4563249</text:p>
          </table:table-cell>
          <table:table-cell office:value-type="float" office:value="2576.36032774" calcext:value-type="float">
            <text:p>2576.36032774</text:p>
          </table:table-cell>
          <table:table-cell office:value-type="float" office:value="2612.34037351" calcext:value-type="float">
            <text:p>2612.34037351</text:p>
          </table:table-cell>
          <table:table-cell office:value-type="float" office:value="2628.02000661" calcext:value-type="float">
            <text:p>2628.02000661</text:p>
          </table:table-cell>
          <table:table-cell office:value-type="float" office:value="2650.63270394" calcext:value-type="float">
            <text:p>2650.63270394</text:p>
          </table:table-cell>
          <table:table-cell office:value-type="float" office:value="2671.07034201" calcext:value-type="float">
            <text:p>2671.07034201</text:p>
          </table:table-cell>
          <table:table-cell office:value-type="float" office:value="2676.20463554" calcext:value-type="float">
            <text:p>2676.20463554</text:p>
          </table:table-cell>
          <table:table-cell office:value-type="float" office:value="2682.70269714" calcext:value-type="float">
            <text:p>2682.70269714</text:p>
          </table:table-cell>
          <table:table-cell office:value-type="float" office:value="2742.79585587" calcext:value-type="float">
            <text:p>2742.79585587</text:p>
          </table:table-cell>
          <table:table-cell office:value-type="float" office:value="2745.20547756" calcext:value-type="float">
            <text:p>2745.20547756</text:p>
          </table:table-cell>
          <table:table-cell office:value-type="float" office:value="2747.0584888" calcext:value-type="float">
            <text:p>2747.0584888</text:p>
          </table:table-cell>
          <table:table-cell office:value-type="float" office:value="2754.49605347" calcext:value-type="float">
            <text:p>2754.49605347</text:p>
          </table:table-cell>
          <table:table-cell office:value-type="float" office:value="2760.52927993" calcext:value-type="float">
            <text:p>2760.52927993</text:p>
          </table:table-cell>
          <table:table-cell office:value-type="float" office:value="2780.45782109" calcext:value-type="float">
            <text:p>2780.45782109</text:p>
          </table:table-cell>
          <table:table-cell office:value-type="float" office:value="2826.58013991" calcext:value-type="float">
            <text:p>2826.58013991</text:p>
          </table:table-cell>
          <table:table-cell office:value-type="float" office:value="2842.94279682" calcext:value-type="float">
            <text:p>2842.94279682</text:p>
          </table:table-cell>
          <table:table-cell office:value-type="float" office:value="2848.42164075" calcext:value-type="float">
            <text:p>2848.42164075</text:p>
          </table:table-cell>
          <table:table-cell office:value-type="float" office:value="2889.4685002" calcext:value-type="float">
            <text:p>2889.4685002</text:p>
          </table:table-cell>
          <table:table-cell office:value-type="float" office:value="2895.67376043" calcext:value-type="float">
            <text:p>2895.67376043</text:p>
          </table:table-cell>
          <table:table-cell office:value-type="float" office:value="3003.03510285" calcext:value-type="float">
            <text:p>3003.03510285</text:p>
          </table:table-cell>
          <table:table-cell table:formula="of:=MAX([.B19:.BM19])" office:value-type="float" office:value="3003.03510285" calcext:value-type="float">
            <text:p>3003.03510285</text:p>
          </table:table-cell>
          <table:table-cell table:formula="of:=PERCENTILE([.$B19:.$BM19];0.99)" office:value-type="float" office:value="2935.3974571254" calcext:value-type="float">
            <text:p>2935.3974571254</text:p>
          </table:table-cell>
          <table:table-cell table:formula="of:=PERCENTILE([.B19:.BM19];0.9)" office:value-type="float" office:value="2774.479258742" calcext:value-type="float">
            <text:p>2774.479258742</text:p>
          </table:table-cell>
          <table:table-cell table:formula="of:=PERCENTILE([.B19:.BM19];0.75)" office:value-type="float" office:value="2633.6731809425" calcext:value-type="float">
            <text:p>2633.6731809425</text:p>
          </table:table-cell>
          <table:table-cell table:formula="of:=PERCENTILE([.A19:.BL19];0.6)" office:value-type="float" office:value="2418.571802086" calcext:value-type="float">
            <text:p>2418.571802086</text:p>
          </table:table-cell>
          <table:table-cell table:formula="of:=PERCENTILE([.B19:.BM19];0.5)" office:value-type="float" office:value="2184.717886635" calcext:value-type="float">
            <text:p>2184.717886635</text:p>
          </table:table-cell>
          <table:table-cell table:formula="of:=PERCENTILE([.B19:.BM19];0.4)" office:value-type="float" office:value="75.34971612204" calcext:value-type="float">
            <text:p>75.34971612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9693501063" calcext:value-type="float">
            <text:p>1.99693501063</text:p>
          </table:table-cell>
          <table:table-cell office:value-type="float" office:value="1.99967145002" calcext:value-type="float">
            <text:p>1.99967145002</text:p>
          </table:table-cell>
          <table:table-cell office:value-type="float" office:value="4.4031442578" calcext:value-type="float">
            <text:p>4.4031442578</text:p>
          </table:table-cell>
          <table:table-cell office:value-type="float" office:value="6.81935446857" calcext:value-type="float">
            <text:p>6.81935446857</text:p>
          </table:table-cell>
          <table:table-cell office:value-type="float" office:value="7.55847157417" calcext:value-type="float">
            <text:p>7.55847157417</text:p>
          </table:table-cell>
          <table:table-cell office:value-type="float" office:value="7.69720034895" calcext:value-type="float">
            <text:p>7.69720034895</text:p>
          </table:table-cell>
          <table:table-cell office:value-type="float" office:value="8.1708673912" calcext:value-type="float">
            <text:p>8.1708673912</text:p>
          </table:table-cell>
          <table:table-cell office:value-type="float" office:value="9.66770614192" calcext:value-type="float">
            <text:p>9.66770614192</text:p>
          </table:table-cell>
          <table:table-cell office:value-type="float" office:value="10.3572493065" calcext:value-type="float">
            <text:p>10.3572493065</text:p>
          </table:table-cell>
          <table:table-cell office:value-type="float" office:value="13.0749238916" calcext:value-type="float">
            <text:p>13.0749238916</text:p>
          </table:table-cell>
          <table:table-cell office:value-type="float" office:value="15.4332457858" calcext:value-type="float">
            <text:p>15.4332457858</text:p>
          </table:table-cell>
          <table:table-cell office:value-type="float" office:value="17.2406515045" calcext:value-type="float">
            <text:p>17.2406515045</text:p>
          </table:table-cell>
          <table:table-cell office:value-type="float" office:value="17.3223162756" calcext:value-type="float">
            <text:p>17.3223162756</text:p>
          </table:table-cell>
          <table:table-cell office:value-type="float" office:value="20.7119655465" calcext:value-type="float">
            <text:p>20.7119655465</text:p>
          </table:table-cell>
          <table:table-cell office:value-type="float" office:value="20.8317758282" calcext:value-type="float">
            <text:p>20.8317758282</text:p>
          </table:table-cell>
          <table:table-cell office:value-type="float" office:value="21.2108952949" calcext:value-type="float">
            <text:p>21.2108952949</text:p>
          </table:table-cell>
          <table:table-cell office:value-type="float" office:value="24.3507832892" calcext:value-type="float">
            <text:p>24.3507832892</text:p>
          </table:table-cell>
          <table:table-cell office:value-type="float" office:value="25.8723167136" calcext:value-type="float">
            <text:p>25.8723167136</text:p>
          </table:table-cell>
          <table:table-cell office:value-type="float" office:value="26.5533012899" calcext:value-type="float">
            <text:p>26.5533012899</text:p>
          </table:table-cell>
          <table:table-cell office:value-type="float" office:value="32.7856497897" calcext:value-type="float">
            <text:p>32.7856497897</text:p>
          </table:table-cell>
          <table:table-cell office:value-type="float" office:value="33.889469895" calcext:value-type="float">
            <text:p>33.889469895</text:p>
          </table:table-cell>
          <table:table-cell office:value-type="float" office:value="40.8190982001" calcext:value-type="float">
            <text:p>40.8190982001</text:p>
          </table:table-cell>
          <table:table-cell office:value-type="float" office:value="45.0638263204" calcext:value-type="float">
            <text:p>45.0638263204</text:p>
          </table:table-cell>
          <table:table-cell office:value-type="float" office:value="51.0988513767" calcext:value-type="float">
            <text:p>51.0988513767</text:p>
          </table:table-cell>
          <table:table-cell office:value-type="float" office:value="60.2101894287" calcext:value-type="float">
            <text:p>60.2101894287</text:p>
          </table:table-cell>
          <table:table-cell office:value-type="float" office:value="78.1710844706" calcext:value-type="float">
            <text:p>78.1710844706</text:p>
          </table:table-cell>
          <table:table-cell office:value-type="float" office:value="86.4130403859" calcext:value-type="float">
            <text:p>86.4130403859</text:p>
          </table:table-cell>
          <table:table-cell office:value-type="float" office:value="101.168185571" calcext:value-type="float">
            <text:p>101.168185571</text:p>
          </table:table-cell>
          <table:table-cell office:value-type="float" office:value="140.787852873" calcext:value-type="float">
            <text:p>140.787852873</text:p>
          </table:table-cell>
          <table:table-cell office:value-type="float" office:value="175.613195812" calcext:value-type="float">
            <text:p>175.613195812</text:p>
          </table:table-cell>
          <table:table-cell office:value-type="float" office:value="624.399623198" calcext:value-type="float">
            <text:p>624.399623198</text:p>
          </table:table-cell>
          <table:table-cell office:value-type="float" office:value="1418.31142098" calcext:value-type="float">
            <text:p>1418.31142098</text:p>
          </table:table-cell>
          <table:table-cell office:value-type="float" office:value="1911.59267129" calcext:value-type="float">
            <text:p>1911.59267129</text:p>
          </table:table-cell>
          <table:table-cell office:value-type="float" office:value="2112.81452538" calcext:value-type="float">
            <text:p>2112.81452538</text:p>
          </table:table-cell>
          <table:table-cell office:value-type="float" office:value="2145.05420675" calcext:value-type="float">
            <text:p>2145.05420675</text:p>
          </table:table-cell>
          <table:table-cell office:value-type="float" office:value="2203.69247128" calcext:value-type="float">
            <text:p>2203.69247128</text:p>
          </table:table-cell>
          <table:table-cell office:value-type="float" office:value="2228.48687971" calcext:value-type="float">
            <text:p>2228.48687971</text:p>
          </table:table-cell>
          <table:table-cell office:value-type="float" office:value="2377.20351032" calcext:value-type="float">
            <text:p>2377.20351032</text:p>
          </table:table-cell>
          <table:table-cell office:value-type="float" office:value="2377.95932549" calcext:value-type="float">
            <text:p>2377.95932549</text:p>
          </table:table-cell>
          <table:table-cell office:value-type="float" office:value="2381.61999546" calcext:value-type="float">
            <text:p>2381.61999546</text:p>
          </table:table-cell>
          <table:table-cell office:value-type="float" office:value="2391.03067809" calcext:value-type="float">
            <text:p>2391.03067809</text:p>
          </table:table-cell>
          <table:table-cell office:value-type="float" office:value="2391.48310387" calcext:value-type="float">
            <text:p>2391.48310387</text:p>
          </table:table-cell>
          <table:table-cell office:value-type="float" office:value="2399.80496883" calcext:value-type="float">
            <text:p>2399.80496883</text:p>
          </table:table-cell>
          <table:table-cell office:value-type="float" office:value="2403.34820148" calcext:value-type="float">
            <text:p>2403.34820148</text:p>
          </table:table-cell>
          <table:table-cell office:value-type="float" office:value="2414.85642756" calcext:value-type="float">
            <text:p>2414.85642756</text:p>
          </table:table-cell>
          <table:table-cell office:value-type="float" office:value="2426.66261941" calcext:value-type="float">
            <text:p>2426.66261941</text:p>
          </table:table-cell>
          <table:table-cell office:value-type="float" office:value="2463.07876244" calcext:value-type="float">
            <text:p>2463.07876244</text:p>
          </table:table-cell>
          <table:table-cell office:value-type="float" office:value="2465.67872052" calcext:value-type="float">
            <text:p>2465.67872052</text:p>
          </table:table-cell>
          <table:table-cell office:value-type="float" office:value="2474.95248964" calcext:value-type="float">
            <text:p>2474.95248964</text:p>
          </table:table-cell>
          <table:table-cell office:value-type="float" office:value="2502.00380831" calcext:value-type="float">
            <text:p>2502.00380831</text:p>
          </table:table-cell>
          <table:table-cell office:value-type="float" office:value="2547.30366828" calcext:value-type="float">
            <text:p>2547.30366828</text:p>
          </table:table-cell>
          <table:table-cell office:value-type="float" office:value="2583.07263379" calcext:value-type="float">
            <text:p>2583.07263379</text:p>
          </table:table-cell>
          <table:table-cell office:value-type="float" office:value="2593.27456406" calcext:value-type="float">
            <text:p>2593.27456406</text:p>
          </table:table-cell>
          <table:table-cell office:value-type="float" office:value="2603.87628639" calcext:value-type="float">
            <text:p>2603.87628639</text:p>
          </table:table-cell>
          <table:table-cell office:value-type="float" office:value="2614.41601492" calcext:value-type="float">
            <text:p>2614.41601492</text:p>
          </table:table-cell>
          <table:table-cell office:value-type="float" office:value="2614.7856349" calcext:value-type="float">
            <text:p>2614.7856349</text:p>
          </table:table-cell>
          <table:table-cell office:value-type="float" office:value="2642.73844436" calcext:value-type="float">
            <text:p>2642.73844436</text:p>
          </table:table-cell>
          <table:table-cell office:value-type="float" office:value="2656.20214312" calcext:value-type="float">
            <text:p>2656.20214312</text:p>
          </table:table-cell>
          <table:table-cell office:value-type="float" office:value="2699.77259698" calcext:value-type="float">
            <text:p>2699.77259698</text:p>
          </table:table-cell>
          <table:table-cell office:value-type="float" office:value="2737.55094095" calcext:value-type="float">
            <text:p>2737.55094095</text:p>
          </table:table-cell>
          <table:table-cell office:value-type="float" office:value="2760.61924495" calcext:value-type="float">
            <text:p>2760.61924495</text:p>
          </table:table-cell>
          <table:table-cell office:value-type="float" office:value="2785.87221393" calcext:value-type="float">
            <text:p>2785.87221393</text:p>
          </table:table-cell>
          <table:table-cell office:value-type="float" office:value="3076.41671195" calcext:value-type="float">
            <text:p>3076.41671195</text:p>
          </table:table-cell>
          <table:table-cell office:value-type="float" office:value="3179.36935463" calcext:value-type="float">
            <text:p>3179.36935463</text:p>
          </table:table-cell>
          <table:table-cell table:formula="of:=MAX([.B20:.BM20])" office:value-type="float" office:value="3179.36935463" calcext:value-type="float">
            <text:p>3179.36935463</text:p>
          </table:table-cell>
          <table:table-cell table:formula="of:=PERCENTILE([.$B20:.$BM20];0.99)" office:value-type="float" office:value="3114.5091897416" calcext:value-type="float">
            <text:p>3114.5091897416</text:p>
          </table:table-cell>
          <table:table-cell table:formula="of:=PERCENTILE([.B20:.BM20];0.9)" office:value-type="float" office:value="2652.163033492" calcext:value-type="float">
            <text:p>2652.163033492</text:p>
          </table:table-cell>
          <table:table-cell table:formula="of:=PERCENTILE([.B20:.BM20];0.75)" office:value-type="float" office:value="2467.9971628" calcext:value-type="float">
            <text:p>2467.9971628</text:p>
          </table:table-cell>
          <table:table-cell table:formula="of:=PERCENTILE([.A20:.BL20];0.6)" office:value-type="float" office:value="2347.460184198" calcext:value-type="float">
            <text:p>2347.460184198</text:p>
          </table:table-cell>
          <table:table-cell table:formula="of:=PERCENTILE([.B20:.BM20];0.5)" office:value-type="float" office:value="1664.952046135" calcext:value-type="float">
            <text:p>1664.952046135</text:p>
          </table:table-cell>
          <table:table-cell table:formula="of:=PERCENTILE([.B20:.BM20];0.4)" office:value-type="float" office:value="79.81947565366" calcext:value-type="float">
            <text:p>79.819475653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46898582856" calcext:value-type="float">
            <text:p>7.46898582856</text:p>
          </table:table-cell>
          <table:table-cell office:value-type="float" office:value="7.65953152825" calcext:value-type="float">
            <text:p>7.65953152825</text:p>
          </table:table-cell>
          <table:table-cell office:value-type="float" office:value="7.93416011889" calcext:value-type="float">
            <text:p>7.93416011889</text:p>
          </table:table-cell>
          <table:table-cell office:value-type="float" office:value="8.86244638203" calcext:value-type="float">
            <text:p>8.86244638203</text:p>
          </table:table-cell>
          <table:table-cell office:value-type="float" office:value="9.7581477586" calcext:value-type="float">
            <text:p>9.7581477586</text:p>
          </table:table-cell>
          <table:table-cell office:value-type="float" office:value="11.28429483" calcext:value-type="float">
            <text:p>11.28429483</text:p>
          </table:table-cell>
          <table:table-cell office:value-type="float" office:value="11.3032516609" calcext:value-type="float">
            <text:p>11.3032516609</text:p>
          </table:table-cell>
          <table:table-cell office:value-type="float" office:value="13.6549080185" calcext:value-type="float">
            <text:p>13.6549080185</text:p>
          </table:table-cell>
          <table:table-cell office:value-type="float" office:value="14.8406277273" calcext:value-type="float">
            <text:p>14.8406277273</text:p>
          </table:table-cell>
          <table:table-cell office:value-type="float" office:value="20.3175895138" calcext:value-type="float">
            <text:p>20.3175895138</text:p>
          </table:table-cell>
          <table:table-cell office:value-type="float" office:value="23.1623056857" calcext:value-type="float">
            <text:p>23.1623056857</text:p>
          </table:table-cell>
          <table:table-cell office:value-type="float" office:value="26.5849316728" calcext:value-type="float">
            <text:p>26.5849316728</text:p>
          </table:table-cell>
          <table:table-cell office:value-type="float" office:value="29.6908522903" calcext:value-type="float">
            <text:p>29.6908522903</text:p>
          </table:table-cell>
          <table:table-cell office:value-type="float" office:value="38.8272097856" calcext:value-type="float">
            <text:p>38.8272097856</text:p>
          </table:table-cell>
          <table:table-cell office:value-type="float" office:value="40.0128095431" calcext:value-type="float">
            <text:p>40.0128095431</text:p>
          </table:table-cell>
          <table:table-cell office:value-type="float" office:value="49.3128525355" calcext:value-type="float">
            <text:p>49.3128525355</text:p>
          </table:table-cell>
          <table:table-cell office:value-type="float" office:value="50.4017589447" calcext:value-type="float">
            <text:p>50.4017589447</text:p>
          </table:table-cell>
          <table:table-cell office:value-type="float" office:value="62.7780266202" calcext:value-type="float">
            <text:p>62.7780266202</text:p>
          </table:table-cell>
          <table:table-cell office:value-type="float" office:value="86.7032817924" calcext:value-type="float">
            <text:p>86.7032817924</text:p>
          </table:table-cell>
          <table:table-cell office:value-type="float" office:value="105.956122086" calcext:value-type="float">
            <text:p>105.956122086</text:p>
          </table:table-cell>
          <table:table-cell office:value-type="float" office:value="134.837603065" calcext:value-type="float">
            <text:p>134.837603065</text:p>
          </table:table-cell>
          <table:table-cell office:value-type="float" office:value="136.374388355" calcext:value-type="float">
            <text:p>136.374388355</text:p>
          </table:table-cell>
          <table:table-cell office:value-type="float" office:value="211.099731027" calcext:value-type="float">
            <text:p>211.099731027</text:p>
          </table:table-cell>
          <table:table-cell office:value-type="float" office:value="256.251424999" calcext:value-type="float">
            <text:p>256.251424999</text:p>
          </table:table-cell>
          <table:table-cell office:value-type="float" office:value="295.018358544" calcext:value-type="float">
            <text:p>295.018358544</text:p>
          </table:table-cell>
          <table:table-cell office:value-type="float" office:value="1432.39435422" calcext:value-type="float">
            <text:p>1432.39435422</text:p>
          </table:table-cell>
          <table:table-cell office:value-type="float" office:value="1899.17987511" calcext:value-type="float">
            <text:p>1899.17987511</text:p>
          </table:table-cell>
          <table:table-cell office:value-type="float" office:value="2010.60659391" calcext:value-type="float">
            <text:p>2010.60659391</text:p>
          </table:table-cell>
          <table:table-cell office:value-type="float" office:value="2214.40768059" calcext:value-type="float">
            <text:p>2214.40768059</text:p>
          </table:table-cell>
          <table:table-cell office:value-type="float" office:value="2236.76404619" calcext:value-type="float">
            <text:p>2236.76404619</text:p>
          </table:table-cell>
          <table:table-cell office:value-type="float" office:value="2271.12689279" calcext:value-type="float">
            <text:p>2271.12689279</text:p>
          </table:table-cell>
          <table:table-cell office:value-type="float" office:value="2300.75031398" calcext:value-type="float">
            <text:p>2300.75031398</text:p>
          </table:table-cell>
          <table:table-cell office:value-type="float" office:value="2305.08708008" calcext:value-type="float">
            <text:p>2305.08708008</text:p>
          </table:table-cell>
          <table:table-cell office:value-type="float" office:value="2379.81997043" calcext:value-type="float">
            <text:p>2379.81997043</text:p>
          </table:table-cell>
          <table:table-cell office:value-type="float" office:value="2379.88838372" calcext:value-type="float">
            <text:p>2379.88838372</text:p>
          </table:table-cell>
          <table:table-cell office:value-type="float" office:value="2393.99312653" calcext:value-type="float">
            <text:p>2393.99312653</text:p>
          </table:table-cell>
          <table:table-cell office:value-type="float" office:value="2403.54813308" calcext:value-type="float">
            <text:p>2403.54813308</text:p>
          </table:table-cell>
          <table:table-cell office:value-type="float" office:value="2432.7829368" calcext:value-type="float">
            <text:p>2432.7829368</text:p>
          </table:table-cell>
          <table:table-cell office:value-type="float" office:value="2440.83543682" calcext:value-type="float">
            <text:p>2440.83543682</text:p>
          </table:table-cell>
          <table:table-cell office:value-type="float" office:value="2475.92385424" calcext:value-type="float">
            <text:p>2475.92385424</text:p>
          </table:table-cell>
          <table:table-cell office:value-type="float" office:value="2492.86556777" calcext:value-type="float">
            <text:p>2492.86556777</text:p>
          </table:table-cell>
          <table:table-cell office:value-type="float" office:value="2518.9540149" calcext:value-type="float">
            <text:p>2518.9540149</text:p>
          </table:table-cell>
          <table:table-cell office:value-type="float" office:value="2538.96971771" calcext:value-type="float">
            <text:p>2538.96971771</text:p>
          </table:table-cell>
          <table:table-cell office:value-type="float" office:value="2541.9849034" calcext:value-type="float">
            <text:p>2541.9849034</text:p>
          </table:table-cell>
          <table:table-cell office:value-type="float" office:value="2545.99673226" calcext:value-type="float">
            <text:p>2545.99673226</text:p>
          </table:table-cell>
          <table:table-cell office:value-type="float" office:value="2557.98964732" calcext:value-type="float">
            <text:p>2557.98964732</text:p>
          </table:table-cell>
          <table:table-cell office:value-type="float" office:value="2567.25432897" calcext:value-type="float">
            <text:p>2567.25432897</text:p>
          </table:table-cell>
          <table:table-cell office:value-type="float" office:value="2570.65664236" calcext:value-type="float">
            <text:p>2570.65664236</text:p>
          </table:table-cell>
          <table:table-cell office:value-type="float" office:value="2573.54714776" calcext:value-type="float">
            <text:p>2573.54714776</text:p>
          </table:table-cell>
          <table:table-cell office:value-type="float" office:value="2579.98705504" calcext:value-type="float">
            <text:p>2579.98705504</text:p>
          </table:table-cell>
          <table:table-cell office:value-type="float" office:value="2597.73357071" calcext:value-type="float">
            <text:p>2597.73357071</text:p>
          </table:table-cell>
          <table:table-cell office:value-type="float" office:value="2616.90910789" calcext:value-type="float">
            <text:p>2616.90910789</text:p>
          </table:table-cell>
          <table:table-cell office:value-type="float" office:value="2662.7487009" calcext:value-type="float">
            <text:p>2662.7487009</text:p>
          </table:table-cell>
          <table:table-cell office:value-type="float" office:value="2678.76714413" calcext:value-type="float">
            <text:p>2678.76714413</text:p>
          </table:table-cell>
          <table:table-cell office:value-type="float" office:value="2699.07635005" calcext:value-type="float">
            <text:p>2699.07635005</text:p>
          </table:table-cell>
          <table:table-cell office:value-type="float" office:value="2770.24752557" calcext:value-type="float">
            <text:p>2770.24752557</text:p>
          </table:table-cell>
          <table:table-cell office:value-type="float" office:value="2798.52335462" calcext:value-type="float">
            <text:p>2798.52335462</text:p>
          </table:table-cell>
          <table:table-cell office:value-type="float" office:value="2816.00867342" calcext:value-type="float">
            <text:p>2816.00867342</text:p>
          </table:table-cell>
          <table:table-cell office:value-type="float" office:value="2828.3311522" calcext:value-type="float">
            <text:p>2828.3311522</text:p>
          </table:table-cell>
          <table:table-cell office:value-type="float" office:value="2828.90359996" calcext:value-type="float">
            <text:p>2828.90359996</text:p>
          </table:table-cell>
          <table:table-cell office:value-type="float" office:value="2838.72007294" calcext:value-type="float">
            <text:p>2838.72007294</text:p>
          </table:table-cell>
          <table:table-cell office:value-type="float" office:value="2948.91683843" calcext:value-type="float">
            <text:p>2948.91683843</text:p>
          </table:table-cell>
          <table:table-cell office:value-type="float" office:value="2950.02455376" calcext:value-type="float">
            <text:p>2950.02455376</text:p>
          </table:table-cell>
          <table:table-cell office:value-type="float" office:value="2990.45993652" calcext:value-type="float">
            <text:p>2990.45993652</text:p>
          </table:table-cell>
          <table:table-cell table:formula="of:=MAX([.B21:.BM21])" office:value-type="float" office:value="2990.45993652" calcext:value-type="float">
            <text:p>2990.45993652</text:p>
          </table:table-cell>
          <table:table-cell table:formula="of:=PERCENTILE([.$B21:.$BM21];0.99)" office:value-type="float" office:value="2964.9856453812" calcext:value-type="float">
            <text:p>2964.9856453812</text:p>
          </table:table-cell>
          <table:table-cell table:formula="of:=PERCENTILE([.B21:.BM21];0.9)" office:value-type="float" office:value="2810.76307778" calcext:value-type="float">
            <text:p>2810.76307778</text:p>
          </table:table-cell>
          <table:table-cell table:formula="of:=PERCENTILE([.B21:.BM21];0.75)" office:value-type="float" office:value="2571.37926871" calcext:value-type="float">
            <text:p>2571.37926871</text:p>
          </table:table-cell>
          <table:table-cell table:formula="of:=PERCENTILE([.A21:.BL21];0.6)" office:value-type="float" office:value="2426.935976056" calcext:value-type="float">
            <text:p>2426.935976056</text:p>
          </table:table-cell>
          <table:table-cell table:formula="of:=PERCENTILE([.B21:.BM21];0.5)" office:value-type="float" office:value="2302.91869703" calcext:value-type="float">
            <text:p>2302.91869703</text:p>
          </table:table-cell>
          <table:table-cell table:formula="of:=PERCENTILE([.B21:.BM21];0.4)" office:value-type="float" office:value="1525.751458398" calcext:value-type="float">
            <text:p>1525.751458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9472550192" calcext:value-type="float">
            <text:p>1.99472550192</text:p>
          </table:table-cell>
          <table:table-cell office:value-type="float" office:value="1.9970376968" calcext:value-type="float">
            <text:p>1.9970376968</text:p>
          </table:table-cell>
          <table:table-cell office:value-type="float" office:value="1.99740543473" calcext:value-type="float">
            <text:p>1.99740543473</text:p>
          </table:table-cell>
          <table:table-cell office:value-type="float" office:value="1.99880144627" calcext:value-type="float">
            <text:p>1.99880144627</text:p>
          </table:table-cell>
          <table:table-cell office:value-type="float" office:value="3.79536352151" calcext:value-type="float">
            <text:p>3.79536352151</text:p>
          </table:table-cell>
          <table:table-cell office:value-type="float" office:value="3.91833639854" calcext:value-type="float">
            <text:p>3.91833639854</text:p>
          </table:table-cell>
          <table:table-cell office:value-type="float" office:value="4.1948578395" calcext:value-type="float">
            <text:p>4.1948578395</text:p>
          </table:table-cell>
          <table:table-cell office:value-type="float" office:value="6.17787972831" calcext:value-type="float">
            <text:p>6.17787972831</text:p>
          </table:table-cell>
          <table:table-cell office:value-type="float" office:value="7.86122268697" calcext:value-type="float">
            <text:p>7.86122268697</text:p>
          </table:table-cell>
          <table:table-cell office:value-type="float" office:value="8.39593906193" calcext:value-type="float">
            <text:p>8.39593906193</text:p>
          </table:table-cell>
          <table:table-cell office:value-type="float" office:value="10.8096419365" calcext:value-type="float">
            <text:p>10.8096419365</text:p>
          </table:table-cell>
          <table:table-cell office:value-type="float" office:value="11.3215532676" calcext:value-type="float">
            <text:p>11.3215532676</text:p>
          </table:table-cell>
          <table:table-cell office:value-type="float" office:value="12.840315144" calcext:value-type="float">
            <text:p>12.840315144</text:p>
          </table:table-cell>
          <table:table-cell office:value-type="float" office:value="14.0829110713" calcext:value-type="float">
            <text:p>14.0829110713</text:p>
          </table:table-cell>
          <table:table-cell office:value-type="float" office:value="15.0438085309" calcext:value-type="float">
            <text:p>15.0438085309</text:p>
          </table:table-cell>
          <table:table-cell office:value-type="float" office:value="17.2900210075" calcext:value-type="float">
            <text:p>17.2900210075</text:p>
          </table:table-cell>
          <table:table-cell office:value-type="float" office:value="18.220154165" calcext:value-type="float">
            <text:p>18.220154165</text:p>
          </table:table-cell>
          <table:table-cell office:value-type="float" office:value="22.049304537" calcext:value-type="float">
            <text:p>22.049304537</text:p>
          </table:table-cell>
          <table:table-cell office:value-type="float" office:value="23.7361631347" calcext:value-type="float">
            <text:p>23.7361631347</text:p>
          </table:table-cell>
          <table:table-cell office:value-type="float" office:value="25.3316690264" calcext:value-type="float">
            <text:p>25.3316690264</text:p>
          </table:table-cell>
          <table:table-cell office:value-type="float" office:value="30.9237345836" calcext:value-type="float">
            <text:p>30.9237345836</text:p>
          </table:table-cell>
          <table:table-cell office:value-type="float" office:value="35.1054807155" calcext:value-type="float">
            <text:p>35.1054807155</text:p>
          </table:table-cell>
          <table:table-cell office:value-type="float" office:value="41.1636454023" calcext:value-type="float">
            <text:p>41.1636454023</text:p>
          </table:table-cell>
          <table:table-cell office:value-type="float" office:value="46.1132816394" calcext:value-type="float">
            <text:p>46.1132816394</text:p>
          </table:table-cell>
          <table:table-cell office:value-type="float" office:value="127.53622108" calcext:value-type="float">
            <text:p>127.53622108</text:p>
          </table:table-cell>
          <table:table-cell office:value-type="float" office:value="143.568303475" calcext:value-type="float">
            <text:p>143.568303475</text:p>
          </table:table-cell>
          <table:table-cell office:value-type="float" office:value="277.205520786" calcext:value-type="float">
            <text:p>277.205520786</text:p>
          </table:table-cell>
          <table:table-cell office:value-type="float" office:value="297.225244853" calcext:value-type="float">
            <text:p>297.225244853</text:p>
          </table:table-cell>
          <table:table-cell office:value-type="float" office:value="314.743368283" calcext:value-type="float">
            <text:p>314.743368283</text:p>
          </table:table-cell>
          <table:table-cell office:value-type="float" office:value="1384.51390337" calcext:value-type="float">
            <text:p>1384.51390337</text:p>
          </table:table-cell>
          <table:table-cell office:value-type="float" office:value="1707.43051767" calcext:value-type="float">
            <text:p>1707.43051767</text:p>
          </table:table-cell>
          <table:table-cell office:value-type="float" office:value="2019.93079313" calcext:value-type="float">
            <text:p>2019.93079313</text:p>
          </table:table-cell>
          <table:table-cell office:value-type="float" office:value="2026.9887978" calcext:value-type="float">
            <text:p>2026.9887978</text:p>
          </table:table-cell>
          <table:table-cell office:value-type="float" office:value="2061.8738508" calcext:value-type="float">
            <text:p>2061.8738508</text:p>
          </table:table-cell>
          <table:table-cell office:value-type="float" office:value="2146.18720821" calcext:value-type="float">
            <text:p>2146.18720821</text:p>
          </table:table-cell>
          <table:table-cell office:value-type="float" office:value="2171.05508693" calcext:value-type="float">
            <text:p>2171.05508693</text:p>
          </table:table-cell>
          <table:table-cell office:value-type="float" office:value="2189.79497033" calcext:value-type="float">
            <text:p>2189.79497033</text:p>
          </table:table-cell>
          <table:table-cell office:value-type="float" office:value="2192.36250773" calcext:value-type="float">
            <text:p>2192.36250773</text:p>
          </table:table-cell>
          <table:table-cell office:value-type="float" office:value="2233.82004309" calcext:value-type="float">
            <text:p>2233.82004309</text:p>
          </table:table-cell>
          <table:table-cell office:value-type="float" office:value="2279.33412594" calcext:value-type="float">
            <text:p>2279.33412594</text:p>
          </table:table-cell>
          <table:table-cell office:value-type="float" office:value="2368.93758743" calcext:value-type="float">
            <text:p>2368.93758743</text:p>
          </table:table-cell>
          <table:table-cell office:value-type="float" office:value="2373.35664633" calcext:value-type="float">
            <text:p>2373.35664633</text:p>
          </table:table-cell>
          <table:table-cell office:value-type="float" office:value="2375.71579722" calcext:value-type="float">
            <text:p>2375.71579722</text:p>
          </table:table-cell>
          <table:table-cell office:value-type="float" office:value="2433.13869004" calcext:value-type="float">
            <text:p>2433.13869004</text:p>
          </table:table-cell>
          <table:table-cell office:value-type="float" office:value="2440.41858939" calcext:value-type="float">
            <text:p>2440.41858939</text:p>
          </table:table-cell>
          <table:table-cell office:value-type="float" office:value="2460.57981655" calcext:value-type="float">
            <text:p>2460.57981655</text:p>
          </table:table-cell>
          <table:table-cell office:value-type="float" office:value="2461.59909243" calcext:value-type="float">
            <text:p>2461.59909243</text:p>
          </table:table-cell>
          <table:table-cell office:value-type="float" office:value="2467.3699403" calcext:value-type="float">
            <text:p>2467.3699403</text:p>
          </table:table-cell>
          <table:table-cell office:value-type="float" office:value="2480.97784036" calcext:value-type="float">
            <text:p>2480.97784036</text:p>
          </table:table-cell>
          <table:table-cell office:value-type="float" office:value="2551.9531211" calcext:value-type="float">
            <text:p>2551.9531211</text:p>
          </table:table-cell>
          <table:table-cell office:value-type="float" office:value="2593.66579151" calcext:value-type="float">
            <text:p>2593.66579151</text:p>
          </table:table-cell>
          <table:table-cell office:value-type="float" office:value="2613.58772595" calcext:value-type="float">
            <text:p>2613.58772595</text:p>
          </table:table-cell>
          <table:table-cell office:value-type="float" office:value="2713.80487654" calcext:value-type="float">
            <text:p>2713.80487654</text:p>
          </table:table-cell>
          <table:table-cell office:value-type="float" office:value="2717.27869953" calcext:value-type="float">
            <text:p>2717.27869953</text:p>
          </table:table-cell>
          <table:table-cell office:value-type="float" office:value="2732.79492756" calcext:value-type="float">
            <text:p>2732.79492756</text:p>
          </table:table-cell>
          <table:table-cell office:value-type="float" office:value="2741.74960323" calcext:value-type="float">
            <text:p>2741.74960323</text:p>
          </table:table-cell>
          <table:table-cell office:value-type="float" office:value="2799.49367385" calcext:value-type="float">
            <text:p>2799.49367385</text:p>
          </table:table-cell>
          <table:table-cell office:value-type="float" office:value="2831.18193022" calcext:value-type="float">
            <text:p>2831.18193022</text:p>
          </table:table-cell>
          <table:table-cell office:value-type="float" office:value="2887.79648534" calcext:value-type="float">
            <text:p>2887.79648534</text:p>
          </table:table-cell>
          <table:table-cell office:value-type="float" office:value="2923.59445513" calcext:value-type="float">
            <text:p>2923.59445513</text:p>
          </table:table-cell>
          <table:table-cell office:value-type="float" office:value="2938.38191539" calcext:value-type="float">
            <text:p>2938.38191539</text:p>
          </table:table-cell>
          <table:table-cell office:value-type="float" office:value="2984.97955533" calcext:value-type="float">
            <text:p>2984.97955533</text:p>
          </table:table-cell>
          <table:table-cell office:value-type="float" office:value="3114.11989538" calcext:value-type="float">
            <text:p>3114.11989538</text:p>
          </table:table-cell>
          <table:table-cell office:value-type="float" office:value="3135.31417042" calcext:value-type="float">
            <text:p>3135.31417042</text:p>
          </table:table-cell>
          <table:table-cell table:formula="of:=MAX([.B22:.BM22])" office:value-type="float" office:value="3135.31417042" calcext:value-type="float">
            <text:p>3135.31417042</text:p>
          </table:table-cell>
          <table:table-cell table:formula="of:=PERCENTILE([.$B22:.$BM22];0.99)" office:value-type="float" office:value="3121.9617771448" calcext:value-type="float">
            <text:p>3121.9617771448</text:p>
          </table:table-cell>
          <table:table-cell table:formula="of:=PERCENTILE([.B22:.BM22];0.9)" office:value-type="float" office:value="2821.675453309" calcext:value-type="float">
            <text:p>2821.675453309</text:p>
          </table:table-cell>
          <table:table-cell table:formula="of:=PERCENTILE([.B22:.BM22];0.75)" office:value-type="float" office:value="2470.771915315" calcext:value-type="float">
            <text:p>2470.771915315</text:p>
          </table:table-cell>
          <table:table-cell table:formula="of:=PERCENTILE([.A22:.BL22];0.6)" office:value-type="float" office:value="2191.84900025" calcext:value-type="float">
            <text:p>2191.84900025</text:p>
          </table:table-cell>
          <table:table-cell table:formula="of:=PERCENTILE([.B22:.BM22];0.5)" office:value-type="float" office:value="2023.459795465" calcext:value-type="float">
            <text:p>2023.459795465</text:p>
          </table:table-cell>
          <table:table-cell table:formula="of:=PERCENTILE([.B22:.BM22];0.4)" office:value-type="float" office:value="170.2957469372" calcext:value-type="float">
            <text:p>170.2957469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9749874506" calcext:value-type="float">
            <text:p>1.99749874506</text:p>
          </table:table-cell>
          <table:table-cell office:value-type="float" office:value="1.99853712804" calcext:value-type="float">
            <text:p>1.99853712804</text:p>
          </table:table-cell>
          <table:table-cell office:value-type="float" office:value="1.99929649015" calcext:value-type="float">
            <text:p>1.99929649015</text:p>
          </table:table-cell>
          <table:table-cell office:value-type="float" office:value="2.17400245274" calcext:value-type="float">
            <text:p>2.17400245274</text:p>
          </table:table-cell>
          <table:table-cell office:value-type="float" office:value="3.39840462862" calcext:value-type="float">
            <text:p>3.39840462862</text:p>
          </table:table-cell>
          <table:table-cell office:value-type="float" office:value="4.92653435029" calcext:value-type="float">
            <text:p>4.92653435029</text:p>
          </table:table-cell>
          <table:table-cell office:value-type="float" office:value="5.1920684038" calcext:value-type="float">
            <text:p>5.1920684038</text:p>
          </table:table-cell>
          <table:table-cell office:value-type="float" office:value="5.3832681884" calcext:value-type="float">
            <text:p>5.3832681884</text:p>
          </table:table-cell>
          <table:table-cell office:value-type="float" office:value="7.08345993607" calcext:value-type="float">
            <text:p>7.08345993607</text:p>
          </table:table-cell>
          <table:table-cell office:value-type="float" office:value="7.3145112579" calcext:value-type="float">
            <text:p>7.3145112579</text:p>
          </table:table-cell>
          <table:table-cell office:value-type="float" office:value="9.26726056594" calcext:value-type="float">
            <text:p>9.26726056594</text:p>
          </table:table-cell>
          <table:table-cell office:value-type="float" office:value="10.5504712583" calcext:value-type="float">
            <text:p>10.5504712583</text:p>
          </table:table-cell>
          <table:table-cell office:value-type="float" office:value="10.7000964723" calcext:value-type="float">
            <text:p>10.7000964723</text:p>
          </table:table-cell>
          <table:table-cell office:value-type="float" office:value="15.0983769671" calcext:value-type="float">
            <text:p>15.0983769671</text:p>
          </table:table-cell>
          <table:table-cell office:value-type="float" office:value="16.2045649763" calcext:value-type="float">
            <text:p>16.2045649763</text:p>
          </table:table-cell>
          <table:table-cell office:value-type="float" office:value="16.3206792279" calcext:value-type="float">
            <text:p>16.3206792279</text:p>
          </table:table-cell>
          <table:table-cell office:value-type="float" office:value="18.3860615166" calcext:value-type="float">
            <text:p>18.3860615166</text:p>
          </table:table-cell>
          <table:table-cell office:value-type="float" office:value="24.276704172" calcext:value-type="float">
            <text:p>24.276704172</text:p>
          </table:table-cell>
          <table:table-cell office:value-type="float" office:value="25.0057654117" calcext:value-type="float">
            <text:p>25.0057654117</text:p>
          </table:table-cell>
          <table:table-cell office:value-type="float" office:value="25.427396685" calcext:value-type="float">
            <text:p>25.427396685</text:p>
          </table:table-cell>
          <table:table-cell office:value-type="float" office:value="30.7008060021" calcext:value-type="float">
            <text:p>30.7008060021</text:p>
          </table:table-cell>
          <table:table-cell office:value-type="float" office:value="76.8195160802" calcext:value-type="float">
            <text:p>76.8195160802</text:p>
          </table:table-cell>
          <table:table-cell office:value-type="float" office:value="140.233195068" calcext:value-type="float">
            <text:p>140.233195068</text:p>
          </table:table-cell>
          <table:table-cell office:value-type="float" office:value="151.28367034" calcext:value-type="float">
            <text:p>151.28367034</text:p>
          </table:table-cell>
          <table:table-cell office:value-type="float" office:value="218.370914654" calcext:value-type="float">
            <text:p>218.370914654</text:p>
          </table:table-cell>
          <table:table-cell office:value-type="float" office:value="262.115080924" calcext:value-type="float">
            <text:p>262.115080924</text:p>
          </table:table-cell>
          <table:table-cell office:value-type="float" office:value="266.815323443" calcext:value-type="float">
            <text:p>266.815323443</text:p>
          </table:table-cell>
          <table:table-cell office:value-type="float" office:value="1944.36995831" calcext:value-type="float">
            <text:p>1944.36995831</text:p>
          </table:table-cell>
          <table:table-cell office:value-type="float" office:value="2013.37633459" calcext:value-type="float">
            <text:p>2013.37633459</text:p>
          </table:table-cell>
          <table:table-cell office:value-type="float" office:value="2084.94290256" calcext:value-type="float">
            <text:p>2084.94290256</text:p>
          </table:table-cell>
          <table:table-cell office:value-type="float" office:value="2085.67857617" calcext:value-type="float">
            <text:p>2085.67857617</text:p>
          </table:table-cell>
          <table:table-cell office:value-type="float" office:value="2109.06817371" calcext:value-type="float">
            <text:p>2109.06817371</text:p>
          </table:table-cell>
          <table:table-cell office:value-type="float" office:value="2198.85143489" calcext:value-type="float">
            <text:p>2198.85143489</text:p>
          </table:table-cell>
          <table:table-cell office:value-type="float" office:value="2213.35068078" calcext:value-type="float">
            <text:p>2213.35068078</text:p>
          </table:table-cell>
          <table:table-cell office:value-type="float" office:value="2230.24453297" calcext:value-type="float">
            <text:p>2230.24453297</text:p>
          </table:table-cell>
          <table:table-cell office:value-type="float" office:value="2289.47129533" calcext:value-type="float">
            <text:p>2289.47129533</text:p>
          </table:table-cell>
          <table:table-cell office:value-type="float" office:value="2380.40266624" calcext:value-type="float">
            <text:p>2380.40266624</text:p>
          </table:table-cell>
          <table:table-cell office:value-type="float" office:value="2387.7573841" calcext:value-type="float">
            <text:p>2387.7573841</text:p>
          </table:table-cell>
          <table:table-cell office:value-type="float" office:value="2417.32536367" calcext:value-type="float">
            <text:p>2417.32536367</text:p>
          </table:table-cell>
          <table:table-cell office:value-type="float" office:value="2450.05653087" calcext:value-type="float">
            <text:p>2450.05653087</text:p>
          </table:table-cell>
          <table:table-cell office:value-type="float" office:value="2451.0509633" calcext:value-type="float">
            <text:p>2451.0509633</text:p>
          </table:table-cell>
          <table:table-cell office:value-type="float" office:value="2468.81731535" calcext:value-type="float">
            <text:p>2468.81731535</text:p>
          </table:table-cell>
          <table:table-cell office:value-type="float" office:value="2473.90314866" calcext:value-type="float">
            <text:p>2473.90314866</text:p>
          </table:table-cell>
          <table:table-cell office:value-type="float" office:value="2482.17935387" calcext:value-type="float">
            <text:p>2482.17935387</text:p>
          </table:table-cell>
          <table:table-cell office:value-type="float" office:value="2497.57059319" calcext:value-type="float">
            <text:p>2497.57059319</text:p>
          </table:table-cell>
          <table:table-cell office:value-type="float" office:value="2518.46003875" calcext:value-type="float">
            <text:p>2518.46003875</text:p>
          </table:table-cell>
          <table:table-cell office:value-type="float" office:value="2561.16886498" calcext:value-type="float">
            <text:p>2561.16886498</text:p>
          </table:table-cell>
          <table:table-cell office:value-type="float" office:value="2578.66811949" calcext:value-type="float">
            <text:p>2578.66811949</text:p>
          </table:table-cell>
          <table:table-cell office:value-type="float" office:value="2588.50741131" calcext:value-type="float">
            <text:p>2588.50741131</text:p>
          </table:table-cell>
          <table:table-cell office:value-type="float" office:value="2591.81436179" calcext:value-type="float">
            <text:p>2591.81436179</text:p>
          </table:table-cell>
          <table:table-cell office:value-type="float" office:value="2598.72850548" calcext:value-type="float">
            <text:p>2598.72850548</text:p>
          </table:table-cell>
          <table:table-cell office:value-type="float" office:value="2636.56770178" calcext:value-type="float">
            <text:p>2636.56770178</text:p>
          </table:table-cell>
          <table:table-cell office:value-type="float" office:value="2657.92980047" calcext:value-type="float">
            <text:p>2657.92980047</text:p>
          </table:table-cell>
          <table:table-cell office:value-type="float" office:value="2662.4539863" calcext:value-type="float">
            <text:p>2662.4539863</text:p>
          </table:table-cell>
          <table:table-cell office:value-type="float" office:value="2700.59189645" calcext:value-type="float">
            <text:p>2700.59189645</text:p>
          </table:table-cell>
          <table:table-cell office:value-type="float" office:value="2705.79133133" calcext:value-type="float">
            <text:p>2705.79133133</text:p>
          </table:table-cell>
          <table:table-cell office:value-type="float" office:value="2714.5813595" calcext:value-type="float">
            <text:p>2714.5813595</text:p>
          </table:table-cell>
          <table:table-cell office:value-type="float" office:value="2724.27308699" calcext:value-type="float">
            <text:p>2724.27308699</text:p>
          </table:table-cell>
          <table:table-cell office:value-type="float" office:value="2748.78163569" calcext:value-type="float">
            <text:p>2748.78163569</text:p>
          </table:table-cell>
          <table:table-cell office:value-type="float" office:value="2826.76682597" calcext:value-type="float">
            <text:p>2826.76682597</text:p>
          </table:table-cell>
          <table:table-cell office:value-type="float" office:value="2859.21521862" calcext:value-type="float">
            <text:p>2859.21521862</text:p>
          </table:table-cell>
          <table:table-cell office:value-type="float" office:value="2878.85683071" calcext:value-type="float">
            <text:p>2878.85683071</text:p>
          </table:table-cell>
          <table:table-cell office:value-type="float" office:value="3038.6682711" calcext:value-type="float">
            <text:p>3038.6682711</text:p>
          </table:table-cell>
          <table:table-cell office:value-type="float" office:value="3232.27538996" calcext:value-type="float">
            <text:p>3232.27538996</text:p>
          </table:table-cell>
          <table:table-cell table:formula="of:=MAX([.B23:.BM23])" office:value-type="float" office:value="3232.27538996" calcext:value-type="float">
            <text:p>3232.27538996</text:p>
          </table:table-cell>
          <table:table-cell table:formula="of:=PERCENTILE([.$B23:.$BM23];0.99)" office:value-type="float" office:value="3110.3029050782" calcext:value-type="float">
            <text:p>3110.3029050782</text:p>
          </table:table-cell>
          <table:table-cell table:formula="of:=PERCENTILE([.B23:.BM23];0.9)" office:value-type="float" office:value="2721.365568743" calcext:value-type="float">
            <text:p>2721.365568743</text:p>
          </table:table-cell>
          <table:table-cell table:formula="of:=PERCENTILE([.B23:.BM23];0.75)" office:value-type="float" office:value="2581.127942445" calcext:value-type="float">
            <text:p>2581.127942445</text:p>
          </table:table-cell>
          <table:table-cell table:formula="of:=PERCENTILE([.A23:.BL23];0.6)" office:value-type="float" office:value="2386.286440528" calcext:value-type="float">
            <text:p>2386.286440528</text:p>
          </table:table-cell>
          <table:table-cell table:formula="of:=PERCENTILE([.B23:.BM23];0.5)" office:value-type="float" office:value="2153.9598043" calcext:value-type="float">
            <text:p>2153.9598043</text:p>
          </table:table-cell>
          <table:table-cell table:formula="of:=PERCENTILE([.B23:.BM23];0.4)" office:value-type="float" office:value="263.0551294278" calcext:value-type="float">
            <text:p>263.0551294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910737357" calcext:value-type="float">
            <text:p>1.9910737357</text:p>
          </table:table-cell>
          <table:table-cell office:value-type="float" office:value="1.99573614428" calcext:value-type="float">
            <text:p>1.99573614428</text:p>
          </table:table-cell>
          <table:table-cell office:value-type="float" office:value="1.99682546116" calcext:value-type="float">
            <text:p>1.99682546116</text:p>
          </table:table-cell>
          <table:table-cell office:value-type="float" office:value="1.99701025379" calcext:value-type="float">
            <text:p>1.99701025379</text:p>
          </table:table-cell>
          <table:table-cell office:value-type="float" office:value="1.99805902377" calcext:value-type="float">
            <text:p>1.99805902377</text:p>
          </table:table-cell>
          <table:table-cell office:value-type="float" office:value="1.9987924261" calcext:value-type="float">
            <text:p>1.9987924261</text:p>
          </table:table-cell>
          <table:table-cell office:value-type="float" office:value="2.25485631815" calcext:value-type="float">
            <text:p>2.25485631815</text:p>
          </table:table-cell>
          <table:table-cell office:value-type="float" office:value="4.88632567756" calcext:value-type="float">
            <text:p>4.88632567756</text:p>
          </table:table-cell>
          <table:table-cell office:value-type="float" office:value="5.58919174526" calcext:value-type="float">
            <text:p>5.58919174526</text:p>
          </table:table-cell>
          <table:table-cell office:value-type="float" office:value="5.98885424376" calcext:value-type="float">
            <text:p>5.98885424376</text:p>
          </table:table-cell>
          <table:table-cell office:value-type="float" office:value="8.5506473693" calcext:value-type="float">
            <text:p>8.5506473693</text:p>
          </table:table-cell>
          <table:table-cell office:value-type="float" office:value="11.2018566314" calcext:value-type="float">
            <text:p>11.2018566314</text:p>
          </table:table-cell>
          <table:table-cell office:value-type="float" office:value="13.2965541015" calcext:value-type="float">
            <text:p>13.2965541015</text:p>
          </table:table-cell>
          <table:table-cell office:value-type="float" office:value="13.5852410742" calcext:value-type="float">
            <text:p>13.5852410742</text:p>
          </table:table-cell>
          <table:table-cell office:value-type="float" office:value="14.7671325883" calcext:value-type="float">
            <text:p>14.7671325883</text:p>
          </table:table-cell>
          <table:table-cell office:value-type="float" office:value="16.2904280043" calcext:value-type="float">
            <text:p>16.2904280043</text:p>
          </table:table-cell>
          <table:table-cell office:value-type="float" office:value="19.5802514818" calcext:value-type="float">
            <text:p>19.5802514818</text:p>
          </table:table-cell>
          <table:table-cell office:value-type="float" office:value="24.8909211286" calcext:value-type="float">
            <text:p>24.8909211286</text:p>
          </table:table-cell>
          <table:table-cell office:value-type="float" office:value="25.5516972699" calcext:value-type="float">
            <text:p>25.5516972699</text:p>
          </table:table-cell>
          <table:table-cell office:value-type="float" office:value="28.7108255834" calcext:value-type="float">
            <text:p>28.7108255834</text:p>
          </table:table-cell>
          <table:table-cell office:value-type="float" office:value="29.7732072047" calcext:value-type="float">
            <text:p>29.7732072047</text:p>
          </table:table-cell>
          <table:table-cell office:value-type="float" office:value="38.6793138402" calcext:value-type="float">
            <text:p>38.6793138402</text:p>
          </table:table-cell>
          <table:table-cell office:value-type="float" office:value="46.681105505" calcext:value-type="float">
            <text:p>46.681105505</text:p>
          </table:table-cell>
          <table:table-cell office:value-type="float" office:value="51.4867936885" calcext:value-type="float">
            <text:p>51.4867936885</text:p>
          </table:table-cell>
          <table:table-cell office:value-type="float" office:value="53.4597726731" calcext:value-type="float">
            <text:p>53.4597726731</text:p>
          </table:table-cell>
          <table:table-cell office:value-type="float" office:value="56.5050239478" calcext:value-type="float">
            <text:p>56.5050239478</text:p>
          </table:table-cell>
          <table:table-cell office:value-type="float" office:value="65.6529755744" calcext:value-type="float">
            <text:p>65.6529755744</text:p>
          </table:table-cell>
          <table:table-cell office:value-type="float" office:value="78.1787590188" calcext:value-type="float">
            <text:p>78.1787590188</text:p>
          </table:table-cell>
          <table:table-cell office:value-type="float" office:value="79.2934131973" calcext:value-type="float">
            <text:p>79.2934131973</text:p>
          </table:table-cell>
          <table:table-cell office:value-type="float" office:value="82.195088738" calcext:value-type="float">
            <text:p>82.195088738</text:p>
          </table:table-cell>
          <table:table-cell office:value-type="float" office:value="106.754584294" calcext:value-type="float">
            <text:p>106.754584294</text:p>
          </table:table-cell>
          <table:table-cell office:value-type="float" office:value="134.677499907" calcext:value-type="float">
            <text:p>134.677499907</text:p>
          </table:table-cell>
          <table:table-cell office:value-type="float" office:value="161.708781317" calcext:value-type="float">
            <text:p>161.708781317</text:p>
          </table:table-cell>
          <table:table-cell office:value-type="float" office:value="390.408199923" calcext:value-type="float">
            <text:p>390.408199923</text:p>
          </table:table-cell>
          <table:table-cell office:value-type="float" office:value="479.333442454" calcext:value-type="float">
            <text:p>479.333442454</text:p>
          </table:table-cell>
          <table:table-cell office:value-type="float" office:value="502.41114467" calcext:value-type="float">
            <text:p>502.41114467</text:p>
          </table:table-cell>
          <table:table-cell office:value-type="float" office:value="1750.04882818" calcext:value-type="float">
            <text:p>1750.04882818</text:p>
          </table:table-cell>
          <table:table-cell office:value-type="float" office:value="2071.8263286" calcext:value-type="float">
            <text:p>2071.8263286</text:p>
          </table:table-cell>
          <table:table-cell office:value-type="float" office:value="2080.19804992" calcext:value-type="float">
            <text:p>2080.19804992</text:p>
          </table:table-cell>
          <table:table-cell office:value-type="float" office:value="2190.10698056" calcext:value-type="float">
            <text:p>2190.10698056</text:p>
          </table:table-cell>
          <table:table-cell office:value-type="float" office:value="2227.78772552" calcext:value-type="float">
            <text:p>2227.78772552</text:p>
          </table:table-cell>
          <table:table-cell office:value-type="float" office:value="2242.89937922" calcext:value-type="float">
            <text:p>2242.89937922</text:p>
          </table:table-cell>
          <table:table-cell office:value-type="float" office:value="2262.10677333" calcext:value-type="float">
            <text:p>2262.10677333</text:p>
          </table:table-cell>
          <table:table-cell office:value-type="float" office:value="2292.1288844" calcext:value-type="float">
            <text:p>2292.1288844</text:p>
          </table:table-cell>
          <table:table-cell office:value-type="float" office:value="2306.18166214" calcext:value-type="float">
            <text:p>2306.18166214</text:p>
          </table:table-cell>
          <table:table-cell office:value-type="float" office:value="2320.97821278" calcext:value-type="float">
            <text:p>2320.97821278</text:p>
          </table:table-cell>
          <table:table-cell office:value-type="float" office:value="2391.97118022" calcext:value-type="float">
            <text:p>2391.97118022</text:p>
          </table:table-cell>
          <table:table-cell office:value-type="float" office:value="2409.40099702" calcext:value-type="float">
            <text:p>2409.40099702</text:p>
          </table:table-cell>
          <table:table-cell office:value-type="float" office:value="2410.32484792" calcext:value-type="float">
            <text:p>2410.32484792</text:p>
          </table:table-cell>
          <table:table-cell office:value-type="float" office:value="2416.85428582" calcext:value-type="float">
            <text:p>2416.85428582</text:p>
          </table:table-cell>
          <table:table-cell office:value-type="float" office:value="2527.79106608" calcext:value-type="float">
            <text:p>2527.79106608</text:p>
          </table:table-cell>
          <table:table-cell office:value-type="float" office:value="2546.79776632" calcext:value-type="float">
            <text:p>2546.79776632</text:p>
          </table:table-cell>
          <table:table-cell office:value-type="float" office:value="2552.00364516" calcext:value-type="float">
            <text:p>2552.00364516</text:p>
          </table:table-cell>
          <table:table-cell office:value-type="float" office:value="2611.18188039" calcext:value-type="float">
            <text:p>2611.18188039</text:p>
          </table:table-cell>
          <table:table-cell office:value-type="float" office:value="2692.46803706" calcext:value-type="float">
            <text:p>2692.46803706</text:p>
          </table:table-cell>
          <table:table-cell office:value-type="float" office:value="2710.11531329" calcext:value-type="float">
            <text:p>2710.11531329</text:p>
          </table:table-cell>
          <table:table-cell office:value-type="float" office:value="2749.83310176" calcext:value-type="float">
            <text:p>2749.83310176</text:p>
          </table:table-cell>
          <table:table-cell office:value-type="float" office:value="2754.1599997" calcext:value-type="float">
            <text:p>2754.1599997</text:p>
          </table:table-cell>
          <table:table-cell office:value-type="float" office:value="2767.01580054" calcext:value-type="float">
            <text:p>2767.01580054</text:p>
          </table:table-cell>
          <table:table-cell office:value-type="float" office:value="2879.71126661" calcext:value-type="float">
            <text:p>2879.71126661</text:p>
          </table:table-cell>
          <table:table-cell office:value-type="float" office:value="2931.96624984" calcext:value-type="float">
            <text:p>2931.96624984</text:p>
          </table:table-cell>
          <table:table-cell office:value-type="float" office:value="2992.29108403" calcext:value-type="float">
            <text:p>2992.29108403</text:p>
          </table:table-cell>
          <table:table-cell office:value-type="float" office:value="3116.48608083" calcext:value-type="float">
            <text:p>3116.48608083</text:p>
          </table:table-cell>
          <table:table-cell office:value-type="float" office:value="3178.05386255" calcext:value-type="float">
            <text:p>3178.05386255</text:p>
          </table:table-cell>
          <table:table-cell table:formula="of:=MAX([.B24:.BM24])" office:value-type="float" office:value="3178.05386255" calcext:value-type="float">
            <text:p>3178.05386255</text:p>
          </table:table-cell>
          <table:table-cell table:formula="of:=PERCENTILE([.$B24:.$BM24];0.99)" office:value-type="float" office:value="3139.2661600664" calcext:value-type="float">
            <text:p>3139.2661600664</text:p>
          </table:table-cell>
          <table:table-cell table:formula="of:=PERCENTILE([.B24:.BM24];0.9)" office:value-type="float" office:value="2752.861930318" calcext:value-type="float">
            <text:p>2752.861930318</text:p>
          </table:table-cell>
          <table:table-cell table:formula="of:=PERCENTILE([.B24:.BM24];0.75)" office:value-type="float" office:value="2409.631959745" calcext:value-type="float">
            <text:p>2409.631959745</text:p>
          </table:table-cell>
          <table:table-cell table:formula="of:=PERCENTILE([.A24:.BL24];0.6)" office:value-type="float" office:value="2007.470828516" calcext:value-type="float">
            <text:p>2007.470828516</text:p>
          </table:table-cell>
          <table:table-cell table:formula="of:=PERCENTILE([.B24:.BM24];0.5)" office:value-type="float" office:value="148.193140612" calcext:value-type="float">
            <text:p>148.193140612</text:p>
          </table:table-cell>
          <table:table-cell table:formula="of:=PERCENTILE([.B24:.BM24];0.4)" office:value-type="float" office:value="58.33461427312" calcext:value-type="float">
            <text:p>58.334614273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9519668293" calcext:value-type="float">
            <text:p>1.99519668293</text:p>
          </table:table-cell>
          <table:table-cell office:value-type="float" office:value="1.99912115891" calcext:value-type="float">
            <text:p>1.99912115891</text:p>
          </table:table-cell>
          <table:table-cell office:value-type="float" office:value="4.29959415" calcext:value-type="float">
            <text:p>4.29959415</text:p>
          </table:table-cell>
          <table:table-cell office:value-type="float" office:value="4.57503871115" calcext:value-type="float">
            <text:p>4.57503871115</text:p>
          </table:table-cell>
          <table:table-cell office:value-type="float" office:value="6.58320661754" calcext:value-type="float">
            <text:p>6.58320661754</text:p>
          </table:table-cell>
          <table:table-cell office:value-type="float" office:value="7.02199375741" calcext:value-type="float">
            <text:p>7.02199375741</text:p>
          </table:table-cell>
          <table:table-cell office:value-type="float" office:value="7.05562297213" calcext:value-type="float">
            <text:p>7.05562297213</text:p>
          </table:table-cell>
          <table:table-cell office:value-type="float" office:value="7.1440797145" calcext:value-type="float">
            <text:p>7.1440797145</text:p>
          </table:table-cell>
          <table:table-cell office:value-type="float" office:value="8.11262316954" calcext:value-type="float">
            <text:p>8.11262316954</text:p>
          </table:table-cell>
          <table:table-cell office:value-type="float" office:value="8.48433568073" calcext:value-type="float">
            <text:p>8.48433568073</text:p>
          </table:table-cell>
          <table:table-cell office:value-type="float" office:value="9.59651329678" calcext:value-type="float">
            <text:p>9.59651329678</text:p>
          </table:table-cell>
          <table:table-cell office:value-type="float" office:value="11.1446808569" calcext:value-type="float">
            <text:p>11.1446808569</text:p>
          </table:table-cell>
          <table:table-cell office:value-type="float" office:value="11.5323398359" calcext:value-type="float">
            <text:p>11.5323398359</text:p>
          </table:table-cell>
          <table:table-cell office:value-type="float" office:value="20.3538965378" calcext:value-type="float">
            <text:p>20.3538965378</text:p>
          </table:table-cell>
          <table:table-cell office:value-type="float" office:value="22.7317669361" calcext:value-type="float">
            <text:p>22.7317669361</text:p>
          </table:table-cell>
          <table:table-cell office:value-type="float" office:value="24.1176223037" calcext:value-type="float">
            <text:p>24.1176223037</text:p>
          </table:table-cell>
          <table:table-cell office:value-type="float" office:value="25.1989326637" calcext:value-type="float">
            <text:p>25.1989326637</text:p>
          </table:table-cell>
          <table:table-cell office:value-type="float" office:value="25.9561015104" calcext:value-type="float">
            <text:p>25.9561015104</text:p>
          </table:table-cell>
          <table:table-cell office:value-type="float" office:value="27.6834683833" calcext:value-type="float">
            <text:p>27.6834683833</text:p>
          </table:table-cell>
          <table:table-cell office:value-type="float" office:value="47.2977600425" calcext:value-type="float">
            <text:p>47.2977600425</text:p>
          </table:table-cell>
          <table:table-cell office:value-type="float" office:value="50.5003395974" calcext:value-type="float">
            <text:p>50.5003395974</text:p>
          </table:table-cell>
          <table:table-cell office:value-type="float" office:value="76.6028921809" calcext:value-type="float">
            <text:p>76.6028921809</text:p>
          </table:table-cell>
          <table:table-cell office:value-type="float" office:value="77.8865857308" calcext:value-type="float">
            <text:p>77.8865857308</text:p>
          </table:table-cell>
          <table:table-cell office:value-type="float" office:value="252.814993621" calcext:value-type="float">
            <text:p>252.814993621</text:p>
          </table:table-cell>
          <table:table-cell office:value-type="float" office:value="266.562294309" calcext:value-type="float">
            <text:p>266.562294309</text:p>
          </table:table-cell>
          <table:table-cell office:value-type="float" office:value="530.087787187" calcext:value-type="float">
            <text:p>530.087787187</text:p>
          </table:table-cell>
          <table:table-cell office:value-type="float" office:value="673.355465434" calcext:value-type="float">
            <text:p>673.355465434</text:p>
          </table:table-cell>
          <table:table-cell office:value-type="float" office:value="700.442135892" calcext:value-type="float">
            <text:p>700.442135892</text:p>
          </table:table-cell>
          <table:table-cell office:value-type="float" office:value="1471.81147914" calcext:value-type="float">
            <text:p>1471.81147914</text:p>
          </table:table-cell>
          <table:table-cell office:value-type="float" office:value="1953.2832112" calcext:value-type="float">
            <text:p>1953.2832112</text:p>
          </table:table-cell>
          <table:table-cell office:value-type="float" office:value="2238.28513193" calcext:value-type="float">
            <text:p>2238.28513193</text:p>
          </table:table-cell>
          <table:table-cell office:value-type="float" office:value="2241.98524914" calcext:value-type="float">
            <text:p>2241.98524914</text:p>
          </table:table-cell>
          <table:table-cell office:value-type="float" office:value="2293.89766787" calcext:value-type="float">
            <text:p>2293.89766787</text:p>
          </table:table-cell>
          <table:table-cell office:value-type="float" office:value="2415.44121304" calcext:value-type="float">
            <text:p>2415.44121304</text:p>
          </table:table-cell>
          <table:table-cell office:value-type="float" office:value="2488.25329621" calcext:value-type="float">
            <text:p>2488.25329621</text:p>
          </table:table-cell>
          <table:table-cell office:value-type="float" office:value="2506.92977083" calcext:value-type="float">
            <text:p>2506.92977083</text:p>
          </table:table-cell>
          <table:table-cell office:value-type="float" office:value="2527.95273383" calcext:value-type="float">
            <text:p>2527.95273383</text:p>
          </table:table-cell>
          <table:table-cell office:value-type="float" office:value="2553.35792641" calcext:value-type="float">
            <text:p>2553.35792641</text:p>
          </table:table-cell>
          <table:table-cell office:value-type="float" office:value="2560.34172124" calcext:value-type="float">
            <text:p>2560.34172124</text:p>
          </table:table-cell>
          <table:table-cell office:value-type="float" office:value="2609.41783831" calcext:value-type="float">
            <text:p>2609.41783831</text:p>
          </table:table-cell>
          <table:table-cell office:value-type="float" office:value="2614.78553202" calcext:value-type="float">
            <text:p>2614.78553202</text:p>
          </table:table-cell>
          <table:table-cell office:value-type="float" office:value="2630.45421242" calcext:value-type="float">
            <text:p>2630.45421242</text:p>
          </table:table-cell>
          <table:table-cell office:value-type="float" office:value="2658.86978207" calcext:value-type="float">
            <text:p>2658.86978207</text:p>
          </table:table-cell>
          <table:table-cell office:value-type="float" office:value="2669.85109388" calcext:value-type="float">
            <text:p>2669.85109388</text:p>
          </table:table-cell>
          <table:table-cell office:value-type="float" office:value="2671.59739625" calcext:value-type="float">
            <text:p>2671.59739625</text:p>
          </table:table-cell>
          <table:table-cell office:value-type="float" office:value="2681.69662269" calcext:value-type="float">
            <text:p>2681.69662269</text:p>
          </table:table-cell>
          <table:table-cell office:value-type="float" office:value="2709.59438392" calcext:value-type="float">
            <text:p>2709.59438392</text:p>
          </table:table-cell>
          <table:table-cell office:value-type="float" office:value="2710.66502663" calcext:value-type="float">
            <text:p>2710.66502663</text:p>
          </table:table-cell>
          <table:table-cell office:value-type="float" office:value="2714.94595641" calcext:value-type="float">
            <text:p>2714.94595641</text:p>
          </table:table-cell>
          <table:table-cell office:value-type="float" office:value="2716.14535038" calcext:value-type="float">
            <text:p>2716.14535038</text:p>
          </table:table-cell>
          <table:table-cell office:value-type="float" office:value="2723.29533568" calcext:value-type="float">
            <text:p>2723.29533568</text:p>
          </table:table-cell>
          <table:table-cell office:value-type="float" office:value="2727.87307831" calcext:value-type="float">
            <text:p>2727.87307831</text:p>
          </table:table-cell>
          <table:table-cell office:value-type="float" office:value="2738.8163321" calcext:value-type="float">
            <text:p>2738.8163321</text:p>
          </table:table-cell>
          <table:table-cell office:value-type="float" office:value="2756.448246" calcext:value-type="float">
            <text:p>2756.448246</text:p>
          </table:table-cell>
          <table:table-cell office:value-type="float" office:value="2846.12896196" calcext:value-type="float">
            <text:p>2846.12896196</text:p>
          </table:table-cell>
          <table:table-cell office:value-type="float" office:value="2860.67744112" calcext:value-type="float">
            <text:p>2860.67744112</text:p>
          </table:table-cell>
          <table:table-cell office:value-type="float" office:value="2899.87702649" calcext:value-type="float">
            <text:p>2899.87702649</text:p>
          </table:table-cell>
          <table:table-cell office:value-type="float" office:value="2906.60267159" calcext:value-type="float">
            <text:p>2906.60267159</text:p>
          </table:table-cell>
          <table:table-cell office:value-type="float" office:value="2910.81487559" calcext:value-type="float">
            <text:p>2910.81487559</text:p>
          </table:table-cell>
          <table:table-cell office:value-type="float" office:value="2941.00142308" calcext:value-type="float">
            <text:p>2941.00142308</text:p>
          </table:table-cell>
          <table:table-cell office:value-type="float" office:value="2980.09233621" calcext:value-type="float">
            <text:p>2980.09233621</text:p>
          </table:table-cell>
          <table:table-cell office:value-type="float" office:value="3000.8807507" calcext:value-type="float">
            <text:p>3000.8807507</text:p>
          </table:table-cell>
          <table:table-cell office:value-type="float" office:value="3009.35863842" calcext:value-type="float">
            <text:p>3009.35863842</text:p>
          </table:table-cell>
          <table:table-cell office:value-type="float" office:value="3097.22518395" calcext:value-type="float">
            <text:p>3097.22518395</text:p>
          </table:table-cell>
          <table:table-cell table:formula="of:=MAX([.B25:.BM25])" office:value-type="float" office:value="3097.22518395" calcext:value-type="float">
            <text:p>3097.22518395</text:p>
          </table:table-cell>
          <table:table-cell table:formula="of:=PERCENTILE([.$B25:.$BM25];0.99)" office:value-type="float" office:value="3041.8692602661" calcext:value-type="float">
            <text:p>3041.8692602661</text:p>
          </table:table-cell>
          <table:table-cell table:formula="of:=PERCENTILE([.B25:.BM25];0.9)" office:value-type="float" office:value="2904.58497806" calcext:value-type="float">
            <text:p>2904.58497806</text:p>
          </table:table-cell>
          <table:table-cell table:formula="of:=PERCENTILE([.B25:.BM25];0.75)" office:value-type="float" office:value="2711.735259075" calcext:value-type="float">
            <text:p>2711.735259075</text:p>
          </table:table-cell>
          <table:table-cell table:formula="of:=PERCENTILE([.A25:.BL25];0.6)" office:value-type="float" office:value="2548.276887894" calcext:value-type="float">
            <text:p>2548.276887894</text:p>
          </table:table-cell>
          <table:table-cell table:formula="of:=PERCENTILE([.B25:.BM25];0.5)" office:value-type="float" office:value="2267.941458505" calcext:value-type="float">
            <text:p>2267.941458505</text:p>
          </table:table-cell>
          <table:table-cell table:formula="of:=PERCENTILE([.B25:.BM25];0.4)" office:value-type="float" office:value="558.7413228364" calcext:value-type="float">
            <text:p>558.7413228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9581755036" calcext:value-type="float">
            <text:p>1.99581755036</text:p>
          </table:table-cell>
          <table:table-cell office:value-type="float" office:value="1.99664435762" calcext:value-type="float">
            <text:p>1.99664435762</text:p>
          </table:table-cell>
          <table:table-cell office:value-type="float" office:value="1.99906189433" calcext:value-type="float">
            <text:p>1.99906189433</text:p>
          </table:table-cell>
          <table:table-cell office:value-type="float" office:value="1.99936531641" calcext:value-type="float">
            <text:p>1.99936531641</text:p>
          </table:table-cell>
          <table:table-cell office:value-type="float" office:value="4.4868398406" calcext:value-type="float">
            <text:p>4.4868398406</text:p>
          </table:table-cell>
          <table:table-cell office:value-type="float" office:value="4.56468774402" calcext:value-type="float">
            <text:p>4.56468774402</text:p>
          </table:table-cell>
          <table:table-cell office:value-type="float" office:value="6.36186818955" calcext:value-type="float">
            <text:p>6.36186818955</text:p>
          </table:table-cell>
          <table:table-cell office:value-type="float" office:value="7.55059021098" calcext:value-type="float">
            <text:p>7.55059021098</text:p>
          </table:table-cell>
          <table:table-cell office:value-type="float" office:value="8.33816692483" calcext:value-type="float">
            <text:p>8.33816692483</text:p>
          </table:table-cell>
          <table:table-cell office:value-type="float" office:value="12.0784260446" calcext:value-type="float">
            <text:p>12.0784260446</text:p>
          </table:table-cell>
          <table:table-cell office:value-type="float" office:value="12.6018665787" calcext:value-type="float">
            <text:p>12.6018665787</text:p>
          </table:table-cell>
          <table:table-cell office:value-type="float" office:value="14.1557791026" calcext:value-type="float">
            <text:p>14.1557791026</text:p>
          </table:table-cell>
          <table:table-cell office:value-type="float" office:value="14.3624593233" calcext:value-type="float">
            <text:p>14.3624593233</text:p>
          </table:table-cell>
          <table:table-cell office:value-type="float" office:value="16.7331932592" calcext:value-type="float">
            <text:p>16.7331932592</text:p>
          </table:table-cell>
          <table:table-cell office:value-type="float" office:value="17.1275073941" calcext:value-type="float">
            <text:p>17.1275073941</text:p>
          </table:table-cell>
          <table:table-cell office:value-type="float" office:value="17.6308522279" calcext:value-type="float">
            <text:p>17.6308522279</text:p>
          </table:table-cell>
          <table:table-cell office:value-type="float" office:value="21.2689614835" calcext:value-type="float">
            <text:p>21.2689614835</text:p>
          </table:table-cell>
          <table:table-cell office:value-type="float" office:value="21.552561718" calcext:value-type="float">
            <text:p>21.552561718</text:p>
          </table:table-cell>
          <table:table-cell office:value-type="float" office:value="23.1955680744" calcext:value-type="float">
            <text:p>23.1955680744</text:p>
          </table:table-cell>
          <table:table-cell office:value-type="float" office:value="28.0190680448" calcext:value-type="float">
            <text:p>28.0190680448</text:p>
          </table:table-cell>
          <table:table-cell office:value-type="float" office:value="33.4223832506" calcext:value-type="float">
            <text:p>33.4223832506</text:p>
          </table:table-cell>
          <table:table-cell office:value-type="float" office:value="35.6525945459" calcext:value-type="float">
            <text:p>35.6525945459</text:p>
          </table:table-cell>
          <table:table-cell office:value-type="float" office:value="40.002839193" calcext:value-type="float">
            <text:p>40.002839193</text:p>
          </table:table-cell>
          <table:table-cell office:value-type="float" office:value="40.6422086131" calcext:value-type="float">
            <text:p>40.6422086131</text:p>
          </table:table-cell>
          <table:table-cell office:value-type="float" office:value="42.2170891895" calcext:value-type="float">
            <text:p>42.2170891895</text:p>
          </table:table-cell>
          <table:table-cell office:value-type="float" office:value="44.8484500103" calcext:value-type="float">
            <text:p>44.8484500103</text:p>
          </table:table-cell>
          <table:table-cell office:value-type="float" office:value="47.6901036284" calcext:value-type="float">
            <text:p>47.6901036284</text:p>
          </table:table-cell>
          <table:table-cell office:value-type="float" office:value="68.6502385592" calcext:value-type="float">
            <text:p>68.6502385592</text:p>
          </table:table-cell>
          <table:table-cell office:value-type="float" office:value="74.2727563821" calcext:value-type="float">
            <text:p>74.2727563821</text:p>
          </table:table-cell>
          <table:table-cell office:value-type="float" office:value="86.850627963" calcext:value-type="float">
            <text:p>86.850627963</text:p>
          </table:table-cell>
          <table:table-cell office:value-type="float" office:value="153.76931879" calcext:value-type="float">
            <text:p>153.76931879</text:p>
          </table:table-cell>
          <table:table-cell office:value-type="float" office:value="346.627364536" calcext:value-type="float">
            <text:p>346.627364536</text:p>
          </table:table-cell>
          <table:table-cell office:value-type="float" office:value="585.370485666" calcext:value-type="float">
            <text:p>585.370485666</text:p>
          </table:table-cell>
          <table:table-cell office:value-type="float" office:value="1415.30397413" calcext:value-type="float">
            <text:p>1415.30397413</text:p>
          </table:table-cell>
          <table:table-cell office:value-type="float" office:value="1589.80720972" calcext:value-type="float">
            <text:p>1589.80720972</text:p>
          </table:table-cell>
          <table:table-cell office:value-type="float" office:value="2193.15106182" calcext:value-type="float">
            <text:p>2193.15106182</text:p>
          </table:table-cell>
          <table:table-cell office:value-type="float" office:value="2236.23695622" calcext:value-type="float">
            <text:p>2236.23695622</text:p>
          </table:table-cell>
          <table:table-cell office:value-type="float" office:value="2309.01989262" calcext:value-type="float">
            <text:p>2309.01989262</text:p>
          </table:table-cell>
          <table:table-cell office:value-type="float" office:value="2368.10155904" calcext:value-type="float">
            <text:p>2368.10155904</text:p>
          </table:table-cell>
          <table:table-cell office:value-type="float" office:value="2372.98143588" calcext:value-type="float">
            <text:p>2372.98143588</text:p>
          </table:table-cell>
          <table:table-cell office:value-type="float" office:value="2377.68704481" calcext:value-type="float">
            <text:p>2377.68704481</text:p>
          </table:table-cell>
          <table:table-cell office:value-type="float" office:value="2403.86854261" calcext:value-type="float">
            <text:p>2403.86854261</text:p>
          </table:table-cell>
          <table:table-cell office:value-type="float" office:value="2431.00958189" calcext:value-type="float">
            <text:p>2431.00958189</text:p>
          </table:table-cell>
          <table:table-cell office:value-type="float" office:value="2471.4063018" calcext:value-type="float">
            <text:p>2471.4063018</text:p>
          </table:table-cell>
          <table:table-cell office:value-type="float" office:value="2503.68804832" calcext:value-type="float">
            <text:p>2503.68804832</text:p>
          </table:table-cell>
          <table:table-cell office:value-type="float" office:value="2527.9052338" calcext:value-type="float">
            <text:p>2527.9052338</text:p>
          </table:table-cell>
          <table:table-cell office:value-type="float" office:value="2537.02058134" calcext:value-type="float">
            <text:p>2537.02058134</text:p>
          </table:table-cell>
          <table:table-cell office:value-type="float" office:value="2557.73936707" calcext:value-type="float">
            <text:p>2557.73936707</text:p>
          </table:table-cell>
          <table:table-cell office:value-type="float" office:value="2564.13012265" calcext:value-type="float">
            <text:p>2564.13012265</text:p>
          </table:table-cell>
          <table:table-cell office:value-type="float" office:value="2585.89152506" calcext:value-type="float">
            <text:p>2585.89152506</text:p>
          </table:table-cell>
          <table:table-cell office:value-type="float" office:value="2598.66794272" calcext:value-type="float">
            <text:p>2598.66794272</text:p>
          </table:table-cell>
          <table:table-cell office:value-type="float" office:value="2607.97274109" calcext:value-type="float">
            <text:p>2607.97274109</text:p>
          </table:table-cell>
          <table:table-cell office:value-type="float" office:value="2618.3694374" calcext:value-type="float">
            <text:p>2618.3694374</text:p>
          </table:table-cell>
          <table:table-cell office:value-type="float" office:value="2622.49196736" calcext:value-type="float">
            <text:p>2622.49196736</text:p>
          </table:table-cell>
          <table:table-cell office:value-type="float" office:value="2672.86676382" calcext:value-type="float">
            <text:p>2672.86676382</text:p>
          </table:table-cell>
          <table:table-cell office:value-type="float" office:value="2694.53088012" calcext:value-type="float">
            <text:p>2694.53088012</text:p>
          </table:table-cell>
          <table:table-cell office:value-type="float" office:value="2718.06908008" calcext:value-type="float">
            <text:p>2718.06908008</text:p>
          </table:table-cell>
          <table:table-cell office:value-type="float" office:value="2733.98891461" calcext:value-type="float">
            <text:p>2733.98891461</text:p>
          </table:table-cell>
          <table:table-cell office:value-type="float" office:value="2781.05283857" calcext:value-type="float">
            <text:p>2781.05283857</text:p>
          </table:table-cell>
          <table:table-cell office:value-type="float" office:value="2793.07300058" calcext:value-type="float">
            <text:p>2793.07300058</text:p>
          </table:table-cell>
          <table:table-cell office:value-type="float" office:value="2891.75828983" calcext:value-type="float">
            <text:p>2891.75828983</text:p>
          </table:table-cell>
          <table:table-cell office:value-type="float" office:value="2905.86855298" calcext:value-type="float">
            <text:p>2905.86855298</text:p>
          </table:table-cell>
          <table:table-cell office:value-type="float" office:value="3149.54347651" calcext:value-type="float">
            <text:p>3149.54347651</text:p>
          </table:table-cell>
          <table:table-cell office:value-type="float" office:value="3503.21204083" calcext:value-type="float">
            <text:p>3503.21204083</text:p>
          </table:table-cell>
          <table:table-cell table:formula="of:=MAX([.B26:.BM26])" office:value-type="float" office:value="3503.21204083" calcext:value-type="float">
            <text:p>3503.21204083</text:p>
          </table:table-cell>
          <table:table-cell table:formula="of:=PERCENTILE([.$B26:.$BM26];0.99)" office:value-type="float" office:value="3280.4008453084" calcext:value-type="float">
            <text:p>3280.4008453084</text:p>
          </table:table-cell>
          <table:table-cell table:formula="of:=PERCENTILE([.B26:.BM26];0.9)" office:value-type="float" office:value="2729.212964251" calcext:value-type="float">
            <text:p>2729.212964251</text:p>
          </table:table-cell>
          <table:table-cell table:formula="of:=PERCENTILE([.B26:.BM26];0.75)" office:value-type="float" office:value="2559.337055965" calcext:value-type="float">
            <text:p>2559.337055965</text:p>
          </table:table-cell>
          <table:table-cell table:formula="of:=PERCENTILE([.A26:.BL26];0.6)" office:value-type="float" office:value="2294.46330534" calcext:value-type="float">
            <text:p>2294.46330534</text:p>
          </table:table-cell>
          <table:table-cell table:formula="of:=PERCENTILE([.B26:.BM26];0.5)" office:value-type="float" office:value="465.998925101" calcext:value-type="float">
            <text:p>465.998925101</text:p>
          </table:table-cell>
          <table:table-cell table:formula="of:=PERCENTILE([.B26:.BM26];0.4)" office:value-type="float" office:value="45.41678073392" calcext:value-type="float">
            <text:p>45.41678073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9739358609" calcext:value-type="float">
            <text:p>1.99739358609</text:p>
          </table:table-cell>
          <table:table-cell office:value-type="float" office:value="3.08965480999" calcext:value-type="float">
            <text:p>3.08965480999</text:p>
          </table:table-cell>
          <table:table-cell office:value-type="float" office:value="4.43371973247" calcext:value-type="float">
            <text:p>4.43371973247</text:p>
          </table:table-cell>
          <table:table-cell office:value-type="float" office:value="5.13077061586" calcext:value-type="float">
            <text:p>5.13077061586</text:p>
          </table:table-cell>
          <table:table-cell office:value-type="float" office:value="7.14568042743" calcext:value-type="float">
            <text:p>7.14568042743</text:p>
          </table:table-cell>
          <table:table-cell office:value-type="float" office:value="8.32466158384" calcext:value-type="float">
            <text:p>8.32466158384</text:p>
          </table:table-cell>
          <table:table-cell office:value-type="float" office:value="8.6264095518" calcext:value-type="float">
            <text:p>8.6264095518</text:p>
          </table:table-cell>
          <table:table-cell office:value-type="float" office:value="8.99473213995" calcext:value-type="float">
            <text:p>8.99473213995</text:p>
          </table:table-cell>
          <table:table-cell office:value-type="float" office:value="14.5838797456" calcext:value-type="float">
            <text:p>14.5838797456</text:p>
          </table:table-cell>
          <table:table-cell office:value-type="float" office:value="22.2958109347" calcext:value-type="float">
            <text:p>22.2958109347</text:p>
          </table:table-cell>
          <table:table-cell office:value-type="float" office:value="24.3504858194" calcext:value-type="float">
            <text:p>24.3504858194</text:p>
          </table:table-cell>
          <table:table-cell office:value-type="float" office:value="29.6794703465" calcext:value-type="float">
            <text:p>29.6794703465</text:p>
          </table:table-cell>
          <table:table-cell office:value-type="float" office:value="32.2669607086" calcext:value-type="float">
            <text:p>32.2669607086</text:p>
          </table:table-cell>
          <table:table-cell office:value-type="float" office:value="32.8340870947" calcext:value-type="float">
            <text:p>32.8340870947</text:p>
          </table:table-cell>
          <table:table-cell office:value-type="float" office:value="35.9644948549" calcext:value-type="float">
            <text:p>35.9644948549</text:p>
          </table:table-cell>
          <table:table-cell office:value-type="float" office:value="39.2278951431" calcext:value-type="float">
            <text:p>39.2278951431</text:p>
          </table:table-cell>
          <table:table-cell office:value-type="float" office:value="42.3503089857" calcext:value-type="float">
            <text:p>42.3503089857</text:p>
          </table:table-cell>
          <table:table-cell office:value-type="float" office:value="47.5712803117" calcext:value-type="float">
            <text:p>47.5712803117</text:p>
          </table:table-cell>
          <table:table-cell office:value-type="float" office:value="50.2586055797" calcext:value-type="float">
            <text:p>50.2586055797</text:p>
          </table:table-cell>
          <table:table-cell office:value-type="float" office:value="54.6346795934" calcext:value-type="float">
            <text:p>54.6346795934</text:p>
          </table:table-cell>
          <table:table-cell office:value-type="float" office:value="65.4109705882" calcext:value-type="float">
            <text:p>65.4109705882</text:p>
          </table:table-cell>
          <table:table-cell office:value-type="float" office:value="69.7060592601" calcext:value-type="float">
            <text:p>69.7060592601</text:p>
          </table:table-cell>
          <table:table-cell office:value-type="float" office:value="105.97804118" calcext:value-type="float">
            <text:p>105.97804118</text:p>
          </table:table-cell>
          <table:table-cell office:value-type="float" office:value="119.741651491" calcext:value-type="float">
            <text:p>119.741651491</text:p>
          </table:table-cell>
          <table:table-cell office:value-type="float" office:value="225.134680731" calcext:value-type="float">
            <text:p>225.134680731</text:p>
          </table:table-cell>
          <table:table-cell office:value-type="float" office:value="266.154813756" calcext:value-type="float">
            <text:p>266.154813756</text:p>
          </table:table-cell>
          <table:table-cell office:value-type="float" office:value="411.406918285" calcext:value-type="float">
            <text:p>411.406918285</text:p>
          </table:table-cell>
          <table:table-cell office:value-type="float" office:value="727.813446468" calcext:value-type="float">
            <text:p>727.813446468</text:p>
          </table:table-cell>
          <table:table-cell office:value-type="float" office:value="729.073541511" calcext:value-type="float">
            <text:p>729.073541511</text:p>
          </table:table-cell>
          <table:table-cell office:value-type="float" office:value="1406.6376803" calcext:value-type="float">
            <text:p>1406.6376803</text:p>
          </table:table-cell>
          <table:table-cell office:value-type="float" office:value="2216.2363966" calcext:value-type="float">
            <text:p>2216.2363966</text:p>
          </table:table-cell>
          <table:table-cell office:value-type="float" office:value="2225.27348227" calcext:value-type="float">
            <text:p>2225.27348227</text:p>
          </table:table-cell>
          <table:table-cell office:value-type="float" office:value="2268.55995189" calcext:value-type="float">
            <text:p>2268.55995189</text:p>
          </table:table-cell>
          <table:table-cell office:value-type="float" office:value="2398.9310621" calcext:value-type="float">
            <text:p>2398.9310621</text:p>
          </table:table-cell>
          <table:table-cell office:value-type="float" office:value="2406.16805863" calcext:value-type="float">
            <text:p>2406.16805863</text:p>
          </table:table-cell>
          <table:table-cell office:value-type="float" office:value="2409.49049292" calcext:value-type="float">
            <text:p>2409.49049292</text:p>
          </table:table-cell>
          <table:table-cell office:value-type="float" office:value="2446.67837166" calcext:value-type="float">
            <text:p>2446.67837166</text:p>
          </table:table-cell>
          <table:table-cell office:value-type="float" office:value="2456.82535369" calcext:value-type="float">
            <text:p>2456.82535369</text:p>
          </table:table-cell>
          <table:table-cell office:value-type="float" office:value="2475.54179389" calcext:value-type="float">
            <text:p>2475.54179389</text:p>
          </table:table-cell>
          <table:table-cell office:value-type="float" office:value="2517.29303233" calcext:value-type="float">
            <text:p>2517.29303233</text:p>
          </table:table-cell>
          <table:table-cell office:value-type="float" office:value="2550.96176769" calcext:value-type="float">
            <text:p>2550.96176769</text:p>
          </table:table-cell>
          <table:table-cell office:value-type="float" office:value="2560.78717883" calcext:value-type="float">
            <text:p>2560.78717883</text:p>
          </table:table-cell>
          <table:table-cell office:value-type="float" office:value="2568.16892142" calcext:value-type="float">
            <text:p>2568.16892142</text:p>
          </table:table-cell>
          <table:table-cell office:value-type="float" office:value="2573.49666825" calcext:value-type="float">
            <text:p>2573.49666825</text:p>
          </table:table-cell>
          <table:table-cell office:value-type="float" office:value="2582.85522782" calcext:value-type="float">
            <text:p>2582.85522782</text:p>
          </table:table-cell>
          <table:table-cell office:value-type="float" office:value="2598.81420961" calcext:value-type="float">
            <text:p>2598.81420961</text:p>
          </table:table-cell>
          <table:table-cell office:value-type="float" office:value="2600.53871415" calcext:value-type="float">
            <text:p>2600.53871415</text:p>
          </table:table-cell>
          <table:table-cell office:value-type="float" office:value="2655.08198" calcext:value-type="float">
            <text:p>2655.08198</text:p>
          </table:table-cell>
          <table:table-cell office:value-type="float" office:value="2663.27228801" calcext:value-type="float">
            <text:p>2663.27228801</text:p>
          </table:table-cell>
          <table:table-cell office:value-type="float" office:value="2676.54556912" calcext:value-type="float">
            <text:p>2676.54556912</text:p>
          </table:table-cell>
          <table:table-cell office:value-type="float" office:value="2699.27653789" calcext:value-type="float">
            <text:p>2699.27653789</text:p>
          </table:table-cell>
          <table:table-cell office:value-type="float" office:value="2709.13032353" calcext:value-type="float">
            <text:p>2709.13032353</text:p>
          </table:table-cell>
          <table:table-cell office:value-type="float" office:value="2713.54787368" calcext:value-type="float">
            <text:p>2713.54787368</text:p>
          </table:table-cell>
          <table:table-cell office:value-type="float" office:value="2718.3539378" calcext:value-type="float">
            <text:p>2718.3539378</text:p>
          </table:table-cell>
          <table:table-cell office:value-type="float" office:value="2727.62041059" calcext:value-type="float">
            <text:p>2727.62041059</text:p>
          </table:table-cell>
          <table:table-cell office:value-type="float" office:value="2802.93475385" calcext:value-type="float">
            <text:p>2802.93475385</text:p>
          </table:table-cell>
          <table:table-cell office:value-type="float" office:value="2827.38513612" calcext:value-type="float">
            <text:p>2827.38513612</text:p>
          </table:table-cell>
          <table:table-cell office:value-type="float" office:value="2866.52321746" calcext:value-type="float">
            <text:p>2866.52321746</text:p>
          </table:table-cell>
          <table:table-cell office:value-type="float" office:value="2902.01429649" calcext:value-type="float">
            <text:p>2902.01429649</text:p>
          </table:table-cell>
          <table:table-cell office:value-type="float" office:value="2964.79570922" calcext:value-type="float">
            <text:p>2964.79570922</text:p>
          </table:table-cell>
          <table:table-cell office:value-type="float" office:value="2986.58958491" calcext:value-type="float">
            <text:p>2986.58958491</text:p>
          </table:table-cell>
          <table:table-cell office:value-type="float" office:value="3044.84145371" calcext:value-type="float">
            <text:p>3044.84145371</text:p>
          </table:table-cell>
          <table:table-cell office:value-type="float" office:value="3075.76402708" calcext:value-type="float">
            <text:p>3075.76402708</text:p>
          </table:table-cell>
          <table:table-cell office:value-type="float" office:value="3269.21540193" calcext:value-type="float">
            <text:p>3269.21540193</text:p>
          </table:table-cell>
          <table:table-cell table:formula="of:=MAX([.B27:.BM27])" office:value-type="float" office:value="3269.21540193" calcext:value-type="float">
            <text:p>3269.21540193</text:p>
          </table:table-cell>
          <table:table-cell table:formula="of:=PERCENTILE([.$B27:.$BM27];0.99)" office:value-type="float" office:value="3147.3410357745" calcext:value-type="float">
            <text:p>3147.3410357745</text:p>
          </table:table-cell>
          <table:table-cell table:formula="of:=PERCENTILE([.B27:.BM27];0.9)" office:value-type="float" office:value="2854.781793058" calcext:value-type="float">
            <text:p>2854.781793058</text:p>
          </table:table-cell>
          <table:table-cell table:formula="of:=PERCENTILE([.B27:.BM27];0.75)" office:value-type="float" office:value="2657.1295570025" calcext:value-type="float">
            <text:p>2657.1295570025</text:p>
          </table:table-cell>
          <table:table-cell table:formula="of:=PERCENTILE([.A27:.BL27];0.6)" office:value-type="float" office:value="2454.795957284" calcext:value-type="float">
            <text:p>2454.795957284</text:p>
          </table:table-cell>
          <table:table-cell table:formula="of:=PERCENTILE([.B27:.BM27];0.5)" office:value-type="float" office:value="2246.91671708" calcext:value-type="float">
            <text:p>2246.91671708</text:p>
          </table:table-cell>
          <table:table-cell table:formula="of:=PERCENTILE([.B27:.BM27];0.4)" office:value-type="float" office:value="295.2052346618" calcext:value-type="float">
            <text:p>295.20523466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99488599996" calcext:value-type="float">
            <text:p>1.99488599996</text:p>
          </table:table-cell>
          <table:table-cell office:value-type="float" office:value="1.99770455846" calcext:value-type="float">
            <text:p>1.99770455846</text:p>
          </table:table-cell>
          <table:table-cell office:value-type="float" office:value="1.99803749835" calcext:value-type="float">
            <text:p>1.99803749835</text:p>
          </table:table-cell>
          <table:table-cell office:value-type="float" office:value="1.99815415478" calcext:value-type="float">
            <text:p>1.99815415478</text:p>
          </table:table-cell>
          <table:table-cell office:value-type="float" office:value="5.72572762671" calcext:value-type="float">
            <text:p>5.72572762671</text:p>
          </table:table-cell>
          <table:table-cell office:value-type="float" office:value="5.81983968053" calcext:value-type="float">
            <text:p>5.81983968053</text:p>
          </table:table-cell>
          <table:table-cell office:value-type="float" office:value="6.44437395935" calcext:value-type="float">
            <text:p>6.44437395935</text:p>
          </table:table-cell>
          <table:table-cell office:value-type="float" office:value="10.2815965632" calcext:value-type="float">
            <text:p>10.2815965632</text:p>
          </table:table-cell>
          <table:table-cell office:value-type="float" office:value="10.7211413175" calcext:value-type="float">
            <text:p>10.7211413175</text:p>
          </table:table-cell>
          <table:table-cell office:value-type="float" office:value="12.6213033551" calcext:value-type="float">
            <text:p>12.6213033551</text:p>
          </table:table-cell>
          <table:table-cell office:value-type="float" office:value="14.4308281913" calcext:value-type="float">
            <text:p>14.4308281913</text:p>
          </table:table-cell>
          <table:table-cell office:value-type="float" office:value="17.1192542853" calcext:value-type="float">
            <text:p>17.1192542853</text:p>
          </table:table-cell>
          <table:table-cell office:value-type="float" office:value="18.2936165293" calcext:value-type="float">
            <text:p>18.2936165293</text:p>
          </table:table-cell>
          <table:table-cell office:value-type="float" office:value="19.2865072603" calcext:value-type="float">
            <text:p>19.2865072603</text:p>
          </table:table-cell>
          <table:table-cell office:value-type="float" office:value="25.0233166762" calcext:value-type="float">
            <text:p>25.0233166762</text:p>
          </table:table-cell>
          <table:table-cell office:value-type="float" office:value="25.8207970348" calcext:value-type="float">
            <text:p>25.8207970348</text:p>
          </table:table-cell>
          <table:table-cell office:value-type="float" office:value="29.4109599045" calcext:value-type="float">
            <text:p>29.4109599045</text:p>
          </table:table-cell>
          <table:table-cell office:value-type="float" office:value="34.2449343098" calcext:value-type="float">
            <text:p>34.2449343098</text:p>
          </table:table-cell>
          <table:table-cell office:value-type="float" office:value="36.7026374334" calcext:value-type="float">
            <text:p>36.7026374334</text:p>
          </table:table-cell>
          <table:table-cell office:value-type="float" office:value="36.8928063397" calcext:value-type="float">
            <text:p>36.8928063397</text:p>
          </table:table-cell>
          <table:table-cell office:value-type="float" office:value="43.0218233998" calcext:value-type="float">
            <text:p>43.0218233998</text:p>
          </table:table-cell>
          <table:table-cell office:value-type="float" office:value="57.3649272538" calcext:value-type="float">
            <text:p>57.3649272538</text:p>
          </table:table-cell>
          <table:table-cell office:value-type="float" office:value="73.7636316703" calcext:value-type="float">
            <text:p>73.7636316703</text:p>
          </table:table-cell>
          <table:table-cell office:value-type="float" office:value="118.7004485" calcext:value-type="float">
            <text:p>118.7004485</text:p>
          </table:table-cell>
          <table:table-cell office:value-type="float" office:value="136.544393421" calcext:value-type="float">
            <text:p>136.544393421</text:p>
          </table:table-cell>
          <table:table-cell office:value-type="float" office:value="346.455927098" calcext:value-type="float">
            <text:p>346.455927098</text:p>
          </table:table-cell>
          <table:table-cell office:value-type="float" office:value="445.403769511" calcext:value-type="float">
            <text:p>445.403769511</text:p>
          </table:table-cell>
          <table:table-cell office:value-type="float" office:value="465.981456387" calcext:value-type="float">
            <text:p>465.981456387</text:p>
          </table:table-cell>
          <table:table-cell office:value-type="float" office:value="682.656150241" calcext:value-type="float">
            <text:p>682.656150241</text:p>
          </table:table-cell>
          <table:table-cell office:value-type="float" office:value="1115.94061684" calcext:value-type="float">
            <text:p>1115.94061684</text:p>
          </table:table-cell>
          <table:table-cell office:value-type="float" office:value="1226.48217828" calcext:value-type="float">
            <text:p>1226.48217828</text:p>
          </table:table-cell>
          <table:table-cell office:value-type="float" office:value="1766.40606309" calcext:value-type="float">
            <text:p>1766.40606309</text:p>
          </table:table-cell>
          <table:table-cell office:value-type="float" office:value="2030.5673294" calcext:value-type="float">
            <text:p>2030.5673294</text:p>
          </table:table-cell>
          <table:table-cell office:value-type="float" office:value="2089.43876565" calcext:value-type="float">
            <text:p>2089.43876565</text:p>
          </table:table-cell>
          <table:table-cell office:value-type="float" office:value="2202.59528505" calcext:value-type="float">
            <text:p>2202.59528505</text:p>
          </table:table-cell>
          <table:table-cell office:value-type="float" office:value="2207.69046077" calcext:value-type="float">
            <text:p>2207.69046077</text:p>
          </table:table-cell>
          <table:table-cell office:value-type="float" office:value="2272.91979393" calcext:value-type="float">
            <text:p>2272.91979393</text:p>
          </table:table-cell>
          <table:table-cell office:value-type="float" office:value="2316.25455041" calcext:value-type="float">
            <text:p>2316.25455041</text:p>
          </table:table-cell>
          <table:table-cell office:value-type="float" office:value="2360.34912241" calcext:value-type="float">
            <text:p>2360.34912241</text:p>
          </table:table-cell>
          <table:table-cell office:value-type="float" office:value="2363.8711604" calcext:value-type="float">
            <text:p>2363.8711604</text:p>
          </table:table-cell>
          <table:table-cell office:value-type="float" office:value="2377.40317286" calcext:value-type="float">
            <text:p>2377.40317286</text:p>
          </table:table-cell>
          <table:table-cell office:value-type="float" office:value="2432.05951917" calcext:value-type="float">
            <text:p>2432.05951917</text:p>
          </table:table-cell>
          <table:table-cell office:value-type="float" office:value="2433.8003094" calcext:value-type="float">
            <text:p>2433.8003094</text:p>
          </table:table-cell>
          <table:table-cell office:value-type="float" office:value="2472.16726534" calcext:value-type="float">
            <text:p>2472.16726534</text:p>
          </table:table-cell>
          <table:table-cell office:value-type="float" office:value="2480.24209534" calcext:value-type="float">
            <text:p>2480.24209534</text:p>
          </table:table-cell>
          <table:table-cell office:value-type="float" office:value="2546.88093113" calcext:value-type="float">
            <text:p>2546.88093113</text:p>
          </table:table-cell>
          <table:table-cell office:value-type="float" office:value="2592.45478101" calcext:value-type="float">
            <text:p>2592.45478101</text:p>
          </table:table-cell>
          <table:table-cell office:value-type="float" office:value="2625.53339552" calcext:value-type="float">
            <text:p>2625.53339552</text:p>
          </table:table-cell>
          <table:table-cell office:value-type="float" office:value="2681.15905793" calcext:value-type="float">
            <text:p>2681.15905793</text:p>
          </table:table-cell>
          <table:table-cell office:value-type="float" office:value="2689.14663312" calcext:value-type="float">
            <text:p>2689.14663312</text:p>
          </table:table-cell>
          <table:table-cell office:value-type="float" office:value="2743.09440114" calcext:value-type="float">
            <text:p>2743.09440114</text:p>
          </table:table-cell>
          <table:table-cell office:value-type="float" office:value="2747.69579774" calcext:value-type="float">
            <text:p>2747.69579774</text:p>
          </table:table-cell>
          <table:table-cell office:value-type="float" office:value="2786.88559793" calcext:value-type="float">
            <text:p>2786.88559793</text:p>
          </table:table-cell>
          <table:table-cell office:value-type="float" office:value="2804.78800654" calcext:value-type="float">
            <text:p>2804.78800654</text:p>
          </table:table-cell>
          <table:table-cell office:value-type="float" office:value="2838.96714202" calcext:value-type="float">
            <text:p>2838.96714202</text:p>
          </table:table-cell>
          <table:table-cell office:value-type="float" office:value="2841.66563197" calcext:value-type="float">
            <text:p>2841.66563197</text:p>
          </table:table-cell>
          <table:table-cell office:value-type="float" office:value="2849.38355136" calcext:value-type="float">
            <text:p>2849.38355136</text:p>
          </table:table-cell>
          <table:table-cell office:value-type="float" office:value="2942.05054041" calcext:value-type="float">
            <text:p>2942.05054041</text:p>
          </table:table-cell>
          <table:table-cell office:value-type="float" office:value="2964.34189468" calcext:value-type="float">
            <text:p>2964.34189468</text:p>
          </table:table-cell>
          <table:table-cell office:value-type="float" office:value="2983.43504523" calcext:value-type="float">
            <text:p>2983.43504523</text:p>
          </table:table-cell>
          <table:table-cell office:value-type="float" office:value="3075.65836589" calcext:value-type="float">
            <text:p>3075.65836589</text:p>
          </table:table-cell>
          <table:table-cell office:value-type="float" office:value="3095.95838936" calcext:value-type="float">
            <text:p>3095.95838936</text:p>
          </table:table-cell>
          <table:table-cell office:value-type="float" office:value="3127.52184794" calcext:value-type="float">
            <text:p>3127.52184794</text:p>
          </table:table-cell>
          <table:table-cell office:value-type="float" office:value="3705.92322264" calcext:value-type="float">
            <text:p>3705.92322264</text:p>
          </table:table-cell>
          <table:table-cell table:formula="of:=MAX([.B28:.BM28])" office:value-type="float" office:value="3705.92322264" calcext:value-type="float">
            <text:p>3705.92322264</text:p>
          </table:table-cell>
          <table:table-cell table:formula="of:=PERCENTILE([.$B28:.$BM28];0.99)" office:value-type="float" office:value="3341.530356579" calcext:value-type="float">
            <text:p>3341.530356579</text:p>
          </table:table-cell>
          <table:table-cell table:formula="of:=PERCENTILE([.B28:.BM28];0.9)" office:value-type="float" office:value="2914.250443695" calcext:value-type="float">
            <text:p>2914.250443695</text:p>
          </table:table-cell>
          <table:table-cell table:formula="of:=PERCENTILE([.B28:.BM28];0.75)" office:value-type="float" office:value="2639.4398111225" calcext:value-type="float">
            <text:p>2639.4398111225</text:p>
          </table:table-cell>
          <table:table-cell table:formula="of:=PERCENTILE([.A28:.BL28];0.6)" office:value-type="float" office:value="2307.587599114" calcext:value-type="float">
            <text:p>2307.587599114</text:p>
          </table:table-cell>
          <table:table-cell table:formula="of:=PERCENTILE([.B28:.BM28];0.5)" office:value-type="float" office:value="1898.486696245" calcext:value-type="float">
            <text:p>1898.486696245</text:p>
          </table:table-cell>
          <table:table-cell table:formula="of:=PERCENTILE([.B28:.BM28];0.4)" office:value-type="float" office:value="366.2454955806" calcext:value-type="float">
            <text:p>366.24549558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5205937861" calcext:value-type="float">
            <text:p>4.75205937861</text:p>
          </table:table-cell>
          <table:table-cell office:value-type="float" office:value="6.09242157844" calcext:value-type="float">
            <text:p>6.09242157844</text:p>
          </table:table-cell>
          <table:table-cell office:value-type="float" office:value="6.92399545846" calcext:value-type="float">
            <text:p>6.92399545846</text:p>
          </table:table-cell>
          <table:table-cell office:value-type="float" office:value="7.67591068854" calcext:value-type="float">
            <text:p>7.67591068854</text:p>
          </table:table-cell>
          <table:table-cell office:value-type="float" office:value="10.6413536009" calcext:value-type="float">
            <text:p>10.6413536009</text:p>
          </table:table-cell>
          <table:table-cell office:value-type="float" office:value="10.8324819306" calcext:value-type="float">
            <text:p>10.8324819306</text:p>
          </table:table-cell>
          <table:table-cell office:value-type="float" office:value="11.9372948067" calcext:value-type="float">
            <text:p>11.9372948067</text:p>
          </table:table-cell>
          <table:table-cell office:value-type="float" office:value="13.1307986378" calcext:value-type="float">
            <text:p>13.1307986378</text:p>
          </table:table-cell>
          <table:table-cell office:value-type="float" office:value="14.6978310563" calcext:value-type="float">
            <text:p>14.6978310563</text:p>
          </table:table-cell>
          <table:table-cell office:value-type="float" office:value="20.1460811668" calcext:value-type="float">
            <text:p>20.1460811668</text:p>
          </table:table-cell>
          <table:table-cell office:value-type="float" office:value="22.8937790456" calcext:value-type="float">
            <text:p>22.8937790456</text:p>
          </table:table-cell>
          <table:table-cell office:value-type="float" office:value="25.8427524445" calcext:value-type="float">
            <text:p>25.8427524445</text:p>
          </table:table-cell>
          <table:table-cell office:value-type="float" office:value="25.9656601996" calcext:value-type="float">
            <text:p>25.9656601996</text:p>
          </table:table-cell>
          <table:table-cell office:value-type="float" office:value="26.1316976188" calcext:value-type="float">
            <text:p>26.1316976188</text:p>
          </table:table-cell>
          <table:table-cell office:value-type="float" office:value="26.9507571848" calcext:value-type="float">
            <text:p>26.9507571848</text:p>
          </table:table-cell>
          <table:table-cell office:value-type="float" office:value="35.6065582862" calcext:value-type="float">
            <text:p>35.6065582862</text:p>
          </table:table-cell>
          <table:table-cell office:value-type="float" office:value="37.6605447524" calcext:value-type="float">
            <text:p>37.6605447524</text:p>
          </table:table-cell>
          <table:table-cell office:value-type="float" office:value="41.1903408537" calcext:value-type="float">
            <text:p>41.1903408537</text:p>
          </table:table-cell>
          <table:table-cell office:value-type="float" office:value="41.5666302245" calcext:value-type="float">
            <text:p>41.5666302245</text:p>
          </table:table-cell>
          <table:table-cell office:value-type="float" office:value="73.4149269946" calcext:value-type="float">
            <text:p>73.4149269946</text:p>
          </table:table-cell>
          <table:table-cell office:value-type="float" office:value="83.4807459548" calcext:value-type="float">
            <text:p>83.4807459548</text:p>
          </table:table-cell>
          <table:table-cell office:value-type="float" office:value="102.783139859" calcext:value-type="float">
            <text:p>102.783139859</text:p>
          </table:table-cell>
          <table:table-cell office:value-type="float" office:value="137.67683495" calcext:value-type="float">
            <text:p>137.67683495</text:p>
          </table:table-cell>
          <table:table-cell office:value-type="float" office:value="217.026372708" calcext:value-type="float">
            <text:p>217.026372708</text:p>
          </table:table-cell>
          <table:table-cell office:value-type="float" office:value="345.269441794" calcext:value-type="float">
            <text:p>345.269441794</text:p>
          </table:table-cell>
          <table:table-cell office:value-type="float" office:value="441.176412111" calcext:value-type="float">
            <text:p>441.176412111</text:p>
          </table:table-cell>
          <table:table-cell office:value-type="float" office:value="2083.08615398" calcext:value-type="float">
            <text:p>2083.08615398</text:p>
          </table:table-cell>
          <table:table-cell office:value-type="float" office:value="2092.50697744" calcext:value-type="float">
            <text:p>2092.50697744</text:p>
          </table:table-cell>
          <table:table-cell office:value-type="float" office:value="2136.13118796" calcext:value-type="float">
            <text:p>2136.13118796</text:p>
          </table:table-cell>
          <table:table-cell office:value-type="float" office:value="2143.0323767" calcext:value-type="float">
            <text:p>2143.0323767</text:p>
          </table:table-cell>
          <table:table-cell office:value-type="float" office:value="2179.99338083" calcext:value-type="float">
            <text:p>2179.99338083</text:p>
          </table:table-cell>
          <table:table-cell office:value-type="float" office:value="2242.47584928" calcext:value-type="float">
            <text:p>2242.47584928</text:p>
          </table:table-cell>
          <table:table-cell office:value-type="float" office:value="2258.47870312" calcext:value-type="float">
            <text:p>2258.47870312</text:p>
          </table:table-cell>
          <table:table-cell office:value-type="float" office:value="2261.26195955" calcext:value-type="float">
            <text:p>2261.26195955</text:p>
          </table:table-cell>
          <table:table-cell office:value-type="float" office:value="2271.63675555" calcext:value-type="float">
            <text:p>2271.63675555</text:p>
          </table:table-cell>
          <table:table-cell office:value-type="float" office:value="2305.45295311" calcext:value-type="float">
            <text:p>2305.45295311</text:p>
          </table:table-cell>
          <table:table-cell office:value-type="float" office:value="2311.39377685" calcext:value-type="float">
            <text:p>2311.39377685</text:p>
          </table:table-cell>
          <table:table-cell office:value-type="float" office:value="2354.72675552" calcext:value-type="float">
            <text:p>2354.72675552</text:p>
          </table:table-cell>
          <table:table-cell office:value-type="float" office:value="2357.5644942" calcext:value-type="float">
            <text:p>2357.5644942</text:p>
          </table:table-cell>
          <table:table-cell office:value-type="float" office:value="2388.4208308" calcext:value-type="float">
            <text:p>2388.4208308</text:p>
          </table:table-cell>
          <table:table-cell office:value-type="float" office:value="2401.30589941" calcext:value-type="float">
            <text:p>2401.30589941</text:p>
          </table:table-cell>
          <table:table-cell office:value-type="float" office:value="2417.33418087" calcext:value-type="float">
            <text:p>2417.33418087</text:p>
          </table:table-cell>
          <table:table-cell office:value-type="float" office:value="2493.13407739" calcext:value-type="float">
            <text:p>2493.13407739</text:p>
          </table:table-cell>
          <table:table-cell office:value-type="float" office:value="2495.25457171" calcext:value-type="float">
            <text:p>2495.25457171</text:p>
          </table:table-cell>
          <table:table-cell office:value-type="float" office:value="2500.62653197" calcext:value-type="float">
            <text:p>2500.62653197</text:p>
          </table:table-cell>
          <table:table-cell office:value-type="float" office:value="2502.37977102" calcext:value-type="float">
            <text:p>2502.37977102</text:p>
          </table:table-cell>
          <table:table-cell office:value-type="float" office:value="2531.42043004" calcext:value-type="float">
            <text:p>2531.42043004</text:p>
          </table:table-cell>
          <table:table-cell office:value-type="float" office:value="2531.6089808" calcext:value-type="float">
            <text:p>2531.6089808</text:p>
          </table:table-cell>
          <table:table-cell office:value-type="float" office:value="2535.88834605" calcext:value-type="float">
            <text:p>2535.88834605</text:p>
          </table:table-cell>
          <table:table-cell office:value-type="float" office:value="2593.39464918" calcext:value-type="float">
            <text:p>2593.39464918</text:p>
          </table:table-cell>
          <table:table-cell office:value-type="float" office:value="2594.47449416" calcext:value-type="float">
            <text:p>2594.47449416</text:p>
          </table:table-cell>
          <table:table-cell office:value-type="float" office:value="2594.61265678" calcext:value-type="float">
            <text:p>2594.61265678</text:p>
          </table:table-cell>
          <table:table-cell office:value-type="float" office:value="2600.74068908" calcext:value-type="float">
            <text:p>2600.74068908</text:p>
          </table:table-cell>
          <table:table-cell office:value-type="float" office:value="2616.74764522" calcext:value-type="float">
            <text:p>2616.74764522</text:p>
          </table:table-cell>
          <table:table-cell office:value-type="float" office:value="2644.2980449" calcext:value-type="float">
            <text:p>2644.2980449</text:p>
          </table:table-cell>
          <table:table-cell office:value-type="float" office:value="2706.18457664" calcext:value-type="float">
            <text:p>2706.18457664</text:p>
          </table:table-cell>
          <table:table-cell office:value-type="float" office:value="2748.99444576" calcext:value-type="float">
            <text:p>2748.99444576</text:p>
          </table:table-cell>
          <table:table-cell office:value-type="float" office:value="2755.13911306" calcext:value-type="float">
            <text:p>2755.13911306</text:p>
          </table:table-cell>
          <table:table-cell office:value-type="float" office:value="2797.9210963" calcext:value-type="float">
            <text:p>2797.9210963</text:p>
          </table:table-cell>
          <table:table-cell office:value-type="float" office:value="2801.12569948" calcext:value-type="float">
            <text:p>2801.12569948</text:p>
          </table:table-cell>
          <table:table-cell office:value-type="float" office:value="2847.36619423" calcext:value-type="float">
            <text:p>2847.36619423</text:p>
          </table:table-cell>
          <table:table-cell office:value-type="float" office:value="2866.91031121" calcext:value-type="float">
            <text:p>2866.91031121</text:p>
          </table:table-cell>
          <table:table-cell office:value-type="float" office:value="2931.88044228" calcext:value-type="float">
            <text:p>2931.88044228</text:p>
          </table:table-cell>
          <table:table-cell office:value-type="float" office:value="3015.64440326" calcext:value-type="float">
            <text:p>3015.64440326</text:p>
          </table:table-cell>
          <table:table-cell table:formula="of:=MAX([.B29:.BM29])" office:value-type="float" office:value="3015.64440326" calcext:value-type="float">
            <text:p>3015.64440326</text:p>
          </table:table-cell>
          <table:table-cell table:formula="of:=PERCENTILE([.$B29:.$BM29];0.99)" office:value-type="float" office:value="2962.8731078426" calcext:value-type="float">
            <text:p>2962.8731078426</text:p>
          </table:table-cell>
          <table:table-cell table:formula="of:=PERCENTILE([.B29:.BM29];0.9)" office:value-type="float" office:value="2753.29571287" calcext:value-type="float">
            <text:p>2753.29571287</text:p>
          </table:table-cell>
          <table:table-cell table:formula="of:=PERCENTILE([.B29:.BM29];0.75)" office:value-type="float" office:value="2532.6788221125" calcext:value-type="float">
            <text:p>2532.6788221125</text:p>
          </table:table-cell>
          <table:table-cell table:formula="of:=PERCENTILE([.A29:.BL29];0.6)" office:value-type="float" office:value="2346.060159786" calcext:value-type="float">
            <text:p>2346.060159786</text:p>
          </table:table-cell>
          <table:table-cell table:formula="of:=PERCENTILE([.B29:.BM29];0.5)" office:value-type="float" office:value="2250.4772762" calcext:value-type="float">
            <text:p>2250.4772762</text:p>
          </table:table-cell>
          <table:table-cell table:formula="of:=PERCENTILE([.B29:.BM29];0.4)" office:value-type="float" office:value="769.558360484805" calcext:value-type="float">
            <text:p>769.5583604848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9776158913" calcext:value-type="float">
            <text:p>1.99776158913</text:p>
          </table:table-cell>
          <table:table-cell office:value-type="float" office:value="1.99887521084" calcext:value-type="float">
            <text:p>1.99887521084</text:p>
          </table:table-cell>
          <table:table-cell office:value-type="float" office:value="4.23019374984" calcext:value-type="float">
            <text:p>4.23019374984</text:p>
          </table:table-cell>
          <table:table-cell office:value-type="float" office:value="4.38062602457" calcext:value-type="float">
            <text:p>4.38062602457</text:p>
          </table:table-cell>
          <table:table-cell office:value-type="float" office:value="4.53157087162" calcext:value-type="float">
            <text:p>4.53157087162</text:p>
          </table:table-cell>
          <table:table-cell office:value-type="float" office:value="5.58168554522" calcext:value-type="float">
            <text:p>5.58168554522</text:p>
          </table:table-cell>
          <table:table-cell office:value-type="float" office:value="5.70914046431" calcext:value-type="float">
            <text:p>5.70914046431</text:p>
          </table:table-cell>
          <table:table-cell office:value-type="float" office:value="6.23851011158" calcext:value-type="float">
            <text:p>6.23851011158</text:p>
          </table:table-cell>
          <table:table-cell office:value-type="float" office:value="6.28296753812" calcext:value-type="float">
            <text:p>6.28296753812</text:p>
          </table:table-cell>
          <table:table-cell office:value-type="float" office:value="7.54555526681" calcext:value-type="float">
            <text:p>7.54555526681</text:p>
          </table:table-cell>
          <table:table-cell office:value-type="float" office:value="7.94801130585" calcext:value-type="float">
            <text:p>7.94801130585</text:p>
          </table:table-cell>
          <table:table-cell office:value-type="float" office:value="8.3438088939" calcext:value-type="float">
            <text:p>8.3438088939</text:p>
          </table:table-cell>
          <table:table-cell office:value-type="float" office:value="9.09109857999" calcext:value-type="float">
            <text:p>9.09109857999</text:p>
          </table:table-cell>
          <table:table-cell office:value-type="float" office:value="10.1487657867" calcext:value-type="float">
            <text:p>10.1487657867</text:p>
          </table:table-cell>
          <table:table-cell office:value-type="float" office:value="12.4791239521" calcext:value-type="float">
            <text:p>12.4791239521</text:p>
          </table:table-cell>
          <table:table-cell office:value-type="float" office:value="16.4186002434" calcext:value-type="float">
            <text:p>16.4186002434</text:p>
          </table:table-cell>
          <table:table-cell office:value-type="float" office:value="16.6523930105" calcext:value-type="float">
            <text:p>16.6523930105</text:p>
          </table:table-cell>
          <table:table-cell office:value-type="float" office:value="18.0637744142" calcext:value-type="float">
            <text:p>18.0637744142</text:p>
          </table:table-cell>
          <table:table-cell office:value-type="float" office:value="18.4610886601" calcext:value-type="float">
            <text:p>18.4610886601</text:p>
          </table:table-cell>
          <table:table-cell office:value-type="float" office:value="31.4409066393" calcext:value-type="float">
            <text:p>31.4409066393</text:p>
          </table:table-cell>
          <table:table-cell office:value-type="float" office:value="35.2323435591" calcext:value-type="float">
            <text:p>35.2323435591</text:p>
          </table:table-cell>
          <table:table-cell office:value-type="float" office:value="35.3285798982" calcext:value-type="float">
            <text:p>35.3285798982</text:p>
          </table:table-cell>
          <table:table-cell office:value-type="float" office:value="37.9820737796" calcext:value-type="float">
            <text:p>37.9820737796</text:p>
          </table:table-cell>
          <table:table-cell office:value-type="float" office:value="41.8475790828" calcext:value-type="float">
            <text:p>41.8475790828</text:p>
          </table:table-cell>
          <table:table-cell office:value-type="float" office:value="44.7809304768" calcext:value-type="float">
            <text:p>44.7809304768</text:p>
          </table:table-cell>
          <table:table-cell office:value-type="float" office:value="45.81340872" calcext:value-type="float">
            <text:p>45.81340872</text:p>
          </table:table-cell>
          <table:table-cell office:value-type="float" office:value="50.928804752" calcext:value-type="float">
            <text:p>50.928804752</text:p>
          </table:table-cell>
          <table:table-cell office:value-type="float" office:value="69.2484029931" calcext:value-type="float">
            <text:p>69.2484029931</text:p>
          </table:table-cell>
          <table:table-cell office:value-type="float" office:value="70.6113430396" calcext:value-type="float">
            <text:p>70.6113430396</text:p>
          </table:table-cell>
          <table:table-cell office:value-type="float" office:value="72.3890722526" calcext:value-type="float">
            <text:p>72.3890722526</text:p>
          </table:table-cell>
          <table:table-cell office:value-type="float" office:value="85.0857280901" calcext:value-type="float">
            <text:p>85.0857280901</text:p>
          </table:table-cell>
          <table:table-cell office:value-type="float" office:value="110.554871605" calcext:value-type="float">
            <text:p>110.554871605</text:p>
          </table:table-cell>
          <table:table-cell office:value-type="float" office:value="123.920873133" calcext:value-type="float">
            <text:p>123.920873133</text:p>
          </table:table-cell>
          <table:table-cell office:value-type="float" office:value="189.257125332" calcext:value-type="float">
            <text:p>189.257125332</text:p>
          </table:table-cell>
          <table:table-cell office:value-type="float" office:value="331.403223651" calcext:value-type="float">
            <text:p>331.403223651</text:p>
          </table:table-cell>
          <table:table-cell office:value-type="float" office:value="338.309374968" calcext:value-type="float">
            <text:p>338.309374968</text:p>
          </table:table-cell>
          <table:table-cell office:value-type="float" office:value="1627.99915292" calcext:value-type="float">
            <text:p>1627.99915292</text:p>
          </table:table-cell>
          <table:table-cell office:value-type="float" office:value="2142.99954398" calcext:value-type="float">
            <text:p>2142.99954398</text:p>
          </table:table-cell>
          <table:table-cell office:value-type="float" office:value="2190.88490952" calcext:value-type="float">
            <text:p>2190.88490952</text:p>
          </table:table-cell>
          <table:table-cell office:value-type="float" office:value="2209.95783103" calcext:value-type="float">
            <text:p>2209.95783103</text:p>
          </table:table-cell>
          <table:table-cell office:value-type="float" office:value="2224.21501274" calcext:value-type="float">
            <text:p>2224.21501274</text:p>
          </table:table-cell>
          <table:table-cell office:value-type="float" office:value="2226.04960006" calcext:value-type="float">
            <text:p>2226.04960006</text:p>
          </table:table-cell>
          <table:table-cell office:value-type="float" office:value="2344.9270078" calcext:value-type="float">
            <text:p>2344.9270078</text:p>
          </table:table-cell>
          <table:table-cell office:value-type="float" office:value="2394.57311283" calcext:value-type="float">
            <text:p>2394.57311283</text:p>
          </table:table-cell>
          <table:table-cell office:value-type="float" office:value="2399.30100376" calcext:value-type="float">
            <text:p>2399.30100376</text:p>
          </table:table-cell>
          <table:table-cell office:value-type="float" office:value="2419.4677426" calcext:value-type="float">
            <text:p>2419.4677426</text:p>
          </table:table-cell>
          <table:table-cell office:value-type="float" office:value="2451.23104634" calcext:value-type="float">
            <text:p>2451.23104634</text:p>
          </table:table-cell>
          <table:table-cell office:value-type="float" office:value="2525.98530733" calcext:value-type="float">
            <text:p>2525.98530733</text:p>
          </table:table-cell>
          <table:table-cell office:value-type="float" office:value="2539.20280734" calcext:value-type="float">
            <text:p>2539.20280734</text:p>
          </table:table-cell>
          <table:table-cell office:value-type="float" office:value="2556.67675244" calcext:value-type="float">
            <text:p>2556.67675244</text:p>
          </table:table-cell>
          <table:table-cell office:value-type="float" office:value="2598.756372" calcext:value-type="float">
            <text:p>2598.756372</text:p>
          </table:table-cell>
          <table:table-cell office:value-type="float" office:value="2601.54836806" calcext:value-type="float">
            <text:p>2601.54836806</text:p>
          </table:table-cell>
          <table:table-cell office:value-type="float" office:value="2607.36575881" calcext:value-type="float">
            <text:p>2607.36575881</text:p>
          </table:table-cell>
          <table:table-cell office:value-type="float" office:value="2640.6368098" calcext:value-type="float">
            <text:p>2640.6368098</text:p>
          </table:table-cell>
          <table:table-cell office:value-type="float" office:value="2645.73746874" calcext:value-type="float">
            <text:p>2645.73746874</text:p>
          </table:table-cell>
          <table:table-cell office:value-type="float" office:value="2650.41816154" calcext:value-type="float">
            <text:p>2650.41816154</text:p>
          </table:table-cell>
          <table:table-cell office:value-type="float" office:value="2665.84316982" calcext:value-type="float">
            <text:p>2665.84316982</text:p>
          </table:table-cell>
          <table:table-cell office:value-type="float" office:value="2704.69313707" calcext:value-type="float">
            <text:p>2704.69313707</text:p>
          </table:table-cell>
          <table:table-cell office:value-type="float" office:value="2735.52162683" calcext:value-type="float">
            <text:p>2735.52162683</text:p>
          </table:table-cell>
          <table:table-cell office:value-type="float" office:value="2736.11334756" calcext:value-type="float">
            <text:p>2736.11334756</text:p>
          </table:table-cell>
          <table:table-cell office:value-type="float" office:value="2853.69819948" calcext:value-type="float">
            <text:p>2853.69819948</text:p>
          </table:table-cell>
          <table:table-cell office:value-type="float" office:value="2876.33327581" calcext:value-type="float">
            <text:p>2876.33327581</text:p>
          </table:table-cell>
          <table:table-cell office:value-type="float" office:value="2931.99333664" calcext:value-type="float">
            <text:p>2931.99333664</text:p>
          </table:table-cell>
          <table:table-cell office:value-type="float" office:value="3008.05790902" calcext:value-type="float">
            <text:p>3008.05790902</text:p>
          </table:table-cell>
          <table:table-cell table:formula="of:=MAX([.B30:.BM30])" office:value-type="float" office:value="3008.05790902" calcext:value-type="float">
            <text:p>3008.05790902</text:p>
          </table:table-cell>
          <table:table-cell table:formula="of:=PERCENTILE([.$B30:.$BM30];0.99)" office:value-type="float" office:value="2960.1372284206" calcext:value-type="float">
            <text:p>2960.1372284206</text:p>
          </table:table-cell>
          <table:table-cell table:formula="of:=PERCENTILE([.B30:.BM30];0.9)" office:value-type="float" office:value="2693.038146895" calcext:value-type="float">
            <text:p>2693.038146895</text:p>
          </table:table-cell>
          <table:table-cell table:formula="of:=PERCENTILE([.B30:.BM30];0.75)" office:value-type="float" office:value="2529.2896823325" calcext:value-type="float">
            <text:p>2529.2896823325</text:p>
          </table:table-cell>
          <table:table-cell table:formula="of:=PERCENTILE([.A30:.BL30];0.6)" office:value-type="float" office:value="2039.999465768" calcext:value-type="float">
            <text:p>2039.999465768</text:p>
          </table:table-cell>
          <table:table-cell table:formula="of:=PERCENTILE([.B30:.BM30];0.5)" office:value-type="float" office:value="117.237872369" calcext:value-type="float">
            <text:p>117.237872369</text:p>
          </table:table-cell>
          <table:table-cell table:formula="of:=PERCENTILE([.B30:.BM30];0.4)" office:value-type="float" office:value="46.8364879264" calcext:value-type="float">
            <text:p>46.83648792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99327144" calcext:value-type="float">
            <text:p>1.99327144</text:p>
          </table:table-cell>
          <table:table-cell office:value-type="float" office:value="1.99533239538" calcext:value-type="float">
            <text:p>1.99533239538</text:p>
          </table:table-cell>
          <table:table-cell office:value-type="float" office:value="1.99849848629" calcext:value-type="float">
            <text:p>1.99849848629</text:p>
          </table:table-cell>
          <table:table-cell office:value-type="float" office:value="1.99861892716" calcext:value-type="float">
            <text:p>1.99861892716</text:p>
          </table:table-cell>
          <table:table-cell office:value-type="float" office:value="7.04967251395" calcext:value-type="float">
            <text:p>7.04967251395</text:p>
          </table:table-cell>
          <table:table-cell office:value-type="float" office:value="8.14027533253" calcext:value-type="float">
            <text:p>8.14027533253</text:p>
          </table:table-cell>
          <table:table-cell office:value-type="float" office:value="9.60474693197" calcext:value-type="float">
            <text:p>9.60474693197</text:p>
          </table:table-cell>
          <table:table-cell office:value-type="float" office:value="10.4639513012" calcext:value-type="float">
            <text:p>10.4639513012</text:p>
          </table:table-cell>
          <table:table-cell office:value-type="float" office:value="13.0119290258" calcext:value-type="float">
            <text:p>13.0119290258</text:p>
          </table:table-cell>
          <table:table-cell office:value-type="float" office:value="14.3465126182" calcext:value-type="float">
            <text:p>14.3465126182</text:p>
          </table:table-cell>
          <table:table-cell office:value-type="float" office:value="17.8857321096" calcext:value-type="float">
            <text:p>17.8857321096</text:p>
          </table:table-cell>
          <table:table-cell office:value-type="float" office:value="18.1111913465" calcext:value-type="float">
            <text:p>18.1111913465</text:p>
          </table:table-cell>
          <table:table-cell office:value-type="float" office:value="18.5334132115" calcext:value-type="float">
            <text:p>18.5334132115</text:p>
          </table:table-cell>
          <table:table-cell office:value-type="float" office:value="19.5580829219" calcext:value-type="float">
            <text:p>19.5580829219</text:p>
          </table:table-cell>
          <table:table-cell office:value-type="float" office:value="20.8553806562" calcext:value-type="float">
            <text:p>20.8553806562</text:p>
          </table:table-cell>
          <table:table-cell office:value-type="float" office:value="21.3068193137" calcext:value-type="float">
            <text:p>21.3068193137</text:p>
          </table:table-cell>
          <table:table-cell office:value-type="float" office:value="23.756308231" calcext:value-type="float">
            <text:p>23.756308231</text:p>
          </table:table-cell>
          <table:table-cell office:value-type="float" office:value="24.0112067194" calcext:value-type="float">
            <text:p>24.0112067194</text:p>
          </table:table-cell>
          <table:table-cell office:value-type="float" office:value="24.8278758721" calcext:value-type="float">
            <text:p>24.8278758721</text:p>
          </table:table-cell>
          <table:table-cell office:value-type="float" office:value="29.3541466286" calcext:value-type="float">
            <text:p>29.3541466286</text:p>
          </table:table-cell>
          <table:table-cell office:value-type="float" office:value="32.7562076752" calcext:value-type="float">
            <text:p>32.7562076752</text:p>
          </table:table-cell>
          <table:table-cell office:value-type="float" office:value="40.7998529477" calcext:value-type="float">
            <text:p>40.7998529477</text:p>
          </table:table-cell>
          <table:table-cell office:value-type="float" office:value="46.7197783518" calcext:value-type="float">
            <text:p>46.7197783518</text:p>
          </table:table-cell>
          <table:table-cell office:value-type="float" office:value="48.6093666763" calcext:value-type="float">
            <text:p>48.6093666763</text:p>
          </table:table-cell>
          <table:table-cell office:value-type="float" office:value="60.2067421202" calcext:value-type="float">
            <text:p>60.2067421202</text:p>
          </table:table-cell>
          <table:table-cell office:value-type="float" office:value="69.6321927517" calcext:value-type="float">
            <text:p>69.6321927517</text:p>
          </table:table-cell>
          <table:table-cell office:value-type="float" office:value="92.2556716063" calcext:value-type="float">
            <text:p>92.2556716063</text:p>
          </table:table-cell>
          <table:table-cell office:value-type="float" office:value="97.0125574819" calcext:value-type="float">
            <text:p>97.0125574819</text:p>
          </table:table-cell>
          <table:table-cell office:value-type="float" office:value="164.664903809" calcext:value-type="float">
            <text:p>164.664903809</text:p>
          </table:table-cell>
          <table:table-cell office:value-type="float" office:value="221.235883224" calcext:value-type="float">
            <text:p>221.235883224</text:p>
          </table:table-cell>
          <table:table-cell office:value-type="float" office:value="731.297695385" calcext:value-type="float">
            <text:p>731.297695385</text:p>
          </table:table-cell>
          <table:table-cell office:value-type="float" office:value="2049.77571762" calcext:value-type="float">
            <text:p>2049.77571762</text:p>
          </table:table-cell>
          <table:table-cell office:value-type="float" office:value="2137.66969292" calcext:value-type="float">
            <text:p>2137.66969292</text:p>
          </table:table-cell>
          <table:table-cell office:value-type="float" office:value="2245.94378217" calcext:value-type="float">
            <text:p>2245.94378217</text:p>
          </table:table-cell>
          <table:table-cell office:value-type="float" office:value="2286.07901205" calcext:value-type="float">
            <text:p>2286.07901205</text:p>
          </table:table-cell>
          <table:table-cell office:value-type="float" office:value="2313.18620458" calcext:value-type="float">
            <text:p>2313.18620458</text:p>
          </table:table-cell>
          <table:table-cell office:value-type="float" office:value="2328.71577648" calcext:value-type="float">
            <text:p>2328.71577648</text:p>
          </table:table-cell>
          <table:table-cell office:value-type="float" office:value="2337.23359924" calcext:value-type="float">
            <text:p>2337.23359924</text:p>
          </table:table-cell>
          <table:table-cell office:value-type="float" office:value="2346.02815782" calcext:value-type="float">
            <text:p>2346.02815782</text:p>
          </table:table-cell>
          <table:table-cell office:value-type="float" office:value="2427.4859322" calcext:value-type="float">
            <text:p>2427.4859322</text:p>
          </table:table-cell>
          <table:table-cell office:value-type="float" office:value="2451.06484119" calcext:value-type="float">
            <text:p>2451.06484119</text:p>
          </table:table-cell>
          <table:table-cell office:value-type="float" office:value="2451.73937251" calcext:value-type="float">
            <text:p>2451.73937251</text:p>
          </table:table-cell>
          <table:table-cell office:value-type="float" office:value="2521.3996453" calcext:value-type="float">
            <text:p>2521.3996453</text:p>
          </table:table-cell>
          <table:table-cell office:value-type="float" office:value="2527.9837254" calcext:value-type="float">
            <text:p>2527.9837254</text:p>
          </table:table-cell>
          <table:table-cell office:value-type="float" office:value="2529.17079474" calcext:value-type="float">
            <text:p>2529.17079474</text:p>
          </table:table-cell>
          <table:table-cell office:value-type="float" office:value="2532.03569532" calcext:value-type="float">
            <text:p>2532.03569532</text:p>
          </table:table-cell>
          <table:table-cell office:value-type="float" office:value="2557.11049887" calcext:value-type="float">
            <text:p>2557.11049887</text:p>
          </table:table-cell>
          <table:table-cell office:value-type="float" office:value="2568.46874148" calcext:value-type="float">
            <text:p>2568.46874148</text:p>
          </table:table-cell>
          <table:table-cell office:value-type="float" office:value="2587.73870991" calcext:value-type="float">
            <text:p>2587.73870991</text:p>
          </table:table-cell>
          <table:table-cell office:value-type="float" office:value="2596.62801871" calcext:value-type="float">
            <text:p>2596.62801871</text:p>
          </table:table-cell>
          <table:table-cell office:value-type="float" office:value="2704.69215651" calcext:value-type="float">
            <text:p>2704.69215651</text:p>
          </table:table-cell>
          <table:table-cell office:value-type="float" office:value="2718.25390179" calcext:value-type="float">
            <text:p>2718.25390179</text:p>
          </table:table-cell>
          <table:table-cell office:value-type="float" office:value="2722.60256522" calcext:value-type="float">
            <text:p>2722.60256522</text:p>
          </table:table-cell>
          <table:table-cell office:value-type="float" office:value="2723.28713174" calcext:value-type="float">
            <text:p>2723.28713174</text:p>
          </table:table-cell>
          <table:table-cell office:value-type="float" office:value="2733.805208" calcext:value-type="float">
            <text:p>2733.805208</text:p>
          </table:table-cell>
          <table:table-cell office:value-type="float" office:value="2739.55519314" calcext:value-type="float">
            <text:p>2739.55519314</text:p>
          </table:table-cell>
          <table:table-cell office:value-type="float" office:value="2794.53773265" calcext:value-type="float">
            <text:p>2794.53773265</text:p>
          </table:table-cell>
          <table:table-cell office:value-type="float" office:value="2804.91062408" calcext:value-type="float">
            <text:p>2804.91062408</text:p>
          </table:table-cell>
          <table:table-cell office:value-type="float" office:value="2832.44687316" calcext:value-type="float">
            <text:p>2832.44687316</text:p>
          </table:table-cell>
          <table:table-cell office:value-type="float" office:value="2846.53072395" calcext:value-type="float">
            <text:p>2846.53072395</text:p>
          </table:table-cell>
          <table:table-cell office:value-type="float" office:value="2861.10108913" calcext:value-type="float">
            <text:p>2861.10108913</text:p>
          </table:table-cell>
          <table:table-cell office:value-type="float" office:value="2866.27218237" calcext:value-type="float">
            <text:p>2866.27218237</text:p>
          </table:table-cell>
          <table:table-cell office:value-type="float" office:value="2877.5731975" calcext:value-type="float">
            <text:p>2877.5731975</text:p>
          </table:table-cell>
          <table:table-cell office:value-type="float" office:value="3005.61523437" calcext:value-type="float">
            <text:p>3005.61523437</text:p>
          </table:table-cell>
          <table:table-cell table:formula="of:=MAX([.B31:.BM31])" office:value-type="float" office:value="3005.61523437" calcext:value-type="float">
            <text:p>3005.61523437</text:p>
          </table:table-cell>
          <table:table-cell table:formula="of:=PERCENTILE([.$B31:.$BM31];0.99)" office:value-type="float" office:value="2924.9487511419" calcext:value-type="float">
            <text:p>2924.9487511419</text:p>
          </table:table-cell>
          <table:table-cell table:formula="of:=PERCENTILE([.B31:.BM31];0.9)" office:value-type="float" office:value="2801.798756651" calcext:value-type="float">
            <text:p>2801.798756651</text:p>
          </table:table-cell>
          <table:table-cell table:formula="of:=PERCENTILE([.B31:.BM31];0.75)" office:value-type="float" office:value="2573.2862335875" calcext:value-type="float">
            <text:p>2573.2862335875</text:p>
          </table:table-cell>
          <table:table-cell table:formula="of:=PERCENTILE([.A31:.BL31];0.6)" office:value-type="float" office:value="2335.530034688" calcext:value-type="float">
            <text:p>2335.530034688</text:p>
          </table:table-cell>
          <table:table-cell table:formula="of:=PERCENTILE([.B31:.BM31];0.5)" office:value-type="float" office:value="2093.72270527" calcext:value-type="float">
            <text:p>2093.72270527</text:p>
          </table:table-cell>
          <table:table-cell table:formula="of:=PERCENTILE([.B31:.BM31];0.4)" office:value-type="float" office:value="74.1568885226201" calcext:value-type="float">
            <text:p>74.15688852262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658747665" calcext:value-type="float">
            <text:p>1.99658747665</text:p>
          </table:table-cell>
          <table:table-cell office:value-type="float" office:value="2.40945062258" calcext:value-type="float">
            <text:p>2.40945062258</text:p>
          </table:table-cell>
          <table:table-cell office:value-type="float" office:value="4.80822574632" calcext:value-type="float">
            <text:p>4.80822574632</text:p>
          </table:table-cell>
          <table:table-cell office:value-type="float" office:value="5.93772517084" calcext:value-type="float">
            <text:p>5.93772517084</text:p>
          </table:table-cell>
          <table:table-cell office:value-type="float" office:value="6.12425233452" calcext:value-type="float">
            <text:p>6.12425233452</text:p>
          </table:table-cell>
          <table:table-cell office:value-type="float" office:value="6.71090316307" calcext:value-type="float">
            <text:p>6.71090316307</text:p>
          </table:table-cell>
          <table:table-cell office:value-type="float" office:value="10.8638110296" calcext:value-type="float">
            <text:p>10.8638110296</text:p>
          </table:table-cell>
          <table:table-cell office:value-type="float" office:value="12.8652973559" calcext:value-type="float">
            <text:p>12.8652973559</text:p>
          </table:table-cell>
          <table:table-cell office:value-type="float" office:value="13.723278742" calcext:value-type="float">
            <text:p>13.723278742</text:p>
          </table:table-cell>
          <table:table-cell office:value-type="float" office:value="16.7367810338" calcext:value-type="float">
            <text:p>16.7367810338</text:p>
          </table:table-cell>
          <table:table-cell office:value-type="float" office:value="17.7655707899" calcext:value-type="float">
            <text:p>17.7655707899</text:p>
          </table:table-cell>
          <table:table-cell office:value-type="float" office:value="18.5392493497" calcext:value-type="float">
            <text:p>18.5392493497</text:p>
          </table:table-cell>
          <table:table-cell office:value-type="float" office:value="21.1241782158" calcext:value-type="float">
            <text:p>21.1241782158</text:p>
          </table:table-cell>
          <table:table-cell office:value-type="float" office:value="32.3124069174" calcext:value-type="float">
            <text:p>32.3124069174</text:p>
          </table:table-cell>
          <table:table-cell office:value-type="float" office:value="34.9803960829" calcext:value-type="float">
            <text:p>34.9803960829</text:p>
          </table:table-cell>
          <table:table-cell office:value-type="float" office:value="35.620994749" calcext:value-type="float">
            <text:p>35.620994749</text:p>
          </table:table-cell>
          <table:table-cell office:value-type="float" office:value="39.1841770618" calcext:value-type="float">
            <text:p>39.1841770618</text:p>
          </table:table-cell>
          <table:table-cell office:value-type="float" office:value="39.651515002" calcext:value-type="float">
            <text:p>39.651515002</text:p>
          </table:table-cell>
          <table:table-cell office:value-type="float" office:value="43.3095261416" calcext:value-type="float">
            <text:p>43.3095261416</text:p>
          </table:table-cell>
          <table:table-cell office:value-type="float" office:value="44.5919738331" calcext:value-type="float">
            <text:p>44.5919738331</text:p>
          </table:table-cell>
          <table:table-cell office:value-type="float" office:value="45.0784887748" calcext:value-type="float">
            <text:p>45.0784887748</text:p>
          </table:table-cell>
          <table:table-cell office:value-type="float" office:value="81.7922060911" calcext:value-type="float">
            <text:p>81.7922060911</text:p>
          </table:table-cell>
          <table:table-cell office:value-type="float" office:value="103.516577235" calcext:value-type="float">
            <text:p>103.516577235</text:p>
          </table:table-cell>
          <table:table-cell office:value-type="float" office:value="106.950726435" calcext:value-type="float">
            <text:p>106.950726435</text:p>
          </table:table-cell>
          <table:table-cell office:value-type="float" office:value="139.108632296" calcext:value-type="float">
            <text:p>139.108632296</text:p>
          </table:table-cell>
          <table:table-cell office:value-type="float" office:value="140.986000778" calcext:value-type="float">
            <text:p>140.986000778</text:p>
          </table:table-cell>
          <table:table-cell office:value-type="float" office:value="158.737636361" calcext:value-type="float">
            <text:p>158.737636361</text:p>
          </table:table-cell>
          <table:table-cell office:value-type="float" office:value="169.888100289" calcext:value-type="float">
            <text:p>169.888100289</text:p>
          </table:table-cell>
          <table:table-cell office:value-type="float" office:value="195.741542282" calcext:value-type="float">
            <text:p>195.741542282</text:p>
          </table:table-cell>
          <table:table-cell office:value-type="float" office:value="272.07022797" calcext:value-type="float">
            <text:p>272.07022797</text:p>
          </table:table-cell>
          <table:table-cell office:value-type="float" office:value="403.680380923" calcext:value-type="float">
            <text:p>403.680380923</text:p>
          </table:table-cell>
          <table:table-cell office:value-type="float" office:value="410.200544327" calcext:value-type="float">
            <text:p>410.200544327</text:p>
          </table:table-cell>
          <table:table-cell office:value-type="float" office:value="414.919726083" calcext:value-type="float">
            <text:p>414.919726083</text:p>
          </table:table-cell>
          <table:table-cell office:value-type="float" office:value="816.426068932" calcext:value-type="float">
            <text:p>816.426068932</text:p>
          </table:table-cell>
          <table:table-cell office:value-type="float" office:value="888.710282463" calcext:value-type="float">
            <text:p>888.710282463</text:p>
          </table:table-cell>
          <table:table-cell office:value-type="float" office:value="1335.61084454" calcext:value-type="float">
            <text:p>1335.61084454</text:p>
          </table:table-cell>
          <table:table-cell office:value-type="float" office:value="1779.4608564" calcext:value-type="float">
            <text:p>1779.4608564</text:p>
          </table:table-cell>
          <table:table-cell office:value-type="float" office:value="1994.86811879" calcext:value-type="float">
            <text:p>1994.86811879</text:p>
          </table:table-cell>
          <table:table-cell office:value-type="float" office:value="2003.39521" calcext:value-type="float">
            <text:p>2003.39521</text:p>
          </table:table-cell>
          <table:table-cell office:value-type="float" office:value="2207.71785801" calcext:value-type="float">
            <text:p>2207.71785801</text:p>
          </table:table-cell>
          <table:table-cell office:value-type="float" office:value="2241.05225052" calcext:value-type="float">
            <text:p>2241.05225052</text:p>
          </table:table-cell>
          <table:table-cell office:value-type="float" office:value="2262.51533656" calcext:value-type="float">
            <text:p>2262.51533656</text:p>
          </table:table-cell>
          <table:table-cell office:value-type="float" office:value="2327.84165182" calcext:value-type="float">
            <text:p>2327.84165182</text:p>
          </table:table-cell>
          <table:table-cell office:value-type="float" office:value="2366.86623996" calcext:value-type="float">
            <text:p>2366.86623996</text:p>
          </table:table-cell>
          <table:table-cell office:value-type="float" office:value="2390.46842853" calcext:value-type="float">
            <text:p>2390.46842853</text:p>
          </table:table-cell>
          <table:table-cell office:value-type="float" office:value="2394.02188934" calcext:value-type="float">
            <text:p>2394.02188934</text:p>
          </table:table-cell>
          <table:table-cell office:value-type="float" office:value="2423.74888447" calcext:value-type="float">
            <text:p>2423.74888447</text:p>
          </table:table-cell>
          <table:table-cell office:value-type="float" office:value="2461.92609383" calcext:value-type="float">
            <text:p>2461.92609383</text:p>
          </table:table-cell>
          <table:table-cell office:value-type="float" office:value="2481.29519739" calcext:value-type="float">
            <text:p>2481.29519739</text:p>
          </table:table-cell>
          <table:table-cell office:value-type="float" office:value="2506.78343234" calcext:value-type="float">
            <text:p>2506.78343234</text:p>
          </table:table-cell>
          <table:table-cell office:value-type="float" office:value="2583.67625795" calcext:value-type="float">
            <text:p>2583.67625795</text:p>
          </table:table-cell>
          <table:table-cell office:value-type="float" office:value="2635.91464286" calcext:value-type="float">
            <text:p>2635.91464286</text:p>
          </table:table-cell>
          <table:table-cell office:value-type="float" office:value="2637.44891465" calcext:value-type="float">
            <text:p>2637.44891465</text:p>
          </table:table-cell>
          <table:table-cell office:value-type="float" office:value="2658.39713609" calcext:value-type="float">
            <text:p>2658.39713609</text:p>
          </table:table-cell>
          <table:table-cell office:value-type="float" office:value="2663.89323364" calcext:value-type="float">
            <text:p>2663.89323364</text:p>
          </table:table-cell>
          <table:table-cell office:value-type="float" office:value="2711.44711319" calcext:value-type="float">
            <text:p>2711.44711319</text:p>
          </table:table-cell>
          <table:table-cell office:value-type="float" office:value="2769.56825398" calcext:value-type="float">
            <text:p>2769.56825398</text:p>
          </table:table-cell>
          <table:table-cell office:value-type="float" office:value="2782.41261193" calcext:value-type="float">
            <text:p>2782.41261193</text:p>
          </table:table-cell>
          <table:table-cell office:value-type="float" office:value="2783.73653982" calcext:value-type="float">
            <text:p>2783.73653982</text:p>
          </table:table-cell>
          <table:table-cell office:value-type="float" office:value="2822.68679244" calcext:value-type="float">
            <text:p>2822.68679244</text:p>
          </table:table-cell>
          <table:table-cell office:value-type="float" office:value="2833.36408325" calcext:value-type="float">
            <text:p>2833.36408325</text:p>
          </table:table-cell>
          <table:table-cell office:value-type="float" office:value="2916.75263971" calcext:value-type="float">
            <text:p>2916.75263971</text:p>
          </table:table-cell>
          <table:table-cell office:value-type="float" office:value="2994.44485794" calcext:value-type="float">
            <text:p>2994.44485794</text:p>
          </table:table-cell>
          <table:table-cell office:value-type="float" office:value="3017.28355266" calcext:value-type="float">
            <text:p>3017.28355266</text:p>
          </table:table-cell>
          <table:table-cell table:formula="of:=MAX([.B32:.BM32])" office:value-type="float" office:value="3017.28355266" calcext:value-type="float">
            <text:p>3017.28355266</text:p>
          </table:table-cell>
          <table:table-cell table:formula="of:=PERCENTILE([.$B32:.$BM32];0.99)" office:value-type="float" office:value="3002.8951749864" calcext:value-type="float">
            <text:p>3002.8951749864</text:p>
          </table:table-cell>
          <table:table-cell table:formula="of:=PERCENTILE([.B32:.BM32];0.9)" office:value-type="float" office:value="2778.559304545" calcext:value-type="float">
            <text:p>2778.559304545</text:p>
          </table:table-cell>
          <table:table-cell table:formula="of:=PERCENTILE([.B32:.BM32];0.75)" office:value-type="float" office:value="2466.76836972" calcext:value-type="float">
            <text:p>2466.76836972</text:p>
          </table:table-cell>
          <table:table-cell table:formula="of:=PERCENTILE([.A32:.BL32];0.6)" office:value-type="float" office:value="1951.786666312" calcext:value-type="float">
            <text:p>1951.786666312</text:p>
          </table:table-cell>
          <table:table-cell table:formula="of:=PERCENTILE([.B32:.BM32];0.5)" office:value-type="float" office:value="412.560135205" calcext:value-type="float">
            <text:p>412.560135205</text:p>
          </table:table-cell>
          <table:table-cell table:formula="of:=PERCENTILE([.B32:.BM32];0.4)" office:value-type="float" office:value="144.5363278946" calcext:value-type="float">
            <text:p>144.53632789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99496472123" calcext:value-type="float">
            <text:p>1.99496472123</text:p>
          </table:table-cell>
          <table:table-cell office:value-type="float" office:value="1.99790108274" calcext:value-type="float">
            <text:p>1.99790108274</text:p>
          </table:table-cell>
          <table:table-cell office:value-type="float" office:value="1.99855656554" calcext:value-type="float">
            <text:p>1.99855656554</text:p>
          </table:table-cell>
          <table:table-cell office:value-type="float" office:value="2.24002772167" calcext:value-type="float">
            <text:p>2.24002772167</text:p>
          </table:table-cell>
          <table:table-cell office:value-type="float" office:value="3.46157581239" calcext:value-type="float">
            <text:p>3.46157581239</text:p>
          </table:table-cell>
          <table:table-cell office:value-type="float" office:value="4.29537908426" calcext:value-type="float">
            <text:p>4.29537908426</text:p>
          </table:table-cell>
          <table:table-cell office:value-type="float" office:value="4.40022415879" calcext:value-type="float">
            <text:p>4.40022415879</text:p>
          </table:table-cell>
          <table:table-cell office:value-type="float" office:value="4.6664141541" calcext:value-type="float">
            <text:p>4.6664141541</text:p>
          </table:table-cell>
          <table:table-cell office:value-type="float" office:value="4.80147328795" calcext:value-type="float">
            <text:p>4.80147328795</text:p>
          </table:table-cell>
          <table:table-cell office:value-type="float" office:value="5.27230118534" calcext:value-type="float">
            <text:p>5.27230118534</text:p>
          </table:table-cell>
          <table:table-cell office:value-type="float" office:value="5.49542033111" calcext:value-type="float">
            <text:p>5.49542033111</text:p>
          </table:table-cell>
          <table:table-cell office:value-type="float" office:value="5.56439886187" calcext:value-type="float">
            <text:p>5.56439886187</text:p>
          </table:table-cell>
          <table:table-cell office:value-type="float" office:value="6.08511740361" calcext:value-type="float">
            <text:p>6.08511740361</text:p>
          </table:table-cell>
          <table:table-cell office:value-type="float" office:value="6.29749205031" calcext:value-type="float">
            <text:p>6.29749205031</text:p>
          </table:table-cell>
          <table:table-cell office:value-type="float" office:value="7.06718733114" calcext:value-type="float">
            <text:p>7.06718733114</text:p>
          </table:table-cell>
          <table:table-cell office:value-type="float" office:value="8.15710270412" calcext:value-type="float">
            <text:p>8.15710270412</text:p>
          </table:table-cell>
          <table:table-cell office:value-type="float" office:value="8.36578357469" calcext:value-type="float">
            <text:p>8.36578357469</text:p>
          </table:table-cell>
          <table:table-cell office:value-type="float" office:value="8.90316138956" calcext:value-type="float">
            <text:p>8.90316138956</text:p>
          </table:table-cell>
          <table:table-cell office:value-type="float" office:value="8.96760176265" calcext:value-type="float">
            <text:p>8.96760176265</text:p>
          </table:table-cell>
          <table:table-cell office:value-type="float" office:value="10.96115223" calcext:value-type="float">
            <text:p>10.96115223</text:p>
          </table:table-cell>
          <table:table-cell office:value-type="float" office:value="11.7905536684" calcext:value-type="float">
            <text:p>11.7905536684</text:p>
          </table:table-cell>
          <table:table-cell office:value-type="float" office:value="12.0506255557" calcext:value-type="float">
            <text:p>12.0506255557</text:p>
          </table:table-cell>
          <table:table-cell office:value-type="float" office:value="12.3607378376" calcext:value-type="float">
            <text:p>12.3607378376</text:p>
          </table:table-cell>
          <table:table-cell office:value-type="float" office:value="17.1329913041" calcext:value-type="float">
            <text:p>17.1329913041</text:p>
          </table:table-cell>
          <table:table-cell office:value-type="float" office:value="18.4897476821" calcext:value-type="float">
            <text:p>18.4897476821</text:p>
          </table:table-cell>
          <table:table-cell office:value-type="float" office:value="19.3635034466" calcext:value-type="float">
            <text:p>19.3635034466</text:p>
          </table:table-cell>
          <table:table-cell office:value-type="float" office:value="20.8638497307" calcext:value-type="float">
            <text:p>20.8638497307</text:p>
          </table:table-cell>
          <table:table-cell office:value-type="float" office:value="24.6527082989" calcext:value-type="float">
            <text:p>24.6527082989</text:p>
          </table:table-cell>
          <table:table-cell office:value-type="float" office:value="30.0680118527" calcext:value-type="float">
            <text:p>30.0680118527</text:p>
          </table:table-cell>
          <table:table-cell office:value-type="float" office:value="34.7210207026" calcext:value-type="float">
            <text:p>34.7210207026</text:p>
          </table:table-cell>
          <table:table-cell office:value-type="float" office:value="54.5781121671" calcext:value-type="float">
            <text:p>54.5781121671</text:p>
          </table:table-cell>
          <table:table-cell office:value-type="float" office:value="59.452740777" calcext:value-type="float">
            <text:p>59.452740777</text:p>
          </table:table-cell>
          <table:table-cell office:value-type="float" office:value="61.7531852836" calcext:value-type="float">
            <text:p>61.7531852836</text:p>
          </table:table-cell>
          <table:table-cell office:value-type="float" office:value="64.1208714258" calcext:value-type="float">
            <text:p>64.1208714258</text:p>
          </table:table-cell>
          <table:table-cell office:value-type="float" office:value="74.1987059776" calcext:value-type="float">
            <text:p>74.1987059776</text:p>
          </table:table-cell>
          <table:table-cell office:value-type="float" office:value="90.3099504197" calcext:value-type="float">
            <text:p>90.3099504197</text:p>
          </table:table-cell>
          <table:table-cell office:value-type="float" office:value="112.235194482" calcext:value-type="float">
            <text:p>112.235194482</text:p>
          </table:table-cell>
          <table:table-cell office:value-type="float" office:value="330.990192368" calcext:value-type="float">
            <text:p>330.990192368</text:p>
          </table:table-cell>
          <table:table-cell office:value-type="float" office:value="911.866561327" calcext:value-type="float">
            <text:p>911.866561327</text:p>
          </table:table-cell>
          <table:table-cell office:value-type="float" office:value="1217.1914771" calcext:value-type="float">
            <text:p>1217.1914771</text:p>
          </table:table-cell>
          <table:table-cell office:value-type="float" office:value="2246.95729331" calcext:value-type="float">
            <text:p>2246.95729331</text:p>
          </table:table-cell>
          <table:table-cell office:value-type="float" office:value="2304.32924272" calcext:value-type="float">
            <text:p>2304.32924272</text:p>
          </table:table-cell>
          <table:table-cell office:value-type="float" office:value="2347.56118942" calcext:value-type="float">
            <text:p>2347.56118942</text:p>
          </table:table-cell>
          <table:table-cell office:value-type="float" office:value="2363.75563175" calcext:value-type="float">
            <text:p>2363.75563175</text:p>
          </table:table-cell>
          <table:table-cell office:value-type="float" office:value="2375.26156079" calcext:value-type="float">
            <text:p>2375.26156079</text:p>
          </table:table-cell>
          <table:table-cell office:value-type="float" office:value="2466.77107966" calcext:value-type="float">
            <text:p>2466.77107966</text:p>
          </table:table-cell>
          <table:table-cell office:value-type="float" office:value="2532.19720779" calcext:value-type="float">
            <text:p>2532.19720779</text:p>
          </table:table-cell>
          <table:table-cell office:value-type="float" office:value="2538.51766255" calcext:value-type="float">
            <text:p>2538.51766255</text:p>
          </table:table-cell>
          <table:table-cell office:value-type="float" office:value="2543.43007472" calcext:value-type="float">
            <text:p>2543.43007472</text:p>
          </table:table-cell>
          <table:table-cell office:value-type="float" office:value="2567.97703766" calcext:value-type="float">
            <text:p>2567.97703766</text:p>
          </table:table-cell>
          <table:table-cell office:value-type="float" office:value="2578.88565974" calcext:value-type="float">
            <text:p>2578.88565974</text:p>
          </table:table-cell>
          <table:table-cell office:value-type="float" office:value="2619.19439314" calcext:value-type="float">
            <text:p>2619.19439314</text:p>
          </table:table-cell>
          <table:table-cell office:value-type="float" office:value="2629.40748118" calcext:value-type="float">
            <text:p>2629.40748118</text:p>
          </table:table-cell>
          <table:table-cell office:value-type="float" office:value="2683.40274182" calcext:value-type="float">
            <text:p>2683.40274182</text:p>
          </table:table-cell>
          <table:table-cell office:value-type="float" office:value="2689.54027782" calcext:value-type="float">
            <text:p>2689.54027782</text:p>
          </table:table-cell>
          <table:table-cell office:value-type="float" office:value="2712.28591382" calcext:value-type="float">
            <text:p>2712.28591382</text:p>
          </table:table-cell>
          <table:table-cell office:value-type="float" office:value="2746.11904197" calcext:value-type="float">
            <text:p>2746.11904197</text:p>
          </table:table-cell>
          <table:table-cell office:value-type="float" office:value="2763.51944464" calcext:value-type="float">
            <text:p>2763.51944464</text:p>
          </table:table-cell>
          <table:table-cell office:value-type="float" office:value="2770.28944732" calcext:value-type="float">
            <text:p>2770.28944732</text:p>
          </table:table-cell>
          <table:table-cell office:value-type="float" office:value="2779.13847484" calcext:value-type="float">
            <text:p>2779.13847484</text:p>
          </table:table-cell>
          <table:table-cell office:value-type="float" office:value="2798.10887091" calcext:value-type="float">
            <text:p>2798.10887091</text:p>
          </table:table-cell>
          <table:table-cell office:value-type="float" office:value="2873.05019625" calcext:value-type="float">
            <text:p>2873.05019625</text:p>
          </table:table-cell>
          <table:table-cell office:value-type="float" office:value="2876.5964854" calcext:value-type="float">
            <text:p>2876.5964854</text:p>
          </table:table-cell>
          <table:table-cell office:value-type="float" office:value="2918.25650076" calcext:value-type="float">
            <text:p>2918.25650076</text:p>
          </table:table-cell>
          <table:table-cell table:formula="of:=MAX([.B33:.BM33])" office:value-type="float" office:value="2918.25650076" calcext:value-type="float">
            <text:p>2918.25650076</text:p>
          </table:table-cell>
          <table:table-cell table:formula="of:=PERCENTILE([.$B33:.$BM33];0.99)" office:value-type="float" office:value="2892.0106910832" calcext:value-type="float">
            <text:p>2892.0106910832</text:p>
          </table:table-cell>
          <table:table-cell table:formula="of:=PERCENTILE([.B33:.BM33];0.9)" office:value-type="float" office:value="2758.299323839" calcext:value-type="float">
            <text:p>2758.299323839</text:p>
          </table:table-cell>
          <table:table-cell table:formula="of:=PERCENTILE([.B33:.BM33];0.75)" office:value-type="float" office:value="2539.7457655925" calcext:value-type="float">
            <text:p>2539.7457655925</text:p>
          </table:table-cell>
          <table:table-cell table:formula="of:=PERCENTILE([.A33:.BL33];0.6)" office:value-type="float" office:value="287.239192790801" calcext:value-type="float">
            <text:p>287.239192790801</text:p>
          </table:table-cell>
          <table:table-cell table:formula="of:=PERCENTILE([.B33:.BM33];0.5)" office:value-type="float" office:value="60.6029630303" calcext:value-type="float">
            <text:p>60.6029630303</text:p>
          </table:table-cell>
          <table:table-cell table:formula="of:=PERCENTILE([.B33:.BM33];0.4)" office:value-type="float" office:value="19.66357270342" calcext:value-type="float">
            <text:p>19.663572703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99667935815" calcext:value-type="float">
            <text:p>1.99667935815</text:p>
          </table:table-cell>
          <table:table-cell office:value-type="float" office:value="1.9984168667" calcext:value-type="float">
            <text:p>1.9984168667</text:p>
          </table:table-cell>
          <table:table-cell office:value-type="float" office:value="1.99892403568" calcext:value-type="float">
            <text:p>1.99892403568</text:p>
          </table:table-cell>
          <table:table-cell office:value-type="float" office:value="6.07384677043" calcext:value-type="float">
            <text:p>6.07384677043</text:p>
          </table:table-cell>
          <table:table-cell office:value-type="float" office:value="6.67697604899" calcext:value-type="float">
            <text:p>6.67697604899</text:p>
          </table:table-cell>
          <table:table-cell office:value-type="float" office:value="14.6390245005" calcext:value-type="float">
            <text:p>14.6390245005</text:p>
          </table:table-cell>
          <table:table-cell office:value-type="float" office:value="14.8261359696" calcext:value-type="float">
            <text:p>14.8261359696</text:p>
          </table:table-cell>
          <table:table-cell office:value-type="float" office:value="15.9811626315" calcext:value-type="float">
            <text:p>15.9811626315</text:p>
          </table:table-cell>
          <table:table-cell office:value-type="float" office:value="16.7692289672" calcext:value-type="float">
            <text:p>16.7692289672</text:p>
          </table:table-cell>
          <table:table-cell office:value-type="float" office:value="17.0053017424" calcext:value-type="float">
            <text:p>17.0053017424</text:p>
          </table:table-cell>
          <table:table-cell office:value-type="float" office:value="19.198529631" calcext:value-type="float">
            <text:p>19.198529631</text:p>
          </table:table-cell>
          <table:table-cell office:value-type="float" office:value="21.1496228154" calcext:value-type="float">
            <text:p>21.1496228154</text:p>
          </table:table-cell>
          <table:table-cell office:value-type="float" office:value="23.536244107" calcext:value-type="float">
            <text:p>23.536244107</text:p>
          </table:table-cell>
          <table:table-cell office:value-type="float" office:value="24.8392657157" calcext:value-type="float">
            <text:p>24.8392657157</text:p>
          </table:table-cell>
          <table:table-cell office:value-type="float" office:value="25.0323873889" calcext:value-type="float">
            <text:p>25.0323873889</text:p>
          </table:table-cell>
          <table:table-cell office:value-type="float" office:value="32.6971458099" calcext:value-type="float">
            <text:p>32.6971458099</text:p>
          </table:table-cell>
          <table:table-cell office:value-type="float" office:value="34.0287137952" calcext:value-type="float">
            <text:p>34.0287137952</text:p>
          </table:table-cell>
          <table:table-cell office:value-type="float" office:value="45.6947500065" calcext:value-type="float">
            <text:p>45.6947500065</text:p>
          </table:table-cell>
          <table:table-cell office:value-type="float" office:value="55.9846253743" calcext:value-type="float">
            <text:p>55.9846253743</text:p>
          </table:table-cell>
          <table:table-cell office:value-type="float" office:value="57.410716244" calcext:value-type="float">
            <text:p>57.410716244</text:p>
          </table:table-cell>
          <table:table-cell office:value-type="float" office:value="61.4403173428" calcext:value-type="float">
            <text:p>61.4403173428</text:p>
          </table:table-cell>
          <table:table-cell office:value-type="float" office:value="65.7742107079" calcext:value-type="float">
            <text:p>65.7742107079</text:p>
          </table:table-cell>
          <table:table-cell office:value-type="float" office:value="74.2466886081" calcext:value-type="float">
            <text:p>74.2466886081</text:p>
          </table:table-cell>
          <table:table-cell office:value-type="float" office:value="78.7186484901" calcext:value-type="float">
            <text:p>78.7186484901</text:p>
          </table:table-cell>
          <table:table-cell office:value-type="float" office:value="101.208274265" calcext:value-type="float">
            <text:p>101.208274265</text:p>
          </table:table-cell>
          <table:table-cell office:value-type="float" office:value="222.50557944" calcext:value-type="float">
            <text:p>222.50557944</text:p>
          </table:table-cell>
          <table:table-cell office:value-type="float" office:value="767.005269053" calcext:value-type="float">
            <text:p>767.005269053</text:p>
          </table:table-cell>
          <table:table-cell office:value-type="float" office:value="1790.37349311" calcext:value-type="float">
            <text:p>1790.37349311</text:p>
          </table:table-cell>
          <table:table-cell office:value-type="float" office:value="1982.23493931" calcext:value-type="float">
            <text:p>1982.23493931</text:p>
          </table:table-cell>
          <table:table-cell office:value-type="float" office:value="2063.05819781" calcext:value-type="float">
            <text:p>2063.05819781</text:p>
          </table:table-cell>
          <table:table-cell office:value-type="float" office:value="2179.51095082" calcext:value-type="float">
            <text:p>2179.51095082</text:p>
          </table:table-cell>
          <table:table-cell office:value-type="float" office:value="2217.78813708" calcext:value-type="float">
            <text:p>2217.78813708</text:p>
          </table:table-cell>
          <table:table-cell office:value-type="float" office:value="2236.52888709" calcext:value-type="float">
            <text:p>2236.52888709</text:p>
          </table:table-cell>
          <table:table-cell office:value-type="float" office:value="2249.33958538" calcext:value-type="float">
            <text:p>2249.33958538</text:p>
          </table:table-cell>
          <table:table-cell office:value-type="float" office:value="2283.51516873" calcext:value-type="float">
            <text:p>2283.51516873</text:p>
          </table:table-cell>
          <table:table-cell office:value-type="float" office:value="2359.65808814" calcext:value-type="float">
            <text:p>2359.65808814</text:p>
          </table:table-cell>
          <table:table-cell office:value-type="float" office:value="2422.07723406" calcext:value-type="float">
            <text:p>2422.07723406</text:p>
          </table:table-cell>
          <table:table-cell office:value-type="float" office:value="2454.02157766" calcext:value-type="float">
            <text:p>2454.02157766</text:p>
          </table:table-cell>
          <table:table-cell office:value-type="float" office:value="2459.01297216" calcext:value-type="float">
            <text:p>2459.01297216</text:p>
          </table:table-cell>
          <table:table-cell office:value-type="float" office:value="2484.21999486" calcext:value-type="float">
            <text:p>2484.21999486</text:p>
          </table:table-cell>
          <table:table-cell office:value-type="float" office:value="2501.89728029" calcext:value-type="float">
            <text:p>2501.89728029</text:p>
          </table:table-cell>
          <table:table-cell office:value-type="float" office:value="2502.86969329" calcext:value-type="float">
            <text:p>2502.86969329</text:p>
          </table:table-cell>
          <table:table-cell office:value-type="float" office:value="2511.65673123" calcext:value-type="float">
            <text:p>2511.65673123</text:p>
          </table:table-cell>
          <table:table-cell office:value-type="float" office:value="2533.26544485" calcext:value-type="float">
            <text:p>2533.26544485</text:p>
          </table:table-cell>
          <table:table-cell office:value-type="float" office:value="2547.63473757" calcext:value-type="float">
            <text:p>2547.63473757</text:p>
          </table:table-cell>
          <table:table-cell office:value-type="float" office:value="2563.44132423" calcext:value-type="float">
            <text:p>2563.44132423</text:p>
          </table:table-cell>
          <table:table-cell office:value-type="float" office:value="2576.12718666" calcext:value-type="float">
            <text:p>2576.12718666</text:p>
          </table:table-cell>
          <table:table-cell office:value-type="float" office:value="2578.27755796" calcext:value-type="float">
            <text:p>2578.27755796</text:p>
          </table:table-cell>
          <table:table-cell office:value-type="float" office:value="2585.34491174" calcext:value-type="float">
            <text:p>2585.34491174</text:p>
          </table:table-cell>
          <table:table-cell office:value-type="float" office:value="2604.22081971" calcext:value-type="float">
            <text:p>2604.22081971</text:p>
          </table:table-cell>
          <table:table-cell office:value-type="float" office:value="2626.60830465" calcext:value-type="float">
            <text:p>2626.60830465</text:p>
          </table:table-cell>
          <table:table-cell office:value-type="float" office:value="2696.48552606" calcext:value-type="float">
            <text:p>2696.48552606</text:p>
          </table:table-cell>
          <table:table-cell office:value-type="float" office:value="2718.16423886" calcext:value-type="float">
            <text:p>2718.16423886</text:p>
          </table:table-cell>
          <table:table-cell office:value-type="float" office:value="2733.03547571" calcext:value-type="float">
            <text:p>2733.03547571</text:p>
          </table:table-cell>
          <table:table-cell office:value-type="float" office:value="2734.32209893" calcext:value-type="float">
            <text:p>2734.32209893</text:p>
          </table:table-cell>
          <table:table-cell office:value-type="float" office:value="2751.74848933" calcext:value-type="float">
            <text:p>2751.74848933</text:p>
          </table:table-cell>
          <table:table-cell office:value-type="float" office:value="2755.33877404" calcext:value-type="float">
            <text:p>2755.33877404</text:p>
          </table:table-cell>
          <table:table-cell office:value-type="float" office:value="2808.40413122" calcext:value-type="float">
            <text:p>2808.40413122</text:p>
          </table:table-cell>
          <table:table-cell office:value-type="float" office:value="2840.20259317" calcext:value-type="float">
            <text:p>2840.20259317</text:p>
          </table:table-cell>
          <table:table-cell office:value-type="float" office:value="2856.743317" calcext:value-type="float">
            <text:p>2856.743317</text:p>
          </table:table-cell>
          <table:table-cell office:value-type="float" office:value="2895.54875858" calcext:value-type="float">
            <text:p>2895.54875858</text:p>
          </table:table-cell>
          <table:table-cell office:value-type="float" office:value="2910.76567905" calcext:value-type="float">
            <text:p>2910.76567905</text:p>
          </table:table-cell>
          <table:table-cell office:value-type="float" office:value="2921.07187866" calcext:value-type="float">
            <text:p>2921.07187866</text:p>
          </table:table-cell>
          <table:table-cell office:value-type="float" office:value="2925.56146492" calcext:value-type="float">
            <text:p>2925.56146492</text:p>
          </table:table-cell>
          <table:table-cell table:formula="of:=MAX([.B34:.BM34])" office:value-type="float" office:value="2925.56146492" calcext:value-type="float">
            <text:p>2925.56146492</text:p>
          </table:table-cell>
          <table:table-cell table:formula="of:=PERCENTILE([.$B34:.$BM34];0.99)" office:value-type="float" office:value="2922.7330255762" calcext:value-type="float">
            <text:p>2922.7330255762</text:p>
          </table:table-cell>
          <table:table-cell table:formula="of:=PERCENTILE([.B34:.BM34];0.9)" office:value-type="float" office:value="2792.484524066" calcext:value-type="float">
            <text:p>2792.484524066</text:p>
          </table:table-cell>
          <table:table-cell table:formula="of:=PERCENTILE([.B34:.BM34];0.75)" office:value-type="float" office:value="2580.044396405" calcext:value-type="float">
            <text:p>2580.044396405</text:p>
          </table:table-cell>
          <table:table-cell table:formula="of:=PERCENTILE([.A34:.BL34];0.6)" office:value-type="float" office:value="2447.63270894" calcext:value-type="float">
            <text:p>2447.63270894</text:p>
          </table:table-cell>
          <table:table-cell table:formula="of:=PERCENTILE([.B34:.BM34];0.5)" office:value-type="float" office:value="2227.158512085" calcext:value-type="float">
            <text:p>2227.158512085</text:p>
          </table:table-cell>
          <table:table-cell table:formula="of:=PERCENTILE([.B34:.BM34];0.4)" office:value-type="float" office:value="331.405517362601" calcext:value-type="float">
            <text:p>331.4055173626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98914662925" calcext:value-type="float">
            <text:p>1.98914662925</text:p>
          </table:table-cell>
          <table:table-cell office:value-type="float" office:value="1.99467426186" calcext:value-type="float">
            <text:p>1.99467426186</text:p>
          </table:table-cell>
          <table:table-cell office:value-type="float" office:value="1.9958700621" calcext:value-type="float">
            <text:p>1.9958700621</text:p>
          </table:table-cell>
          <table:table-cell office:value-type="float" office:value="1.99594944791" calcext:value-type="float">
            <text:p>1.99594944791</text:p>
          </table:table-cell>
          <table:table-cell office:value-type="float" office:value="1.99845357272" calcext:value-type="float">
            <text:p>1.99845357272</text:p>
          </table:table-cell>
          <table:table-cell office:value-type="float" office:value="4.85584494317" calcext:value-type="float">
            <text:p>4.85584494317</text:p>
          </table:table-cell>
          <table:table-cell office:value-type="float" office:value="5.12801176064" calcext:value-type="float">
            <text:p>5.12801176064</text:p>
          </table:table-cell>
          <table:table-cell office:value-type="float" office:value="6.20572867897" calcext:value-type="float">
            <text:p>6.20572867897</text:p>
          </table:table-cell>
          <table:table-cell office:value-type="float" office:value="6.77162722015" calcext:value-type="float">
            <text:p>6.77162722015</text:p>
          </table:table-cell>
          <table:table-cell office:value-type="float" office:value="7.59392268879" calcext:value-type="float">
            <text:p>7.59392268879</text:p>
          </table:table-cell>
          <table:table-cell office:value-type="float" office:value="9.06698850312" calcext:value-type="float">
            <text:p>9.06698850312</text:p>
          </table:table-cell>
          <table:table-cell office:value-type="float" office:value="9.67453801761" calcext:value-type="float">
            <text:p>9.67453801761</text:p>
          </table:table-cell>
          <table:table-cell office:value-type="float" office:value="9.79319564433" calcext:value-type="float">
            <text:p>9.79319564433</text:p>
          </table:table-cell>
          <table:table-cell office:value-type="float" office:value="13.1635002446" calcext:value-type="float">
            <text:p>13.1635002446</text:p>
          </table:table-cell>
          <table:table-cell office:value-type="float" office:value="14.5534743189" calcext:value-type="float">
            <text:p>14.5534743189</text:p>
          </table:table-cell>
          <table:table-cell office:value-type="float" office:value="14.7375747029" calcext:value-type="float">
            <text:p>14.7375747029</text:p>
          </table:table-cell>
          <table:table-cell office:value-type="float" office:value="15.1698166774" calcext:value-type="float">
            <text:p>15.1698166774</text:p>
          </table:table-cell>
          <table:table-cell office:value-type="float" office:value="16.2748419959" calcext:value-type="float">
            <text:p>16.2748419959</text:p>
          </table:table-cell>
          <table:table-cell office:value-type="float" office:value="16.5447807973" calcext:value-type="float">
            <text:p>16.5447807973</text:p>
          </table:table-cell>
          <table:table-cell office:value-type="float" office:value="18.0104524592" calcext:value-type="float">
            <text:p>18.0104524592</text:p>
          </table:table-cell>
          <table:table-cell office:value-type="float" office:value="21.4670467925" calcext:value-type="float">
            <text:p>21.4670467925</text:p>
          </table:table-cell>
          <table:table-cell office:value-type="float" office:value="25.5116843386" calcext:value-type="float">
            <text:p>25.5116843386</text:p>
          </table:table-cell>
          <table:table-cell office:value-type="float" office:value="26.5419498183" calcext:value-type="float">
            <text:p>26.5419498183</text:p>
          </table:table-cell>
          <table:table-cell office:value-type="float" office:value="28.2494502312" calcext:value-type="float">
            <text:p>28.2494502312</text:p>
          </table:table-cell>
          <table:table-cell office:value-type="float" office:value="30.8811870907" calcext:value-type="float">
            <text:p>30.8811870907</text:p>
          </table:table-cell>
          <table:table-cell office:value-type="float" office:value="32.987730064" calcext:value-type="float">
            <text:p>32.987730064</text:p>
          </table:table-cell>
          <table:table-cell office:value-type="float" office:value="33.030951555" calcext:value-type="float">
            <text:p>33.030951555</text:p>
          </table:table-cell>
          <table:table-cell office:value-type="float" office:value="33.0452130229" calcext:value-type="float">
            <text:p>33.0452130229</text:p>
          </table:table-cell>
          <table:table-cell office:value-type="float" office:value="36.9220056149" calcext:value-type="float">
            <text:p>36.9220056149</text:p>
          </table:table-cell>
          <table:table-cell office:value-type="float" office:value="44.8451652393" calcext:value-type="float">
            <text:p>44.8451652393</text:p>
          </table:table-cell>
          <table:table-cell office:value-type="float" office:value="47.1248000181" calcext:value-type="float">
            <text:p>47.1248000181</text:p>
          </table:table-cell>
          <table:table-cell office:value-type="float" office:value="47.3238037406" calcext:value-type="float">
            <text:p>47.3238037406</text:p>
          </table:table-cell>
          <table:table-cell office:value-type="float" office:value="49.1968517596" calcext:value-type="float">
            <text:p>49.1968517596</text:p>
          </table:table-cell>
          <table:table-cell office:value-type="float" office:value="57.3752201862" calcext:value-type="float">
            <text:p>57.3752201862</text:p>
          </table:table-cell>
          <table:table-cell office:value-type="float" office:value="61.3136191119" calcext:value-type="float">
            <text:p>61.3136191119</text:p>
          </table:table-cell>
          <table:table-cell office:value-type="float" office:value="106.424683215" calcext:value-type="float">
            <text:p>106.424683215</text:p>
          </table:table-cell>
          <table:table-cell office:value-type="float" office:value="107.817719791" calcext:value-type="float">
            <text:p>107.817719791</text:p>
          </table:table-cell>
          <table:table-cell office:value-type="float" office:value="324.673630056" calcext:value-type="float">
            <text:p>324.673630056</text:p>
          </table:table-cell>
          <table:table-cell office:value-type="float" office:value="1712.54940426" calcext:value-type="float">
            <text:p>1712.54940426</text:p>
          </table:table-cell>
          <table:table-cell office:value-type="float" office:value="2081.67077905" calcext:value-type="float">
            <text:p>2081.67077905</text:p>
          </table:table-cell>
          <table:table-cell office:value-type="float" office:value="2151.64802636" calcext:value-type="float">
            <text:p>2151.64802636</text:p>
          </table:table-cell>
          <table:table-cell office:value-type="float" office:value="2153.97377968" calcext:value-type="float">
            <text:p>2153.97377968</text:p>
          </table:table-cell>
          <table:table-cell office:value-type="float" office:value="2168.05336437" calcext:value-type="float">
            <text:p>2168.05336437</text:p>
          </table:table-cell>
          <table:table-cell office:value-type="float" office:value="2332.95514649" calcext:value-type="float">
            <text:p>2332.95514649</text:p>
          </table:table-cell>
          <table:table-cell office:value-type="float" office:value="2392.39446948" calcext:value-type="float">
            <text:p>2392.39446948</text:p>
          </table:table-cell>
          <table:table-cell office:value-type="float" office:value="2397.8015563" calcext:value-type="float">
            <text:p>2397.8015563</text:p>
          </table:table-cell>
          <table:table-cell office:value-type="float" office:value="2409.11306702" calcext:value-type="float">
            <text:p>2409.11306702</text:p>
          </table:table-cell>
          <table:table-cell office:value-type="float" office:value="2491.91531934" calcext:value-type="float">
            <text:p>2491.91531934</text:p>
          </table:table-cell>
          <table:table-cell office:value-type="float" office:value="2499.83022751" calcext:value-type="float">
            <text:p>2499.83022751</text:p>
          </table:table-cell>
          <table:table-cell office:value-type="float" office:value="2567.62554618" calcext:value-type="float">
            <text:p>2567.62554618</text:p>
          </table:table-cell>
          <table:table-cell office:value-type="float" office:value="2651.90348512" calcext:value-type="float">
            <text:p>2651.90348512</text:p>
          </table:table-cell>
          <table:table-cell office:value-type="float" office:value="2652.05716451" calcext:value-type="float">
            <text:p>2652.05716451</text:p>
          </table:table-cell>
          <table:table-cell office:value-type="float" office:value="2661.15502911" calcext:value-type="float">
            <text:p>2661.15502911</text:p>
          </table:table-cell>
          <table:table-cell office:value-type="float" office:value="2686.03095933" calcext:value-type="float">
            <text:p>2686.03095933</text:p>
          </table:table-cell>
          <table:table-cell office:value-type="float" office:value="2686.80361874" calcext:value-type="float">
            <text:p>2686.80361874</text:p>
          </table:table-cell>
          <table:table-cell office:value-type="float" office:value="2691.83642343" calcext:value-type="float">
            <text:p>2691.83642343</text:p>
          </table:table-cell>
          <table:table-cell office:value-type="float" office:value="2707.23157552" calcext:value-type="float">
            <text:p>2707.23157552</text:p>
          </table:table-cell>
          <table:table-cell office:value-type="float" office:value="2737.42772833" calcext:value-type="float">
            <text:p>2737.42772833</text:p>
          </table:table-cell>
          <table:table-cell office:value-type="float" office:value="2749.90636591" calcext:value-type="float">
            <text:p>2749.90636591</text:p>
          </table:table-cell>
          <table:table-cell office:value-type="float" office:value="2770.16027881" calcext:value-type="float">
            <text:p>2770.16027881</text:p>
          </table:table-cell>
          <table:table-cell office:value-type="float" office:value="2813.22340239" calcext:value-type="float">
            <text:p>2813.22340239</text:p>
          </table:table-cell>
          <table:table-cell office:value-type="float" office:value="2813.58491852" calcext:value-type="float">
            <text:p>2813.58491852</text:p>
          </table:table-cell>
          <table:table-cell office:value-type="float" office:value="2840.15469328" calcext:value-type="float">
            <text:p>2840.15469328</text:p>
          </table:table-cell>
          <table:table-cell office:value-type="float" office:value="3020.55298992" calcext:value-type="float">
            <text:p>3020.55298992</text:p>
          </table:table-cell>
          <table:table-cell table:formula="of:=MAX([.B35:.BM35])" office:value-type="float" office:value="3020.55298992" calcext:value-type="float">
            <text:p>3020.55298992</text:p>
          </table:table-cell>
          <table:table-cell table:formula="of:=PERCENTILE([.$B35:.$BM35];0.99)" office:value-type="float" office:value="2906.9020630368" calcext:value-type="float">
            <text:p>2906.9020630368</text:p>
          </table:table-cell>
          <table:table-cell table:formula="of:=PERCENTILE([.B35:.BM35];0.9)" office:value-type="float" office:value="2728.368882487" calcext:value-type="float">
            <text:p>2728.368882487</text:p>
          </table:table-cell>
          <table:table-cell table:formula="of:=PERCENTILE([.B35:.BM35];0.75)" office:value-type="float" office:value="2493.8940463825" calcext:value-type="float">
            <text:p>2493.8940463825</text:p>
          </table:table-cell>
          <table:table-cell table:formula="of:=PERCENTILE([.A35:.BL35];0.6)" office:value-type="float" office:value="281.302448003001" calcext:value-type="float">
            <text:p>281.302448003001</text:p>
          </table:table-cell>
          <table:table-cell table:formula="of:=PERCENTILE([.B35:.BM35];0.5)" office:value-type="float" office:value="48.2603277501" calcext:value-type="float">
            <text:p>48.2603277501</text:p>
          </table:table-cell>
          <table:table-cell table:formula="of:=PERCENTILE([.B35:.BM35];0.4)" office:value-type="float" office:value="32.9963743622" calcext:value-type="float">
            <text:p>32.99637436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99616199137" calcext:value-type="float">
            <text:p>1.99616199137</text:p>
          </table:table-cell>
          <table:table-cell office:value-type="float" office:value="1.99716566963" calcext:value-type="float">
            <text:p>1.99716566963</text:p>
          </table:table-cell>
          <table:table-cell office:value-type="float" office:value="2.78621755255" calcext:value-type="float">
            <text:p>2.78621755255</text:p>
          </table:table-cell>
          <table:table-cell office:value-type="float" office:value="5.21154022299" calcext:value-type="float">
            <text:p>5.21154022299</text:p>
          </table:table-cell>
          <table:table-cell office:value-type="float" office:value="5.30826238044" calcext:value-type="float">
            <text:p>5.30826238044</text:p>
          </table:table-cell>
          <table:table-cell office:value-type="float" office:value="5.4439579135" calcext:value-type="float">
            <text:p>5.4439579135</text:p>
          </table:table-cell>
          <table:table-cell office:value-type="float" office:value="5.47788782516" calcext:value-type="float">
            <text:p>5.47788782516</text:p>
          </table:table-cell>
          <table:table-cell office:value-type="float" office:value="6.23367418293" calcext:value-type="float">
            <text:p>6.23367418293</text:p>
          </table:table-cell>
          <table:table-cell office:value-type="float" office:value="7.54270627306" calcext:value-type="float">
            <text:p>7.54270627306</text:p>
          </table:table-cell>
          <table:table-cell office:value-type="float" office:value="9.91611952821" calcext:value-type="float">
            <text:p>9.91611952821</text:p>
          </table:table-cell>
          <table:table-cell office:value-type="float" office:value="10.3956106817" calcext:value-type="float">
            <text:p>10.3956106817</text:p>
          </table:table-cell>
          <table:table-cell office:value-type="float" office:value="11.3035471586" calcext:value-type="float">
            <text:p>11.3035471586</text:p>
          </table:table-cell>
          <table:table-cell office:value-type="float" office:value="11.4636885941" calcext:value-type="float">
            <text:p>11.4636885941</text:p>
          </table:table-cell>
          <table:table-cell office:value-type="float" office:value="11.6997998975" calcext:value-type="float">
            <text:p>11.6997998975</text:p>
          </table:table-cell>
          <table:table-cell office:value-type="float" office:value="12.4854950394" calcext:value-type="float">
            <text:p>12.4854950394</text:p>
          </table:table-cell>
          <table:table-cell office:value-type="float" office:value="13.8663380005" calcext:value-type="float">
            <text:p>13.8663380005</text:p>
          </table:table-cell>
          <table:table-cell office:value-type="float" office:value="16.0015323363" calcext:value-type="float">
            <text:p>16.0015323363</text:p>
          </table:table-cell>
          <table:table-cell office:value-type="float" office:value="16.6167494096" calcext:value-type="float">
            <text:p>16.6167494096</text:p>
          </table:table-cell>
          <table:table-cell office:value-type="float" office:value="19.6021636906" calcext:value-type="float">
            <text:p>19.6021636906</text:p>
          </table:table-cell>
          <table:table-cell office:value-type="float" office:value="20.5480046957" calcext:value-type="float">
            <text:p>20.5480046957</text:p>
          </table:table-cell>
          <table:table-cell office:value-type="float" office:value="20.6247014371" calcext:value-type="float">
            <text:p>20.6247014371</text:p>
          </table:table-cell>
          <table:table-cell office:value-type="float" office:value="24.715696596" calcext:value-type="float">
            <text:p>24.715696596</text:p>
          </table:table-cell>
          <table:table-cell office:value-type="float" office:value="25.7791969483" calcext:value-type="float">
            <text:p>25.7791969483</text:p>
          </table:table-cell>
          <table:table-cell office:value-type="float" office:value="42.834638872" calcext:value-type="float">
            <text:p>42.834638872</text:p>
          </table:table-cell>
          <table:table-cell office:value-type="float" office:value="49.1221420048" calcext:value-type="float">
            <text:p>49.1221420048</text:p>
          </table:table-cell>
          <table:table-cell office:value-type="float" office:value="49.1465905565" calcext:value-type="float">
            <text:p>49.1465905565</text:p>
          </table:table-cell>
          <table:table-cell office:value-type="float" office:value="82.4085364418" calcext:value-type="float">
            <text:p>82.4085364418</text:p>
          </table:table-cell>
          <table:table-cell office:value-type="float" office:value="118.031601114" calcext:value-type="float">
            <text:p>118.031601114</text:p>
          </table:table-cell>
          <table:table-cell office:value-type="float" office:value="132.51441757" calcext:value-type="float">
            <text:p>132.51441757</text:p>
          </table:table-cell>
          <table:table-cell office:value-type="float" office:value="217.609095255" calcext:value-type="float">
            <text:p>217.609095255</text:p>
          </table:table-cell>
          <table:table-cell office:value-type="float" office:value="571.952038174" calcext:value-type="float">
            <text:p>571.952038174</text:p>
          </table:table-cell>
          <table:table-cell office:value-type="float" office:value="659.426010291" calcext:value-type="float">
            <text:p>659.426010291</text:p>
          </table:table-cell>
          <table:table-cell office:value-type="float" office:value="836.451489345" calcext:value-type="float">
            <text:p>836.451489345</text:p>
          </table:table-cell>
          <table:table-cell office:value-type="float" office:value="1646.08964073" calcext:value-type="float">
            <text:p>1646.08964073</text:p>
          </table:table-cell>
          <table:table-cell office:value-type="float" office:value="2016.67790652" calcext:value-type="float">
            <text:p>2016.67790652</text:p>
          </table:table-cell>
          <table:table-cell office:value-type="float" office:value="2183.0041568" calcext:value-type="float">
            <text:p>2183.0041568</text:p>
          </table:table-cell>
          <table:table-cell office:value-type="float" office:value="2208.67592757" calcext:value-type="float">
            <text:p>2208.67592757</text:p>
          </table:table-cell>
          <table:table-cell office:value-type="float" office:value="2304.92050673" calcext:value-type="float">
            <text:p>2304.92050673</text:p>
          </table:table-cell>
          <table:table-cell office:value-type="float" office:value="2323.16245704" calcext:value-type="float">
            <text:p>2323.16245704</text:p>
          </table:table-cell>
          <table:table-cell office:value-type="float" office:value="2330.35069036" calcext:value-type="float">
            <text:p>2330.35069036</text:p>
          </table:table-cell>
          <table:table-cell office:value-type="float" office:value="2370.52790399" calcext:value-type="float">
            <text:p>2370.52790399</text:p>
          </table:table-cell>
          <table:table-cell office:value-type="float" office:value="2401.42243419" calcext:value-type="float">
            <text:p>2401.42243419</text:p>
          </table:table-cell>
          <table:table-cell office:value-type="float" office:value="2408.37087123" calcext:value-type="float">
            <text:p>2408.37087123</text:p>
          </table:table-cell>
          <table:table-cell office:value-type="float" office:value="2422.59351644" calcext:value-type="float">
            <text:p>2422.59351644</text:p>
          </table:table-cell>
          <table:table-cell office:value-type="float" office:value="2434.14824791" calcext:value-type="float">
            <text:p>2434.14824791</text:p>
          </table:table-cell>
          <table:table-cell office:value-type="float" office:value="2451.21254711" calcext:value-type="float">
            <text:p>2451.21254711</text:p>
          </table:table-cell>
          <table:table-cell office:value-type="float" office:value="2458.8113017" calcext:value-type="float">
            <text:p>2458.8113017</text:p>
          </table:table-cell>
          <table:table-cell office:value-type="float" office:value="2478.78236564" calcext:value-type="float">
            <text:p>2478.78236564</text:p>
          </table:table-cell>
          <table:table-cell office:value-type="float" office:value="2492.42232586" calcext:value-type="float">
            <text:p>2492.42232586</text:p>
          </table:table-cell>
          <table:table-cell office:value-type="float" office:value="2515.83837661" calcext:value-type="float">
            <text:p>2515.83837661</text:p>
          </table:table-cell>
          <table:table-cell office:value-type="float" office:value="2596.00125121" calcext:value-type="float">
            <text:p>2596.00125121</text:p>
          </table:table-cell>
          <table:table-cell office:value-type="float" office:value="2625.5670235" calcext:value-type="float">
            <text:p>2625.5670235</text:p>
          </table:table-cell>
          <table:table-cell office:value-type="float" office:value="2627.95775292" calcext:value-type="float">
            <text:p>2627.95775292</text:p>
          </table:table-cell>
          <table:table-cell office:value-type="float" office:value="2634.60465458" calcext:value-type="float">
            <text:p>2634.60465458</text:p>
          </table:table-cell>
          <table:table-cell office:value-type="float" office:value="2749.99841801" calcext:value-type="float">
            <text:p>2749.99841801</text:p>
          </table:table-cell>
          <table:table-cell office:value-type="float" office:value="2769.65916251" calcext:value-type="float">
            <text:p>2769.65916251</text:p>
          </table:table-cell>
          <table:table-cell office:value-type="float" office:value="2806.53511796" calcext:value-type="float">
            <text:p>2806.53511796</text:p>
          </table:table-cell>
          <table:table-cell office:value-type="float" office:value="2827.92970321" calcext:value-type="float">
            <text:p>2827.92970321</text:p>
          </table:table-cell>
          <table:table-cell office:value-type="float" office:value="2837.78988076" calcext:value-type="float">
            <text:p>2837.78988076</text:p>
          </table:table-cell>
          <table:table-cell office:value-type="float" office:value="2911.34430503" calcext:value-type="float">
            <text:p>2911.34430503</text:p>
          </table:table-cell>
          <table:table-cell office:value-type="float" office:value="2934.19632991" calcext:value-type="float">
            <text:p>2934.19632991</text:p>
          </table:table-cell>
          <table:table-cell office:value-type="float" office:value="2950.70507031" calcext:value-type="float">
            <text:p>2950.70507031</text:p>
          </table:table-cell>
          <table:table-cell office:value-type="float" office:value="2970.95617846" calcext:value-type="float">
            <text:p>2970.95617846</text:p>
          </table:table-cell>
          <table:table-cell office:value-type="float" office:value="3101.2320906" calcext:value-type="float">
            <text:p>3101.2320906</text:p>
          </table:table-cell>
          <table:table-cell table:formula="of:=MAX([.B36:.BM36])" office:value-type="float" office:value="3101.2320906" calcext:value-type="float">
            <text:p>3101.2320906</text:p>
          </table:table-cell>
          <table:table-cell table:formula="of:=PERCENTILE([.$B36:.$BM36];0.99)" office:value-type="float" office:value="3019.1582659518" calcext:value-type="float">
            <text:p>3019.1582659518</text:p>
          </table:table-cell>
          <table:table-cell table:formula="of:=PERCENTILE([.B36:.BM36];0.9)" office:value-type="float" office:value="2821.511327635" calcext:value-type="float">
            <text:p>2821.511327635</text:p>
          </table:table-cell>
          <table:table-cell table:formula="of:=PERCENTILE([.B36:.BM36];0.75)" office:value-type="float" office:value="2482.192355695" calcext:value-type="float">
            <text:p>2482.192355695</text:p>
          </table:table-cell>
          <table:table-cell table:formula="of:=PERCENTILE([.A36:.BL36];0.6)" office:value-type="float" office:value="2285.671590898" calcext:value-type="float">
            <text:p>2285.671590898</text:p>
          </table:table-cell>
          <table:table-cell table:formula="of:=PERCENTILE([.B36:.BM36];0.5)" office:value-type="float" office:value="747.938749818" calcext:value-type="float">
            <text:p>747.938749818</text:p>
          </table:table-cell>
          <table:table-cell table:formula="of:=PERCENTILE([.B36:.BM36];0.4)" office:value-type="float" office:value="55.7989797335601" calcext:value-type="float">
            <text:p>55.79897973356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9735812294" calcext:value-type="float">
            <text:p>1.99735812294</text:p>
          </table:table-cell>
          <table:table-cell office:value-type="float" office:value="5.16164318139" calcext:value-type="float">
            <text:p>5.16164318139</text:p>
          </table:table-cell>
          <table:table-cell office:value-type="float" office:value="5.80835350323" calcext:value-type="float">
            <text:p>5.80835350323</text:p>
          </table:table-cell>
          <table:table-cell office:value-type="float" office:value="8.58273514589" calcext:value-type="float">
            <text:p>8.58273514589</text:p>
          </table:table-cell>
          <table:table-cell office:value-type="float" office:value="11.1771114638" calcext:value-type="float">
            <text:p>11.1771114638</text:p>
          </table:table-cell>
          <table:table-cell office:value-type="float" office:value="11.6644079478" calcext:value-type="float">
            <text:p>11.6644079478</text:p>
          </table:table-cell>
          <table:table-cell office:value-type="float" office:value="12.0311176891" calcext:value-type="float">
            <text:p>12.0311176891</text:p>
          </table:table-cell>
          <table:table-cell office:value-type="float" office:value="12.5164933524" calcext:value-type="float">
            <text:p>12.5164933524</text:p>
          </table:table-cell>
          <table:table-cell office:value-type="float" office:value="12.7368030409" calcext:value-type="float">
            <text:p>12.7368030409</text:p>
          </table:table-cell>
          <table:table-cell office:value-type="float" office:value="13.058738815" calcext:value-type="float">
            <text:p>13.058738815</text:p>
          </table:table-cell>
          <table:table-cell office:value-type="float" office:value="19.9504151412" calcext:value-type="float">
            <text:p>19.9504151412</text:p>
          </table:table-cell>
          <table:table-cell office:value-type="float" office:value="20.3065640991" calcext:value-type="float">
            <text:p>20.3065640991</text:p>
          </table:table-cell>
          <table:table-cell office:value-type="float" office:value="21.0210730321" calcext:value-type="float">
            <text:p>21.0210730321</text:p>
          </table:table-cell>
          <table:table-cell office:value-type="float" office:value="22.5264752644" calcext:value-type="float">
            <text:p>22.5264752644</text:p>
          </table:table-cell>
          <table:table-cell office:value-type="float" office:value="24.459485832" calcext:value-type="float">
            <text:p>24.459485832</text:p>
          </table:table-cell>
          <table:table-cell office:value-type="float" office:value="24.8122301287" calcext:value-type="float">
            <text:p>24.8122301287</text:p>
          </table:table-cell>
          <table:table-cell office:value-type="float" office:value="29.2816815635" calcext:value-type="float">
            <text:p>29.2816815635</text:p>
          </table:table-cell>
          <table:table-cell office:value-type="float" office:value="29.7648510358" calcext:value-type="float">
            <text:p>29.7648510358</text:p>
          </table:table-cell>
          <table:table-cell office:value-type="float" office:value="31.1541720288" calcext:value-type="float">
            <text:p>31.1541720288</text:p>
          </table:table-cell>
          <table:table-cell office:value-type="float" office:value="33.1517590254" calcext:value-type="float">
            <text:p>33.1517590254</text:p>
          </table:table-cell>
          <table:table-cell office:value-type="float" office:value="34.2680787926" calcext:value-type="float">
            <text:p>34.2680787926</text:p>
          </table:table-cell>
          <table:table-cell office:value-type="float" office:value="35.0659056073" calcext:value-type="float">
            <text:p>35.0659056073</text:p>
          </table:table-cell>
          <table:table-cell office:value-type="float" office:value="35.5407832501" calcext:value-type="float">
            <text:p>35.5407832501</text:p>
          </table:table-cell>
          <table:table-cell office:value-type="float" office:value="39.9743264185" calcext:value-type="float">
            <text:p>39.9743264185</text:p>
          </table:table-cell>
          <table:table-cell office:value-type="float" office:value="48.6535191152" calcext:value-type="float">
            <text:p>48.6535191152</text:p>
          </table:table-cell>
          <table:table-cell office:value-type="float" office:value="50.0217822496" calcext:value-type="float">
            <text:p>50.0217822496</text:p>
          </table:table-cell>
          <table:table-cell office:value-type="float" office:value="52.1385105937" calcext:value-type="float">
            <text:p>52.1385105937</text:p>
          </table:table-cell>
          <table:table-cell office:value-type="float" office:value="64.6427751887" calcext:value-type="float">
            <text:p>64.6427751887</text:p>
          </table:table-cell>
          <table:table-cell office:value-type="float" office:value="77.2647884068" calcext:value-type="float">
            <text:p>77.2647884068</text:p>
          </table:table-cell>
          <table:table-cell office:value-type="float" office:value="85.1740857392" calcext:value-type="float">
            <text:p>85.1740857392</text:p>
          </table:table-cell>
          <table:table-cell office:value-type="float" office:value="93.2634892555" calcext:value-type="float">
            <text:p>93.2634892555</text:p>
          </table:table-cell>
          <table:table-cell office:value-type="float" office:value="111.91556709" calcext:value-type="float">
            <text:p>111.91556709</text:p>
          </table:table-cell>
          <table:table-cell office:value-type="float" office:value="145.615990295" calcext:value-type="float">
            <text:p>145.615990295</text:p>
          </table:table-cell>
          <table:table-cell office:value-type="float" office:value="2093.13172632" calcext:value-type="float">
            <text:p>2093.13172632</text:p>
          </table:table-cell>
          <table:table-cell office:value-type="float" office:value="2129.52068694" calcext:value-type="float">
            <text:p>2129.52068694</text:p>
          </table:table-cell>
          <table:table-cell office:value-type="float" office:value="2149.51508914" calcext:value-type="float">
            <text:p>2149.51508914</text:p>
          </table:table-cell>
          <table:table-cell office:value-type="float" office:value="2229.99548666" calcext:value-type="float">
            <text:p>2229.99548666</text:p>
          </table:table-cell>
          <table:table-cell office:value-type="float" office:value="2243.12303103" calcext:value-type="float">
            <text:p>2243.12303103</text:p>
          </table:table-cell>
          <table:table-cell office:value-type="float" office:value="2259.02213219" calcext:value-type="float">
            <text:p>2259.02213219</text:p>
          </table:table-cell>
          <table:table-cell office:value-type="float" office:value="2404.31463819" calcext:value-type="float">
            <text:p>2404.31463819</text:p>
          </table:table-cell>
          <table:table-cell office:value-type="float" office:value="2455.27629943" calcext:value-type="float">
            <text:p>2455.27629943</text:p>
          </table:table-cell>
          <table:table-cell office:value-type="float" office:value="2470.87970275" calcext:value-type="float">
            <text:p>2470.87970275</text:p>
          </table:table-cell>
          <table:table-cell office:value-type="float" office:value="2478.12544792" calcext:value-type="float">
            <text:p>2478.12544792</text:p>
          </table:table-cell>
          <table:table-cell office:value-type="float" office:value="2478.34524038" calcext:value-type="float">
            <text:p>2478.34524038</text:p>
          </table:table-cell>
          <table:table-cell office:value-type="float" office:value="2481.14336415" calcext:value-type="float">
            <text:p>2481.14336415</text:p>
          </table:table-cell>
          <table:table-cell office:value-type="float" office:value="2495.00674973" calcext:value-type="float">
            <text:p>2495.00674973</text:p>
          </table:table-cell>
          <table:table-cell office:value-type="float" office:value="2495.98603885" calcext:value-type="float">
            <text:p>2495.98603885</text:p>
          </table:table-cell>
          <table:table-cell office:value-type="float" office:value="2499.60122938" calcext:value-type="float">
            <text:p>2499.60122938</text:p>
          </table:table-cell>
          <table:table-cell office:value-type="float" office:value="2525.95754889" calcext:value-type="float">
            <text:p>2525.95754889</text:p>
          </table:table-cell>
          <table:table-cell office:value-type="float" office:value="2530.6556837" calcext:value-type="float">
            <text:p>2530.6556837</text:p>
          </table:table-cell>
          <table:table-cell office:value-type="float" office:value="2625.95075119" calcext:value-type="float">
            <text:p>2625.95075119</text:p>
          </table:table-cell>
          <table:table-cell office:value-type="float" office:value="2630.94812032" calcext:value-type="float">
            <text:p>2630.94812032</text:p>
          </table:table-cell>
          <table:table-cell office:value-type="float" office:value="2643.23809055" calcext:value-type="float">
            <text:p>2643.23809055</text:p>
          </table:table-cell>
          <table:table-cell office:value-type="float" office:value="2673.34753925" calcext:value-type="float">
            <text:p>2673.34753925</text:p>
          </table:table-cell>
          <table:table-cell office:value-type="float" office:value="2690.18142094" calcext:value-type="float">
            <text:p>2690.18142094</text:p>
          </table:table-cell>
          <table:table-cell office:value-type="float" office:value="2704.95872095" calcext:value-type="float">
            <text:p>2704.95872095</text:p>
          </table:table-cell>
          <table:table-cell office:value-type="float" office:value="2709.79959906" calcext:value-type="float">
            <text:p>2709.79959906</text:p>
          </table:table-cell>
          <table:table-cell office:value-type="float" office:value="2753.62765329" calcext:value-type="float">
            <text:p>2753.62765329</text:p>
          </table:table-cell>
          <table:table-cell office:value-type="float" office:value="2782.82788681" calcext:value-type="float">
            <text:p>2782.82788681</text:p>
          </table:table-cell>
          <table:table-cell office:value-type="float" office:value="2806.45382688" calcext:value-type="float">
            <text:p>2806.45382688</text:p>
          </table:table-cell>
          <table:table-cell office:value-type="float" office:value="3067.70205915" calcext:value-type="float">
            <text:p>3067.70205915</text:p>
          </table:table-cell>
          <table:table-cell office:value-type="float" office:value="3100.52404077" calcext:value-type="float">
            <text:p>3100.52404077</text:p>
          </table:table-cell>
          <table:table-cell office:value-type="float" office:value="3127.27931691" calcext:value-type="float">
            <text:p>3127.27931691</text:p>
          </table:table-cell>
          <table:table-cell office:value-type="float" office:value="3251.16096" calcext:value-type="float">
            <text:p>3251.16096</text:p>
          </table:table-cell>
          <table:table-cell table:formula="of:=MAX([.B37:.BM37])" office:value-type="float" office:value="3251.16096" calcext:value-type="float">
            <text:p>3251.16096</text:p>
          </table:table-cell>
          <table:table-cell table:formula="of:=PERCENTILE([.$B37:.$BM37];0.99)" office:value-type="float" office:value="3173.1155248533" calcext:value-type="float">
            <text:p>3173.1155248533</text:p>
          </table:table-cell>
          <table:table-cell table:formula="of:=PERCENTILE([.B37:.BM37];0.9)" office:value-type="float" office:value="2740.479237021" calcext:value-type="float">
            <text:p>2740.479237021</text:p>
          </table:table-cell>
          <table:table-cell table:formula="of:=PERCENTILE([.B37:.BM37];0.75)" office:value-type="float" office:value="2506.1903092575" calcext:value-type="float">
            <text:p>2506.1903092575</text:p>
          </table:table-cell>
          <table:table-cell table:formula="of:=PERCENTILE([.A37:.BL37];0.6)" office:value-type="float" office:value="2240.497522156" calcext:value-type="float">
            <text:p>2240.497522156</text:p>
          </table:table-cell>
          <table:table-cell table:formula="of:=PERCENTILE([.B37:.BM37];0.5)" office:value-type="float" office:value="128.7657786925" calcext:value-type="float">
            <text:p>128.7657786925</text:p>
          </table:table-cell>
          <table:table-cell table:formula="of:=PERCENTILE([.B37:.BM37];0.4)" office:value-type="float" office:value="50.44512791842" calcext:value-type="float">
            <text:p>50.44512791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22:04:27.783350114</dc:date>
    <meta:editing-duration>PT2M42S</meta:editing-duration>
    <meta:editing-cycles>1</meta:editing-cycles>
    <meta:document-statistic meta:table-count="1" meta:cell-count="2599" meta:object-count="1"/>
    <meta:generator>LibreOffice/5.2.2.2$Linux_X86_64 LibreOffice_project/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1cm" svg:height="11.02cm" xlink:href=".." xlink:type="simple" chart:class="chart:scatter" chart:style-name="ch1">
        <chart:legend chart:legend-position="end" svg:x="16.527cm" svg:y="3.717cm" style:legend-expansion="high" chart:style-name="ch2"/>
        <chart:plot-area chart:style-name="ch3" table:cell-range-address="stats.A1:stats.A37 stats.BN1:stats.BT37" chart:data-source-has-labels="row" svg:x="0.391cm" svg:y="0.22cm" svg:width="15.745cm" svg:height="10.58cm">
          <chartooo:coordinate-region svg:x="1.383cm" svg:y="0.419cm" svg:width="14.566cm" svg:height="9.7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BN2:stats.BN37" chart:label-cell-address="stats.BN1:stats.BN1" chart:class="chart:scatter">
            <chart:domain table:cell-range-address="stats.A2:stats.A37"/>
            <chart:data-point chart:repeated="36"/>
          </chart:series>
          <chart:series chart:style-name="ch7" chart:values-cell-range-address="stats.BO2:stats.BO37" chart:label-cell-address="stats.BO1:stats.BO1" chart:class="chart:scatter">
            <chart:data-point chart:repeated="36"/>
          </chart:series>
          <chart:series chart:style-name="ch8" chart:values-cell-range-address="stats.BP2:stats.BP37" chart:label-cell-address="stats.BP1:stats.BP1" chart:class="chart:scatter">
            <chart:data-point chart:repeated="36"/>
          </chart:series>
          <chart:series chart:style-name="ch9" chart:values-cell-range-address="stats.BQ2:stats.BQ37" chart:label-cell-address="stats.BQ1:stats.BQ1" chart:class="chart:scatter">
            <chart:data-point chart:repeated="36"/>
          </chart:series>
          <chart:series chart:style-name="ch10" chart:values-cell-range-address="stats.BR2:stats.BR37" chart:label-cell-address="stats.BR1:stats.BR1" chart:class="chart:scatter">
            <chart:data-point chart:repeated="36"/>
          </chart:series>
          <chart:series chart:style-name="ch11" chart:values-cell-range-address="stats.BS2:stats.BS37" chart:label-cell-address="stats.BS1:stats.BS1" chart:class="chart:scatter">
            <chart:data-point chart:repeated="36"/>
          </chart:series>
          <chart:series chart:style-name="ch12" chart:values-cell-range-address="stats.BT2:stats.BT37" chart:label-cell-address="stats.BT1:stats.BT1" chart:class="chart:scatte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</text:p>
                <draw:g>
                  <svg:desc>stats.BN1:stats.BN1</svg:desc>
                </draw:g>
              </table:table-cell>
              <table:table-cell office:value-type="string">
                <text:p>PERC 0.99</text:p>
                <draw:g>
                  <svg:desc>stats.BO1:stats.BO1</svg:desc>
                </draw:g>
              </table:table-cell>
              <table:table-cell office:value-type="string">
                <text:p>PERC 0.9</text:p>
                <draw:g>
                  <svg:desc>stats.BP1:stats.BP1</svg:desc>
                </draw:g>
              </table:table-cell>
              <table:table-cell office:value-type="string">
                <text:p>PERC 0.75</text:p>
                <draw:g>
                  <svg:desc>stats.BQ1:stats.BQ1</svg:desc>
                </draw:g>
              </table:table-cell>
              <table:table-cell office:value-type="string">
                <text:p>PERC 0.6</text:p>
                <draw:g>
                  <svg:desc>stats.BR1:stats.BR1</svg:desc>
                </draw:g>
              </table:table-cell>
              <table:table-cell office:value-type="string">
                <text:p>PERC 0.5</text:p>
                <draw:g>
                  <svg:desc>stats.BS1:stats.BS1</svg:desc>
                </draw:g>
              </table:table-cell>
              <table:table-cell office:value-type="string">
                <text:p>PERC 0.4</text:p>
                <draw:g>
                  <svg:desc>stats.BT1:stats.B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s.A2:stats.A37</svg:desc>
                </draw:g>
              </table:table-cell>
              <table:table-cell office:value-type="float" office:value="10.7596843612">
                <text:p>10.7596843612</text:p>
                <draw:g>
                  <svg:desc>stats.BN2:stats.BN37</svg:desc>
                </draw:g>
              </table:table-cell>
              <table:table-cell office:value-type="float" office:value="8.27782913040729">
                <text:p>8.27782913040729</text:p>
                <draw:g>
                  <svg:desc>stats.BO2:stats.BO37</svg:desc>
                </draw:g>
              </table:table-cell>
              <table:table-cell office:value-type="float" office:value="4.474289919285">
                <text:p>4.474289919285</text:p>
                <draw:g>
                  <svg:desc>stats.BP2:stats.BP37</svg:desc>
                </draw:g>
              </table:table-cell>
              <table:table-cell office:value-type="float" office:value="2.77177707517">
                <text:p>2.77177707517</text:p>
                <draw:g>
                  <svg:desc>stats.BQ2:stats.BQ37</svg:desc>
                </draw:g>
              </table:table-cell>
              <table:table-cell office:value-type="float" office:value="1.999633811542">
                <text:p>1.999633811542</text:p>
                <draw:g>
                  <svg:desc>stats.BR2:stats.BR37</svg:desc>
                </draw:g>
              </table:table-cell>
              <table:table-cell office:value-type="float" office:value="1.999244694645">
                <text:p>1.999244694645</text:p>
                <draw:g>
                  <svg:desc>stats.BS2:stats.BS37</svg:desc>
                </draw:g>
              </table:table-cell>
              <table:table-cell office:value-type="float" office:value="1.998781991892">
                <text:p>1.998781991892</text:p>
                <draw:g>
                  <svg:desc>stats.BT2:stats.B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19.41955086">
                <text:p>1619.41955086</text:p>
              </table:table-cell>
              <table:table-cell office:value-type="float" office:value="604.579355568465">
                <text:p>604.579355568465</text:p>
              </table:table-cell>
              <table:table-cell office:value-type="float" office:value="6.468070525706">
                <text:p>6.468070525706</text:p>
              </table:table-cell>
              <table:table-cell office:value-type="float" office:value="3.0367955970575">
                <text:p>3.0367955970575</text:p>
              </table:table-cell>
              <table:table-cell office:value-type="float" office:value="1.999376550342">
                <text:p>1.999376550342</text:p>
              </table:table-cell>
              <table:table-cell office:value-type="float" office:value="1.99904186933">
                <text:p>1.99904186933</text:p>
              </table:table-cell>
              <table:table-cell office:value-type="float" office:value="1.998485166868">
                <text:p>1.998485166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49.79146708">
                <text:p>2249.79146708</text:p>
              </table:table-cell>
              <table:table-cell office:value-type="float" office:value="2212.7257287851">
                <text:p>2212.7257287851</text:p>
              </table:table-cell>
              <table:table-cell office:value-type="float" office:value="1807.741836062">
                <text:p>1807.741836062</text:p>
              </table:table-cell>
              <table:table-cell office:value-type="float" office:value="1082.2274190125">
                <text:p>1082.2274190125</text:p>
              </table:table-cell>
              <table:table-cell office:value-type="float" office:value="21.97540650386">
                <text:p>21.97540650386</text:p>
              </table:table-cell>
              <table:table-cell office:value-type="float" office:value="14.5651290853">
                <text:p>14.5651290853</text:p>
              </table:table-cell>
              <table:table-cell office:value-type="float" office:value="7.72454989786">
                <text:p>7.72454989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19.07656422">
                <text:p>2619.07656422</text:p>
              </table:table-cell>
              <table:table-cell office:value-type="float" office:value="2532.1066744811">
                <text:p>2532.1066744811</text:p>
              </table:table-cell>
              <table:table-cell office:value-type="float" office:value="2139.215800536">
                <text:p>2139.215800536</text:p>
              </table:table-cell>
              <table:table-cell office:value-type="float" office:value="1460.597568945">
                <text:p>1460.597568945</text:p>
              </table:table-cell>
              <table:table-cell office:value-type="float" office:value="230.011137318581">
                <text:p>230.011137318581</text:p>
              </table:table-cell>
              <table:table-cell office:value-type="float" office:value="24.37139097285">
                <text:p>24.37139097285</text:p>
              </table:table-cell>
              <table:table-cell office:value-type="float" office:value="13.02832882574">
                <text:p>13.02832882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90.42865268">
                <text:p>2590.42865268</text:p>
              </table:table-cell>
              <table:table-cell office:value-type="float" office:value="2484.8740918389">
                <text:p>2484.8740918389</text:p>
              </table:table-cell>
              <table:table-cell office:value-type="float" office:value="1868.290256011">
                <text:p>1868.290256011</text:p>
              </table:table-cell>
              <table:table-cell office:value-type="float" office:value="1240.09298797">
                <text:p>1240.09298797</text:p>
              </table:table-cell>
              <table:table-cell office:value-type="float" office:value="30.14971071774">
                <text:p>30.14971071774</text:p>
              </table:table-cell>
              <table:table-cell office:value-type="float" office:value="14.7324151663">
                <text:p>14.7324151663</text:p>
              </table:table-cell>
              <table:table-cell office:value-type="float" office:value="9.71580962056">
                <text:p>9.71580962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17.91388518">
                <text:p>2517.91388518</text:p>
              </table:table-cell>
              <table:table-cell office:value-type="float" office:value="2478.0521982226">
                <text:p>2478.0521982226</text:p>
              </table:table-cell>
              <table:table-cell office:value-type="float" office:value="2258.036771377">
                <text:p>2258.036771377</text:p>
              </table:table-cell>
              <table:table-cell office:value-type="float" office:value="1757.47311862">
                <text:p>1757.47311862</text:p>
              </table:table-cell>
              <table:table-cell office:value-type="float" office:value="59.0921628323202">
                <text:p>59.0921628323202</text:p>
              </table:table-cell>
              <table:table-cell office:value-type="float" office:value="15.0916499428">
                <text:p>15.0916499428</text:p>
              </table:table-cell>
              <table:table-cell office:value-type="float" office:value="10.5012020555">
                <text:p>10.5012020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73.4390539">
                <text:p>2673.4390539</text:p>
              </table:table-cell>
              <table:table-cell office:value-type="float" office:value="2596.9638205284">
                <text:p>2596.9638205284</text:p>
              </table:table-cell>
              <table:table-cell office:value-type="float" office:value="2333.499493499">
                <text:p>2333.499493499</text:p>
              </table:table-cell>
              <table:table-cell office:value-type="float" office:value="2098.5799343775">
                <text:p>2098.5799343775</text:p>
              </table:table-cell>
              <table:table-cell office:value-type="float" office:value="1670.119004148">
                <text:p>1670.119004148</text:p>
              </table:table-cell>
              <table:table-cell office:value-type="float" office:value="1467.58277804">
                <text:p>1467.58277804</text:p>
              </table:table-cell>
              <table:table-cell office:value-type="float" office:value="160.776786948">
                <text:p>160.776786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51.95456582">
                <text:p>3051.95456582</text:p>
              </table:table-cell>
              <table:table-cell office:value-type="float" office:value="2921.3360699723">
                <text:p>2921.3360699723</text:p>
              </table:table-cell>
              <table:table-cell office:value-type="float" office:value="2477.222206154">
                <text:p>2477.222206154</text:p>
              </table:table-cell>
              <table:table-cell office:value-type="float" office:value="2181.4949487925">
                <text:p>2181.4949487925</text:p>
              </table:table-cell>
              <table:table-cell office:value-type="float" office:value="1705.711859864">
                <text:p>1705.711859864</text:p>
              </table:table-cell>
              <table:table-cell office:value-type="float" office:value="720.410666404">
                <text:p>720.410666404</text:p>
              </table:table-cell>
              <table:table-cell office:value-type="float" office:value="30.06313916032">
                <text:p>30.06313916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36.38396343">
                <text:p>3036.38396343</text:p>
              </table:table-cell>
              <table:table-cell office:value-type="float" office:value="2834.7988748433">
                <text:p>2834.7988748433</text:p>
              </table:table-cell>
              <table:table-cell office:value-type="float" office:value="2531.601487762">
                <text:p>2531.601487762</text:p>
              </table:table-cell>
              <table:table-cell office:value-type="float" office:value="2318.4473011425">
                <text:p>2318.4473011425</text:p>
              </table:table-cell>
              <table:table-cell office:value-type="float" office:value="1957.111374696">
                <text:p>1957.111374696</text:p>
              </table:table-cell>
              <table:table-cell office:value-type="float" office:value="446.3442238935">
                <text:p>446.3442238935</text:p>
              </table:table-cell>
              <table:table-cell office:value-type="float" office:value="57.2957979422201">
                <text:p>57.2957979422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887.60183436">
                <text:p>2887.60183436</text:p>
              </table:table-cell>
              <table:table-cell office:value-type="float" office:value="2864.8058812913">
                <text:p>2864.8058812913</text:p>
              </table:table-cell>
              <table:table-cell office:value-type="float" office:value="2646.194468907">
                <text:p>2646.194468907</text:p>
              </table:table-cell>
              <table:table-cell office:value-type="float" office:value="2404.815672905">
                <text:p>2404.815672905</text:p>
              </table:table-cell>
              <table:table-cell office:value-type="float" office:value="2059.091928848">
                <text:p>2059.091928848</text:p>
              </table:table-cell>
              <table:table-cell office:value-type="float" office:value="143.4381223334">
                <text:p>143.4381223334</text:p>
              </table:table-cell>
              <table:table-cell office:value-type="float" office:value="27.41859889726">
                <text:p>27.41859889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33.92396095">
                <text:p>3033.92396095</text:p>
              </table:table-cell>
              <table:table-cell office:value-type="float" office:value="3015.5010568693">
                <text:p>3015.5010568693</text:p>
              </table:table-cell>
              <table:table-cell office:value-type="float" office:value="2900.664097921">
                <text:p>2900.664097921</text:p>
              </table:table-cell>
              <table:table-cell office:value-type="float" office:value="2596.6090555075">
                <text:p>2596.6090555075</text:p>
              </table:table-cell>
              <table:table-cell office:value-type="float" office:value="2323.982342062">
                <text:p>2323.982342062</text:p>
              </table:table-cell>
              <table:table-cell office:value-type="float" office:value="1158.141561885">
                <text:p>1158.141561885</text:p>
              </table:table-cell>
              <table:table-cell office:value-type="float" office:value="47.14139947984">
                <text:p>47.14139947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964.178019">
                <text:p>2964.178019</text:p>
              </table:table-cell>
              <table:table-cell office:value-type="float" office:value="2947.4636139164">
                <text:p>2947.4636139164</text:p>
              </table:table-cell>
              <table:table-cell office:value-type="float" office:value="2631.155522177">
                <text:p>2631.155522177</text:p>
              </table:table-cell>
              <table:table-cell office:value-type="float" office:value="2470.72435326">
                <text:p>2470.72435326</text:p>
              </table:table-cell>
              <table:table-cell office:value-type="float" office:value="2261.22256579">
                <text:p>2261.22256579</text:p>
              </table:table-cell>
              <table:table-cell office:value-type="float" office:value="1315.0355898995">
                <text:p>1315.0355898995</text:p>
              </table:table-cell>
              <table:table-cell office:value-type="float" office:value="120.4522823756">
                <text:p>120.4522823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085.31627828">
                <text:p>3085.31627828</text:p>
              </table:table-cell>
              <table:table-cell office:value-type="float" office:value="2905.5261975461">
                <text:p>2905.5261975461</text:p>
              </table:table-cell>
              <table:table-cell office:value-type="float" office:value="2692.922389564">
                <text:p>2692.922389564</text:p>
              </table:table-cell>
              <table:table-cell office:value-type="float" office:value="2558.75956712">
                <text:p>2558.75956712</text:p>
              </table:table-cell>
              <table:table-cell office:value-type="float" office:value="2293.329381342">
                <text:p>2293.329381342</text:p>
              </table:table-cell>
              <table:table-cell office:value-type="float" office:value="1952.35277169">
                <text:p>1952.35277169</text:p>
              </table:table-cell>
              <table:table-cell office:value-type="float" office:value="80.2663510489201">
                <text:p>80.2663510489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836.64337673">
                <text:p>2836.64337673</text:p>
              </table:table-cell>
              <table:table-cell office:value-type="float" office:value="2812.8691765894">
                <text:p>2812.8691765894</text:p>
              </table:table-cell>
              <table:table-cell office:value-type="float" office:value="2603.05919077">
                <text:p>2603.05919077</text:p>
              </table:table-cell>
              <table:table-cell office:value-type="float" office:value="2427.0730451525">
                <text:p>2427.0730451525</text:p>
              </table:table-cell>
              <table:table-cell office:value-type="float" office:value="2305.13862728">
                <text:p>2305.13862728</text:p>
              </table:table-cell>
              <table:table-cell office:value-type="float" office:value="1497.0460979765">
                <text:p>1497.0460979765</text:p>
              </table:table-cell>
              <table:table-cell office:value-type="float" office:value="70.0686896292801">
                <text:p>70.068689629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916.95713935">
                <text:p>2916.95713935</text:p>
              </table:table-cell>
              <table:table-cell office:value-type="float" office:value="2907.779324676">
                <text:p>2907.779324676</text:p>
              </table:table-cell>
              <table:table-cell office:value-type="float" office:value="2642.761127032">
                <text:p>2642.761127032</text:p>
              </table:table-cell>
              <table:table-cell office:value-type="float" office:value="2521.95383934">
                <text:p>2521.95383934</text:p>
              </table:table-cell>
              <table:table-cell office:value-type="float" office:value="2294.808829256">
                <text:p>2294.808829256</text:p>
              </table:table-cell>
              <table:table-cell office:value-type="float" office:value="2045.29302242">
                <text:p>2045.29302242</text:p>
              </table:table-cell>
              <table:table-cell office:value-type="float" office:value="495.0492431428">
                <text:p>495.049243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914.94086579">
                <text:p>2914.94086579</text:p>
              </table:table-cell>
              <table:table-cell office:value-type="float" office:value="2908.4823323947">
                <text:p>2908.4823323947</text:p>
              </table:table-cell>
              <table:table-cell office:value-type="float" office:value="2709.027353439">
                <text:p>2709.027353439</text:p>
              </table:table-cell>
              <table:table-cell office:value-type="float" office:value="2533.74560164">
                <text:p>2533.74560164</text:p>
              </table:table-cell>
              <table:table-cell office:value-type="float" office:value="2246.857503772">
                <text:p>2246.857503772</text:p>
              </table:table-cell>
              <table:table-cell office:value-type="float" office:value="1635.67547244">
                <text:p>1635.67547244</text:p>
              </table:table-cell>
              <table:table-cell office:value-type="float" office:value="35.5409286572">
                <text:p>35.5409286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46.3498483">
                <text:p>3246.3498483</text:p>
              </table:table-cell>
              <table:table-cell office:value-type="float" office:value="3086.7465747717">
                <text:p>3086.7465747717</text:p>
              </table:table-cell>
              <table:table-cell office:value-type="float" office:value="2758.239420371">
                <text:p>2758.239420371</text:p>
              </table:table-cell>
              <table:table-cell office:value-type="float" office:value="2517.324319745">
                <text:p>2517.324319745</text:p>
              </table:table-cell>
              <table:table-cell office:value-type="float" office:value="2150.501418108">
                <text:p>2150.501418108</text:p>
              </table:table-cell>
              <table:table-cell office:value-type="float" office:value="490.4012510145">
                <text:p>490.4012510145</text:p>
              </table:table-cell>
              <table:table-cell office:value-type="float" office:value="52.15424298782">
                <text:p>52.15424298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03.03510285">
                <text:p>3003.03510285</text:p>
              </table:table-cell>
              <table:table-cell office:value-type="float" office:value="2935.3974571254">
                <text:p>2935.3974571254</text:p>
              </table:table-cell>
              <table:table-cell office:value-type="float" office:value="2774.479258742">
                <text:p>2774.479258742</text:p>
              </table:table-cell>
              <table:table-cell office:value-type="float" office:value="2633.6731809425">
                <text:p>2633.6731809425</text:p>
              </table:table-cell>
              <table:table-cell office:value-type="float" office:value="2418.571802086">
                <text:p>2418.571802086</text:p>
              </table:table-cell>
              <table:table-cell office:value-type="float" office:value="2184.717886635">
                <text:p>2184.717886635</text:p>
              </table:table-cell>
              <table:table-cell office:value-type="float" office:value="75.34971612204">
                <text:p>75.34971612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179.36935463">
                <text:p>3179.36935463</text:p>
              </table:table-cell>
              <table:table-cell office:value-type="float" office:value="3114.5091897416">
                <text:p>3114.5091897416</text:p>
              </table:table-cell>
              <table:table-cell office:value-type="float" office:value="2652.163033492">
                <text:p>2652.163033492</text:p>
              </table:table-cell>
              <table:table-cell office:value-type="float" office:value="2467.9971628">
                <text:p>2467.9971628</text:p>
              </table:table-cell>
              <table:table-cell office:value-type="float" office:value="2347.460184198">
                <text:p>2347.460184198</text:p>
              </table:table-cell>
              <table:table-cell office:value-type="float" office:value="1664.952046135">
                <text:p>1664.952046135</text:p>
              </table:table-cell>
              <table:table-cell office:value-type="float" office:value="79.81947565366">
                <text:p>79.81947565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990.45993652">
                <text:p>2990.45993652</text:p>
              </table:table-cell>
              <table:table-cell office:value-type="float" office:value="2964.9856453812">
                <text:p>2964.9856453812</text:p>
              </table:table-cell>
              <table:table-cell office:value-type="float" office:value="2810.76307778">
                <text:p>2810.76307778</text:p>
              </table:table-cell>
              <table:table-cell office:value-type="float" office:value="2571.37926871">
                <text:p>2571.37926871</text:p>
              </table:table-cell>
              <table:table-cell office:value-type="float" office:value="2426.935976056">
                <text:p>2426.935976056</text:p>
              </table:table-cell>
              <table:table-cell office:value-type="float" office:value="2302.91869703">
                <text:p>2302.91869703</text:p>
              </table:table-cell>
              <table:table-cell office:value-type="float" office:value="1525.751458398">
                <text:p>1525.751458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135.31417042">
                <text:p>3135.31417042</text:p>
              </table:table-cell>
              <table:table-cell office:value-type="float" office:value="3121.9617771448">
                <text:p>3121.9617771448</text:p>
              </table:table-cell>
              <table:table-cell office:value-type="float" office:value="2821.675453309">
                <text:p>2821.675453309</text:p>
              </table:table-cell>
              <table:table-cell office:value-type="float" office:value="2470.771915315">
                <text:p>2470.771915315</text:p>
              </table:table-cell>
              <table:table-cell office:value-type="float" office:value="2191.84900025">
                <text:p>2191.84900025</text:p>
              </table:table-cell>
              <table:table-cell office:value-type="float" office:value="2023.459795465">
                <text:p>2023.459795465</text:p>
              </table:table-cell>
              <table:table-cell office:value-type="float" office:value="170.2957469372">
                <text:p>170.2957469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32.27538996">
                <text:p>3232.27538996</text:p>
              </table:table-cell>
              <table:table-cell office:value-type="float" office:value="3110.3029050782">
                <text:p>3110.3029050782</text:p>
              </table:table-cell>
              <table:table-cell office:value-type="float" office:value="2721.365568743">
                <text:p>2721.365568743</text:p>
              </table:table-cell>
              <table:table-cell office:value-type="float" office:value="2581.127942445">
                <text:p>2581.127942445</text:p>
              </table:table-cell>
              <table:table-cell office:value-type="float" office:value="2386.286440528">
                <text:p>2386.286440528</text:p>
              </table:table-cell>
              <table:table-cell office:value-type="float" office:value="2153.9598043">
                <text:p>2153.9598043</text:p>
              </table:table-cell>
              <table:table-cell office:value-type="float" office:value="263.0551294278">
                <text:p>263.0551294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178.05386255">
                <text:p>3178.05386255</text:p>
              </table:table-cell>
              <table:table-cell office:value-type="float" office:value="3139.2661600664">
                <text:p>3139.2661600664</text:p>
              </table:table-cell>
              <table:table-cell office:value-type="float" office:value="2752.861930318">
                <text:p>2752.861930318</text:p>
              </table:table-cell>
              <table:table-cell office:value-type="float" office:value="2409.631959745">
                <text:p>2409.631959745</text:p>
              </table:table-cell>
              <table:table-cell office:value-type="float" office:value="2007.470828516">
                <text:p>2007.470828516</text:p>
              </table:table-cell>
              <table:table-cell office:value-type="float" office:value="148.193140612">
                <text:p>148.193140612</text:p>
              </table:table-cell>
              <table:table-cell office:value-type="float" office:value="58.33461427312">
                <text:p>58.33461427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97.22518395">
                <text:p>3097.22518395</text:p>
              </table:table-cell>
              <table:table-cell office:value-type="float" office:value="3041.8692602661">
                <text:p>3041.8692602661</text:p>
              </table:table-cell>
              <table:table-cell office:value-type="float" office:value="2904.58497806">
                <text:p>2904.58497806</text:p>
              </table:table-cell>
              <table:table-cell office:value-type="float" office:value="2711.735259075">
                <text:p>2711.735259075</text:p>
              </table:table-cell>
              <table:table-cell office:value-type="float" office:value="2548.276887894">
                <text:p>2548.276887894</text:p>
              </table:table-cell>
              <table:table-cell office:value-type="float" office:value="2267.941458505">
                <text:p>2267.941458505</text:p>
              </table:table-cell>
              <table:table-cell office:value-type="float" office:value="558.7413228364">
                <text:p>558.7413228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503.21204083">
                <text:p>3503.21204083</text:p>
              </table:table-cell>
              <table:table-cell office:value-type="float" office:value="3280.4008453084">
                <text:p>3280.4008453084</text:p>
              </table:table-cell>
              <table:table-cell office:value-type="float" office:value="2729.212964251">
                <text:p>2729.212964251</text:p>
              </table:table-cell>
              <table:table-cell office:value-type="float" office:value="2559.337055965">
                <text:p>2559.337055965</text:p>
              </table:table-cell>
              <table:table-cell office:value-type="float" office:value="2294.46330534">
                <text:p>2294.46330534</text:p>
              </table:table-cell>
              <table:table-cell office:value-type="float" office:value="465.998925101">
                <text:p>465.998925101</text:p>
              </table:table-cell>
              <table:table-cell office:value-type="float" office:value="45.41678073392">
                <text:p>45.41678073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269.21540193">
                <text:p>3269.21540193</text:p>
              </table:table-cell>
              <table:table-cell office:value-type="float" office:value="3147.3410357745">
                <text:p>3147.3410357745</text:p>
              </table:table-cell>
              <table:table-cell office:value-type="float" office:value="2854.781793058">
                <text:p>2854.781793058</text:p>
              </table:table-cell>
              <table:table-cell office:value-type="float" office:value="2657.1295570025">
                <text:p>2657.1295570025</text:p>
              </table:table-cell>
              <table:table-cell office:value-type="float" office:value="2454.795957284">
                <text:p>2454.795957284</text:p>
              </table:table-cell>
              <table:table-cell office:value-type="float" office:value="2246.91671708">
                <text:p>2246.91671708</text:p>
              </table:table-cell>
              <table:table-cell office:value-type="float" office:value="295.2052346618">
                <text:p>295.2052346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705.92322264">
                <text:p>3705.92322264</text:p>
              </table:table-cell>
              <table:table-cell office:value-type="float" office:value="3341.530356579">
                <text:p>3341.530356579</text:p>
              </table:table-cell>
              <table:table-cell office:value-type="float" office:value="2914.250443695">
                <text:p>2914.250443695</text:p>
              </table:table-cell>
              <table:table-cell office:value-type="float" office:value="2639.4398111225">
                <text:p>2639.4398111225</text:p>
              </table:table-cell>
              <table:table-cell office:value-type="float" office:value="2307.587599114">
                <text:p>2307.587599114</text:p>
              </table:table-cell>
              <table:table-cell office:value-type="float" office:value="1898.486696245">
                <text:p>1898.486696245</text:p>
              </table:table-cell>
              <table:table-cell office:value-type="float" office:value="366.2454955806">
                <text:p>366.2454955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015.64440326">
                <text:p>3015.64440326</text:p>
              </table:table-cell>
              <table:table-cell office:value-type="float" office:value="2962.8731078426">
                <text:p>2962.8731078426</text:p>
              </table:table-cell>
              <table:table-cell office:value-type="float" office:value="2753.29571287">
                <text:p>2753.29571287</text:p>
              </table:table-cell>
              <table:table-cell office:value-type="float" office:value="2532.6788221125">
                <text:p>2532.6788221125</text:p>
              </table:table-cell>
              <table:table-cell office:value-type="float" office:value="2346.060159786">
                <text:p>2346.060159786</text:p>
              </table:table-cell>
              <table:table-cell office:value-type="float" office:value="2250.4772762">
                <text:p>2250.4772762</text:p>
              </table:table-cell>
              <table:table-cell office:value-type="float" office:value="769.558360484805">
                <text:p>769.558360484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08.05790902">
                <text:p>3008.05790902</text:p>
              </table:table-cell>
              <table:table-cell office:value-type="float" office:value="2960.1372284206">
                <text:p>2960.1372284206</text:p>
              </table:table-cell>
              <table:table-cell office:value-type="float" office:value="2693.038146895">
                <text:p>2693.038146895</text:p>
              </table:table-cell>
              <table:table-cell office:value-type="float" office:value="2529.2896823325">
                <text:p>2529.2896823325</text:p>
              </table:table-cell>
              <table:table-cell office:value-type="float" office:value="2039.999465768">
                <text:p>2039.999465768</text:p>
              </table:table-cell>
              <table:table-cell office:value-type="float" office:value="117.237872369">
                <text:p>117.237872369</text:p>
              </table:table-cell>
              <table:table-cell office:value-type="float" office:value="46.8364879264">
                <text:p>46.8364879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05.61523437">
                <text:p>3005.61523437</text:p>
              </table:table-cell>
              <table:table-cell office:value-type="float" office:value="2924.9487511419">
                <text:p>2924.9487511419</text:p>
              </table:table-cell>
              <table:table-cell office:value-type="float" office:value="2801.798756651">
                <text:p>2801.798756651</text:p>
              </table:table-cell>
              <table:table-cell office:value-type="float" office:value="2573.2862335875">
                <text:p>2573.2862335875</text:p>
              </table:table-cell>
              <table:table-cell office:value-type="float" office:value="2335.530034688">
                <text:p>2335.530034688</text:p>
              </table:table-cell>
              <table:table-cell office:value-type="float" office:value="2093.72270527">
                <text:p>2093.72270527</text:p>
              </table:table-cell>
              <table:table-cell office:value-type="float" office:value="74.1568885226201">
                <text:p>74.1568885226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17.28355266">
                <text:p>3017.28355266</text:p>
              </table:table-cell>
              <table:table-cell office:value-type="float" office:value="3002.8951749864">
                <text:p>3002.8951749864</text:p>
              </table:table-cell>
              <table:table-cell office:value-type="float" office:value="2778.559304545">
                <text:p>2778.559304545</text:p>
              </table:table-cell>
              <table:table-cell office:value-type="float" office:value="2466.76836972">
                <text:p>2466.76836972</text:p>
              </table:table-cell>
              <table:table-cell office:value-type="float" office:value="1951.786666312">
                <text:p>1951.786666312</text:p>
              </table:table-cell>
              <table:table-cell office:value-type="float" office:value="412.560135205">
                <text:p>412.560135205</text:p>
              </table:table-cell>
              <table:table-cell office:value-type="float" office:value="144.5363278946">
                <text:p>144.5363278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18.25650076">
                <text:p>2918.25650076</text:p>
              </table:table-cell>
              <table:table-cell office:value-type="float" office:value="2892.0106910832">
                <text:p>2892.0106910832</text:p>
              </table:table-cell>
              <table:table-cell office:value-type="float" office:value="2758.299323839">
                <text:p>2758.299323839</text:p>
              </table:table-cell>
              <table:table-cell office:value-type="float" office:value="2539.7457655925">
                <text:p>2539.7457655925</text:p>
              </table:table-cell>
              <table:table-cell office:value-type="float" office:value="287.239192790801">
                <text:p>287.239192790801</text:p>
              </table:table-cell>
              <table:table-cell office:value-type="float" office:value="60.6029630303">
                <text:p>60.6029630303</text:p>
              </table:table-cell>
              <table:table-cell office:value-type="float" office:value="19.66357270342">
                <text:p>19.66357270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25.56146492">
                <text:p>2925.56146492</text:p>
              </table:table-cell>
              <table:table-cell office:value-type="float" office:value="2922.7330255762">
                <text:p>2922.7330255762</text:p>
              </table:table-cell>
              <table:table-cell office:value-type="float" office:value="2792.484524066">
                <text:p>2792.484524066</text:p>
              </table:table-cell>
              <table:table-cell office:value-type="float" office:value="2580.044396405">
                <text:p>2580.044396405</text:p>
              </table:table-cell>
              <table:table-cell office:value-type="float" office:value="2447.63270894">
                <text:p>2447.63270894</text:p>
              </table:table-cell>
              <table:table-cell office:value-type="float" office:value="2227.158512085">
                <text:p>2227.158512085</text:p>
              </table:table-cell>
              <table:table-cell office:value-type="float" office:value="331.405517362601">
                <text:p>331.405517362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20.55298992">
                <text:p>3020.55298992</text:p>
              </table:table-cell>
              <table:table-cell office:value-type="float" office:value="2906.9020630368">
                <text:p>2906.9020630368</text:p>
              </table:table-cell>
              <table:table-cell office:value-type="float" office:value="2728.368882487">
                <text:p>2728.368882487</text:p>
              </table:table-cell>
              <table:table-cell office:value-type="float" office:value="2493.8940463825">
                <text:p>2493.8940463825</text:p>
              </table:table-cell>
              <table:table-cell office:value-type="float" office:value="281.302448003001">
                <text:p>281.302448003001</text:p>
              </table:table-cell>
              <table:table-cell office:value-type="float" office:value="48.2603277501">
                <text:p>48.2603277501</text:p>
              </table:table-cell>
              <table:table-cell office:value-type="float" office:value="32.9963743622">
                <text:p>32.9963743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01.2320906">
                <text:p>3101.2320906</text:p>
              </table:table-cell>
              <table:table-cell office:value-type="float" office:value="3019.1582659518">
                <text:p>3019.1582659518</text:p>
              </table:table-cell>
              <table:table-cell office:value-type="float" office:value="2821.511327635">
                <text:p>2821.511327635</text:p>
              </table:table-cell>
              <table:table-cell office:value-type="float" office:value="2482.192355695">
                <text:p>2482.192355695</text:p>
              </table:table-cell>
              <table:table-cell office:value-type="float" office:value="2285.671590898">
                <text:p>2285.671590898</text:p>
              </table:table-cell>
              <table:table-cell office:value-type="float" office:value="747.938749818">
                <text:p>747.938749818</text:p>
              </table:table-cell>
              <table:table-cell office:value-type="float" office:value="55.7989797335601">
                <text:p>55.7989797335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51.16096">
                <text:p>3251.16096</text:p>
              </table:table-cell>
              <table:table-cell office:value-type="float" office:value="3173.1155248533">
                <text:p>3173.1155248533</text:p>
              </table:table-cell>
              <table:table-cell office:value-type="float" office:value="2740.479237021">
                <text:p>2740.479237021</text:p>
              </table:table-cell>
              <table:table-cell office:value-type="float" office:value="2506.1903092575">
                <text:p>2506.1903092575</text:p>
              </table:table-cell>
              <table:table-cell office:value-type="float" office:value="2240.497522156">
                <text:p>2240.497522156</text:p>
              </table:table-cell>
              <table:table-cell office:value-type="float" office:value="128.7657786925">
                <text:p>128.7657786925</text:p>
              </table:table-cell>
              <table:table-cell office:value-type="float" office:value="50.44512791842">
                <text:p>50.44512791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